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5.29mm"/>
    </style:style>
    <style:style style:name="co3" style:family="table-column">
      <style:table-column-properties fo:break-before="auto" style:column-width="185.46mm"/>
    </style:style>
    <style:style style:name="ro1" style:family="table-row">
      <style:table-row-properties style:row-height="20.27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5" table:default-cell-style-name="ce1"/>
        <table:table-column table:style-name="co2" table:default-cell-style-name="ce1"/>
        <table:table-column table:style-name="co1" table:default-cell-style-name="Default"/>
        <table:table-column table:style-name="co3" table:default-cell-style-name="Default"/>
        <table:table-column table:style-name="co1" table:default-cell-style-name="Default"/>
        <table:table-row table:style-name="ro1">
          <table:table-cell office:value-type="float" office:value="13" calcext:value-type="float">
            <text:p>13</text:p>
          </table:table-cell>
          <table:table-cell office:value-type="float" office:value="1" calcext:value-type="float">
            <text:p>1</text:p>
          </table:table-cell>
          <table:table-cell table:number-columns-repeated="2" office:value-type="string" calcext:value-type="string">
            <text:p>Yes</text:p>
          </table:table-cell>
          <table:table-cell table:style-name="ce2" office:value-type="string" calcext:value-type="string">
            <text:p><text:a xlink:href="http://itv.ard.de/ardstart/index.html" xlink:type="simple">HBBTV-Start-DSMCC+Web</text:a></text:p>
          </table:table-cell>
          <table:table-cell office:value-type="string" calcext:value-type="string">
            <text:p>Das Erste HD, SWR BW HD, SWR RP HD, BR Fernsehen Nord HD, NDR FS SH HD, phoenix HD, tagesschau24 HD, ONE HD, ARD-alpha HD, Radio Bremen HD, SR Fernsehen HD, tagesschau24 HD, ONE HD, SR Fernsehen HD, tagesschau24, ONE, phoenix, rbb Berlin HD, hr-fernsehen HD, MDR Thüringen HD, hr-fernsehen HD, rbb Berlin HD, ARD-Data-1, rbb Berlin, ARD-Data-1, ARD-Data-1, ARD-TEST-1, ARD-Data-1, ARD-Data-1, ARD-Data-1, ARD-Data-1, NDR FS SH, MDR Thüringen, ARD-Data-1, ARD-Data-1, ARD-alpha, SR Fernsehen, Inforadio, rbbKultur, Antenne Brandenburg, rbb 88.8, radioeins, Fritz, SWR Fernsehen BW, Das Erste, BR Fernsehen Nord, hr-fernsehen, WDR Köln, SWR Fernsehen BW, WDR Duisburg, WDR HD Duisburg, WDR Test A, WDR HD Siegen, Radio Bremen TV</text:p>
          </table:table-cell>
          <table:table-cell/>
          <table:table-cell table:formula="of:=EXTRACTHYPERLINK(1;5;ROW())" office:value-type="string" office:string-value="http://itv.ard.de/ardstart/index.html" calcext:value-type="string">
            <text:p>http://itv.ard.de/ardstart/index.html</text:p>
          </table:table-cell>
          <table:table-cell table:formula="of:=CONCATENATE([.B1]; &quot;:&quot;; [.E1]; &quot;:&quot;; [.F1]; &quot;:&quot; ; [.H1])" office:value-type="string" office:string-value="1:HBBTV-Start-DSMCC+Web:Das Erste HD, SWR BW HD, SWR RP HD, BR Fernsehen Nord HD, NDR FS SH HD, phoenix HD, tagesschau24 HD, ONE HD, ARD-alpha HD, Radio Bremen HD, SR Fernsehen HD, tagesschau24 HD, ONE HD, SR Fernsehen HD, tagesschau24, ONE, phoenix, rbb Berlin HD, hr-fernsehen HD, MDR Thüringen HD, hr-fernsehen HD, rbb Berlin HD, ARD-Data-1, rbb Berlin, ARD-Data-1, ARD-Data-1, ARD-TEST-1, ARD-Data-1, ARD-Data-1, ARD-Data-1, ARD-Data-1, NDR FS SH, MDR Thüringen, ARD-Data-1, ARD-Data-1, ARD-alpha, SR Fernsehen, Inforadio, rbbKultur, Antenne Brandenburg, rbb 88.8, radioeins, Fritz, SWR Fernsehen BW, Das Erste, BR Fernsehen Nord, hr-fernsehen, WDR Köln, SWR Fernsehen BW, WDR Duisburg, WDR HD Duisburg, WDR Test A, WDR HD Siegen, Radio Bremen TV:http://itv.ard.de/ardstart/index.html" calcext:value-type="string">
            <text:p>1:HBBTV-Start-DSMCC+Web:Das Erste HD, SWR BW HD, SWR RP HD, BR Fernsehen Nord HD, NDR FS SH HD, phoenix HD, tagesschau24 HD, ONE HD, ARD-alpha HD, Radio Bremen HD, SR Fernsehen HD, tagesschau24 HD, ONE HD, SR Fernsehen HD, tagesschau24, ONE, phoenix, rbb Berlin HD, hr-fernsehen HD, MDR Thüringen HD, hr-fernsehen HD, rbb Berlin HD, ARD-Data-1, rbb Berlin, ARD-Data-1, ARD-Data-1, ARD-TEST-1, ARD-Data-1, ARD-Data-1, ARD-Data-1, ARD-Data-1, NDR FS SH, MDR Thüringen, ARD-Data-1, ARD-Data-1, ARD-alpha, SR Fernsehen, Inforadio, rbbKultur, Antenne Brandenburg, rbb 88.8, radioeins, Fritz, SWR Fernsehen BW, Das Erste, BR Fernsehen Nord, hr-fernsehen, WDR Köln, SWR Fernsehen BW, WDR Duisburg, WDR HD Duisburg, WDR Test A, WDR HD Siegen, Radio Bremen TV:http://itv.ard.de/ardstart/index.html</text:p>
          </table:table-cell>
        </table:table-row>
        <table:table-row table:style-name="ro2">
          <table:table-cell office:value-type="float" office:value="13" calcext:value-type="float">
            <text:p>13</text:p>
          </table:table-cell>
          <table:table-cell office:value-type="float" office:value="2" calcext:value-type="float">
            <text:p>2</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itv.ard.de/ardepg/index.php" xlink:type="simple">EPG</text:a></text:p>
          </table:table-cell>
          <table:table-cell office:value-type="string" calcext:value-type="string">
            <text:p>Das Erste HD, SWR RP HD, BR Fernsehen Nord HD, NDR FS SH HD, phoenix HD, tagesschau24 HD, ONE HD, ARD-alpha HD, Radio Bremen HD, SR Fernsehen HD, tagesschau24 HD, ONE HD, ARD-alpha HD, SR Fernsehen HD, tagesschau24, ONE, phoenix, rbb Berlin HD, hr-fernsehen HD, MDR Thüringen HD, hr-fernsehen HD, rbb Berlin HD, ARD-Data-1, rbb Berlin, ARD-Data-1, ARD-Data-1, ARD-Data-1, ARD-TEST-1, ARD-Data-1, ARD-Data-1, ARD-Data-1, ARD-Data-1, NDR FS SH,MDR Thüringen, ARD-Data-1, ARD-Data-1, ARD-alpha, WDR Event, SR Fernsehen, rbb 88.8, Fritz, SWR1 BW, SWR1 RP, SWR2, SWR3, SWR4 BW, SWR4 RP, DASDING, SWR Aktuell, SWR Fernsehen BW, Das Erste, BR Fernsehen Nord, hr-fernsehen, WDR Köln, SWR Fernsehen BW, WDR Duisburg, WDR HD Duisburg, WDR Test A, WDR HD Siegen, Radio Bremen TV</text:p>
          </table:table-cell>
          <table:table-cell/>
          <table:table-cell table:formula="of:=EXTRACTHYPERLINK(1;5;ROW())" office:value-type="string" office:string-value="http://itv.ard.de/ardepg/index.php" calcext:value-type="string">
            <text:p>http://itv.ard.de/ardepg/index.php</text:p>
          </table:table-cell>
          <table:table-cell table:formula="of:=CONCATENATE([.B2]; &quot;:&quot;; [.E2]; &quot;:&quot;; [.F2]; &quot;:&quot; ; [.H2])" office:value-type="string" office:string-value="2:EPG:Das Erste HD, SWR RP HD, BR Fernsehen Nord HD, NDR FS SH HD, phoenix HD, tagesschau24 HD, ONE HD, ARD-alpha HD, Radio Bremen HD, SR Fernsehen HD, tagesschau24 HD, ONE HD, ARD-alpha HD, SR Fernsehen HD, tagesschau24, ONE, phoenix, rbb Berlin HD, hr-fernsehen HD, MDR Thüringen HD, hr-fernsehen HD, rbb Berlin HD, ARD-Data-1, rbb Berlin, ARD-Data-1, ARD-Data-1, ARD-Data-1, ARD-TEST-1, ARD-Data-1, ARD-Data-1, ARD-Data-1, ARD-Data-1, NDR FS SH,MDR Thüringen, ARD-Data-1, ARD-Data-1, ARD-alpha, WDR Event, SR Fernsehen, rbb 88.8, Fritz, SWR1 BW, SWR1 RP, SWR2, SWR3, SWR4 BW, SWR4 RP, DASDING, SWR Aktuell, SWR Fernsehen BW, Das Erste, BR Fernsehen Nord, hr-fernsehen, WDR Köln, SWR Fernsehen BW, WDR Duisburg, WDR HD Duisburg, WDR Test A, WDR HD Siegen, Radio Bremen TV:http://itv.ard.de/ardepg/index.php" calcext:value-type="string">
            <text:p>2:EPG:Das Erste HD, SWR RP HD, BR Fernsehen Nord HD, NDR FS SH HD, phoenix HD, tagesschau24 HD, ONE HD, ARD-alpha HD, Radio Bremen HD, SR Fernsehen HD, tagesschau24 HD, ONE HD, ARD-alpha HD, SR Fernsehen HD, tagesschau24, ONE, phoenix, rbb Berlin HD, hr-fernsehen HD, MDR Thüringen HD, hr-fernsehen HD, rbb Berlin HD, ARD-Data-1, rbb Berlin, ARD-Data-1, ARD-Data-1, ARD-Data-1, ARD-TEST-1, ARD-Data-1, ARD-Data-1, ARD-Data-1, ARD-Data-1, NDR FS SH,MDR Thüringen, ARD-Data-1, ARD-Data-1, ARD-alpha, WDR Event, SR Fernsehen, rbb 88.8, Fritz, SWR1 BW, SWR1 RP, SWR2, SWR3, SWR4 BW, SWR4 RP, DASDING, SWR Aktuell, SWR Fernsehen BW, Das Erste, BR Fernsehen Nord, hr-fernsehen, WDR Köln, SWR Fernsehen BW, WDR Duisburg, WDR HD Duisburg, WDR Test A, WDR HD Siegen, Radio Bremen TV:http://itv.ard.de/ardepg/index.php</text:p>
          </table:table-cell>
        </table:table-row>
        <table:table-row table:style-name="ro1">
          <table:table-cell office:value-type="float" office:value="13" calcext:value-type="float">
            <text:p>13</text:p>
          </table:table-cell>
          <table:table-cell office:value-type="float" office:value="3" calcext:value-type="float">
            <text:p>3</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tv.ardmediathek.de/index.html" xlink:type="simple">HBBTV ARD-Mediathek</text:a></text:p>
          </table:table-cell>
          <table:table-cell office:value-type="string" calcext:value-type="string">
            <text:p>Das Erste HD, SWR BW HD, SWR RP HD, BR Fernsehen Nord HD, NDR FS SH HD, phoenix HD, tagesschau24 HD, ONE HD, ARD-alpha HD, Radio Bremen HD, SR Fernsehen HD, tagesschau24 HD, ONE HD, ARD-alpha HD, SR Fernsehen HD, tagesschau24, ONE, phoenix, rbb Berlin HD, hr-fernsehen HD, MDR Thüringen HD, hr-fernsehen HD, rbb Berlin HD, ARD-Data-1, rbb Berlin, ARD-Data-1, ARD-Data-1, ARD-TEST-1, ARD-Data-1, ARD-Data-1, ARD-Data-1, ARD-Data-1, NDR FS SH, MDR Thüringen, ARD-Data-1, ARD-alpha, SR Fernsehen, SWR Fernsehen BW, Das Erste, BR Fernsehen Nord, hr-fernsehen, WDR Köln, SWR Fernsehen BW, WDR Duisburg, WDR HD Duisburg, WDR Test A, WDR HD Siegen, Radio Bremen TV</text:p>
          </table:table-cell>
          <table:table-cell/>
          <table:table-cell table:formula="of:=EXTRACTHYPERLINK(1;5;ROW())" office:value-type="string" office:string-value="http://tv.ardmediathek.de/index.html" calcext:value-type="string">
            <text:p>http://tv.ardmediathek.de/index.html</text:p>
          </table:table-cell>
          <table:table-cell table:formula="of:=CONCATENATE([.B3]; &quot;:&quot;; [.E3]; &quot;:&quot;; [.F3]; &quot;:&quot; ; [.H3])" office:value-type="string" office:string-value="3:HBBTV ARD-Mediathek:Das Erste HD, SWR BW HD, SWR RP HD, BR Fernsehen Nord HD, NDR FS SH HD, phoenix HD, tagesschau24 HD, ONE HD, ARD-alpha HD, Radio Bremen HD, SR Fernsehen HD, tagesschau24 HD, ONE HD, ARD-alpha HD, SR Fernsehen HD, tagesschau24, ONE, phoenix, rbb Berlin HD, hr-fernsehen HD, MDR Thüringen HD, hr-fernsehen HD, rbb Berlin HD, ARD-Data-1, rbb Berlin, ARD-Data-1, ARD-Data-1, ARD-TEST-1, ARD-Data-1, ARD-Data-1, ARD-Data-1, ARD-Data-1, NDR FS SH, MDR Thüringen, ARD-Data-1, ARD-alpha, SR Fernsehen, SWR Fernsehen BW, Das Erste, BR Fernsehen Nord, hr-fernsehen, WDR Köln, SWR Fernsehen BW, WDR Duisburg, WDR HD Duisburg, WDR Test A, WDR HD Siegen, Radio Bremen TV:http://tv.ardmediathek.de/index.html" calcext:value-type="string">
            <text:p>3:HBBTV ARD-Mediathek:Das Erste HD, SWR BW HD, SWR RP HD, BR Fernsehen Nord HD, NDR FS SH HD, phoenix HD, tagesschau24 HD, ONE HD, ARD-alpha HD, Radio Bremen HD, SR Fernsehen HD, tagesschau24 HD, ONE HD, ARD-alpha HD, SR Fernsehen HD, tagesschau24, ONE, phoenix, rbb Berlin HD, hr-fernsehen HD, MDR Thüringen HD, hr-fernsehen HD, rbb Berlin HD, ARD-Data-1, rbb Berlin, ARD-Data-1, ARD-Data-1, ARD-TEST-1, ARD-Data-1, ARD-Data-1, ARD-Data-1, ARD-Data-1, NDR FS SH, MDR Thüringen, ARD-Data-1, ARD-alpha, SR Fernsehen, SWR Fernsehen BW, Das Erste, BR Fernsehen Nord, hr-fernsehen, WDR Köln, SWR Fernsehen BW, WDR Duisburg, WDR HD Duisburg, WDR Test A, WDR HD Siegen, Radio Bremen TV:http://tv.ardmediathek.de/index.html</text:p>
          </table:table-cell>
        </table:table-row>
        <table:table-row table:style-name="ro3">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 </text:p>
          </table:table-cell>
          <table:table-cell office:value-type="string" calcext:value-type="string">
            <text:p><text:a xlink:href="http://www.tagesschau.de/hbbtv" xlink:type="simple">Tagesschau</text:a></text:p>
          </table:table-cell>
          <table:table-cell office:value-type="string" calcext:value-type="string">
            <text:p>Das Erste HD, SWR BW HD, SWR RP HD, NDR FS SH HD, tagesschau24 HD, Radio Bremen HD, SR Fernsehen HD, tagesschau24 HD, SR Fernsehen HD, tagesschau24, rbb Berlin HD, hr-fernsehen HD, hr-fernsehen HD, rbb Berlin HD, rbb Berlin, ARD-Data-1, ARD-Data-1, ARD-TEST-1, ARD-Data-1, ARD-Data-1, ARD-Data-1, NDR FS SH, ARD-Data-1, SR Fernsehen, SWR Fernsehen BW, Das Erste, hr-fernsehen, SWR Fernsehen BW, Radio Bremen TV</text:p>
          </table:table-cell>
          <table:table-cell/>
          <table:table-cell table:formula="of:=EXTRACTHYPERLINK(1;5;ROW())" office:value-type="string" office:string-value="http://www.tagesschau.de/hbbtv" calcext:value-type="string">
            <text:p>http://www.tagesschau.de/hbbtv</text:p>
          </table:table-cell>
          <table:table-cell table:formula="of:=CONCATENATE([.B4]; &quot;:&quot;; [.E4]; &quot;:&quot;; [.F4]; &quot;:&quot; ; [.H4])" office:value-type="string" office:string-value="5:Tagesschau:Das Erste HD, SWR BW HD, SWR RP HD, NDR FS SH HD, tagesschau24 HD, Radio Bremen HD, SR Fernsehen HD, tagesschau24 HD, SR Fernsehen HD, tagesschau24, rbb Berlin HD, hr-fernsehen HD, hr-fernsehen HD, rbb Berlin HD, rbb Berlin, ARD-Data-1, ARD-Data-1, ARD-TEST-1, ARD-Data-1, ARD-Data-1, ARD-Data-1, NDR FS SH, ARD-Data-1, SR Fernsehen, SWR Fernsehen BW, Das Erste, hr-fernsehen, SWR Fernsehen BW, Radio Bremen TV:http://www.tagesschau.de/hbbtv" calcext:value-type="string">
            <text:p>5:Tagesschau:Das Erste HD, SWR BW HD, SWR RP HD, NDR FS SH HD, tagesschau24 HD, Radio Bremen HD, SR Fernsehen HD, tagesschau24 HD, SR Fernsehen HD, tagesschau24, rbb Berlin HD, hr-fernsehen HD, hr-fernsehen HD, rbb Berlin HD, rbb Berlin, ARD-Data-1, ARD-Data-1, ARD-TEST-1, ARD-Data-1, ARD-Data-1, ARD-Data-1, NDR FS SH, ARD-Data-1, SR Fernsehen, SWR Fernsehen BW, Das Erste, hr-fernsehen, SWR Fernsehen BW, Radio Bremen TV:http://www.tagesschau.de/hbbtv</text:p>
          </table:table-cell>
        </table:table-row>
        <table:table-row table:style-name="ro1">
          <table:table-cell office:value-type="float" office:value="13" calcext:value-type="float">
            <text:p>13</text:p>
          </table:table-cell>
          <table:table-cell office:value-type="float" office:value="23" calcext:value-type="float">
            <text:p>23</text:p>
          </table:table-cell>
          <table:table-cell table:number-columns-repeated="2" office:value-type="string" calcext:value-type="string">
            <text:p> </text:p>
          </table:table-cell>
          <table:table-cell office:value-type="string" calcext:value-type="string">
            <text:p><text:a xlink:href="http://hbbtv-mediathek.br.de/index.html" xlink:type="simple">BR-Mediathek</text:a></text:p>
          </table:table-cell>
          <table:table-cell office:value-type="string" calcext:value-type="string">
            <text:p>Das Erste HD, SWR BW HD, SWR RP HD, BR Fernsehen Nord HD, NDR FS SH HD, tagesschau24 HD, ONE HD, ARD-alpha HD, Radio Bremen HD, SR Fernsehen HD, tagesschau24 HD, ONE HD, ARD-alpha HD, SR Fernsehen HD, tagesschau24, ONE, rbb Berlin HD, hr-fernsehen HD, MDR Thüringen HD, hr-fernsehen HD, rbb Berlin HD, ARD-Data-1, rbb Berlin, ARD-Data-1, ARD-Data-1, ARD-TEST-1, ARD-Data-1, ARD-Data-1, ARD-Data-1, ARD-Data-1, NDR FS SH, MDR Thüringen, ARD-Data-1, ARD-alpha, SR Fernsehen, SWR Fernsehen BW, Das Erste, BR Fernsehen Nord, hr-fernsehen, WDR Köln, SWR Fernsehen BW, WDR Duisburg, WDR HD Duisburg, WDR Test A, WDR HD Siegen, Radio Bremen TV</text:p>
          </table:table-cell>
          <table:table-cell/>
          <table:table-cell table:formula="of:=EXTRACTHYPERLINK(1;5;ROW())" office:value-type="string" office:string-value="http://hbbtv-mediathek.br.de/index.html" calcext:value-type="string">
            <text:p>http://hbbtv-mediathek.br.de/index.html</text:p>
          </table:table-cell>
          <table:table-cell table:formula="of:=CONCATENATE([.B5]; &quot;:&quot;; [.E5]; &quot;:&quot;; [.F5]; &quot;:&quot; ; [.H5])" office:value-type="string" office:string-value="23:BR-Mediathek:Das Erste HD, SWR BW HD, SWR RP HD, BR Fernsehen Nord HD, NDR FS SH HD, tagesschau24 HD, ONE HD, ARD-alpha HD, Radio Bremen HD, SR Fernsehen HD, tagesschau24 HD, ONE HD, ARD-alpha HD, SR Fernsehen HD, tagesschau24, ONE, rbb Berlin HD, hr-fernsehen HD, MDR Thüringen HD, hr-fernsehen HD, rbb Berlin HD, ARD-Data-1, rbb Berlin, ARD-Data-1, ARD-Data-1, ARD-TEST-1, ARD-Data-1, ARD-Data-1, ARD-Data-1, ARD-Data-1, NDR FS SH, MDR Thüringen, ARD-Data-1, ARD-alpha, SR Fernsehen, SWR Fernsehen BW, Das Erste, BR Fernsehen Nord, hr-fernsehen, WDR Köln, SWR Fernsehen BW, WDR Duisburg, WDR HD Duisburg, WDR Test A, WDR HD Siegen, Radio Bremen TV:http://hbbtv-mediathek.br.de/index.html" calcext:value-type="string">
            <text:p>23:BR-Mediathek:Das Erste HD, SWR BW HD, SWR RP HD, BR Fernsehen Nord HD, NDR FS SH HD, tagesschau24 HD, ONE HD, ARD-alpha HD, Radio Bremen HD, SR Fernsehen HD, tagesschau24 HD, ONE HD, ARD-alpha HD, SR Fernsehen HD, tagesschau24, ONE, rbb Berlin HD, hr-fernsehen HD, MDR Thüringen HD, hr-fernsehen HD, rbb Berlin HD, ARD-Data-1, rbb Berlin, ARD-Data-1, ARD-Data-1, ARD-TEST-1, ARD-Data-1, ARD-Data-1, ARD-Data-1, ARD-Data-1, NDR FS SH, MDR Thüringen, ARD-Data-1, ARD-alpha, SR Fernsehen, SWR Fernsehen BW, Das Erste, BR Fernsehen Nord, hr-fernsehen, WDR Köln, SWR Fernsehen BW, WDR Duisburg, WDR HD Duisburg, WDR Test A, WDR HD Siegen, Radio Bremen TV:http://hbbtv-mediathek.br.de/index.html</text:p>
          </table:table-cell>
        </table:table-row>
        <table:table-row table:style-name="ro4">
          <table:table-cell office:value-type="float" office:value="13" calcext:value-type="float">
            <text:p>13</text:p>
          </table:table-cell>
          <table:table-cell office:value-type="string" calcext:value-type="string">
            <text:p>009B</text:p>
          </table:table-cell>
          <table:table-cell table:number-columns-repeated="2" office:value-type="string" calcext:value-type="string">
            <text:p> </text:p>
          </table:table-cell>
          <table:table-cell office:value-type="string" calcext:value-type="string">
            <text:p><text:a xlink:href="http://itv.ard.de/replay/index.php" xlink:type="simple">Replay Test</text:a></text:p>
          </table:table-cell>
          <table:table-cell office:value-type="string" calcext:value-type="string">
            <text:p>Das Erste HD, BR Fernsehen Nord HD, rbb Berlin HD, hr-fernsehen HD, hr-fernsehen HD, rbb Berlin HD, rbb Berlin, ARD-Data-1, ARD-Data-1, ARD-TEST-1, ARD-Data-1, Das Erste, BR Fernsehen Nord, hr-fernsehen</text:p>
          </table:table-cell>
          <table:table-cell/>
          <table:table-cell table:formula="of:=EXTRACTHYPERLINK(1;5;ROW())" office:value-type="string" office:string-value="http://itv.ard.de/replay/index.php" calcext:value-type="string">
            <text:p>http://itv.ard.de/replay/index.php</text:p>
          </table:table-cell>
          <table:table-cell table:formula="of:=CONCATENATE([.B6]; &quot;:&quot;; [.E6]; &quot;:&quot;; [.F6]; &quot;:&quot; ; [.H6])" office:value-type="string" office:string-value="009B:Replay Test:Das Erste HD, BR Fernsehen Nord HD, rbb Berlin HD, hr-fernsehen HD, hr-fernsehen HD, rbb Berlin HD, rbb Berlin, ARD-Data-1, ARD-Data-1, ARD-TEST-1, ARD-Data-1, Das Erste, BR Fernsehen Nord, hr-fernsehen:http://itv.ard.de/replay/index.php" calcext:value-type="string">
            <text:p>009B:Replay Test:Das Erste HD, BR Fernsehen Nord HD, rbb Berlin HD, hr-fernsehen HD, hr-fernsehen HD, rbb Berlin HD, rbb Berlin, ARD-Data-1, ARD-Data-1, ARD-TEST-1, ARD-Data-1, Das Erste, BR Fernsehen Nord, hr-fernsehen:http://itv.ard.de/replay/index.php</text:p>
          </table:table-cell>
        </table:table-row>
        <table:table-row table:style-name="ro1">
          <table:table-cell office:value-type="float" office:value="13" calcext:value-type="float">
            <text:p>13</text:p>
          </table:table-cell>
          <table:table-cell office:value-type="string" calcext:value-type="string">
            <text:p>009D</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cdn.hbbtv.kika.de/player/index.php?ard=1" xlink:type="simple">KiKA-Player ARD</text:a></text:p>
          </table:table-cell>
          <table:table-cell office:value-type="string" calcext:value-type="string">
            <text:p>Das Erste HD, SWR BW HD, SWR RP HD, BR Fernsehen Nord HD, NDR FS SH HD, phoenix HD, tagesschau24 HD, ONE HD, Radio Bremen HD, SR Fernsehen HD, tagesschau24 HD, ONE HD, SR Fernsehen HD, tagesschau24, ONE, phoenix, rbb Berlin HD, hr-fernsehen HD, MDR Thüringen HD, hr-fernsehen HD, rbb Berlin HD, ARD-Data-1, rbb Berlin, ARD-Data-1, ARD-Data-1, ARD-Data-1, ARD-Data-1, ARD-Data-1, ARD-Data-1, NDR FS SH, MDR Thüringen, ARD-Data-1,SR Fernsehen, SWR Fernsehen BW, Das Erste, BR Fernsehen Nord, hr-fernsehen, WDR Köln, WDR Duisburg, WDR HD Duisburg, WDR Test A, WDR HD Siegen, Radio Bremen TV</text:p>
          </table:table-cell>
          <table:table-cell/>
          <table:table-cell table:formula="of:=EXTRACTHYPERLINK(1;5;ROW())" office:value-type="string" office:string-value="http://cdn.hbbtv.kika.de/player/index.php?ard=1" calcext:value-type="string">
            <text:p>http://cdn.hbbtv.kika.de/player/index.php?ard=1</text:p>
          </table:table-cell>
          <table:table-cell table:formula="of:=CONCATENATE([.B7]; &quot;:&quot;; [.E7]; &quot;:&quot;; [.F7]; &quot;:&quot; ; [.H7])" office:value-type="string" office:string-value="009D:KiKA-Player ARD:Das Erste HD, SWR BW HD, SWR RP HD, BR Fernsehen Nord HD, NDR FS SH HD, phoenix HD, tagesschau24 HD, ONE HD, Radio Bremen HD, SR Fernsehen HD, tagesschau24 HD, ONE HD, SR Fernsehen HD, tagesschau24, ONE, phoenix, rbb Berlin HD, hr-fernsehen HD, MDR Thüringen HD, hr-fernsehen HD, rbb Berlin HD, ARD-Data-1, rbb Berlin, ARD-Data-1, ARD-Data-1, ARD-Data-1, ARD-Data-1, ARD-Data-1, ARD-Data-1, NDR FS SH, MDR Thüringen, ARD-Data-1,SR Fernsehen, SWR Fernsehen BW, Das Erste, BR Fernsehen Nord, hr-fernsehen, WDR Köln, WDR Duisburg, WDR HD Duisburg, WDR Test A, WDR HD Siegen, Radio Bremen TV:http://cdn.hbbtv.kika.de/player/index.php?ard=1" calcext:value-type="string">
            <text:p>009D:KiKA-Player ARD:Das Erste HD, SWR BW HD, SWR RP HD, BR Fernsehen Nord HD, NDR FS SH HD, phoenix HD, tagesschau24 HD, ONE HD, Radio Bremen HD, SR Fernsehen HD, tagesschau24 HD, ONE HD, SR Fernsehen HD, tagesschau24, ONE, phoenix, rbb Berlin HD, hr-fernsehen HD, MDR Thüringen HD, hr-fernsehen HD, rbb Berlin HD, ARD-Data-1, rbb Berlin, ARD-Data-1, ARD-Data-1, ARD-Data-1, ARD-Data-1, ARD-Data-1, ARD-Data-1, NDR FS SH, MDR Thüringen, ARD-Data-1,SR Fernsehen, SWR Fernsehen BW, Das Erste, BR Fernsehen Nord, hr-fernsehen, WDR Köln, WDR Duisburg, WDR HD Duisburg, WDR Test A, WDR HD Siegen, Radio Bremen TV:http://cdn.hbbtv.kika.de/player/index.php?ard=1</text:p>
          </table:table-cell>
        </table:table-row>
        <table:table-row table:style-name="ro4">
          <table:table-cell office:value-type="float" office:value="13" calcext:value-type="float">
            <text:p>13</text:p>
          </table:table-cell>
          <table:table-cell office:value-type="string" calcext:value-type="string">
            <text:p>00A8</text:p>
          </table:table-cell>
          <table:table-cell table:number-columns-repeated="2" office:value-type="string" calcext:value-type="string">
            <text:p> </text:p>
          </table:table-cell>
          <table:table-cell office:value-type="string" calcext:value-type="string">
            <text:p><text:a xlink:href="http://hbbtv-babylon.daserste.de/index.php" xlink:type="simple">Babylon Berlin</text:a></text:p>
          </table:table-cell>
          <table:table-cell office:value-type="string" calcext:value-type="string">
            <text:p>Das Erste HD, SWR BW HD, SWR RP HD, SR Fernsehen HD, SR Fernsehen HD, ARD-Data-1, ARD-Data-1, ARD-Data-1, ARD-Data-1, ARD-Data-1, SR Fernsehen, SWR Fernsehen BW, Das Erste, WDR Köln, WDR Duisburg, WDR HD Duisburg, WDR Test A, WDR HD Siegen</text:p>
          </table:table-cell>
          <table:table-cell/>
          <table:table-cell table:formula="of:=EXTRACTHYPERLINK(1;5;ROW())" office:value-type="string" office:string-value="http://hbbtv-babylon.daserste.de/index.php" calcext:value-type="string">
            <text:p>http://hbbtv-babylon.daserste.de/index.php</text:p>
          </table:table-cell>
          <table:table-cell table:formula="of:=CONCATENATE([.B8]; &quot;:&quot;; [.E8]; &quot;:&quot;; [.F8]; &quot;:&quot; ; [.H8])" office:value-type="string" office:string-value="00A8:Babylon Berlin:Das Erste HD, SWR BW HD, SWR RP HD, SR Fernsehen HD, SR Fernsehen HD, ARD-Data-1, ARD-Data-1, ARD-Data-1, ARD-Data-1, ARD-Data-1, SR Fernsehen, SWR Fernsehen BW, Das Erste, WDR Köln, WDR Duisburg, WDR HD Duisburg, WDR Test A, WDR HD Siegen:http://hbbtv-babylon.daserste.de/index.php" calcext:value-type="string">
            <text:p>00A8:Babylon Berlin:Das Erste HD, SWR BW HD, SWR RP HD, SR Fernsehen HD, SR Fernsehen HD, ARD-Data-1, ARD-Data-1, ARD-Data-1, ARD-Data-1, ARD-Data-1, SR Fernsehen, SWR Fernsehen BW, Das Erste, WDR Köln, WDR Duisburg, WDR HD Duisburg, WDR Test A, WDR HD Siegen:http://hbbtv-babylon.daserste.de/index.php</text:p>
          </table:table-cell>
        </table:table-row>
        <table:table-row table:style-name="ro5">
          <table:table-cell office:value-type="float" office:value="13" calcext:value-type="float">
            <text:p>13</text:p>
          </table:table-cell>
          <table:table-cell office:value-type="string" calcext:value-type="string">
            <text:p>00C0</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itv.ard.de/replay/index.php" xlink:type="simple">Replay</text:a></text:p>
          </table:table-cell>
          <table:table-cell office:value-type="string" calcext:value-type="string">
            <text:p>Das Erste HD, SWR BW HD, SWR RP HD, BR Fernsehen Nord HD, NDR FS SH HD, ONE HD, ARD-alpha HD, SR Fernsehen HD, ONE HD, ARD-alpha HD, SR Fernsehen HD, ONE, rbb Berlin HD, hr-fernsehen HD, MDR Thüringen HD, hr-fernsehen HD, rbb Berlin HD, ARD-Data-1, rbb Berlin, ARD-Data-1, ARD-Data-1, ARD-Data-1, ARD-Data-1, ARD-Data-1, NDR FS SH, MDR Thüringen, ARD-Data-1, ARD-alpha, SR Fernsehen, SWR Fernsehen BW, Das Erste, BR Fernsehen Nord, hr-fernsehen, WDR Köln, SWR Fernsehen BW, WDR Duisburg, WDR HD Duisburg, WDR Test A, WDR HD Siegen</text:p>
          </table:table-cell>
          <table:table-cell/>
          <table:table-cell table:formula="of:=EXTRACTHYPERLINK(1;5;ROW())" office:value-type="string" office:string-value="http://itv.ard.de/replay/index.php" calcext:value-type="string">
            <text:p>http://itv.ard.de/replay/index.php</text:p>
          </table:table-cell>
          <table:table-cell table:formula="of:=CONCATENATE([.B9]; &quot;:&quot;; [.E9]; &quot;:&quot;; [.F9]; &quot;:&quot; ; [.H9])" office:value-type="string" office:string-value="00C0:Replay:Das Erste HD, SWR BW HD, SWR RP HD, BR Fernsehen Nord HD, NDR FS SH HD, ONE HD, ARD-alpha HD, SR Fernsehen HD, ONE HD, ARD-alpha HD, SR Fernsehen HD, ONE, rbb Berlin HD, hr-fernsehen HD, MDR Thüringen HD, hr-fernsehen HD, rbb Berlin HD, ARD-Data-1, rbb Berlin, ARD-Data-1, ARD-Data-1, ARD-Data-1, ARD-Data-1, ARD-Data-1, NDR FS SH, MDR Thüringen, ARD-Data-1, ARD-alpha, SR Fernsehen, SWR Fernsehen BW, Das Erste, BR Fernsehen Nord, hr-fernsehen, WDR Köln, SWR Fernsehen BW, WDR Duisburg, WDR HD Duisburg, WDR Test A, WDR HD Siegen:http://itv.ard.de/replay/index.php" calcext:value-type="string">
            <text:p>00C0:Replay:Das Erste HD, SWR BW HD, SWR RP HD, BR Fernsehen Nord HD, NDR FS SH HD, ONE HD, ARD-alpha HD, SR Fernsehen HD, ONE HD, ARD-alpha HD, SR Fernsehen HD, ONE, rbb Berlin HD, hr-fernsehen HD, MDR Thüringen HD, hr-fernsehen HD, rbb Berlin HD, ARD-Data-1, rbb Berlin, ARD-Data-1, ARD-Data-1, ARD-Data-1, ARD-Data-1, ARD-Data-1, NDR FS SH, MDR Thüringen, ARD-Data-1, ARD-alpha, SR Fernsehen, SWR Fernsehen BW, Das Erste, BR Fernsehen Nord, hr-fernsehen, WDR Köln, SWR Fernsehen BW, WDR Duisburg, WDR HD Duisburg, WDR Test A, WDR HD Siegen:http://itv.ard.de/replay/index.php</text:p>
          </table:table-cell>
        </table:table-row>
        <table:table-row table:style-name="ro4">
          <table:table-cell office:value-type="string" calcext:value-type="string">
            <text:p>0002A0</text:p>
          </table:table-cell>
          <table:table-cell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bmt-technik.de/dvb-s/bmt/ltvp/index.html" xlink:type="simple">Lokal TV Portal</text:a></text:p>
          </table:table-cell>
          <table:table-cell office:value-type="string" calcext:value-type="string">
            <text:p>a.tv HD, münchen.tv HD, rfo HD Fernsehen Oberbayern, Ulm-Allg+ñu HD, tv.ingolstadt HD, TV Mainfranken HD, Franken FernsehenHD, TVA Ostbayern HD, tv oberfranken HD, NIEDERBAYERN TV HD, Oberpfalz TV HD, REGIO TV</text:p>
          </table:table-cell>
          <table:table-cell/>
          <table:table-cell table:formula="of:=EXTRACTHYPERLINK(1;5;ROW())" office:value-type="string" office:string-value="http://hbbtv.bmt-technik.de/dvb-s/bmt/ltvp/index.html" calcext:value-type="string">
            <text:p>http://hbbtv.bmt-technik.de/dvb-s/bmt/ltvp/index.html</text:p>
          </table:table-cell>
          <table:table-cell table:formula="of:=CONCATENATE([.B10]; &quot;:&quot;; [.E10]; &quot;:&quot;; [.F10]; &quot;:&quot; ; [.H10])" office:value-type="string" office:string-value="1:Lokal TV Portal:a.tv HD, münchen.tv HD, rfo HD Fernsehen Oberbayern, Ulm-Allg+ñu HD, tv.ingolstadt HD, TV Mainfranken HD, Franken FernsehenHD, TVA Ostbayern HD, tv oberfranken HD, NIEDERBAYERN TV HD, Oberpfalz TV HD, REGIO TV:http://hbbtv.bmt-technik.de/dvb-s/bmt/ltvp/index.html" calcext:value-type="string">
            <text:p>1:Lokal TV Portal:a.tv HD, münchen.tv HD, rfo HD Fernsehen Oberbayern, Ulm-Allg+ñu HD, tv.ingolstadt HD, TV Mainfranken HD, Franken FernsehenHD, TVA Ostbayern HD, tv oberfranken HD, NIEDERBAYERN TV HD, Oberpfalz TV HD, REGIO TV:http://hbbtv.bmt-technik.de/dvb-s/bmt/ltvp/index.html</text:p>
          </table:table-cell>
        </table:table-row>
        <table:table-row table:style-name="ro6">
          <table:table-cell office:value-type="float" office:value="13" calcext:value-type="float">
            <text:p>13</text:p>
          </table:table-cell>
          <table:table-cell office:value-type="float" office:value="1" calcext:value-type="float">
            <text:p>1</text:p>
          </table:table-cell>
          <table:table-cell table:number-columns-repeated="2" office:value-type="string" calcext:value-type="string">
            <text:p>Yes</text:p>
          </table:table-cell>
          <table:table-cell office:value-type="string" calcext:value-type="string">
            <text:p><text:a xlink:href="http://itv.ard.de/ardstart/index.html" xlink:type="simple">Startleiste</text:a></text:p>
          </table:table-cell>
          <table:table-cell office:value-type="string" calcext:value-type="string">
            <text:p>ARD-alpha HD, ARD-Data-1, WDR Event, SWR1 BW, SWR1 RP, SWR2, SWR3, SWR4 BW, SWR4 RP, DASDING, SWR Aktuell</text:p>
          </table:table-cell>
          <table:table-cell/>
          <table:table-cell table:formula="of:=EXTRACTHYPERLINK(1;5;ROW())" office:value-type="string" office:string-value="http://itv.ard.de/ardstart/index.html" calcext:value-type="string">
            <text:p>http://itv.ard.de/ardstart/index.html</text:p>
          </table:table-cell>
          <table:table-cell table:formula="of:=CONCATENATE([.B11]; &quot;:&quot;; [.E11]; &quot;:&quot;; [.F11]; &quot;:&quot; ; [.H11])" office:value-type="string" office:string-value="1:Startleiste:ARD-alpha HD, ARD-Data-1, WDR Event, SWR1 BW, SWR1 RP, SWR2, SWR3, SWR4 BW, SWR4 RP, DASDING, SWR Aktuell:http://itv.ard.de/ardstart/index.html" calcext:value-type="string">
            <text:p>1:Startleiste:ARD-alpha HD, ARD-Data-1, WDR Event, SWR1 BW, SWR1 RP, SWR2, SWR3, SWR4 BW, SWR4 RP, DASDING, SWR Aktuell:http://itv.ard.de/ardstart/index.html</text:p>
          </table:table-cell>
        </table:table-row>
        <table:table-row table:style-name="ro6">
          <table:table-cell office:value-type="float" office:value="13" calcext:value-type="float">
            <text:p>13</text:p>
          </table:table-cell>
          <table:table-cell office:value-type="float" office:value="14" calcext:value-type="float">
            <text:p>14</text:p>
          </table:table-cell>
          <table:table-cell table:number-columns-repeated="2" office:value-type="string" calcext:value-type="string">
            <text:p> </text:p>
          </table:table-cell>
          <table:table-cell office:value-type="string" calcext:value-type="string">
            <text:p><text:a xlink:href="http://tv.ardmediathek.de/index.html?client=daserste" xlink:type="simple">Mediathek DasErste</text:a></text:p>
          </table:table-cell>
          <table:table-cell office:value-type="string" calcext:value-type="string">
            <text:p>Das Erste HD, ARD-alpha HD, ARD-alpha HD, ARD-Data-1, ARD-Data-1, ARD-TEST-1, ARD-alpha, Das Erste</text:p>
          </table:table-cell>
          <table:table-cell/>
          <table:table-cell table:formula="of:=EXTRACTHYPERLINK(1;5;ROW())" office:value-type="string" office:string-value="http://tv.ardmediathek.de/index.html?client=daserste" calcext:value-type="string">
            <text:p>http://tv.ardmediathek.de/index.html?client=daserste</text:p>
          </table:table-cell>
          <table:table-cell table:formula="of:=CONCATENATE([.B12]; &quot;:&quot;; [.E12]; &quot;:&quot;; [.F12]; &quot;:&quot; ; [.H12])" office:value-type="string" office:string-value="14:Mediathek DasErste:Das Erste HD, ARD-alpha HD, ARD-alpha HD, ARD-Data-1, ARD-Data-1, ARD-TEST-1, ARD-alpha, Das Erste:http://tv.ardmediathek.de/index.html?client=daserste" calcext:value-type="string">
            <text:p>14:Mediathek DasErste:Das Erste HD, ARD-alpha HD, ARD-alpha HD, ARD-Data-1, ARD-Data-1, ARD-TEST-1, ARD-alpha, Das Erste:http://tv.ardmediathek.de/index.html?client=daserste</text:p>
          </table:table-cell>
        </table:table-row>
        <table:table-row table:style-name="ro6">
          <table:table-cell office:value-type="float" office:value="13" calcext:value-type="float">
            <text:p>13</text:p>
          </table:table-cell>
          <table:table-cell office:value-type="float" office:value="38" calcext:value-type="float">
            <text:p>38</text:p>
          </table:table-cell>
          <table:table-cell table:number-columns-repeated="2" office:value-type="string" calcext:value-type="string">
            <text:p> </text:p>
          </table:table-cell>
          <table:table-cell office:value-type="string" calcext:value-type="string">
            <text:p><text:a xlink:href="http://tv.ardmediathek.de/index.html?client=sr" xlink:type="simple">HbbTV SR Mediathek</text:a></text:p>
          </table:table-cell>
          <table:table-cell office:value-type="string" calcext:value-type="string">
            <text:p>ARD-alpha HD, SR Fernsehen HD, ARD-alpha HD, SR Fernsehen HD, ARD-Data-1, ARD-alpha, SR Fernsehen</text:p>
          </table:table-cell>
          <table:table-cell/>
          <table:table-cell table:formula="of:=EXTRACTHYPERLINK(1;5;ROW())" office:value-type="string" office:string-value="http://tv.ardmediathek.de/index.html?client=sr" calcext:value-type="string">
            <text:p>http://tv.ardmediathek.de/index.html?client=sr</text:p>
          </table:table-cell>
          <table:table-cell table:formula="of:=CONCATENATE([.B13]; &quot;:&quot;; [.E13]; &quot;:&quot;; [.F13]; &quot;:&quot; ; [.H13])" office:value-type="string" office:string-value="38:HbbTV SR Mediathek:ARD-alpha HD, SR Fernsehen HD, ARD-alpha HD, SR Fernsehen HD, ARD-Data-1, ARD-alpha, SR Fernsehen:http://tv.ardmediathek.de/index.html?client=sr" calcext:value-type="string">
            <text:p>38:HbbTV SR Mediathek:ARD-alpha HD, SR Fernsehen HD, ARD-alpha HD, SR Fernsehen HD, ARD-Data-1, ARD-alpha, SR Fernsehen:http://tv.ardmediathek.de/index.html?client=sr</text:p>
          </table:table-cell>
        </table:table-row>
        <table:table-row table:style-name="ro6">
          <table:table-cell office:value-type="float" office:value="13" calcext:value-type="float">
            <text:p>13</text:p>
          </table:table-cell>
          <table:table-cell office:value-type="string" calcext:value-type="string">
            <text:p>003D</text:p>
          </table:table-cell>
          <table:table-cell table:number-columns-repeated="2" office:value-type="string" calcext:value-type="string">
            <text:p> </text:p>
          </table:table-cell>
          <table:table-cell office:value-type="string" calcext:value-type="string">
            <text:p><text:a xlink:href="http://itv-tp.ard.de/index.html" xlink:type="simple">HBBTV ARD Testportal</text:a></text:p>
          </table:table-cell>
          <table:table-cell office:value-type="string" calcext:value-type="string">
            <text:p>ARD-TEST-1, ARD-Data-1, WDR Köln, WDR Duisburg, WDR HD Duisburg, WDR Test A, WDR HD Siegen</text:p>
          </table:table-cell>
          <table:table-cell/>
          <table:table-cell table:formula="of:=EXTRACTHYPERLINK(1;5;ROW())" office:value-type="string" office:string-value="http://itv-tp.ard.de/index.html" calcext:value-type="string">
            <text:p>http://itv-tp.ard.de/index.html</text:p>
          </table:table-cell>
          <table:table-cell table:formula="of:=CONCATENATE([.B14]; &quot;:&quot;; [.E14]; &quot;:&quot;; [.F14]; &quot;:&quot; ; [.H14])" office:value-type="string" office:string-value="003D:HBBTV ARD Testportal:ARD-TEST-1, ARD-Data-1, WDR Köln, WDR Duisburg, WDR HD Duisburg, WDR Test A, WDR HD Siegen:http://itv-tp.ard.de/index.html" calcext:value-type="string">
            <text:p>003D:HBBTV ARD Testportal:ARD-TEST-1, ARD-Data-1, WDR Köln, WDR Duisburg, WDR HD Duisburg, WDR Test A, WDR HD Siegen:http://itv-tp.ard.de/index.html</text:p>
          </table:table-cell>
        </table:table-row>
        <table:table-row table:style-name="ro6">
          <table:table-cell office:value-type="float" office:value="13" calcext:value-type="float">
            <text:p>13</text:p>
          </table:table-cell>
          <table:table-cell office:value-type="string" calcext:value-type="string">
            <text:p>00C8</text:p>
          </table:table-cell>
          <table:table-cell table:number-columns-repeated="2" office:value-type="string" calcext:value-type="string">
            <text:p> </text:p>
          </table:table-cell>
          <table:table-cell office:value-type="string" calcext:value-type="string">
            <text:p><text:a xlink:href="http://mpat.ard.de/maus/index.html" xlink:type="simple">Die Maus</text:a></text:p>
          </table:table-cell>
          <table:table-cell office:value-type="string" calcext:value-type="string">
            <text:p>KiKA HD, ARD-TEST-1, ARD-Data-1, KiKA, WDR Köln, WDR Duisburg, WDR HD Duisburg, WDR Test A, WDR HD Siegen</text:p>
          </table:table-cell>
          <table:table-cell/>
          <table:table-cell table:formula="of:=EXTRACTHYPERLINK(1;5;ROW())" office:value-type="string" office:string-value="http://mpat.ard.de/maus/index.html" calcext:value-type="string">
            <text:p>http://mpat.ard.de/maus/index.html</text:p>
          </table:table-cell>
          <table:table-cell table:formula="of:=CONCATENATE([.B15]; &quot;:&quot;; [.E15]; &quot;:&quot;; [.F15]; &quot;:&quot; ; [.H15])" office:value-type="string" office:string-value="00C8:Die Maus:KiKA HD, ARD-TEST-1, ARD-Data-1, KiKA, WDR Köln, WDR Duisburg, WDR HD Duisburg, WDR Test A, WDR HD Siegen:http://mpat.ard.de/maus/index.html" calcext:value-type="string">
            <text:p>00C8:Die Maus:KiKA HD, ARD-TEST-1, ARD-Data-1, KiKA, WDR Köln, WDR Duisburg, WDR HD Duisburg, WDR Test A, WDR HD Siegen:http://mpat.ard.de/maus/index.html</text:p>
          </table:table-cell>
        </table:table-row>
        <table:table-row table:style-name="ro6">
          <table:table-cell office:value-type="float" office:value="11" calcext:value-type="float">
            <text:p>11</text:p>
          </table:table-cell>
          <table:table-cell office:value-type="float" office:value="2" calcext:value-type="float">
            <text:p>2</text:p>
          </table:table-cell>
          <table:table-cell table:number-columns-repeated="2" office:value-type="string" calcext:value-type="string">
            <text:p> </text:p>
          </table:table-cell>
          <table:table-cell office:value-type="string" calcext:value-type="string">
            <text:p><text:a xlink:href="http://hbbtv.zdf.de/zdfm3/index.php" xlink:type="simple">ZDF mediathek</text:a></text:p>
          </table:table-cell>
          <table:table-cell office:value-type="string" calcext:value-type="string">
            <text:p>ZDFinfo HD, ZDF HD, zdf_neo HD, ZDFinfo, zdf_neo, ZDF</text:p>
          </table:table-cell>
          <table:table-cell/>
          <table:table-cell table:formula="of:=EXTRACTHYPERLINK(1;5;ROW())" office:value-type="string" office:string-value="http://hbbtv.zdf.de/zdfm3/index.php" calcext:value-type="string">
            <text:p>http://hbbtv.zdf.de/zdfm3/index.php</text:p>
          </table:table-cell>
          <table:table-cell table:formula="of:=CONCATENATE([.B16]; &quot;:&quot;; [.E16]; &quot;:&quot;; [.F16]; &quot;:&quot; ; [.H16])" office:value-type="string" office:string-value="2:ZDF mediathek:ZDFinfo HD, ZDF HD, zdf_neo HD, ZDFinfo, zdf_neo, ZDF:http://hbbtv.zdf.de/zdfm3/index.php" calcext:value-type="string">
            <text:p>2:ZDF mediathek:ZDFinfo HD, ZDF HD, zdf_neo HD, ZDFinfo, zdf_neo, ZDF:http://hbbtv.zdf.de/zdfm3/index.php</text:p>
          </table:table-cell>
        </table:table-row>
        <table:table-row table:style-name="ro6">
          <table:table-cell office:value-type="float" office:value="11" calcext:value-type="float">
            <text:p>11</text:p>
          </table:table-cell>
          <table:table-cell office:value-type="float" office:value="6" calcext:value-type="float">
            <text:p>6</text:p>
          </table:table-cell>
          <table:table-cell table:number-columns-repeated="2" office:value-type="string" calcext:value-type="string">
            <text:p> </text:p>
          </table:table-cell>
          <table:table-cell office:value-type="string" calcext:value-type="string">
            <text:p><text:a xlink:href="http://hbbtv.zdf.de/zdfepg/index.php" xlink:type="simple">ZDF Programm</text:a></text:p>
          </table:table-cell>
          <table:table-cell office:value-type="string" calcext:value-type="string">
            <text:p>ZDFinfo HD, ZDF HD, zdf_neo HD, ZDFinfo, zdf_neo, ZDF</text:p>
          </table:table-cell>
          <table:table-cell/>
          <table:table-cell table:formula="of:=EXTRACTHYPERLINK(1;5;ROW())" office:value-type="string" office:string-value="http://hbbtv.zdf.de/zdfepg/index.php" calcext:value-type="string">
            <text:p>http://hbbtv.zdf.de/zdfepg/index.php</text:p>
          </table:table-cell>
          <table:table-cell table:formula="of:=CONCATENATE([.B17]; &quot;:&quot;; [.E17]; &quot;:&quot;; [.F17]; &quot;:&quot; ; [.H17])" office:value-type="string" office:string-value="6:ZDF Programm:ZDFinfo HD, ZDF HD, zdf_neo HD, ZDFinfo, zdf_neo, ZDF:http://hbbtv.zdf.de/zdfepg/index.php" calcext:value-type="string">
            <text:p>6:ZDF Programm:ZDFinfo HD, ZDF HD, zdf_neo HD, ZDFinfo, zdf_neo, ZDF:http://hbbtv.zdf.de/zdfepg/index.php</text:p>
          </table:table-cell>
        </table:table-row>
        <table:table-row table:style-name="ro6">
          <table:table-cell office:value-type="float" office:value="11" calcext:value-type="float">
            <text:p>11</text:p>
          </table:table-cell>
          <table:table-cell office:value-type="float" office:value="7" calcext:value-type="float">
            <text:p>7</text:p>
          </table:table-cell>
          <table:table-cell table:number-columns-repeated="2" office:value-type="string" calcext:value-type="string">
            <text:p> </text:p>
          </table:table-cell>
          <table:table-cell office:value-type="string" calcext:value-type="string">
            <text:p><text:a xlink:href="http://hbbtv.zdf.de/zdfnews/index.php" xlink:type="simple">ZDF Nachrichten</text:a></text:p>
          </table:table-cell>
          <table:table-cell office:value-type="string" calcext:value-type="string">
            <text:p>ZDFinfo HD, ZDF HD, zdf_neo HD, ZDFinfo, zdf_neo, ZDF</text:p>
          </table:table-cell>
          <table:table-cell/>
          <table:table-cell table:formula="of:=EXTRACTHYPERLINK(1;5;ROW())" office:value-type="string" office:string-value="http://hbbtv.zdf.de/zdfnews/index.php" calcext:value-type="string">
            <text:p>http://hbbtv.zdf.de/zdfnews/index.php</text:p>
          </table:table-cell>
          <table:table-cell table:formula="of:=CONCATENATE([.B18]; &quot;:&quot;; [.E18]; &quot;:&quot;; [.F18]; &quot;:&quot; ; [.H18])" office:value-type="string" office:string-value="7:ZDF Nachrichten:ZDFinfo HD, ZDF HD, zdf_neo HD, ZDFinfo, zdf_neo, ZDF:http://hbbtv.zdf.de/zdfnews/index.php" calcext:value-type="string">
            <text:p>7:ZDF Nachrichten:ZDFinfo HD, ZDF HD, zdf_neo HD, ZDFinfo, zdf_neo, ZDF:http://hbbtv.zdf.de/zdfnews/index.php</text:p>
          </table:table-cell>
        </table:table-row>
        <table:table-row table:style-name="ro6">
          <table:table-cell office:value-type="float" office:value="13" calcext:value-type="float">
            <text:p>13</text:p>
          </table:table-cell>
          <table:table-cell office:value-type="float" office:value="16" calcext:value-type="float">
            <text:p>16</text:p>
          </table:table-cell>
          <table:table-cell table:number-columns-repeated="2" office:value-type="string" calcext:value-type="string">
            <text:p> </text:p>
          </table:table-cell>
          <table:table-cell office:value-type="string" calcext:value-type="string">
            <text:p><text:a xlink:href="http://hbbtv.wdr.de/wdrtext/index.html" xlink:type="simple">WDR Text</text:a></text:p>
          </table:table-cell>
          <table:table-cell office:value-type="string" calcext:value-type="string">
            <text:p>ARD-Data-1, WDR Köln, WDR Duisburg, WDR HD Duisburg, WDR Test A, WDR HD Siegen</text:p>
          </table:table-cell>
          <table:table-cell/>
          <table:table-cell table:formula="of:=EXTRACTHYPERLINK(1;5;ROW())" office:value-type="string" office:string-value="http://hbbtv.wdr.de/wdrtext/index.html" calcext:value-type="string">
            <text:p>http://hbbtv.wdr.de/wdrtext/index.html</text:p>
          </table:table-cell>
          <table:table-cell table:formula="of:=CONCATENATE([.B19]; &quot;:&quot;; [.E19]; &quot;:&quot;; [.F19]; &quot;:&quot; ; [.H19])" office:value-type="string" office:string-value="16:WDR Text:ARD-Data-1, WDR Köln, WDR Duisburg, WDR HD Duisburg, WDR Test A, WDR HD Siegen:http://hbbtv.wdr.de/wdrtext/index.html" calcext:value-type="string">
            <text:p>16:WDR Text:ARD-Data-1, WDR Köln, WDR Duisburg, WDR HD Duisburg, WDR Test A, WDR HD Siegen:http://hbbtv.wdr.de/wdrtext/index.html</text:p>
          </table:table-cell>
        </table:table-row>
        <table:table-row table:style-name="ro6">
          <table:table-cell office:value-type="float" office:value="13" calcext:value-type="float">
            <text:p>13</text:p>
          </table:table-cell>
          <table:table-cell office:value-type="string" calcext:value-type="string">
            <text:p>001E</text:p>
          </table:table-cell>
          <table:table-cell table:number-columns-repeated="2" office:value-type="string" calcext:value-type="string">
            <text:p> </text:p>
          </table:table-cell>
          <table:table-cell office:value-type="string" calcext:value-type="string">
            <text:p><text:a xlink:href="http://tv.ardmediathek.de/index.html?client=wdr" xlink:type="simple">WDR Mediathek</text:a></text:p>
          </table:table-cell>
          <table:table-cell office:value-type="string" calcext:value-type="string">
            <text:p>ARD-Data-1, WDR Köln, WDR Duisburg, WDR HD Duisburg, WDR Test A, WDR HD Siegen</text:p>
          </table:table-cell>
          <table:table-cell/>
          <table:table-cell table:formula="of:=EXTRACTHYPERLINK(1;5;ROW())" office:value-type="string" office:string-value="http://tv.ardmediathek.de/index.html?client=wdr" calcext:value-type="string">
            <text:p>http://tv.ardmediathek.de/index.html?client=wdr</text:p>
          </table:table-cell>
          <table:table-cell table:formula="of:=CONCATENATE([.B20]; &quot;:&quot;; [.E20]; &quot;:&quot;; [.F20]; &quot;:&quot; ; [.H20])" office:value-type="string" office:string-value="001E:WDR Mediathek:ARD-Data-1, WDR Köln, WDR Duisburg, WDR HD Duisburg, WDR Test A, WDR HD Siegen:http://tv.ardmediathek.de/index.html?client=wdr" calcext:value-type="string">
            <text:p>001E:WDR Mediathek:ARD-Data-1, WDR Köln, WDR Duisburg, WDR HD Duisburg, WDR Test A, WDR HD Siegen:http://tv.ardmediathek.de/index.html?client=wdr</text:p>
          </table:table-cell>
        </table:table-row>
        <table:table-row table:style-name="ro6">
          <table:table-cell office:value-type="float" office:value="13" calcext:value-type="float">
            <text:p>13</text:p>
          </table:table-cell>
          <table:table-cell office:value-type="float" office:value="54" calcext:value-type="float">
            <text:p>54</text:p>
          </table:table-cell>
          <table:table-cell table:number-columns-repeated="2" office:value-type="string" calcext:value-type="string">
            <text:p> </text:p>
          </table:table-cell>
          <table:table-cell office:value-type="string" calcext:value-type="string">
            <text:p><text:a xlink:href="http://smarttv.rbb-online.de/hbbtv/sandmann/index.php" xlink:type="simple">HbbTV rbb Sandmann</text:a></text:p>
          </table:table-cell>
          <table:table-cell office:value-type="string" calcext:value-type="string">
            <text:p>Radio Bremen HD, rbb Berlin HD, rbb Berlin HD, rbb Berlin, ARD-Data-1, Radio Bremen TV</text:p>
          </table:table-cell>
          <table:table-cell/>
          <table:table-cell table:formula="of:=EXTRACTHYPERLINK(1;5;ROW())" office:value-type="string" office:string-value="http://smarttv.rbb-online.de/hbbtv/sandmann/index.php" calcext:value-type="string">
            <text:p>http://smarttv.rbb-online.de/hbbtv/sandmann/index.php</text:p>
          </table:table-cell>
          <table:table-cell table:formula="of:=CONCATENATE([.B21]; &quot;:&quot;; [.E21]; &quot;:&quot;; [.F21]; &quot;:&quot; ; [.H21])" office:value-type="string" office:string-value="54:HbbTV rbb Sandmann:Radio Bremen HD, rbb Berlin HD, rbb Berlin HD, rbb Berlin, ARD-Data-1, Radio Bremen TV:http://smarttv.rbb-online.de/hbbtv/sandmann/index.php" calcext:value-type="string">
            <text:p>54:HbbTV rbb Sandmann:Radio Bremen HD, rbb Berlin HD, rbb Berlin HD, rbb Berlin, ARD-Data-1, Radio Bremen TV:http://smarttv.rbb-online.de/hbbtv/sandmann/index.php</text:p>
          </table:table-cell>
        </table:table-row>
        <table:table-row table:style-name="ro6">
          <table:table-cell office:value-type="float" office:value="21" calcext:value-type="float">
            <text:p>21</text:p>
          </table:table-cell>
          <table:table-cell office:value-type="float" office:value="70" calcext:value-type="float">
            <text:p>70</text:p>
          </table:table-cell>
          <table:table-cell table:number-columns-repeated="2" office:value-type="string" calcext:value-type="string">
            <text:p> </text:p>
          </table:table-cell>
          <table:table-cell office:value-type="string" calcext:value-type="string">
            <text:p><text:a xlink:href="http://specials.rtl-hbbtv.de/index.html" xlink:type="simple">RTL Specials</text:a></text:p>
          </table:table-cell>
          <table:table-cell office:value-type="string" calcext:value-type="string">
            <text:p>RTL UHD, NITRO HD, RTL HD, NITRO, RTL HH SH, RTLplus</text:p>
          </table:table-cell>
          <table:table-cell/>
          <table:table-cell table:formula="of:=EXTRACTHYPERLINK(1;5;ROW())" office:value-type="string" office:string-value="http://specials.rtl-hbbtv.de/index.html" calcext:value-type="string">
            <text:p>http://specials.rtl-hbbtv.de/index.html</text:p>
          </table:table-cell>
          <table:table-cell table:formula="of:=CONCATENATE([.B22]; &quot;:&quot;; [.E22]; &quot;:&quot;; [.F22]; &quot;:&quot; ; [.H22])" office:value-type="string" office:string-value="70:RTL Specials:RTL UHD, NITRO HD, RTL HD, NITRO, RTL HH SH, RTLplus:http://specials.rtl-hbbtv.de/index.html" calcext:value-type="string">
            <text:p>70:RTL Specials:RTL UHD, NITRO HD, RTL HD, NITRO, RTL HH SH, RTLplus:http://specials.rtl-hbbtv.de/index.html</text:p>
          </table:table-cell>
        </table:table-row>
        <table:table-row table:style-name="ro6">
          <table:table-cell office:value-type="float" office:value="21" calcext:value-type="float">
            <text:p>21</text:p>
          </table:table-cell>
          <table:table-cell office:value-type="float" office:value="74" calcext:value-type="float">
            <text:p>74</text:p>
          </table:table-cell>
          <table:table-cell table:number-columns-repeated="2" office:value-type="string" calcext:value-type="string">
            <text:p> </text:p>
          </table:table-cell>
          <table:table-cell office:value-type="string" calcext:value-type="string">
            <text:p><text:a xlink:href="http://mg-rtl.spielecenter.tv/spielecenter/index.php" xlink:type="simple">RTL Spiele</text:a></text:p>
          </table:table-cell>
          <table:table-cell office:value-type="string" calcext:value-type="string">
            <text:p>RTL UHD, RTL HD Austria, RTL HD, RTL HH SH, RTL Austria, RTL CH</text:p>
          </table:table-cell>
          <table:table-cell/>
          <table:table-cell table:formula="of:=EXTRACTHYPERLINK(1;5;ROW())" office:value-type="string" office:string-value="http://mg-rtl.spielecenter.tv/spielecenter/index.php" calcext:value-type="string">
            <text:p>http://mg-rtl.spielecenter.tv/spielecenter/index.php</text:p>
          </table:table-cell>
          <table:table-cell table:formula="of:=CONCATENATE([.B23]; &quot;:&quot;; [.E23]; &quot;:&quot;; [.F23]; &quot;:&quot; ; [.H23])" office:value-type="string" office:string-value="74:RTL Spiele:RTL UHD, RTL HD Austria, RTL HD, RTL HH SH, RTL Austria, RTL CH:http://mg-rtl.spielecenter.tv/spielecenter/index.php" calcext:value-type="string">
            <text:p>74:RTL Spiele:RTL UHD, RTL HD Austria, RTL HD, RTL HH SH, RTL Austria, RTL CH:http://mg-rtl.spielecenter.tv/spielecenter/index.php</text:p>
          </table:table-cell>
        </table:table-row>
        <table:table-row table:style-name="ro6">
          <table:table-cell office:value-type="float" office:value="13" calcext:value-type="float">
            <text:p>13</text:p>
          </table:table-cell>
          <table:table-cell office:value-type="float" office:value="11" calcext:value-type="float">
            <text:p>11</text:p>
          </table:table-cell>
          <table:table-cell table:number-columns-repeated="2" office:value-type="string" calcext:value-type="string">
            <text:p> </text:p>
          </table:table-cell>
          <table:table-cell office:value-type="string" calcext:value-type="string">
            <text:p><text:a xlink:href="http://hbbtv.br.de/br-rundschau/index.php" xlink:type="simple">BR Rundschau</text:a></text:p>
          </table:table-cell>
          <table:table-cell office:value-type="string" calcext:value-type="string">
            <text:p>BR Fernsehen Nord HD, ARD-alpha HD, ARD-alpha HD, ARD-alpha, BR Fernsehen Nord</text:p>
          </table:table-cell>
          <table:table-cell/>
          <table:table-cell table:formula="of:=EXTRACTHYPERLINK(1;5;ROW())" office:value-type="string" office:string-value="http://hbbtv.br.de/br-rundschau/index.php" calcext:value-type="string">
            <text:p>http://hbbtv.br.de/br-rundschau/index.php</text:p>
          </table:table-cell>
          <table:table-cell table:formula="of:=CONCATENATE([.B24]; &quot;:&quot;; [.E24]; &quot;:&quot;; [.F24]; &quot;:&quot; ; [.H24])" office:value-type="string" office:string-value="11:BR Rundschau:BR Fernsehen Nord HD, ARD-alpha HD, ARD-alpha HD, ARD-alpha, BR Fernsehen Nord:http://hbbtv.br.de/br-rundschau/index.php" calcext:value-type="string">
            <text:p>11:BR Rundschau:BR Fernsehen Nord HD, ARD-alpha HD, ARD-alpha HD, ARD-alpha, BR Fernsehen Nord:http://hbbtv.br.de/br-rundschau/index.php</text:p>
          </table:table-cell>
        </table:table-row>
        <table:table-row table:style-name="ro6">
          <table:table-cell office:value-type="float" office:value="13" calcext:value-type="float">
            <text:p>13</text:p>
          </table:table-cell>
          <table:table-cell office:value-type="string" calcext:value-type="string">
            <text:p>001F</text:p>
          </table:table-cell>
          <table:table-cell table:number-columns-repeated="2" office:value-type="string" calcext:value-type="string">
            <text:p> </text:p>
          </table:table-cell>
          <table:table-cell office:value-type="string" calcext:value-type="string">
            <text:p><text:a xlink:href="http://tv.ardmediathek.de/index.html?client=swr" xlink:type="simple">SWR Mediathek</text:a></text:p>
          </table:table-cell>
          <table:table-cell office:value-type="string" calcext:value-type="string">
            <text:p>SWR BW HD, SWR RP HD, ARD-Data-1, SWR Fernsehen BW, SWR Fernsehen BW</text:p>
          </table:table-cell>
          <table:table-cell/>
          <table:table-cell table:formula="of:=EXTRACTHYPERLINK(1;5;ROW())" office:value-type="string" office:string-value="http://tv.ardmediathek.de/index.html?client=swr" calcext:value-type="string">
            <text:p>http://tv.ardmediathek.de/index.html?client=swr</text:p>
          </table:table-cell>
          <table:table-cell table:formula="of:=CONCATENATE([.B25]; &quot;:&quot;; [.E25]; &quot;:&quot;; [.F25]; &quot;:&quot; ; [.H25])" office:value-type="string" office:string-value="001F:SWR Mediathek:SWR BW HD, SWR RP HD, ARD-Data-1, SWR Fernsehen BW, SWR Fernsehen BW:http://tv.ardmediathek.de/index.html?client=swr" calcext:value-type="string">
            <text:p>001F:SWR Mediathek:SWR BW HD, SWR RP HD, ARD-Data-1, SWR Fernsehen BW, SWR Fernsehen BW:http://tv.ardmediathek.de/index.html?client=swr</text:p>
          </table:table-cell>
        </table:table-row>
        <table:table-row table:style-name="ro6">
          <table:table-cell office:value-type="float" office:value="13" calcext:value-type="float">
            <text:p>13</text:p>
          </table:table-cell>
          <table:table-cell office:value-type="float" office:value="27" calcext:value-type="float">
            <text:p>27</text:p>
          </table:table-cell>
          <table:table-cell table:number-columns-repeated="2" office:value-type="string" calcext:value-type="string">
            <text:p> </text:p>
          </table:table-cell>
          <table:table-cell office:value-type="string" calcext:value-type="string">
            <text:p><text:a xlink:href="http://tv.ardmediathek.de/index.html?client=sportschau" xlink:type="simple">Sportschau</text:a></text:p>
          </table:table-cell>
          <table:table-cell office:value-type="string" calcext:value-type="string">
            <text:p>Das Erste HD, rbb Berlin HD, ARD-Data-1, ARD-Data-1, Das Erste</text:p>
          </table:table-cell>
          <table:table-cell/>
          <table:table-cell table:formula="of:=EXTRACTHYPERLINK(1;5;ROW())" office:value-type="string" office:string-value="http://tv.ardmediathek.de/index.html?client=sportschau" calcext:value-type="string">
            <text:p>http://tv.ardmediathek.de/index.html?client=sportschau</text:p>
          </table:table-cell>
          <table:table-cell table:formula="of:=CONCATENATE([.B26]; &quot;:&quot;; [.E26]; &quot;:&quot;; [.F26]; &quot;:&quot; ; [.H26])" office:value-type="string" office:string-value="27:Sportschau:Das Erste HD, rbb Berlin HD, ARD-Data-1, ARD-Data-1, Das Erste:http://tv.ardmediathek.de/index.html?client=sportschau" calcext:value-type="string">
            <text:p>27:Sportschau:Das Erste HD, rbb Berlin HD, ARD-Data-1, ARD-Data-1, Das Erste:http://tv.ardmediathek.de/index.html?client=sportschau</text:p>
          </table:table-cell>
        </table:table-row>
        <table:table-row table:style-name="ro6">
          <table:table-cell office:value-type="float" office:value="13" calcext:value-type="float">
            <text:p>13</text:p>
          </table:table-cell>
          <table:table-cell office:value-type="string" calcext:value-type="string">
            <text:p>002A</text:p>
          </table:table-cell>
          <table:table-cell table:number-columns-repeated="2" office:value-type="string" calcext:value-type="string">
            <text:p> </text:p>
          </table:table-cell>
          <table:table-cell office:value-type="string" calcext:value-type="string">
            <text:p><text:a xlink:href="http://hbbtv-tatort.daserste.de/index.php" xlink:type="simple">HBBTV Tatort</text:a></text:p>
          </table:table-cell>
          <table:table-cell office:value-type="string" calcext:value-type="string">
            <text:p>Das Erste HD, ARD-Data-1, ARD-Data-1, ARD-TEST-1, Das Erste</text:p>
          </table:table-cell>
          <table:table-cell/>
          <table:table-cell table:formula="of:=EXTRACTHYPERLINK(1;5;ROW())" office:value-type="string" office:string-value="http://hbbtv-tatort.daserste.de/index.php" calcext:value-type="string">
            <text:p>http://hbbtv-tatort.daserste.de/index.php</text:p>
          </table:table-cell>
          <table:table-cell table:formula="of:=CONCATENATE([.B27]; &quot;:&quot;; [.E27]; &quot;:&quot;; [.F27]; &quot;:&quot; ; [.H27])" office:value-type="string" office:string-value="002A:HBBTV Tatort:Das Erste HD, ARD-Data-1, ARD-Data-1, ARD-TEST-1, Das Erste:http://hbbtv-tatort.daserste.de/index.php" calcext:value-type="string">
            <text:p>002A:HBBTV Tatort:Das Erste HD, ARD-Data-1, ARD-Data-1, ARD-TEST-1, Das Erste:http://hbbtv-tatort.daserste.de/index.php</text:p>
          </table:table-cell>
        </table:table-row>
        <table:table-row table:style-name="ro6">
          <table:table-cell office:value-type="float" office:value="13" calcext:value-type="float">
            <text:p>13</text:p>
          </table:table-cell>
          <table:table-cell office:value-type="float" office:value="31" calcext:value-type="float">
            <text:p>31</text:p>
          </table:table-cell>
          <table:table-cell table:number-columns-repeated="2" office:value-type="string" calcext:value-type="string">
            <text:p> </text:p>
          </table:table-cell>
          <table:table-cell office:value-type="string" calcext:value-type="string">
            <text:p><text:a xlink:href="http://hbbtv.sr-online.de/index.php" xlink:type="simple">HBBTV SR Text</text:a></text:p>
          </table:table-cell>
          <table:table-cell office:value-type="string" calcext:value-type="string">
            <text:p>SR Fernsehen HD, SR Fernsehen HD, ARD-TEST-1, ARD-Data-1, SR Fernsehen</text:p>
          </table:table-cell>
          <table:table-cell/>
          <table:table-cell table:formula="of:=EXTRACTHYPERLINK(1;5;ROW())" office:value-type="string" office:string-value="http://hbbtv.sr-online.de/index.php" calcext:value-type="string">
            <text:p>http://hbbtv.sr-online.de/index.php</text:p>
          </table:table-cell>
          <table:table-cell table:formula="of:=CONCATENATE([.B28]; &quot;:&quot;; [.E28]; &quot;:&quot;; [.F28]; &quot;:&quot; ; [.H28])" office:value-type="string" office:string-value="31:HBBTV SR Text:SR Fernsehen HD, SR Fernsehen HD, ARD-TEST-1, ARD-Data-1, SR Fernsehen:http://hbbtv.sr-online.de/index.php" calcext:value-type="string">
            <text:p>31:HBBTV SR Text:SR Fernsehen HD, SR Fernsehen HD, ARD-TEST-1, ARD-Data-1, SR Fernsehen:http://hbbtv.sr-online.de/index.php</text:p>
          </table:table-cell>
        </table:table-row>
        <table:table-row table:style-name="ro6">
          <table:table-cell office:value-type="float" office:value="13" calcext:value-type="float">
            <text:p>13</text:p>
          </table:table-cell>
          <table:table-cell office:value-type="float" office:value="42" calcext:value-type="float">
            <text:p>42</text:p>
          </table:table-cell>
          <table:table-cell table:number-columns-repeated="2" office:value-type="string" calcext:value-type="string">
            <text:p> </text:p>
          </table:table-cell>
          <table:table-cell office:value-type="string" calcext:value-type="string">
            <text:p><text:a xlink:href="http://hbbtv.daserste.de/?checkeins=1" xlink:type="simple">HBBTV Das Erste Check Eins</text:a></text:p>
          </table:table-cell>
          <table:table-cell office:value-type="string" calcext:value-type="string">
            <text:p>Das Erste HD, ARD-Data-1, ARD-Data-1, ARD-TEST-1, Das Erste</text:p>
          </table:table-cell>
          <table:table-cell/>
          <table:table-cell table:formula="of:=EXTRACTHYPERLINK(1;5;ROW())" office:value-type="string" office:string-value="http://hbbtv.daserste.de/?checkeins=1" calcext:value-type="string">
            <text:p>http://hbbtv.daserste.de/?checkeins=1</text:p>
          </table:table-cell>
          <table:table-cell table:formula="of:=CONCATENATE([.B29]; &quot;:&quot;; [.E29]; &quot;:&quot;; [.F29]; &quot;:&quot; ; [.H29])" office:value-type="string" office:string-value="42:HBBTV Das Erste Check Eins:Das Erste HD, ARD-Data-1, ARD-Data-1, ARD-TEST-1, Das Erste:http://hbbtv.daserste.de/?checkeins=1" calcext:value-type="string">
            <text:p>42:HBBTV Das Erste Check Eins:Das Erste HD, ARD-Data-1, ARD-Data-1, ARD-TEST-1, Das Erste:http://hbbtv.daserste.de/?checkeins=1</text:p>
          </table:table-cell>
        </table:table-row>
        <table:table-row table:style-name="ro6">
          <table:table-cell office:value-type="string" calcext:value-type="string">
            <text:p>00000D</text:p>
          </table:table-cell>
          <table:table-cell office:value-type="float" office:value="2" calcext:value-type="float">
            <text:p>2</text:p>
          </table:table-cell>
          <table:table-cell table:number-columns-repeated="2" office:value-type="string" calcext:value-type="string">
            <text:p>Yes</text:p>
          </table:table-cell>
          <table:table-cell office:value-type="string" calcext:value-type="string">
            <text:p><text:a xlink:href="http://orfhbbtv.orf.at/orf/newsportal/index.html" xlink:type="simple">ORF HbbTV - SAT HD</text:a></text:p>
          </table:table-cell>
          <table:table-cell office:value-type="string" calcext:value-type="string">
            <text:p>ORF SPORT+ HD, ORF2N HD, ORF III, ORF1</text:p>
          </table:table-cell>
          <table:table-cell/>
          <table:table-cell table:formula="of:=EXTRACTHYPERLINK(1;5;ROW())" office:value-type="string" office:string-value="http://orfhbbtv.orf.at/orf/newsportal/index.html" calcext:value-type="string">
            <text:p>http://orfhbbtv.orf.at/orf/newsportal/index.html</text:p>
          </table:table-cell>
          <table:table-cell table:formula="of:=CONCATENATE([.B30]; &quot;:&quot;; [.E30]; &quot;:&quot;; [.F30]; &quot;:&quot; ; [.H30])" office:value-type="string" office:string-value="2:ORF HbbTV - SAT HD:ORF SPORT+ HD, ORF2N HD, ORF III, ORF1:http://orfhbbtv.orf.at/orf/newsportal/index.html" calcext:value-type="string">
            <text:p>2:ORF HbbTV - SAT HD:ORF SPORT+ HD, ORF2N HD, ORF III, ORF1:http://orfhbbtv.orf.at/orf/newsportal/index.html</text:p>
          </table:table-cell>
        </table:table-row>
        <table:table-row table:style-name="ro6">
          <table:table-cell office:value-type="float" office:value="13" calcext:value-type="float">
            <text:p>13</text:p>
          </table:table-cell>
          <table:table-cell office:value-type="float" office:value="17" calcext:value-type="float">
            <text:p>17</text:p>
          </table:table-cell>
          <table:table-cell table:number-columns-repeated="2" office:value-type="string" calcext:value-type="string">
            <text:p> </text:p>
          </table:table-cell>
          <table:table-cell office:value-type="string" calcext:value-type="string">
            <text:p><text:a xlink:href="http://smarttv.rbb-online.de/hbbtv/rbbtext/index.php" xlink:type="simple">RBB Text</text:a></text:p>
          </table:table-cell>
          <table:table-cell office:value-type="string" calcext:value-type="string">
            <text:p>rbb Berlin HD, rbb Berlin HD, rbb Berlin, ARD-TEST-1</text:p>
          </table:table-cell>
          <table:table-cell/>
          <table:table-cell table:formula="of:=EXTRACTHYPERLINK(1;5;ROW())" office:value-type="string" office:string-value="http://smarttv.rbb-online.de/hbbtv/rbbtext/index.php" calcext:value-type="string">
            <text:p>http://smarttv.rbb-online.de/hbbtv/rbbtext/index.php</text:p>
          </table:table-cell>
          <table:table-cell table:formula="of:=CONCATENATE([.B31]; &quot;:&quot;; [.E31]; &quot;:&quot;; [.F31]; &quot;:&quot; ; [.H31])" office:value-type="string" office:string-value="17:RBB Text:rbb Berlin HD, rbb Berlin HD, rbb Berlin, ARD-TEST-1:http://smarttv.rbb-online.de/hbbtv/rbbtext/index.php" calcext:value-type="string">
            <text:p>17:RBB Text:rbb Berlin HD, rbb Berlin HD, rbb Berlin, ARD-TEST-1:http://smarttv.rbb-online.de/hbbtv/rbbtext/index.php</text:p>
          </table:table-cell>
        </table:table-row>
        <table:table-row table:style-name="ro6">
          <table:table-cell office:value-type="float" office:value="13" calcext:value-type="float">
            <text:p>13</text:p>
          </table:table-cell>
          <table:table-cell office:value-type="string" calcext:value-type="string">
            <text:p>001D</text:p>
          </table:table-cell>
          <table:table-cell table:number-columns-repeated="2" office:value-type="string" calcext:value-type="string">
            <text:p> </text:p>
          </table:table-cell>
          <table:table-cell office:value-type="string" calcext:value-type="string">
            <text:p><text:a xlink:href="http://tv.ardmediathek.de/index.html?client=one" xlink:type="simple">ONE-Mediathek</text:a></text:p>
          </table:table-cell>
          <table:table-cell office:value-type="string" calcext:value-type="string">
            <text:p>ONE HD, ONE HD, ONE, ARD-Data-1</text:p>
          </table:table-cell>
          <table:table-cell/>
          <table:table-cell table:formula="of:=EXTRACTHYPERLINK(1;5;ROW())" office:value-type="string" office:string-value="http://tv.ardmediathek.de/index.html?client=one" calcext:value-type="string">
            <text:p>http://tv.ardmediathek.de/index.html?client=one</text:p>
          </table:table-cell>
          <table:table-cell table:formula="of:=CONCATENATE([.B32]; &quot;:&quot;; [.E32]; &quot;:&quot;; [.F32]; &quot;:&quot; ; [.H32])" office:value-type="string" office:string-value="001D:ONE-Mediathek:ONE HD, ONE HD, ONE, ARD-Data-1:http://tv.ardmediathek.de/index.html?client=one" calcext:value-type="string">
            <text:p>001D:ONE-Mediathek:ONE HD, ONE HD, ONE, ARD-Data-1:http://tv.ardmediathek.de/index.html?client=one</text:p>
          </table:table-cell>
        </table:table-row>
        <table:table-row table:style-name="ro6">
          <table:table-cell office:value-type="float" office:value="13" calcext:value-type="float">
            <text:p>13</text:p>
          </table:table-cell>
          <table:table-cell office:value-type="float" office:value="36" calcext:value-type="float">
            <text:p>36</text:p>
          </table:table-cell>
          <table:table-cell table:number-columns-repeated="2" office:value-type="string" calcext:value-type="string">
            <text:p> </text:p>
          </table:table-cell>
          <table:table-cell office:value-type="string" calcext:value-type="string">
            <text:p><text:a xlink:href="http://tv.ardmediathek.de/index.html?client=hr" xlink:type="simple">HR Mediathek</text:a></text:p>
          </table:table-cell>
          <table:table-cell office:value-type="string" calcext:value-type="string">
            <text:p>hr-fernsehen HD, hr-fernsehen HD, ARD-Data-1, hr-fernsehen</text:p>
          </table:table-cell>
          <table:table-cell/>
          <table:table-cell table:formula="of:=EXTRACTHYPERLINK(1;5;ROW())" office:value-type="string" office:string-value="http://tv.ardmediathek.de/index.html?client=hr" calcext:value-type="string">
            <text:p>http://tv.ardmediathek.de/index.html?client=hr</text:p>
          </table:table-cell>
          <table:table-cell table:formula="of:=CONCATENATE([.B33]; &quot;:&quot;; [.E33]; &quot;:&quot;; [.F33]; &quot;:&quot; ; [.H33])" office:value-type="string" office:string-value="36:HR Mediathek:hr-fernsehen HD, hr-fernsehen HD, ARD-Data-1, hr-fernsehen:http://tv.ardmediathek.de/index.html?client=hr" calcext:value-type="string">
            <text:p>36:HR Mediathek:hr-fernsehen HD, hr-fernsehen HD, ARD-Data-1, hr-fernsehen:http://tv.ardmediathek.de/index.html?client=hr</text:p>
          </table:table-cell>
        </table:table-row>
        <table:table-row table:style-name="ro6">
          <table:table-cell office:value-type="float" office:value="13" calcext:value-type="float">
            <text:p>13</text:p>
          </table:table-cell>
          <table:table-cell office:value-type="float" office:value="90" calcext:value-type="float">
            <text:p>90</text:p>
          </table:table-cell>
          <table:table-cell table:number-columns-repeated="2" office:value-type="string" calcext:value-type="string">
            <text:p> </text:p>
          </table:table-cell>
          <table:table-cell office:value-type="string" calcext:value-type="string">
            <text:p><text:a xlink:href="http://itv.ard.de/topicepg/rbbdoku.php" xlink:type="simple">rbb Doku</text:a></text:p>
          </table:table-cell>
          <table:table-cell office:value-type="string" calcext:value-type="string">
            <text:p>rbb Berlin HD, rbb Berlin HD, rbb Berlin, ARD-TEST-1</text:p>
          </table:table-cell>
          <table:table-cell/>
          <table:table-cell table:formula="of:=EXTRACTHYPERLINK(1;5;ROW())" office:value-type="string" office:string-value="http://itv.ard.de/topicepg/rbbdoku.php" calcext:value-type="string">
            <text:p>http://itv.ard.de/topicepg/rbbdoku.php</text:p>
          </table:table-cell>
          <table:table-cell table:formula="of:=CONCATENATE([.B34]; &quot;:&quot;; [.E34]; &quot;:&quot;; [.F34]; &quot;:&quot; ; [.H34])" office:value-type="string" office:string-value="90:rbb Doku:rbb Berlin HD, rbb Berlin HD, rbb Berlin, ARD-TEST-1:http://itv.ard.de/topicepg/rbbdoku.php" calcext:value-type="string">
            <text:p>90:rbb Doku:rbb Berlin HD, rbb Berlin HD, rbb Berlin, ARD-TEST-1:http://itv.ard.de/topicepg/rbbdoku.php</text:p>
          </table:table-cell>
        </table:table-row>
        <table:table-row table:style-name="ro6">
          <table:table-cell office:value-type="float" office:value="13" calcext:value-type="float">
            <text:p>13</text:p>
          </table:table-cell>
          <table:table-cell office:value-type="string" calcext:value-type="string">
            <text:p>00BB</text:p>
          </table:table-cell>
          <table:table-cell table:number-columns-repeated="2" office:value-type="string" calcext:value-type="string">
            <text:p> </text:p>
          </table:table-cell>
          <table:table-cell office:value-type="string" calcext:value-type="string">
            <text:p><text:a xlink:href="http://mpatrbb.de/starter/schicksalsjahre/index.php" xlink:type="simple">Berlin Schicksalsjahre</text:a></text:p>
          </table:table-cell>
          <table:table-cell office:value-type="string" calcext:value-type="string">
            <text:p>rbb Berlin HD, rbb Berlin HD, rbb Berlin, ARD-TEST-1</text:p>
          </table:table-cell>
          <table:table-cell/>
          <table:table-cell table:formula="of:=EXTRACTHYPERLINK(1;5;ROW())" office:value-type="string" office:string-value="http://mpatrbb.de/starter/schicksalsjahre/index.php" calcext:value-type="string">
            <text:p>http://mpatrbb.de/starter/schicksalsjahre/index.php</text:p>
          </table:table-cell>
          <table:table-cell table:formula="of:=CONCATENATE([.B35]; &quot;:&quot;; [.E35]; &quot;:&quot;; [.F35]; &quot;:&quot; ; [.H35])" office:value-type="string" office:string-value="00BB:Berlin Schicksalsjahre:rbb Berlin HD, rbb Berlin HD, rbb Berlin, ARD-TEST-1:http://mpatrbb.de/starter/schicksalsjahre/index.php" calcext:value-type="string">
            <text:p>00BB:Berlin Schicksalsjahre:rbb Berlin HD, rbb Berlin HD, rbb Berlin, ARD-TEST-1:http://mpatrbb.de/starter/schicksalsjahre/index.php</text:p>
          </table:table-cell>
        </table:table-row>
        <table:table-row table:style-name="ro6">
          <table:table-cell office:value-type="float" office:value="13" calcext:value-type="float">
            <text:p>13</text:p>
          </table:table-cell>
          <table:table-cell office:value-type="string" calcext:value-type="string">
            <text:p>00C4</text:p>
          </table:table-cell>
          <table:table-cell table:number-columns-repeated="2" office:value-type="string" calcext:value-type="string">
            <text:p> </text:p>
          </table:table-cell>
          <table:table-cell office:value-type="string" calcext:value-type="string">
            <text:p><text:a xlink:href="http://itv-stage.ard.de/replay/index.php" xlink:type="simple">Replay-CDN-Staging-Test</text:a></text:p>
          </table:table-cell>
          <table:table-cell office:value-type="string" calcext:value-type="string">
            <text:p>ONE HD, ONE HD, ONE, ARD-Data-1</text:p>
          </table:table-cell>
          <table:table-cell/>
          <table:table-cell table:formula="of:=EXTRACTHYPERLINK(1;5;ROW())" office:value-type="string" office:string-value="http://itv-stage.ard.de/replay/index.php" calcext:value-type="string">
            <text:p>http://itv-stage.ard.de/replay/index.php</text:p>
          </table:table-cell>
          <table:table-cell table:formula="of:=CONCATENATE([.B36]; &quot;:&quot;; [.E36]; &quot;:&quot;; [.F36]; &quot;:&quot; ; [.H36])" office:value-type="string" office:string-value="00C4:Replay-CDN-Staging-Test:ONE HD, ONE HD, ONE, ARD-Data-1:http://itv-stage.ard.de/replay/index.php" calcext:value-type="string">
            <text:p>00C4:Replay-CDN-Staging-Test:ONE HD, ONE HD, ONE, ARD-Data-1:http://itv-stage.ard.de/replay/index.php</text:p>
          </table:table-cell>
        </table:table-row>
        <table:table-row table:style-name="ro6">
          <table:table-cell office:value-type="float" office:value="21" calcext:value-type="float">
            <text:p>21</text:p>
          </table:table-cell>
          <table:table-cell office:value-type="float" office:value="2" calcext:value-type="float">
            <text:p>2</text:p>
          </table:table-cell>
          <table:table-cell office:value-type="string" calcext:value-type="string">
            <text:p> </text:p>
          </table:table-cell>
          <table:table-cell office:value-type="string" calcext:value-type="string">
            <text:p>Yes</text:p>
          </table:table-cell>
          <table:table-cell office:value-type="string" calcext:value-type="string">
            <text:p><text:a xlink:href="http://hse24.aps.de/hse24/sat/index.html" xlink:type="simple">HSE24</text:a></text:p>
          </table:table-cell>
          <table:table-cell office:value-type="string" calcext:value-type="string">
            <text:p>HSE24 HD, HSE24 EXTRA HD, HSE24 EXTRA, HSE24 TREND</text:p>
          </table:table-cell>
          <table:table-cell/>
          <table:table-cell table:formula="of:=EXTRACTHYPERLINK(1;5;ROW())" office:value-type="string" office:string-value="http://hse24.aps.de/hse24/sat/index.html" calcext:value-type="string">
            <text:p>http://hse24.aps.de/hse24/sat/index.html</text:p>
          </table:table-cell>
          <table:table-cell table:formula="of:=CONCATENATE([.B37]; &quot;:&quot;; [.E37]; &quot;:&quot;; [.F37]; &quot;:&quot; ; [.H37])" office:value-type="string" office:string-value="2:HSE24:HSE24 HD, HSE24 EXTRA HD, HSE24 EXTRA, HSE24 TREND:http://hse24.aps.de/hse24/sat/index.html" calcext:value-type="string">
            <text:p>2:HSE24:HSE24 HD, HSE24 EXTRA HD, HSE24 EXTRA, HSE24 TREND:http://hse24.aps.de/hse24/sat/index.html</text:p>
          </table:table-cell>
        </table:table-row>
        <table:table-row table:style-name="ro6">
          <table:table-cell office:value-type="float" office:value="21" calcext:value-type="float">
            <text:p>21</text:p>
          </table:table-cell>
          <table:table-cell office:value-type="string" calcext:value-type="string">
            <text:p>000D</text:p>
          </table:table-cell>
          <table:table-cell table:number-columns-repeated="2" office:value-type="string" calcext:value-type="string">
            <text:p> </text:p>
          </table:table-cell>
          <table:table-cell office:value-type="string" calcext:value-type="string">
            <text:p><text:a xlink:href="http://hbbtv.qvc.de/v2/hbbtv_qvc_redbutton/index.php" xlink:type="simple">QVC HD</text:a></text:p>
          </table:table-cell>
          <table:table-cell office:value-type="string" calcext:value-type="string">
            <text:p>QVC UHD, QVC HD, QVC Deutschland, QVC</text:p>
          </table:table-cell>
          <table:table-cell/>
          <table:table-cell table:formula="of:=EXTRACTHYPERLINK(1;5;ROW())" office:value-type="string" office:string-value="http://hbbtv.qvc.de/v2/hbbtv_qvc_redbutton/index.php" calcext:value-type="string">
            <text:p>http://hbbtv.qvc.de/v2/hbbtv_qvc_redbutton/index.php</text:p>
          </table:table-cell>
          <table:table-cell table:formula="of:=CONCATENATE([.B38]; &quot;:&quot;; [.E38]; &quot;:&quot;; [.F38]; &quot;:&quot; ; [.H38])" office:value-type="string" office:string-value="000D:QVC HD:QVC UHD, QVC HD, QVC Deutschland, QVC:http://hbbtv.qvc.de/v2/hbbtv_qvc_redbutton/index.php" calcext:value-type="string">
            <text:p>000D:QVC HD:QVC UHD, QVC HD, QVC Deutschland, QVC:http://hbbtv.qvc.de/v2/hbbtv_qvc_redbutton/index.php</text:p>
          </table:table-cell>
        </table:table-row>
        <table:table-row table:style-name="ro6">
          <table:table-cell office:value-type="float" office:value="21" calcext:value-type="float">
            <text:p>21</text:p>
          </table:table-cell>
          <table:table-cell office:value-type="float" office:value="88" calcext:value-type="float">
            <text:p>88</text:p>
          </table:table-cell>
          <table:table-cell table:number-columns-repeated="2" office:value-type="string" calcext:value-type="string">
            <text:p> </text:p>
          </table:table-cell>
          <table:table-cell office:value-type="string" calcext:value-type="string">
            <text:p><text:a xlink:href="http://specials.rtl-hbbtv.de/index.html" xlink:type="simple">RTL AT Specials</text:a></text:p>
          </table:table-cell>
          <table:table-cell office:value-type="string" calcext:value-type="string">
            <text:p>RTLplus Austria, RTL HD Austria, RTL Austria, NITRO Austria</text:p>
          </table:table-cell>
          <table:table-cell/>
          <table:table-cell table:formula="of:=EXTRACTHYPERLINK(1;5;ROW())" office:value-type="string" office:string-value="http://specials.rtl-hbbtv.de/index.html" calcext:value-type="string">
            <text:p>http://specials.rtl-hbbtv.de/index.html</text:p>
          </table:table-cell>
          <table:table-cell table:formula="of:=CONCATENATE([.B39]; &quot;:&quot;; [.E39]; &quot;:&quot;; [.F39]; &quot;:&quot; ; [.H39])" office:value-type="string" office:string-value="88:RTL AT Specials:RTLplus Austria, RTL HD Austria, RTL Austria, NITRO Austria:http://specials.rtl-hbbtv.de/index.html" calcext:value-type="string">
            <text:p>88:RTL AT Specials:RTLplus Austria, RTL HD Austria, RTL Austria, NITRO Austria:http://specials.rtl-hbbtv.de/index.html</text:p>
          </table:table-cell>
        </table:table-row>
        <table:table-row table:style-name="ro6">
          <table:table-cell office:value-type="float" office:value="21" calcext:value-type="float">
            <text:p>21</text:p>
          </table:table-cell>
          <table:table-cell office:value-type="string" calcext:value-type="string">
            <text:p>00D8</text:p>
          </table:table-cell>
          <table:table-cell table:number-columns-repeated="2" office:value-type="string" calcext:value-type="string">
            <text:p> </text:p>
          </table:table-cell>
          <table:table-cell office:value-type="string" calcext:value-type="string">
            <text:p><text:a xlink:href="http://mg-rtl.spielecenter.tv/spielecenter/index.php" xlink:type="simple">VOX Spiele</text:a></text:p>
          </table:table-cell>
          <table:table-cell office:value-type="string" calcext:value-type="string">
            <text:p>VOX HD Austria, VOX HD, VOX, VOX Austria</text:p>
          </table:table-cell>
          <table:table-cell/>
          <table:table-cell table:formula="of:=EXTRACTHYPERLINK(1;5;ROW())" office:value-type="string" office:string-value="http://mg-rtl.spielecenter.tv/spielecenter/index.php" calcext:value-type="string">
            <text:p>http://mg-rtl.spielecenter.tv/spielecenter/index.php</text:p>
          </table:table-cell>
          <table:table-cell table:formula="of:=CONCATENATE([.B40]; &quot;:&quot;; [.E40]; &quot;:&quot;; [.F40]; &quot;:&quot; ; [.H40])" office:value-type="string" office:string-value="00D8:VOX Spiele:VOX HD Austria, VOX HD, VOX, VOX Austria:http://mg-rtl.spielecenter.tv/spielecenter/index.php" calcext:value-type="string">
            <text:p>00D8:VOX Spiele:VOX HD Austria, VOX HD, VOX, VOX Austria:http://mg-rtl.spielecenter.tv/spielecenter/index.php</text:p>
          </table:table-cell>
        </table:table-row>
        <table:table-row table:style-name="ro6">
          <table:table-cell office:value-type="float" office:value="13" calcext:value-type="float">
            <text:p>13</text:p>
          </table:table-cell>
          <table:table-cell office:value-type="float" office:value="4" calcext:value-type="float">
            <text:p>4</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itv2.ard.de/index.html" xlink:type="simple">ARD-Text-Web</text:a></text:p>
          </table:table-cell>
          <table:table-cell office:value-type="string" calcext:value-type="string">
            <text:p>ARD-Data-1, ARD-TEST-1, Das Erste</text:p>
          </table:table-cell>
          <table:table-cell/>
          <table:table-cell table:formula="of:=EXTRACTHYPERLINK(1;5;ROW())" office:value-type="string" office:string-value="http://itv2.ard.de/index.html" calcext:value-type="string">
            <text:p>http://itv2.ard.de/index.html</text:p>
          </table:table-cell>
          <table:table-cell table:formula="of:=CONCATENATE([.B41]; &quot;:&quot;; [.E41]; &quot;:&quot;; [.F41]; &quot;:&quot; ; [.H41])" office:value-type="string" office:string-value="4:ARD-Text-Web:ARD-Data-1, ARD-TEST-1, Das Erste:http://itv2.ard.de/index.html" calcext:value-type="string">
            <text:p>4:ARD-Text-Web:ARD-Data-1, ARD-TEST-1, Das Erste:http://itv2.ard.de/index.html</text:p>
          </table:table-cell>
        </table:table-row>
        <table:table-row table:style-name="ro6">
          <table:table-cell office:value-type="float" office:value="13" calcext:value-type="float">
            <text:p>13</text:p>
          </table:table-cell>
          <table:table-cell office:value-type="float" office:value="6" calcext:value-type="float">
            <text:p>6</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br.de/br-text/index.php" xlink:type="simple">HBBTV-ARD-alpha-TT</text:a></text:p>
          </table:table-cell>
          <table:table-cell office:value-type="string" calcext:value-type="string">
            <text:p>ARD-alpha HD, ARD-alpha HD, ARD-alpha</text:p>
          </table:table-cell>
          <table:table-cell/>
          <table:table-cell table:formula="of:=EXTRACTHYPERLINK(1;5;ROW())" office:value-type="string" office:string-value="http://hbbtv.br.de/br-text/index.php" calcext:value-type="string">
            <text:p>http://hbbtv.br.de/br-text/index.php</text:p>
          </table:table-cell>
          <table:table-cell table:formula="of:=CONCATENATE([.B42]; &quot;:&quot;; [.E42]; &quot;:&quot;; [.F42]; &quot;:&quot; ; [.H42])" office:value-type="string" office:string-value="6:HBBTV-ARD-alpha-TT:ARD-alpha HD, ARD-alpha HD, ARD-alpha:http://hbbtv.br.de/br-text/index.php" calcext:value-type="string">
            <text:p>6:HBBTV-ARD-alpha-TT:ARD-alpha HD, ARD-alpha HD, ARD-alpha:http://hbbtv.br.de/br-text/index.php</text:p>
          </table:table-cell>
        </table:table-row>
        <table:table-row table:style-name="ro6">
          <table:table-cell office:value-type="float" office:value="13" calcext:value-type="float">
            <text:p>13</text:p>
          </table:table-cell>
          <table:table-cell office:value-type="string" calcext:value-type="string">
            <text:p>000F</text:p>
          </table:table-cell>
          <table:table-cell table:number-columns-repeated="2" office:value-type="string" calcext:value-type="string">
            <text:p> </text:p>
          </table:table-cell>
          <table:table-cell office:value-type="string" calcext:value-type="string">
            <text:p><text:a xlink:href="http://swr3.codevise.de/index.html" xlink:type="simple">HBBTV SWR3</text:a></text:p>
          </table:table-cell>
          <table:table-cell office:value-type="string" calcext:value-type="string">
            <text:p>ARD-Data-1, WDR Event, SWR3</text:p>
          </table:table-cell>
          <table:table-cell/>
          <table:table-cell table:formula="of:=EXTRACTHYPERLINK(1;5;ROW())" office:value-type="string" office:string-value="http://swr3.codevise.de/index.html" calcext:value-type="string">
            <text:p>http://swr3.codevise.de/index.html</text:p>
          </table:table-cell>
          <table:table-cell table:formula="of:=CONCATENATE([.B43]; &quot;:&quot;; [.E43]; &quot;:&quot;; [.F43]; &quot;:&quot; ; [.H43])" office:value-type="string" office:string-value="000F:HBBTV SWR3:ARD-Data-1, WDR Event, SWR3:http://swr3.codevise.de/index.html" calcext:value-type="string">
            <text:p>000F:HBBTV SWR3:ARD-Data-1, WDR Event, SWR3:http://swr3.codevise.de/index.html</text:p>
          </table:table-cell>
        </table:table-row>
        <table:table-row table:style-name="ro6">
          <table:table-cell office:value-type="float" office:value="13" calcext:value-type="float">
            <text:p>13</text:p>
          </table:table-cell>
          <table:table-cell office:value-type="float" office:value="18" calcext:value-type="float">
            <text:p>18</text:p>
          </table:table-cell>
          <table:table-cell table:number-columns-repeated="2" office:value-type="string" calcext:value-type="string">
            <text:p> </text:p>
          </table:table-cell>
          <table:table-cell office:value-type="string" calcext:value-type="string">
            <text:p><text:a xlink:href="http://tv.ardmediathek.de/index.html?client=rbb" xlink:type="simple">RBB Mediathek</text:a></text:p>
          </table:table-cell>
          <table:table-cell office:value-type="string" calcext:value-type="string">
            <text:p>rbb Berlin HD, rbb Berlin HD, rbb Berlin</text:p>
          </table:table-cell>
          <table:table-cell/>
          <table:table-cell table:formula="of:=EXTRACTHYPERLINK(1;5;ROW())" office:value-type="string" office:string-value="http://tv.ardmediathek.de/index.html?client=rbb" calcext:value-type="string">
            <text:p>http://tv.ardmediathek.de/index.html?client=rbb</text:p>
          </table:table-cell>
          <table:table-cell table:formula="of:=CONCATENATE([.B44]; &quot;:&quot;; [.E44]; &quot;:&quot;; [.F44]; &quot;:&quot; ; [.H44])" office:value-type="string" office:string-value="18:RBB Mediathek:rbb Berlin HD, rbb Berlin HD, rbb Berlin:http://tv.ardmediathek.de/index.html?client=rbb" calcext:value-type="string">
            <text:p>18:RBB Mediathek:rbb Berlin HD, rbb Berlin HD, rbb Berlin:http://tv.ardmediathek.de/index.html?client=rbb</text:p>
          </table:table-cell>
        </table:table-row>
        <table:table-row table:style-name="ro6">
          <table:table-cell office:value-type="float" office:value="13" calcext:value-type="float">
            <text:p>13</text:p>
          </table:table-cell>
          <table:table-cell office:value-type="float" office:value="19" calcext:value-type="float">
            <text:p>19</text:p>
          </table:table-cell>
          <table:table-cell table:number-columns-repeated="2" office:value-type="string" calcext:value-type="string">
            <text:p> </text:p>
          </table:table-cell>
          <table:table-cell office:value-type="string" calcext:value-type="string">
            <text:p><text:a xlink:href="http://tv.ardmediathek.de/index.html?client=radiobremen" xlink:type="simple">RB Mediathek</text:a></text:p>
          </table:table-cell>
          <table:table-cell office:value-type="string" calcext:value-type="string">
            <text:p>Radio Bremen HD, ARD-Data-1, Radio Bremen TV</text:p>
          </table:table-cell>
          <table:table-cell/>
          <table:table-cell table:formula="of:=EXTRACTHYPERLINK(1;5;ROW())" office:value-type="string" office:string-value="http://tv.ardmediathek.de/index.html?client=radiobremen" calcext:value-type="string">
            <text:p>http://tv.ardmediathek.de/index.html?client=radiobremen</text:p>
          </table:table-cell>
          <table:table-cell table:formula="of:=CONCATENATE([.B45]; &quot;:&quot;; [.E45]; &quot;:&quot;; [.F45]; &quot;:&quot; ; [.H45])" office:value-type="string" office:string-value="19:RB Mediathek:Radio Bremen HD, ARD-Data-1, Radio Bremen TV:http://tv.ardmediathek.de/index.html?client=radiobremen" calcext:value-type="string">
            <text:p>19:RB Mediathek:Radio Bremen HD, ARD-Data-1, Radio Bremen TV:http://tv.ardmediathek.de/index.html?client=radiobremen</text:p>
          </table:table-cell>
        </table:table-row>
        <table:table-row table:style-name="ro6">
          <table:table-cell office:value-type="float" office:value="13" calcext:value-type="float">
            <text:p>13</text:p>
          </table:table-cell>
          <table:table-cell office:value-type="float" office:value="33" calcext:value-type="float">
            <text:p>33</text:p>
          </table:table-cell>
          <table:table-cell table:number-columns-repeated="2" office:value-type="string" calcext:value-type="string">
            <text:p> </text:p>
          </table:table-cell>
          <table:table-cell office:value-type="string" calcext:value-type="string">
            <text:p><text:a xlink:href="http://hbbtv-mediathek-ard-alpha.br.de/index.html" xlink:type="simple">BR Mediathek (ARD alpha)</text:a></text:p>
          </table:table-cell>
          <table:table-cell office:value-type="string" calcext:value-type="string">
            <text:p>ARD-alpha HD, ARD-alpha HD, ARD-alpha</text:p>
          </table:table-cell>
          <table:table-cell/>
          <table:table-cell table:formula="of:=EXTRACTHYPERLINK(1;5;ROW())" office:value-type="string" office:string-value="http://hbbtv-mediathek-ard-alpha.br.de/index.html" calcext:value-type="string">
            <text:p>http://hbbtv-mediathek-ard-alpha.br.de/index.html</text:p>
          </table:table-cell>
          <table:table-cell table:formula="of:=CONCATENATE([.B46]; &quot;:&quot;; [.E46]; &quot;:&quot;; [.F46]; &quot;:&quot; ; [.H46])" office:value-type="string" office:string-value="33:BR Mediathek (ARD alpha):ARD-alpha HD, ARD-alpha HD, ARD-alpha:http://hbbtv-mediathek-ard-alpha.br.de/index.html" calcext:value-type="string">
            <text:p>33:BR Mediathek (ARD alpha):ARD-alpha HD, ARD-alpha HD, ARD-alpha:http://hbbtv-mediathek-ard-alpha.br.de/index.html</text:p>
          </table:table-cell>
        </table:table-row>
        <table:table-row table:style-name="ro6">
          <table:table-cell office:value-type="float" office:value="13" calcext:value-type="float">
            <text:p>13</text:p>
          </table:table-cell>
          <table:table-cell office:value-type="string" calcext:value-type="string">
            <text:p>007D</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ndr-hbbtv.ewerk.de/index.html" xlink:type="simple">NDR-Text</text:a></text:p>
          </table:table-cell>
          <table:table-cell office:value-type="string" calcext:value-type="string">
            <text:p>ARD-Data-1, NDR FS SH, Radio Bremen TV</text:p>
          </table:table-cell>
          <table:table-cell/>
          <table:table-cell table:formula="of:=EXTRACTHYPERLINK(1;5;ROW())" office:value-type="string" office:string-value="http://ndr-hbbtv.ewerk.de/index.html" calcext:value-type="string">
            <text:p>http://ndr-hbbtv.ewerk.de/index.html</text:p>
          </table:table-cell>
          <table:table-cell table:formula="of:=CONCATENATE([.B47]; &quot;:&quot;; [.E47]; &quot;:&quot;; [.F47]; &quot;:&quot; ; [.H47])" office:value-type="string" office:string-value="007D:NDR-Text:ARD-Data-1, NDR FS SH, Radio Bremen TV:http://ndr-hbbtv.ewerk.de/index.html" calcext:value-type="string">
            <text:p>007D:NDR-Text:ARD-Data-1, NDR FS SH, Radio Bremen TV:http://ndr-hbbtv.ewerk.de/index.html</text:p>
          </table:table-cell>
        </table:table-row>
        <table:table-row table:style-name="ro6">
          <table:table-cell office:value-type="float" office:value="13" calcext:value-type="float">
            <text:p>13</text:p>
          </table:table-cell>
          <table:table-cell office:value-type="float" office:value="83" calcext:value-type="float">
            <text:p>83</text:p>
          </table:table-cell>
          <table:table-cell table:number-columns-repeated="2" office:value-type="string" calcext:value-type="string">
            <text:p> </text:p>
          </table:table-cell>
          <table:table-cell office:value-type="string" calcext:value-type="string">
            <text:p><text:a xlink:href="http://mpatrbb.de/starter/top/index.php" xlink:type="simple">Taeter Opfer Polizei</text:a></text:p>
          </table:table-cell>
          <table:table-cell office:value-type="string" calcext:value-type="string">
            <text:p>rbb Berlin HD, rbb Berlin HD, rbb Berlin</text:p>
          </table:table-cell>
          <table:table-cell/>
          <table:table-cell table:formula="of:=EXTRACTHYPERLINK(1;5;ROW())" office:value-type="string" office:string-value="http://mpatrbb.de/starter/top/index.php" calcext:value-type="string">
            <text:p>http://mpatrbb.de/starter/top/index.php</text:p>
          </table:table-cell>
          <table:table-cell table:formula="of:=CONCATENATE([.B48]; &quot;:&quot;; [.E48]; &quot;:&quot;; [.F48]; &quot;:&quot; ; [.H48])" office:value-type="string" office:string-value="83:Taeter Opfer Polizei:rbb Berlin HD, rbb Berlin HD, rbb Berlin:http://mpatrbb.de/starter/top/index.php" calcext:value-type="string">
            <text:p>83:Taeter Opfer Polizei:rbb Berlin HD, rbb Berlin HD, rbb Berlin:http://mpatrbb.de/starter/top/index.php</text:p>
          </table:table-cell>
        </table:table-row>
        <table:table-row table:style-name="ro6">
          <table:table-cell office:value-type="float" office:value="13" calcext:value-type="float">
            <text:p>13</text:p>
          </table:table-cell>
          <table:table-cell office:value-type="float" office:value="92" calcext:value-type="float">
            <text:p>92</text:p>
          </table:table-cell>
          <table:table-cell table:number-columns-repeated="2" office:value-type="string" calcext:value-type="string">
            <text:p> </text:p>
          </table:table-cell>
          <table:table-cell office:value-type="string" calcext:value-type="string">
            <text:p><text:a xlink:href="http://hbbtv.feratel.co.at/hbbtv/ardalpha/index.jsp" xlink:type="simple">Panoramabilder (ARD-alpha)</text:a></text:p>
          </table:table-cell>
          <table:table-cell office:value-type="string" calcext:value-type="string">
            <text:p>ARD-alpha HD, ARD-alpha HD, ARD-alpha</text:p>
          </table:table-cell>
          <table:table-cell/>
          <table:table-cell table:formula="of:=EXTRACTHYPERLINK(1;5;ROW())" office:value-type="string" office:string-value="http://hbbtv.feratel.co.at/hbbtv/ardalpha/index.jsp" calcext:value-type="string">
            <text:p>http://hbbtv.feratel.co.at/hbbtv/ardalpha/index.jsp</text:p>
          </table:table-cell>
          <table:table-cell table:formula="of:=CONCATENATE([.B49]; &quot;:&quot;; [.E49]; &quot;:&quot;; [.F49]; &quot;:&quot; ; [.H49])" office:value-type="string" office:string-value="92:Panoramabilder (ARD-alpha):ARD-alpha HD, ARD-alpha HD, ARD-alpha:http://hbbtv.feratel.co.at/hbbtv/ardalpha/index.jsp" calcext:value-type="string">
            <text:p>92:Panoramabilder (ARD-alpha):ARD-alpha HD, ARD-alpha HD, ARD-alpha:http://hbbtv.feratel.co.at/hbbtv/ardalpha/index.jsp</text:p>
          </table:table-cell>
        </table:table-row>
        <table:table-row table:style-name="ro6">
          <table:table-cell office:value-type="float" office:value="13" calcext:value-type="float">
            <text:p>13</text:p>
          </table:table-cell>
          <table:table-cell office:value-type="string" calcext:value-type="string">
            <text:p>00BD</text:p>
          </table:table-cell>
          <table:table-cell table:number-columns-repeated="2" office:value-type="string" calcext:value-type="string">
            <text:p> </text:p>
          </table:table-cell>
          <table:table-cell office:value-type="string" calcext:value-type="string">
            <text:p><text:a xlink:href="http://mpat-ext.irt.de/mdr/redirectKarusseit/index.php" xlink:type="simple">MDR Ursula</text:a></text:p>
          </table:table-cell>
          <table:table-cell office:value-type="string" calcext:value-type="string">
            <text:p>MDR Thüringen HD, ARD-TEST-1, MDR Thüringen</text:p>
          </table:table-cell>
          <table:table-cell/>
          <table:table-cell table:formula="of:=EXTRACTHYPERLINK(1;5;ROW())" office:value-type="string" office:string-value="http://mpat-ext.irt.de/mdr/redirectKarusseit/index.php" calcext:value-type="string">
            <text:p>http://mpat-ext.irt.de/mdr/redirectKarusseit/index.php</text:p>
          </table:table-cell>
          <table:table-cell table:formula="of:=CONCATENATE([.B50]; &quot;:&quot;; [.E50]; &quot;:&quot;; [.F50]; &quot;:&quot; ; [.H50])" office:value-type="string" office:string-value="00BD:MDR Ursula:MDR Thüringen HD, ARD-TEST-1, MDR Thüringen:http://mpat-ext.irt.de/mdr/redirectKarusseit/index.php" calcext:value-type="string">
            <text:p>00BD:MDR Ursula:MDR Thüringen HD, ARD-TEST-1, MDR Thüringen:http://mpat-ext.irt.de/mdr/redirectKarusseit/index.php</text:p>
          </table:table-cell>
        </table:table-row>
        <table:table-row table:style-name="ro6">
          <table:table-cell office:value-type="float" office:value="13" calcext:value-type="float">
            <text:p>13</text:p>
          </table:table-cell>
          <table:table-cell office:value-type="string" calcext:value-type="string">
            <text:p>00C5</text:p>
          </table:table-cell>
          <table:table-cell table:number-columns-repeated="2" office:value-type="string" calcext:value-type="string">
            <text:p> </text:p>
          </table:table-cell>
          <table:table-cell office:value-type="string" calcext:value-type="string">
            <text:p><text:a xlink:href="http://mpat-ext.irt.de/mdr/buchmesse/index.php" xlink:type="simple">Buchmesse</text:a></text:p>
          </table:table-cell>
          <table:table-cell office:value-type="string" calcext:value-type="string">
            <text:p>MDR Thüringen HD, ARD-TEST-1, MDR Thüringen</text:p>
          </table:table-cell>
          <table:table-cell/>
          <table:table-cell table:formula="of:=EXTRACTHYPERLINK(1;5;ROW())" office:value-type="string" office:string-value="http://mpat-ext.irt.de/mdr/buchmesse/index.php" calcext:value-type="string">
            <text:p>http://mpat-ext.irt.de/mdr/buchmesse/index.php</text:p>
          </table:table-cell>
          <table:table-cell table:formula="of:=CONCATENATE([.B51]; &quot;:&quot;; [.E51]; &quot;:&quot;; [.F51]; &quot;:&quot; ; [.H51])" office:value-type="string" office:string-value="00C5:Buchmesse:MDR Thüringen HD, ARD-TEST-1, MDR Thüringen:http://mpat-ext.irt.de/mdr/buchmesse/index.php" calcext:value-type="string">
            <text:p>00C5:Buchmesse:MDR Thüringen HD, ARD-TEST-1, MDR Thüringen:http://mpat-ext.irt.de/mdr/buchmesse/index.php</text:p>
          </table:table-cell>
        </table:table-row>
        <table:table-row table:style-name="ro6">
          <table:table-cell office:value-type="float" office:value="21" calcext:value-type="float">
            <text:p>21</text:p>
          </table:table-cell>
          <table:table-cell office:value-type="float" office:value="69" calcext:value-type="float">
            <text:p>69</text:p>
          </table:table-cell>
          <table:table-cell table:number-columns-repeated="2" office:value-type="string" calcext:value-type="string">
            <text:p> </text:p>
          </table:table-cell>
          <table:table-cell office:value-type="string" calcext:value-type="string">
            <text:p><text:a xlink:href="http://rtl-digitaltext.rtl-hbbtv.de/index.html" xlink:type="simple">RTL Digitaltext</text:a></text:p>
          </table:table-cell>
          <table:table-cell office:value-type="string" calcext:value-type="string">
            <text:p>RTL UHD, RTL HD, RTL HH SH</text:p>
          </table:table-cell>
          <table:table-cell/>
          <table:table-cell table:formula="of:=EXTRACTHYPERLINK(1;5;ROW())" office:value-type="string" office:string-value="http://rtl-digitaltext.rtl-hbbtv.de/index.html" calcext:value-type="string">
            <text:p>http://rtl-digitaltext.rtl-hbbtv.de/index.html</text:p>
          </table:table-cell>
          <table:table-cell table:formula="of:=CONCATENATE([.B52]; &quot;:&quot;; [.E52]; &quot;:&quot;; [.F52]; &quot;:&quot; ; [.H52])" office:value-type="string" office:string-value="69:RTL Digitaltext:RTL UHD, RTL HD, RTL HH SH:http://rtl-digitaltext.rtl-hbbtv.de/index.html" calcext:value-type="string">
            <text:p>69:RTL Digitaltext:RTL UHD, RTL HD, RTL HH SH:http://rtl-digitaltext.rtl-hbbtv.de/index.html</text:p>
          </table:table-cell>
        </table:table-row>
        <table:table-row table:style-name="ro6">
          <table:table-cell office:value-type="float" office:value="21" calcext:value-type="float">
            <text:p>21</text:p>
          </table:table-cell>
          <table:table-cell office:value-type="string" calcext:value-type="string">
            <text:p>00CC</text:p>
          </table:table-cell>
          <table:table-cell table:number-columns-repeated="2" office:value-type="string" calcext:value-type="string">
            <text:p> </text:p>
          </table:table-cell>
          <table:table-cell office:value-type="string" calcext:value-type="string">
            <text:p><text:a xlink:href="http://kochbar.rtl-hbbtv.de/index.html" xlink:type="simple">Kochbar</text:a></text:p>
          </table:table-cell>
          <table:table-cell office:value-type="string" calcext:value-type="string">
            <text:p>RTL UHD, VOX HD, VOX</text:p>
          </table:table-cell>
          <table:table-cell/>
          <table:table-cell table:formula="of:=EXTRACTHYPERLINK(1;5;ROW())" office:value-type="string" office:string-value="http://kochbar.rtl-hbbtv.de/index.html" calcext:value-type="string">
            <text:p>http://kochbar.rtl-hbbtv.de/index.html</text:p>
          </table:table-cell>
          <table:table-cell table:formula="of:=CONCATENATE([.B53]; &quot;:&quot;; [.E53]; &quot;:&quot;; [.F53]; &quot;:&quot; ; [.H53])" office:value-type="string" office:string-value="00CC:Kochbar:RTL UHD, VOX HD, VOX:http://kochbar.rtl-hbbtv.de/index.html" calcext:value-type="string">
            <text:p>00CC:Kochbar:RTL UHD, VOX HD, VOX:http://kochbar.rtl-hbbtv.de/index.html</text:p>
          </table:table-cell>
        </table:table-row>
        <table:table-row table:style-name="ro6">
          <table:table-cell office:value-type="float" office:value="21" calcext:value-type="float">
            <text:p>21</text:p>
          </table:table-cell>
          <table:table-cell office:value-type="string" calcext:value-type="string">
            <text:p>012E</text:p>
          </table:table-cell>
          <table:table-cell table:number-columns-repeated="2" office:value-type="string" calcext:value-type="string">
            <text:p> </text:p>
          </table:table-cell>
          <table:table-cell office:value-type="string" calcext:value-type="string">
            <text:p><text:a xlink:href="http://specials.rtl-hbbtv.de/index.html" xlink:type="simple">n-tv Specials</text:a></text:p>
          </table:table-cell>
          <table:table-cell office:value-type="string" calcext:value-type="string">
            <text:p>n-tv HD, n-tv, n-tv Austria</text:p>
          </table:table-cell>
          <table:table-cell/>
          <table:table-cell table:formula="of:=EXTRACTHYPERLINK(1;5;ROW())" office:value-type="string" office:string-value="http://specials.rtl-hbbtv.de/index.html" calcext:value-type="string">
            <text:p>http://specials.rtl-hbbtv.de/index.html</text:p>
          </table:table-cell>
          <table:table-cell table:formula="of:=CONCATENATE([.B54]; &quot;:&quot;; [.E54]; &quot;:&quot;; [.F54]; &quot;:&quot; ; [.H54])" office:value-type="string" office:string-value="012E:n-tv Specials:n-tv HD, n-tv, n-tv Austria:http://specials.rtl-hbbtv.de/index.html" calcext:value-type="string">
            <text:p>012E:n-tv Specials:n-tv HD, n-tv, n-tv Austria:http://specials.rtl-hbbtv.de/index.html</text:p>
          </table:table-cell>
        </table:table-row>
        <table:table-row table:style-name="ro6">
          <table:table-cell office:value-type="float" office:value="21" calcext:value-type="float">
            <text:p>21</text:p>
          </table:table-cell>
          <table:table-cell office:value-type="string" calcext:value-type="string">
            <text:p>01A0</text:p>
          </table:table-cell>
          <table:table-cell table:number-columns-repeated="2" office:value-type="string" calcext:value-type="string">
            <text:p> </text:p>
          </table:table-cell>
          <table:table-cell office:value-type="string" calcext:value-type="string">
            <text:p><text:a xlink:href="http://mg-rtl.spielecenter.tv/spielecenter/index.php" xlink:type="simple">NITRO Spiele</text:a></text:p>
          </table:table-cell>
          <table:table-cell office:value-type="string" calcext:value-type="string">
            <text:p>NITRO HD, NITRO, NITRO Austria</text:p>
          </table:table-cell>
          <table:table-cell/>
          <table:table-cell table:formula="of:=EXTRACTHYPERLINK(1;5;ROW())" office:value-type="string" office:string-value="http://mg-rtl.spielecenter.tv/spielecenter/index.php" calcext:value-type="string">
            <text:p>http://mg-rtl.spielecenter.tv/spielecenter/index.php</text:p>
          </table:table-cell>
          <table:table-cell table:formula="of:=CONCATENATE([.B55]; &quot;:&quot;; [.E55]; &quot;:&quot;; [.F55]; &quot;:&quot; ; [.H55])" office:value-type="string" office:string-value="01A0:NITRO Spiele:NITRO HD, NITRO, NITRO Austria:http://mg-rtl.spielecenter.tv/spielecenter/index.php" calcext:value-type="string">
            <text:p>01A0:NITRO Spiele:NITRO HD, NITRO, NITRO Austria:http://mg-rtl.spielecenter.tv/spielecenter/index.php</text:p>
          </table:table-cell>
        </table:table-row>
        <table:table-row table:style-name="ro6">
          <table:table-cell office:value-type="float" office:value="60" calcext:value-type="float">
            <text:p>60</text:p>
          </table:table-cell>
          <table:table-cell office:value-type="float" office:value="1" calcext:value-type="float">
            <text:p>1</text:p>
          </table:table-cell>
          <table:table-cell table:number-columns-repeated="2" office:value-type="string" calcext:value-type="string">
            <text:p> </text:p>
          </table:table-cell>
          <table:table-cell office:value-type="string" calcext:value-type="string">
            <text:p><text:a xlink:href="http://hbbtv.redbutton.de/service/redbutton.php?brand=s1de" xlink:type="simple">SAT.1</text:a></text:p>
          </table:table-cell>
          <table:table-cell office:value-type="string" calcext:value-type="string">
            <text:p>SAT.1 HD, SAT.1 RhlPf/Hessen, SAT.1 NRW</text:p>
          </table:table-cell>
          <table:table-cell/>
          <table:table-cell table:formula="of:=EXTRACTHYPERLINK(1;5;ROW())" office:value-type="string" office:string-value="http://hbbtv.redbutton.de/service/redbutton.php?brand=s1de" calcext:value-type="string">
            <text:p>http://hbbtv.redbutton.de/service/redbutton.php?brand=s1de</text:p>
          </table:table-cell>
          <table:table-cell table:formula="of:=CONCATENATE([.B56]; &quot;:&quot;; [.E56]; &quot;:&quot;; [.F56]; &quot;:&quot; ; [.H56])" office:value-type="string" office:string-value="1:SAT.1:SAT.1 HD, SAT.1 RhlPf/Hessen, SAT.1 NRW:http://hbbtv.redbutton.de/service/redbutton.php?brand=s1de" calcext:value-type="string">
            <text:p>1:SAT.1:SAT.1 HD, SAT.1 RhlPf/Hessen, SAT.1 NRW:http://hbbtv.redbutton.de/service/redbutton.php?brand=s1de</text:p>
          </table:table-cell>
        </table:table-row>
        <table:table-row table:style-name="ro6">
          <table:table-cell office:value-type="float" office:value="1" calcext:value-type="float">
            <text:p>1</text:p>
          </table:table-cell>
          <table:table-cell office:value-type="string" calcext:value-type="string">
            <text:p>009B</text:p>
          </table:table-cell>
          <table:table-cell table:number-columns-repeated="2" office:value-type="string" calcext:value-type="string">
            <text:p> </text:p>
          </table:table-cell>
          <table:table-cell office:value-type="string" calcext:value-type="string">
            <text:p><text:a xlink:href="http://itv.ard.de/replay/index.php" xlink:type="simple">KiKA REPLAY Prototyp</text:a></text:p>
          </table:table-cell>
          <table:table-cell office:value-type="string" calcext:value-type="string">
            <text:p>KiKA HD, KiKA</text:p>
          </table:table-cell>
          <table:table-cell/>
          <table:table-cell table:formula="of:=EXTRACTHYPERLINK(1;5;ROW())" office:value-type="string" office:string-value="http://itv.ard.de/replay/index.php" calcext:value-type="string">
            <text:p>http://itv.ard.de/replay/index.php</text:p>
          </table:table-cell>
          <table:table-cell table:formula="of:=CONCATENATE([.B57]; &quot;:&quot;; [.E57]; &quot;:&quot;; [.F57]; &quot;:&quot; ; [.H57])" office:value-type="string" office:string-value="009B:KiKA REPLAY Prototyp:KiKA HD, KiKA:http://itv.ard.de/replay/index.php" calcext:value-type="string">
            <text:p>009B:KiKA REPLAY Prototyp:KiKA HD, KiKA:http://itv.ard.de/replay/index.php</text:p>
          </table:table-cell>
        </table:table-row>
        <table:table-row table:style-name="ro6">
          <table:table-cell office:value-type="float" office:value="11" calcext:value-type="float">
            <text:p>11</text:p>
          </table:table-cell>
          <table:table-cell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zdf.de/zdfstart/index.php?svc=zdfinfo" xlink:type="simple">ZDFinfo Start</text:a></text:p>
          </table:table-cell>
          <table:table-cell office:value-type="string" calcext:value-type="string">
            <text:p>ZDFinfo HD, ZDFinfo</text:p>
          </table:table-cell>
          <table:table-cell/>
          <table:table-cell table:formula="of:=EXTRACTHYPERLINK(1;5;ROW())" office:value-type="string" office:string-value="http://hbbtv.zdf.de/zdfstart/index.php?svc=zdfinfo" calcext:value-type="string">
            <text:p>http://hbbtv.zdf.de/zdfstart/index.php?svc=zdfinfo</text:p>
          </table:table-cell>
          <table:table-cell table:formula="of:=CONCATENATE([.B58]; &quot;:&quot;; [.E58]; &quot;:&quot;; [.F58]; &quot;:&quot; ; [.H58])" office:value-type="string" office:string-value="1:ZDFinfo Start:ZDFinfo HD, ZDFinfo:http://hbbtv.zdf.de/zdfstart/index.php?svc=zdfinfo" calcext:value-type="string">
            <text:p>1:ZDFinfo Start:ZDFinfo HD, ZDFinfo:http://hbbtv.zdf.de/zdfstart/index.php?svc=zdfinfo</text:p>
          </table:table-cell>
        </table:table-row>
        <table:table-row table:style-name="ro6">
          <table:table-cell office:value-type="float" office:value="11" calcext:value-type="float">
            <text:p>11</text:p>
          </table:table-cell>
          <table:table-cell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zdf.de/zdfstart/index.php" xlink:type="simple">ZDF Start</text:a></text:p>
          </table:table-cell>
          <table:table-cell office:value-type="string" calcext:value-type="string">
            <text:p>ZDF HD, ZDF</text:p>
          </table:table-cell>
          <table:table-cell/>
          <table:table-cell table:formula="of:=EXTRACTHYPERLINK(1;5;ROW())" office:value-type="string" office:string-value="http://hbbtv.zdf.de/zdfstart/index.php" calcext:value-type="string">
            <text:p>http://hbbtv.zdf.de/zdfstart/index.php</text:p>
          </table:table-cell>
          <table:table-cell table:formula="of:=CONCATENATE([.B59]; &quot;:&quot;; [.E59]; &quot;:&quot;; [.F59]; &quot;:&quot; ; [.H59])" office:value-type="string" office:string-value="1:ZDF Start:ZDF HD, ZDF:http://hbbtv.zdf.de/zdfstart/index.php" calcext:value-type="string">
            <text:p>1:ZDF Start:ZDF HD, ZDF:http://hbbtv.zdf.de/zdfstart/index.php</text:p>
          </table:table-cell>
        </table:table-row>
        <table:table-row table:style-name="ro6">
          <table:table-cell office:value-type="float" office:value="11" calcext:value-type="float">
            <text:p>11</text:p>
          </table:table-cell>
          <table:table-cell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zdf.de/zdfstart/index.php?svc=zdfneo" xlink:type="simple">zdf_neo Start</text:a></text:p>
          </table:table-cell>
          <table:table-cell office:value-type="string" calcext:value-type="string">
            <text:p>zdf_neo HD, zdf_neo</text:p>
          </table:table-cell>
          <table:table-cell/>
          <table:table-cell table:formula="of:=EXTRACTHYPERLINK(1;5;ROW())" office:value-type="string" office:string-value="http://hbbtv.zdf.de/zdfstart/index.php?svc=zdfneo" calcext:value-type="string">
            <text:p>http://hbbtv.zdf.de/zdfstart/index.php?svc=zdfneo</text:p>
          </table:table-cell>
          <table:table-cell table:formula="of:=CONCATENATE([.B60]; &quot;:&quot;; [.E60]; &quot;:&quot;; [.F60]; &quot;:&quot; ; [.H60])" office:value-type="string" office:string-value="1:zdf_neo Start:zdf_neo HD, zdf_neo:http://hbbtv.zdf.de/zdfstart/index.php?svc=zdfneo" calcext:value-type="string">
            <text:p>1:zdf_neo Start:zdf_neo HD, zdf_neo:http://hbbtv.zdf.de/zdfstart/index.php?svc=zdfneo</text:p>
          </table:table-cell>
        </table:table-row>
        <table:table-row table:style-name="ro6">
          <table:table-cell office:value-type="float" office:value="11" calcext:value-type="float">
            <text:p>11</text:p>
          </table:table-cell>
          <table:table-cell office:value-type="float" office:value="64" calcext:value-type="float">
            <text:p>64</text:p>
          </table:table-cell>
          <table:table-cell table:number-columns-repeated="2" office:value-type="string" calcext:value-type="string">
            <text:p> </text:p>
          </table:table-cell>
          <table:table-cell office:value-type="string" calcext:value-type="string">
            <text:p><text:a xlink:href="http://hbbtv.zdf.de/3satm/redbutton.php" xlink:type="simple">3sat Start</text:a></text:p>
          </table:table-cell>
          <table:table-cell office:value-type="string" calcext:value-type="string">
            <text:p>3sat HD, 3sat</text:p>
          </table:table-cell>
          <table:table-cell/>
          <table:table-cell table:formula="of:=EXTRACTHYPERLINK(1;5;ROW())" office:value-type="string" office:string-value="http://hbbtv.zdf.de/3satm/redbutton.php" calcext:value-type="string">
            <text:p>http://hbbtv.zdf.de/3satm/redbutton.php</text:p>
          </table:table-cell>
          <table:table-cell table:formula="of:=CONCATENATE([.B61]; &quot;:&quot;; [.E61]; &quot;:&quot;; [.F61]; &quot;:&quot; ; [.H61])" office:value-type="string" office:string-value="64:3sat Start:3sat HD, 3sat:http://hbbtv.zdf.de/3satm/redbutton.php" calcext:value-type="string">
            <text:p>64:3sat Start:3sat HD, 3sat:http://hbbtv.zdf.de/3satm/redbutton.php</text:p>
          </table:table-cell>
        </table:table-row>
        <table:table-row table:style-name="ro6">
          <table:table-cell office:value-type="float" office:value="13" calcext:value-type="float">
            <text:p>13</text:p>
          </table:table-cell>
          <table:table-cell office:value-type="float" office:value="2" calcext:value-type="float">
            <text:p>2</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itv.ard.de/ardepg/index.php" xlink:type="simple">ARD EPG</text:a></text:p>
          </table:table-cell>
          <table:table-cell office:value-type="string" calcext:value-type="string">
            <text:p>KiKA HD, KiKA</text:p>
          </table:table-cell>
          <table:table-cell/>
          <table:table-cell table:formula="of:=EXTRACTHYPERLINK(1;5;ROW())" office:value-type="string" office:string-value="http://itv.ard.de/ardepg/index.php" calcext:value-type="string">
            <text:p>http://itv.ard.de/ardepg/index.php</text:p>
          </table:table-cell>
          <table:table-cell table:formula="of:=CONCATENATE([.B62]; &quot;:&quot;; [.E62]; &quot;:&quot;; [.F62]; &quot;:&quot; ; [.H62])" office:value-type="string" office:string-value="2:ARD EPG:KiKA HD, KiKA:http://itv.ard.de/ardepg/index.php" calcext:value-type="string">
            <text:p>2:ARD EPG:KiKA HD, KiKA:http://itv.ard.de/ardepg/index.php</text:p>
          </table:table-cell>
        </table:table-row>
        <table:table-row table:style-name="ro6">
          <table:table-cell office:value-type="float" office:value="13" calcext:value-type="float">
            <text:p>13</text:p>
          </table:table-cell>
          <table:table-cell office:value-type="float" office:value="3" calcext:value-type="float">
            <text:p>3</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wahlspecial-hbbtv.br.de/index.php" xlink:type="simple">EU-Wahlspecial</text:a></text:p>
          </table:table-cell>
          <table:table-cell office:value-type="string" calcext:value-type="string">
            <text:p>BR Fernsehen Nord HD, BR Fernsehen Nord</text:p>
          </table:table-cell>
          <table:table-cell/>
          <table:table-cell table:formula="of:=EXTRACTHYPERLINK(1;5;ROW())" office:value-type="string" office:string-value="http://wahlspecial-hbbtv.br.de/index.php" calcext:value-type="string">
            <text:p>http://wahlspecial-hbbtv.br.de/index.php</text:p>
          </table:table-cell>
          <table:table-cell table:formula="of:=CONCATENATE([.B63]; &quot;:&quot;; [.E63]; &quot;:&quot;; [.F63]; &quot;:&quot; ; [.H63])" office:value-type="string" office:string-value="3:EU-Wahlspecial:BR Fernsehen Nord HD, BR Fernsehen Nord:http://wahlspecial-hbbtv.br.de/index.php" calcext:value-type="string">
            <text:p>3:EU-Wahlspecial:BR Fernsehen Nord HD, BR Fernsehen Nord:http://wahlspecial-hbbtv.br.de/index.php</text:p>
          </table:table-cell>
        </table:table-row>
        <table:table-row table:style-name="ro6">
          <table:table-cell office:value-type="float" office:value="13" calcext:value-type="float">
            <text:p>13</text:p>
          </table:table-cell>
          <table:table-cell office:value-type="float" office:value="4" calcext:value-type="float">
            <text:p>4</text:p>
          </table:table-cell>
          <table:table-cell table:number-columns-repeated="2" office:value-type="string" calcext:value-type="string">
            <text:p>Yes</text:p>
          </table:table-cell>
          <table:table-cell office:value-type="string" calcext:value-type="string">
            <text:p><text:a xlink:href="http://itv2.ard.de/index.html" xlink:type="simple">ARD-Text-DSMCC</text:a></text:p>
          </table:table-cell>
          <table:table-cell office:value-type="string" calcext:value-type="string">
            <text:p>Das Erste HD, ARD-Data-1</text:p>
          </table:table-cell>
          <table:table-cell/>
          <table:table-cell table:formula="of:=EXTRACTHYPERLINK(1;5;ROW())" office:value-type="string" office:string-value="http://itv2.ard.de/index.html" calcext:value-type="string">
            <text:p>http://itv2.ard.de/index.html</text:p>
          </table:table-cell>
          <table:table-cell table:formula="of:=CONCATENATE([.B64]; &quot;:&quot;; [.E64]; &quot;:&quot;; [.F64]; &quot;:&quot; ; [.H64])" office:value-type="string" office:string-value="4:ARD-Text-DSMCC:Das Erste HD, ARD-Data-1:http://itv2.ard.de/index.html" calcext:value-type="string">
            <text:p>4:ARD-Text-DSMCC:Das Erste HD, ARD-Data-1:http://itv2.ard.de/index.html</text:p>
          </table:table-cell>
        </table:table-row>
        <table:table-row table:style-name="ro6">
          <table:table-cell office:value-type="float" office:value="13" calcext:value-type="float">
            <text:p>13</text:p>
          </table:table-cell>
          <table:table-cell office:value-type="float" office:value="9" calcext:value-type="float">
            <text:p>9</text:p>
          </table:table-cell>
          <table:table-cell table:number-columns-repeated="2" office:value-type="string" calcext:value-type="string">
            <text:p> </text:p>
          </table:table-cell>
          <table:table-cell office:value-type="string" calcext:value-type="string">
            <text:p><text:a xlink:href="http://itv.ard.de/fritz/index.php" xlink:type="simple">Fritz</text:a></text:p>
          </table:table-cell>
          <table:table-cell office:value-type="string" calcext:value-type="string">
            <text:p>ARD-Data-1, Fritz</text:p>
          </table:table-cell>
          <table:table-cell/>
          <table:table-cell table:formula="of:=EXTRACTHYPERLINK(1;5;ROW())" office:value-type="string" office:string-value="http://itv.ard.de/fritz/index.php" calcext:value-type="string">
            <text:p>http://itv.ard.de/fritz/index.php</text:p>
          </table:table-cell>
          <table:table-cell table:formula="of:=CONCATENATE([.B65]; &quot;:&quot;; [.E65]; &quot;:&quot;; [.F65]; &quot;:&quot; ; [.H65])" office:value-type="string" office:string-value="9:Fritz:ARD-Data-1, Fritz:http://itv.ard.de/fritz/index.php" calcext:value-type="string">
            <text:p>9:Fritz:ARD-Data-1, Fritz:http://itv.ard.de/fritz/index.php</text:p>
          </table:table-cell>
        </table:table-row>
        <table:table-row table:style-name="ro6">
          <table:table-cell office:value-type="float" office:value="13" calcext:value-type="float">
            <text:p>13</text:p>
          </table:table-cell>
          <table:table-cell office:value-type="string" calcext:value-type="string">
            <text:p>000B</text:p>
          </table:table-cell>
          <table:table-cell table:number-columns-repeated="2" office:value-type="string" calcext:value-type="string">
            <text:p> </text:p>
          </table:table-cell>
          <table:table-cell office:value-type="string" calcext:value-type="string">
            <text:p><text:a xlink:href="http://www.arte.tv/static/hbbtvv3/current/index.xhtml?pf=prod&amp;page=HOME&amp;lang=de_DE" xlink:type="simple">arte +7</text:a></text:p>
          </table:table-cell>
          <table:table-cell office:value-type="string" calcext:value-type="string">
            <text:p>arte HD, arte</text:p>
          </table:table-cell>
          <table:table-cell/>
          <table:table-cell table:formula="of:=EXTRACTHYPERLINK(1;5;ROW())" office:value-type="string" office:string-value="http://www.arte.tv/static/hbbtvv3/current/index.xhtml?pf=prod&amp;page=HOME&amp;lang=de_DE" calcext:value-type="string">
            <text:p>http://www.arte.tv/static/hbbtvv3/current/index.xhtml?pf=prod&amp;page=HOME&amp;lang=de_DE</text:p>
          </table:table-cell>
          <table:table-cell table:formula="of:=CONCATENATE([.B66]; &quot;:&quot;; [.E66]; &quot;:&quot;; [.F66]; &quot;:&quot; ; [.H66])" office:value-type="string" office:string-value="000B:arte +7:arte HD, arte:http://www.arte.tv/static/hbbtvv3/current/index.xhtml?pf=prod&amp;page=HOME&amp;lang=de_DE" calcext:value-type="string">
            <text:p>000B:arte +7:arte HD, arte:http://www.arte.tv/static/hbbtvv3/current/index.xhtml?pf=prod&amp;page=HOME&amp;lang=de_DE</text:p>
          </table:table-cell>
        </table:table-row>
        <table:table-row table:style-name="ro6">
          <table:table-cell office:value-type="float" office:value="13" calcext:value-type="float">
            <text:p>13</text:p>
          </table:table-cell>
          <table:table-cell office:value-type="string" calcext:value-type="string">
            <text:p>000D</text:p>
          </table:table-cell>
          <table:table-cell table:number-columns-repeated="2" office:value-type="string" calcext:value-type="string">
            <text:p> </text:p>
          </table:table-cell>
          <table:table-cell office:value-type="string" calcext:value-type="string">
            <text:p><text:a xlink:href="http://www.br.de/radio/bayern2/hbbtv_bayern2_html100~hbbtv.cehtml" xlink:type="simple">Bayern2</text:a></text:p>
          </table:table-cell>
          <table:table-cell office:value-type="string" calcext:value-type="string">
            <text:p>ARD-Data-1, WDR Event</text:p>
          </table:table-cell>
          <table:table-cell/>
          <table:table-cell table:formula="of:=EXTRACTHYPERLINK(1;5;ROW())" office:value-type="string" office:string-value="http://www.br.de/radio/bayern2/hbbtv_bayern2_html100~hbbtv.cehtml" calcext:value-type="string">
            <text:p>http://www.br.de/radio/bayern2/hbbtv_bayern2_html100~hbbtv.cehtml</text:p>
          </table:table-cell>
          <table:table-cell table:formula="of:=CONCATENATE([.B67]; &quot;:&quot;; [.E67]; &quot;:&quot;; [.F67]; &quot;:&quot; ; [.H67])" office:value-type="string" office:string-value="000D:Bayern2:ARD-Data-1, WDR Event:http://www.br.de/radio/bayern2/hbbtv_bayern2_html100~hbbtv.cehtml" calcext:value-type="string">
            <text:p>000D:Bayern2:ARD-Data-1, WDR Event:http://www.br.de/radio/bayern2/hbbtv_bayern2_html100~hbbtv.cehtml</text:p>
          </table:table-cell>
        </table:table-row>
        <table:table-row table:style-name="ro6">
          <table:table-cell office:value-type="float" office:value="13" calcext:value-type="float">
            <text:p>13</text:p>
          </table:table-cell>
          <table:table-cell office:value-type="string" calcext:value-type="string">
            <text:p>000E</text:p>
          </table:table-cell>
          <table:table-cell table:number-columns-repeated="2" office:value-type="string" calcext:value-type="string">
            <text:p> </text:p>
          </table:table-cell>
          <table:table-cell office:value-type="string" calcext:value-type="string">
            <text:p><text:a xlink:href="http://www.br.de/radio/br-klassik/hbbtv_br_klassik100~hbbtv.cehtml" xlink:type="simple">Bayern4</text:a></text:p>
          </table:table-cell>
          <table:table-cell office:value-type="string" calcext:value-type="string">
            <text:p>ARD-Data-1, WDR Event</text:p>
          </table:table-cell>
          <table:table-cell/>
          <table:table-cell table:formula="of:=EXTRACTHYPERLINK(1;5;ROW())" office:value-type="string" office:string-value="http://www.br.de/radio/br-klassik/hbbtv_br_klassik100~hbbtv.cehtml" calcext:value-type="string">
            <text:p>http://www.br.de/radio/br-klassik/hbbtv_br_klassik100~hbbtv.cehtml</text:p>
          </table:table-cell>
          <table:table-cell table:formula="of:=CONCATENATE([.B68]; &quot;:&quot;; [.E68]; &quot;:&quot;; [.F68]; &quot;:&quot; ; [.H68])" office:value-type="string" office:string-value="000E:Bayern4:ARD-Data-1, WDR Event:http://www.br.de/radio/br-klassik/hbbtv_br_klassik100~hbbtv.cehtml" calcext:value-type="string">
            <text:p>000E:Bayern4:ARD-Data-1, WDR Event:http://www.br.de/radio/br-klassik/hbbtv_br_klassik100~hbbtv.cehtml</text:p>
          </table:table-cell>
        </table:table-row>
        <table:table-row table:style-name="ro6">
          <table:table-cell office:value-type="float" office:value="13" calcext:value-type="float">
            <text:p>13</text:p>
          </table:table-cell>
          <table:table-cell office:value-type="float" office:value="10" calcext:value-type="float">
            <text:p>10</text:p>
          </table:table-cell>
          <table:table-cell table:number-columns-repeated="2" office:value-type="string" calcext:value-type="string">
            <text:p> </text:p>
          </table:table-cell>
          <table:table-cell office:value-type="string" calcext:value-type="string">
            <text:p><text:a xlink:href="http://hbbtv.wdr.de/einslive/index.html" xlink:type="simple">EinsLive</text:a></text:p>
          </table:table-cell>
          <table:table-cell office:value-type="string" calcext:value-type="string">
            <text:p>ARD-Data-1, WDR Event</text:p>
          </table:table-cell>
          <table:table-cell/>
          <table:table-cell table:formula="of:=EXTRACTHYPERLINK(1;5;ROW())" office:value-type="string" office:string-value="http://hbbtv.wdr.de/einslive/index.html" calcext:value-type="string">
            <text:p>http://hbbtv.wdr.de/einslive/index.html</text:p>
          </table:table-cell>
          <table:table-cell table:formula="of:=CONCATENATE([.B69]; &quot;:&quot;; [.E69]; &quot;:&quot;; [.F69]; &quot;:&quot; ; [.H69])" office:value-type="string" office:string-value="10:EinsLive:ARD-Data-1, WDR Event:http://hbbtv.wdr.de/einslive/index.html" calcext:value-type="string">
            <text:p>10:EinsLive:ARD-Data-1, WDR Event:http://hbbtv.wdr.de/einslive/index.html</text:p>
          </table:table-cell>
        </table:table-row>
        <table:table-row table:style-name="ro6">
          <table:table-cell table:number-columns-repeated="2" office:value-type="float" office:value="13" calcext:value-type="float">
            <text:p>13</text:p>
          </table:table-cell>
          <table:table-cell table:number-columns-repeated="2" office:value-type="string" calcext:value-type="string">
            <text:p> </text:p>
          </table:table-cell>
          <table:table-cell office:value-type="string" calcext:value-type="string">
            <text:p><text:a xlink:href="http://static-cdn.arte.tv/redbutton/index.html" xlink:type="simple">Arte Startapplikation</text:a></text:p>
          </table:table-cell>
          <table:table-cell office:value-type="string" calcext:value-type="string">
            <text:p>arte HD, arte</text:p>
          </table:table-cell>
          <table:table-cell/>
          <table:table-cell table:formula="of:=EXTRACTHYPERLINK(1;5;ROW())" office:value-type="string" office:string-value="http://static-cdn.arte.tv/redbutton/index.html" calcext:value-type="string">
            <text:p>http://static-cdn.arte.tv/redbutton/index.html</text:p>
          </table:table-cell>
          <table:table-cell table:formula="of:=CONCATENATE([.B70]; &quot;:&quot;; [.E70]; &quot;:&quot;; [.F70]; &quot;:&quot; ; [.H70])" office:value-type="string" office:string-value="13:Arte Startapplikation:arte HD, arte:http://static-cdn.arte.tv/redbutton/index.html" calcext:value-type="string">
            <text:p>13:Arte Startapplikation:arte HD, arte:http://static-cdn.arte.tv/redbutton/index.html</text:p>
          </table:table-cell>
        </table:table-row>
        <table:table-row table:style-name="ro6">
          <table:table-cell office:value-type="float" office:value="13" calcext:value-type="float">
            <text:p>13</text:p>
          </table:table-cell>
          <table:table-cell office:value-type="string" calcext:value-type="string">
            <text:p>001A</text:p>
          </table:table-cell>
          <table:table-cell table:number-columns-repeated="2" office:value-type="string" calcext:value-type="string">
            <text:p> </text:p>
          </table:table-cell>
          <table:table-cell office:value-type="string" calcext:value-type="string">
            <text:p><text:a xlink:href="http://www.mdr.de/CONT/hbbtv/mdr/index.html" xlink:type="simple">MDR Text</text:a></text:p>
          </table:table-cell>
          <table:table-cell office:value-type="string" calcext:value-type="string">
            <text:p>MDR Thüringen HD, MDR Thüringen</text:p>
          </table:table-cell>
          <table:table-cell/>
          <table:table-cell table:formula="of:=EXTRACTHYPERLINK(1;5;ROW())" office:value-type="string" office:string-value="http://www.mdr.de/CONT/hbbtv/mdr/index.html" calcext:value-type="string">
            <text:p>http://www.mdr.de/CONT/hbbtv/mdr/index.html</text:p>
          </table:table-cell>
          <table:table-cell table:formula="of:=CONCATENATE([.B71]; &quot;:&quot;; [.E71]; &quot;:&quot;; [.F71]; &quot;:&quot; ; [.H71])" office:value-type="string" office:string-value="001A:MDR Text:MDR Thüringen HD, MDR Thüringen:http://www.mdr.de/CONT/hbbtv/mdr/index.html" calcext:value-type="string">
            <text:p>001A:MDR Text:MDR Thüringen HD, MDR Thüringen:http://www.mdr.de/CONT/hbbtv/mdr/index.html</text:p>
          </table:table-cell>
        </table:table-row>
        <table:table-row table:style-name="ro6">
          <table:table-cell office:value-type="float" office:value="13" calcext:value-type="float">
            <text:p>13</text:p>
          </table:table-cell>
          <table:table-cell office:value-type="string" calcext:value-type="string">
            <text:p>001B</text:p>
          </table:table-cell>
          <table:table-cell table:number-columns-repeated="2" office:value-type="string" calcext:value-type="string">
            <text:p> </text:p>
          </table:table-cell>
          <table:table-cell office:value-type="string" calcext:value-type="string">
            <text:p><text:a xlink:href="http://tv.ardmediathek.de/index.html?client=ndr" xlink:type="simple">HBBTV NDR-Mediathek</text:a></text:p>
          </table:table-cell>
          <table:table-cell office:value-type="string" calcext:value-type="string">
            <text:p>NDR FS SH HD, NDR FS SH</text:p>
          </table:table-cell>
          <table:table-cell/>
          <table:table-cell table:formula="of:=EXTRACTHYPERLINK(1;5;ROW())" office:value-type="string" office:string-value="http://tv.ardmediathek.de/index.html?client=ndr" calcext:value-type="string">
            <text:p>http://tv.ardmediathek.de/index.html?client=ndr</text:p>
          </table:table-cell>
          <table:table-cell table:formula="of:=CONCATENATE([.B72]; &quot;:&quot;; [.E72]; &quot;:&quot;; [.F72]; &quot;:&quot; ; [.H72])" office:value-type="string" office:string-value="001B:HBBTV NDR-Mediathek:NDR FS SH HD, NDR FS SH:http://tv.ardmediathek.de/index.html?client=ndr" calcext:value-type="string">
            <text:p>001B:HBBTV NDR-Mediathek:NDR FS SH HD, NDR FS SH:http://tv.ardmediathek.de/index.html?client=ndr</text:p>
          </table:table-cell>
        </table:table-row>
        <table:table-row table:style-name="ro6">
          <table:table-cell office:value-type="float" office:value="13" calcext:value-type="float">
            <text:p>13</text:p>
          </table:table-cell>
          <table:table-cell office:value-type="string" calcext:value-type="string">
            <text:p>001C</text:p>
          </table:table-cell>
          <table:table-cell table:number-columns-repeated="2" office:value-type="string" calcext:value-type="string">
            <text:p> </text:p>
          </table:table-cell>
          <table:table-cell office:value-type="string" calcext:value-type="string">
            <text:p><text:a xlink:href="http://tv.ardmediathek.de/index.html?client=mdr" xlink:type="simple">MDR Mediathek</text:a></text:p>
          </table:table-cell>
          <table:table-cell office:value-type="string" calcext:value-type="string">
            <text:p>MDR Thüringen HD, MDR Thüringen</text:p>
          </table:table-cell>
          <table:table-cell/>
          <table:table-cell table:formula="of:=EXTRACTHYPERLINK(1;5;ROW())" office:value-type="string" office:string-value="http://tv.ardmediathek.de/index.html?client=mdr" calcext:value-type="string">
            <text:p>http://tv.ardmediathek.de/index.html?client=mdr</text:p>
          </table:table-cell>
          <table:table-cell table:formula="of:=CONCATENATE([.B73]; &quot;:&quot;; [.E73]; &quot;:&quot;; [.F73]; &quot;:&quot; ; [.H73])" office:value-type="string" office:string-value="001C:MDR Mediathek:MDR Thüringen HD, MDR Thüringen:http://tv.ardmediathek.de/index.html?client=mdr" calcext:value-type="string">
            <text:p>001C:MDR Mediathek:MDR Thüringen HD, MDR Thüringen:http://tv.ardmediathek.de/index.html?client=mdr</text:p>
          </table:table-cell>
        </table:table-row>
        <table:table-row table:style-name="ro6">
          <table:table-cell office:value-type="float" office:value="13" calcext:value-type="float">
            <text:p>13</text:p>
          </table:table-cell>
          <table:table-cell office:value-type="float" office:value="21" calcext:value-type="float">
            <text:p>21</text:p>
          </table:table-cell>
          <table:table-cell table:number-columns-repeated="2" office:value-type="string" calcext:value-type="string">
            <text:p> </text:p>
          </table:table-cell>
          <table:table-cell office:value-type="string" calcext:value-type="string">
            <text:p><text:a xlink:href="http://hbbtv.feratel.co.at/hbbtv/br/index.jsp" xlink:type="simple">BR-Panoramabilder</text:a></text:p>
          </table:table-cell>
          <table:table-cell office:value-type="string" calcext:value-type="string">
            <text:p>BR Fernsehen Nord HD, BR Fernsehen Nord</text:p>
          </table:table-cell>
          <table:table-cell/>
          <table:table-cell table:formula="of:=EXTRACTHYPERLINK(1;5;ROW())" office:value-type="string" office:string-value="http://hbbtv.feratel.co.at/hbbtv/br/index.jsp" calcext:value-type="string">
            <text:p>http://hbbtv.feratel.co.at/hbbtv/br/index.jsp</text:p>
          </table:table-cell>
          <table:table-cell table:formula="of:=CONCATENATE([.B74]; &quot;:&quot;; [.E74]; &quot;:&quot;; [.F74]; &quot;:&quot; ; [.H74])" office:value-type="string" office:string-value="21:BR-Panoramabilder:BR Fernsehen Nord HD, BR Fernsehen Nord:http://hbbtv.feratel.co.at/hbbtv/br/index.jsp" calcext:value-type="string">
            <text:p>21:BR-Panoramabilder:BR Fernsehen Nord HD, BR Fernsehen Nord:http://hbbtv.feratel.co.at/hbbtv/br/index.jsp</text:p>
          </table:table-cell>
        </table:table-row>
        <table:table-row table:style-name="ro6">
          <table:table-cell office:value-type="float" office:value="13" calcext:value-type="float">
            <text:p>13</text:p>
          </table:table-cell>
          <table:table-cell office:value-type="string" calcext:value-type="string">
            <text:p>003B</text:p>
          </table:table-cell>
          <table:table-cell table:number-columns-repeated="2" office:value-type="string" calcext:value-type="string">
            <text:p> </text:p>
          </table:table-cell>
          <table:table-cell office:value-type="string" calcext:value-type="string">
            <text:p><text:a xlink:href="http://hbbtv.mdr.gl-systemhaus.de/index.html" xlink:type="simple">MDR+ Livestreams</text:a></text:p>
          </table:table-cell>
          <table:table-cell office:value-type="string" calcext:value-type="string">
            <text:p>MDR Thüringen HD, MDR Thüringen</text:p>
          </table:table-cell>
          <table:table-cell/>
          <table:table-cell table:formula="of:=EXTRACTHYPERLINK(1;5;ROW())" office:value-type="string" office:string-value="http://hbbtv.mdr.gl-systemhaus.de/index.html" calcext:value-type="string">
            <text:p>http://hbbtv.mdr.gl-systemhaus.de/index.html</text:p>
          </table:table-cell>
          <table:table-cell table:formula="of:=CONCATENATE([.B75]; &quot;:&quot;; [.E75]; &quot;:&quot;; [.F75]; &quot;:&quot; ; [.H75])" office:value-type="string" office:string-value="003B:MDR+ Livestreams:MDR Thüringen HD, MDR Thüringen:http://hbbtv.mdr.gl-systemhaus.de/index.html" calcext:value-type="string">
            <text:p>003B:MDR+ Livestreams:MDR Thüringen HD, MDR Thüringen:http://hbbtv.mdr.gl-systemhaus.de/index.html</text:p>
          </table:table-cell>
        </table:table-row>
        <table:table-row table:style-name="ro6">
          <table:table-cell office:value-type="float" office:value="13" calcext:value-type="float">
            <text:p>13</text:p>
          </table:table-cell>
          <table:table-cell office:value-type="float" office:value="56" calcext:value-type="float">
            <text:p>56</text:p>
          </table:table-cell>
          <table:table-cell table:number-columns-repeated="2" office:value-type="string" calcext:value-type="string">
            <text:p> </text:p>
          </table:table-cell>
          <table:table-cell office:value-type="string" calcext:value-type="string">
            <text:p><text:a xlink:href="http://smarttv.rbb-online.de/hbbtv/sandmann/index.php?broadcaster=kika" xlink:type="simple">KiKA Sandmann</text:a></text:p>
          </table:table-cell>
          <table:table-cell office:value-type="string" calcext:value-type="string">
            <text:p>KiKA HD, KiKA</text:p>
          </table:table-cell>
          <table:table-cell/>
          <table:table-cell table:formula="of:=EXTRACTHYPERLINK(1;5;ROW())" office:value-type="string" office:string-value="http://smarttv.rbb-online.de/hbbtv/sandmann/index.php?broadcaster=kika" calcext:value-type="string">
            <text:p>http://smarttv.rbb-online.de/hbbtv/sandmann/index.php?broadcaster=kika</text:p>
          </table:table-cell>
          <table:table-cell table:formula="of:=CONCATENATE([.B76]; &quot;:&quot;; [.E76]; &quot;:&quot;; [.F76]; &quot;:&quot; ; [.H76])" office:value-type="string" office:string-value="56:KiKA Sandmann:KiKA HD, KiKA:http://smarttv.rbb-online.de/hbbtv/sandmann/index.php?broadcaster=kika" calcext:value-type="string">
            <text:p>56:KiKA Sandmann:KiKA HD, KiKA:http://smarttv.rbb-online.de/hbbtv/sandmann/index.php?broadcaster=kika</text:p>
          </table:table-cell>
        </table:table-row>
        <table:table-row table:style-name="ro6">
          <table:table-cell office:value-type="float" office:value="13" calcext:value-type="float">
            <text:p>13</text:p>
          </table:table-cell>
          <table:table-cell office:value-type="float" office:value="57" calcext:value-type="float">
            <text:p>57</text:p>
          </table:table-cell>
          <table:table-cell table:number-columns-repeated="2" office:value-type="string" calcext:value-type="string">
            <text:p> </text:p>
          </table:table-cell>
          <table:table-cell office:value-type="string" calcext:value-type="string">
            <text:p><text:a xlink:href="http://smarttv.rbb-online.de/hbbtv/sandmann/index.php?broadcaster=mdr" xlink:type="simple">HBBTV MDR Sandmann</text:a></text:p>
          </table:table-cell>
          <table:table-cell office:value-type="string" calcext:value-type="string">
            <text:p>MDR Thüringen HD, MDR Thüringen</text:p>
          </table:table-cell>
          <table:table-cell/>
          <table:table-cell table:formula="of:=EXTRACTHYPERLINK(1;5;ROW())" office:value-type="string" office:string-value="http://smarttv.rbb-online.de/hbbtv/sandmann/index.php?broadcaster=mdr" calcext:value-type="string">
            <text:p>http://smarttv.rbb-online.de/hbbtv/sandmann/index.php?broadcaster=mdr</text:p>
          </table:table-cell>
          <table:table-cell table:formula="of:=CONCATENATE([.B77]; &quot;:&quot;; [.E77]; &quot;:&quot;; [.F77]; &quot;:&quot; ; [.H77])" office:value-type="string" office:string-value="57:HBBTV MDR Sandmann:MDR Thüringen HD, MDR Thüringen:http://smarttv.rbb-online.de/hbbtv/sandmann/index.php?broadcaster=mdr" calcext:value-type="string">
            <text:p>57:HBBTV MDR Sandmann:MDR Thüringen HD, MDR Thüringen:http://smarttv.rbb-online.de/hbbtv/sandmann/index.php?broadcaster=mdr</text:p>
          </table:table-cell>
        </table:table-row>
        <table:table-row table:style-name="ro6">
          <table:table-cell office:value-type="float" office:value="13" calcext:value-type="float">
            <text:p>13</text:p>
          </table:table-cell>
          <table:table-cell office:value-type="float" office:value="96" calcext:value-type="float">
            <text:p>96</text:p>
          </table:table-cell>
          <table:table-cell table:number-columns-repeated="2" office:value-type="string" calcext:value-type="string">
            <text:p> </text:p>
          </table:table-cell>
          <table:table-cell office:value-type="string" calcext:value-type="string">
            <text:p><text:a xlink:href="http://cdn.hbbtv.kika.de/player/index.php" xlink:type="simple">KiKA-Player</text:a></text:p>
          </table:table-cell>
          <table:table-cell office:value-type="string" calcext:value-type="string">
            <text:p>KiKA HD, KiKA</text:p>
          </table:table-cell>
          <table:table-cell/>
          <table:table-cell table:formula="of:=EXTRACTHYPERLINK(1;5;ROW())" office:value-type="string" office:string-value="http://cdn.hbbtv.kika.de/player/index.php" calcext:value-type="string">
            <text:p>http://cdn.hbbtv.kika.de/player/index.php</text:p>
          </table:table-cell>
          <table:table-cell table:formula="of:=CONCATENATE([.B78]; &quot;:&quot;; [.E78]; &quot;:&quot;; [.F78]; &quot;:&quot; ; [.H78])" office:value-type="string" office:string-value="96:KiKA-Player:KiKA HD, KiKA:http://cdn.hbbtv.kika.de/player/index.php" calcext:value-type="string">
            <text:p>96:KiKA-Player:KiKA HD, KiKA:http://cdn.hbbtv.kika.de/player/index.php</text:p>
          </table:table-cell>
        </table:table-row>
        <table:table-row table:style-name="ro6">
          <table:table-cell office:value-type="float" office:value="13" calcext:value-type="float">
            <text:p>13</text:p>
          </table:table-cell>
          <table:table-cell office:value-type="string" calcext:value-type="string">
            <text:p>009D</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cdn.hbbtv.kika.de/player/index.php?zdf=1" xlink:type="simple">KiKA-Player</text:a></text:p>
          </table:table-cell>
          <table:table-cell office:value-type="string" calcext:value-type="string">
            <text:p>ZDF HD, ZDF</text:p>
          </table:table-cell>
          <table:table-cell/>
          <table:table-cell table:formula="of:=EXTRACTHYPERLINK(1;5;ROW())" office:value-type="string" office:string-value="http://cdn.hbbtv.kika.de/player/index.php?zdf=1" calcext:value-type="string">
            <text:p>http://cdn.hbbtv.kika.de/player/index.php?zdf=1</text:p>
          </table:table-cell>
          <table:table-cell table:formula="of:=CONCATENATE([.B79]; &quot;:&quot;; [.E79]; &quot;:&quot;; [.F79]; &quot;:&quot; ; [.H79])" office:value-type="string" office:string-value="009D:KiKA-Player:ZDF HD, ZDF:http://cdn.hbbtv.kika.de/player/index.php?zdf=1" calcext:value-type="string">
            <text:p>009D:KiKA-Player:ZDF HD, ZDF:http://cdn.hbbtv.kika.de/player/index.php?zdf=1</text:p>
          </table:table-cell>
        </table:table-row>
        <table:table-row table:style-name="ro6">
          <table:table-cell office:value-type="float" office:value="13" calcext:value-type="float">
            <text:p>13</text:p>
          </table:table-cell>
          <table:table-cell office:value-type="string" calcext:value-type="string">
            <text:p>00BC</text:p>
          </table:table-cell>
          <table:table-cell table:number-columns-repeated="2" office:value-type="string" calcext:value-type="string">
            <text:p> </text:p>
          </table:table-cell>
          <table:table-cell office:value-type="string" calcext:value-type="string">
            <text:p><text:a xlink:href="http://mpat-ext.irt.de/mdr/redirectMs/index.php" xlink:type="simple">MDR Maerchensommer</text:a></text:p>
          </table:table-cell>
          <table:table-cell office:value-type="string" calcext:value-type="string">
            <text:p>MDR Thüringen HD, MDR Thüringen</text:p>
          </table:table-cell>
          <table:table-cell/>
          <table:table-cell table:formula="of:=EXTRACTHYPERLINK(1;5;ROW())" office:value-type="string" office:string-value="http://mpat-ext.irt.de/mdr/redirectMs/index.php" calcext:value-type="string">
            <text:p>http://mpat-ext.irt.de/mdr/redirectMs/index.php</text:p>
          </table:table-cell>
          <table:table-cell table:formula="of:=CONCATENATE([.B80]; &quot;:&quot;; [.E80]; &quot;:&quot;; [.F80]; &quot;:&quot; ; [.H80])" office:value-type="string" office:string-value="00BC:MDR Maerchensommer:MDR Thüringen HD, MDR Thüringen:http://mpat-ext.irt.de/mdr/redirectMs/index.php" calcext:value-type="string">
            <text:p>00BC:MDR Maerchensommer:MDR Thüringen HD, MDR Thüringen:http://mpat-ext.irt.de/mdr/redirectMs/index.php</text:p>
          </table:table-cell>
        </table:table-row>
        <table:table-row table:style-name="ro6">
          <table:table-cell office:value-type="float" office:value="13" calcext:value-type="float">
            <text:p>13</text:p>
          </table:table-cell>
          <table:table-cell office:value-type="string" calcext:value-type="string">
            <text:p>00C0</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itv.ard.de/replay/index.php" xlink:type="simple">KiKA REPLAY Live</text:a></text:p>
          </table:table-cell>
          <table:table-cell office:value-type="string" calcext:value-type="string">
            <text:p>KiKA HD, KiKA</text:p>
          </table:table-cell>
          <table:table-cell/>
          <table:table-cell table:formula="of:=EXTRACTHYPERLINK(1;5;ROW())" office:value-type="string" office:string-value="http://itv.ard.de/replay/index.php" calcext:value-type="string">
            <text:p>http://itv.ard.de/replay/index.php</text:p>
          </table:table-cell>
          <table:table-cell table:formula="of:=CONCATENATE([.B81]; &quot;:&quot;; [.E81]; &quot;:&quot;; [.F81]; &quot;:&quot; ; [.H81])" office:value-type="string" office:string-value="00C0:KiKA REPLAY Live:KiKA HD, KiKA:http://itv.ard.de/replay/index.php" calcext:value-type="string">
            <text:p>00C0:KiKA REPLAY Live:KiKA HD, KiKA:http://itv.ard.de/replay/index.php</text:p>
          </table:table-cell>
        </table:table-row>
        <table:table-row table:style-name="ro6">
          <table:table-cell office:value-type="float" office:value="13" calcext:value-type="float">
            <text:p>13</text:p>
          </table:table-cell>
          <table:table-cell office:value-type="string" calcext:value-type="string">
            <text:p>00C3</text:p>
          </table:table-cell>
          <table:table-cell table:number-columns-repeated="2" office:value-type="string" calcext:value-type="string">
            <text:p> </text:p>
          </table:table-cell>
          <table:table-cell office:value-type="string" calcext:value-type="string">
            <text:p><text:a xlink:href="http://tv.ardmediathek.de/index.html?client=phoenix" xlink:type="simple">phoenix Mediathek</text:a></text:p>
          </table:table-cell>
          <table:table-cell office:value-type="string" calcext:value-type="string">
            <text:p>phoenix HD, phoenix</text:p>
          </table:table-cell>
          <table:table-cell/>
          <table:table-cell table:formula="of:=EXTRACTHYPERLINK(1;5;ROW())" office:value-type="string" office:string-value="http://tv.ardmediathek.de/index.html?client=phoenix" calcext:value-type="string">
            <text:p>http://tv.ardmediathek.de/index.html?client=phoenix</text:p>
          </table:table-cell>
          <table:table-cell table:formula="of:=CONCATENATE([.B82]; &quot;:&quot;; [.E82]; &quot;:&quot;; [.F82]; &quot;:&quot; ; [.H82])" office:value-type="string" office:string-value="00C3:phoenix Mediathek:phoenix HD, phoenix:http://tv.ardmediathek.de/index.html?client=phoenix" calcext:value-type="string">
            <text:p>00C3:phoenix Mediathek:phoenix HD, phoenix:http://tv.ardmediathek.de/index.html?client=phoenix</text:p>
          </table:table-cell>
        </table:table-row>
        <table:table-row table:style-name="ro6">
          <table:table-cell office:value-type="float" office:value="13" calcext:value-type="float">
            <text:p>13</text:p>
          </table:table-cell>
          <table:table-cell office:value-type="string" calcext:value-type="string">
            <text:p>00C9</text:p>
          </table:table-cell>
          <table:table-cell table:number-columns-repeated="2" office:value-type="string" calcext:value-type="string">
            <text:p> </text:p>
          </table:table-cell>
          <table:table-cell office:value-type="string" calcext:value-type="string">
            <text:p><text:a xlink:href="http://quiz.hbbtv.kika.de/interaktiv/index.php" xlink:type="simple">KiKA Quiz App</text:a></text:p>
          </table:table-cell>
          <table:table-cell office:value-type="string" calcext:value-type="string">
            <text:p>KiKA HD, KiKA</text:p>
          </table:table-cell>
          <table:table-cell/>
          <table:table-cell table:formula="of:=EXTRACTHYPERLINK(1;5;ROW())" office:value-type="string" office:string-value="http://quiz.hbbtv.kika.de/interaktiv/index.php" calcext:value-type="string">
            <text:p>http://quiz.hbbtv.kika.de/interaktiv/index.php</text:p>
          </table:table-cell>
          <table:table-cell table:formula="of:=CONCATENATE([.B83]; &quot;:&quot;; [.E83]; &quot;:&quot;; [.F83]; &quot;:&quot; ; [.H83])" office:value-type="string" office:string-value="00C9:KiKA Quiz App:KiKA HD, KiKA:http://quiz.hbbtv.kika.de/interaktiv/index.php" calcext:value-type="string">
            <text:p>00C9:KiKA Quiz App:KiKA HD, KiKA:http://quiz.hbbtv.kika.de/interaktiv/index.php</text:p>
          </table:table-cell>
        </table:table-row>
        <table:table-row table:style-name="ro6">
          <table:table-cell office:value-type="float" office:value="13" calcext:value-type="float">
            <text:p>13</text:p>
          </table:table-cell>
          <table:table-cell office:value-type="string" calcext:value-type="string">
            <text:p>00CA</text:p>
          </table:table-cell>
          <table:table-cell table:number-columns-repeated="2" office:value-type="string" calcext:value-type="string">
            <text:p> </text:p>
          </table:table-cell>
          <table:table-cell office:value-type="string" calcext:value-type="string">
            <text:p><text:a xlink:href="http://hbbtv.zdf.de/zdfm3/ard.php" xlink:type="simple">ZDF Mediathek Phoenix</text:a></text:p>
          </table:table-cell>
          <table:table-cell office:value-type="string" calcext:value-type="string">
            <text:p>phoenix HD, phoenix</text:p>
          </table:table-cell>
          <table:table-cell/>
          <table:table-cell table:formula="of:=EXTRACTHYPERLINK(1;5;ROW())" office:value-type="string" office:string-value="http://hbbtv.zdf.de/zdfm3/ard.php" calcext:value-type="string">
            <text:p>http://hbbtv.zdf.de/zdfm3/ard.php</text:p>
          </table:table-cell>
          <table:table-cell table:formula="of:=CONCATENATE([.B84]; &quot;:&quot;; [.E84]; &quot;:&quot;; [.F84]; &quot;:&quot; ; [.H84])" office:value-type="string" office:string-value="00CA:ZDF Mediathek Phoenix:phoenix HD, phoenix:http://hbbtv.zdf.de/zdfm3/ard.php" calcext:value-type="string">
            <text:p>00CA:ZDF Mediathek Phoenix:phoenix HD, phoenix:http://hbbtv.zdf.de/zdfm3/ard.php</text:p>
          </table:table-cell>
        </table:table-row>
        <table:table-row table:style-name="ro6">
          <table:table-cell office:value-type="float" office:value="13" calcext:value-type="float">
            <text:p>13</text:p>
          </table:table-cell>
          <table:table-cell office:value-type="string" calcext:value-type="string">
            <text:p>03E8</text:p>
          </table:table-cell>
          <table:table-cell table:number-columns-repeated="2" office:value-type="string" calcext:value-type="string">
            <text:p> </text:p>
          </table:table-cell>
          <table:table-cell office:value-type="string" calcext:value-type="string">
            <text:p><text:a xlink:href="http://itv.ard.de/ardstart/kika.php" xlink:type="simple">KiKA Startleiste</text:a></text:p>
          </table:table-cell>
          <table:table-cell office:value-type="string" calcext:value-type="string">
            <text:p>KiKA HD, KiKA</text:p>
          </table:table-cell>
          <table:table-cell/>
          <table:table-cell table:formula="of:=EXTRACTHYPERLINK(1;5;ROW())" office:value-type="string" office:string-value="http://itv.ard.de/ardstart/kika.php" calcext:value-type="string">
            <text:p>http://itv.ard.de/ardstart/kika.php</text:p>
          </table:table-cell>
          <table:table-cell table:formula="of:=CONCATENATE([.B85]; &quot;:&quot;; [.E85]; &quot;:&quot;; [.F85]; &quot;:&quot; ; [.H85])" office:value-type="string" office:string-value="03E8:KiKA Startleiste:KiKA HD, KiKA:http://itv.ard.de/ardstart/kika.php" calcext:value-type="string">
            <text:p>03E8:KiKA Startleiste:KiKA HD, KiKA:http://itv.ard.de/ardstart/kika.php</text:p>
          </table:table-cell>
        </table:table-row>
        <table:table-row table:style-name="ro6">
          <table:table-cell office:value-type="string" calcext:value-type="string">
            <text:p>00001A</text:p>
          </table:table-cell>
          <table:table-cell office:value-type="float" office:value="258" calcext:value-type="float">
            <text:p>258</text:p>
          </table:table-cell>
          <table:table-cell table:number-columns-repeated="2" office:value-type="string" calcext:value-type="string">
            <text:p> </text:p>
          </table:table-cell>
          <table:table-cell office:value-type="string" calcext:value-type="string">
            <text:p><text:a xlink:href="http://hbbtv.superrtl.de/index.html" xlink:type="simple">Super RTL Startleiste</text:a></text:p>
          </table:table-cell>
          <table:table-cell office:value-type="string" calcext:value-type="string">
            <text:p>SUPER RTL HD, SUPER RTL</text:p>
          </table:table-cell>
          <table:table-cell/>
          <table:table-cell table:formula="of:=EXTRACTHYPERLINK(1;5;ROW())" office:value-type="string" office:string-value="http://hbbtv.superrtl.de/index.html" calcext:value-type="string">
            <text:p>http://hbbtv.superrtl.de/index.html</text:p>
          </table:table-cell>
          <table:table-cell table:formula="of:=CONCATENATE([.B86]; &quot;:&quot;; [.E86]; &quot;:&quot;; [.F86]; &quot;:&quot; ; [.H86])" office:value-type="string" office:string-value="258:Super RTL Startleiste:SUPER RTL HD, SUPER RTL:http://hbbtv.superrtl.de/index.html" calcext:value-type="string">
            <text:p>258:Super RTL Startleiste:SUPER RTL HD, SUPER RTL:http://hbbtv.superrtl.de/index.html</text:p>
          </table:table-cell>
        </table:table-row>
        <table:table-row table:style-name="ro6">
          <table:table-cell office:value-type="string" calcext:value-type="string">
            <text:p>00001A</text:p>
          </table:table-cell>
          <table:table-cell office:value-type="string" calcext:value-type="string">
            <text:p>02BC</text:p>
          </table:table-cell>
          <table:table-cell table:number-columns-repeated="2" office:value-type="string" calcext:value-type="string">
            <text:p> </text:p>
          </table:table-cell>
          <table:table-cell office:value-type="string" calcext:value-type="string">
            <text:p><text:a xlink:href="http://www.rtl2.de/hbbtvp" xlink:type="simple">RTL2 Startleiste</text:a></text:p>
          </table:table-cell>
          <table:table-cell office:value-type="string" calcext:value-type="string">
            <text:p>RTLII HD, RTL2</text:p>
          </table:table-cell>
          <table:table-cell/>
          <table:table-cell table:formula="of:=EXTRACTHYPERLINK(1;5;ROW())" office:value-type="string" office:string-value="http://www.rtl2.de/hbbtvp" calcext:value-type="string">
            <text:p>http://www.rtl2.de/hbbtvp</text:p>
          </table:table-cell>
          <table:table-cell table:formula="of:=CONCATENATE([.B87]; &quot;:&quot;; [.E87]; &quot;:&quot;; [.F87]; &quot;:&quot; ; [.H87])" office:value-type="string" office:string-value="02BC:RTL2 Startleiste:RTLII HD, RTL2:http://www.rtl2.de/hbbtvp" calcext:value-type="string">
            <text:p>02BC:RTL2 Startleiste:RTLII HD, RTL2:http://www.rtl2.de/hbbtvp</text:p>
          </table:table-cell>
        </table:table-row>
        <table:table-row table:style-name="ro6">
          <table:table-cell office:value-type="string" calcext:value-type="string">
            <text:p>00001A</text:p>
          </table:table-cell>
          <table:table-cell office:value-type="string" calcext:value-type="string">
            <text:p>02D0</text:p>
          </table:table-cell>
          <table:table-cell table:number-columns-repeated="2" office:value-type="string" calcext:value-type="string">
            <text:p> </text:p>
          </table:table-cell>
          <table:table-cell office:value-type="string" calcext:value-type="string">
            <text:p><text:a xlink:href="http://www.rtl2.de/hbbtvp/index-at.html" xlink:type="simple">RTL2 Start AT</text:a></text:p>
          </table:table-cell>
          <table:table-cell office:value-type="string" calcext:value-type="string">
            <text:p>RTL II HD Austria, RTL2 Austria</text:p>
          </table:table-cell>
          <table:table-cell/>
          <table:table-cell table:formula="of:=EXTRACTHYPERLINK(1;5;ROW())" office:value-type="string" office:string-value="http://www.rtl2.de/hbbtvp/index-at.html" calcext:value-type="string">
            <text:p>http://www.rtl2.de/hbbtvp/index-at.html</text:p>
          </table:table-cell>
          <table:table-cell table:formula="of:=CONCATENATE([.B88]; &quot;:&quot;; [.E88]; &quot;:&quot;; [.F88]; &quot;:&quot; ; [.H88])" office:value-type="string" office:string-value="02D0:RTL2 Start AT:RTL II HD Austria, RTL2 Austria:http://www.rtl2.de/hbbtvp/index-at.html" calcext:value-type="string">
            <text:p>02D0:RTL2 Start AT:RTL II HD Austria, RTL2 Austria:http://www.rtl2.de/hbbtvp/index-at.html</text:p>
          </table:table-cell>
        </table:table-row>
        <table:table-row table:style-name="ro6">
          <table:table-cell office:value-type="float" office:value="21" calcext:value-type="float">
            <text:p>21</text:p>
          </table:table-cell>
          <table:table-cell office:value-type="float" office:value="9" calcext:value-type="float">
            <text:p>9</text:p>
          </table:table-cell>
          <table:table-cell office:value-type="string" calcext:value-type="string">
            <text:p> </text:p>
          </table:table-cell>
          <table:table-cell office:value-type="string" calcext:value-type="string">
            <text:p>Yes</text:p>
          </table:table-cell>
          <table:table-cell office:value-type="string" calcext:value-type="string">
            <text:p><text:a xlink:href="http://hbbtvapp.sonnenklar.tv/sat/index.html" xlink:type="simple">Sonnenklar TV</text:a></text:p>
          </table:table-cell>
          <table:table-cell office:value-type="string" calcext:value-type="string">
            <text:p>sonnenklar.TV HD, Sonnenklar TV</text:p>
          </table:table-cell>
          <table:table-cell/>
          <table:table-cell table:formula="of:=EXTRACTHYPERLINK(1;5;ROW())" office:value-type="string" office:string-value="http://hbbtvapp.sonnenklar.tv/sat/index.html" calcext:value-type="string">
            <text:p>http://hbbtvapp.sonnenklar.tv/sat/index.html</text:p>
          </table:table-cell>
          <table:table-cell table:formula="of:=CONCATENATE([.B89]; &quot;:&quot;; [.E89]; &quot;:&quot;; [.F89]; &quot;:&quot; ; [.H89])" office:value-type="string" office:string-value="9:Sonnenklar TV:sonnenklar.TV HD, Sonnenklar TV:http://hbbtvapp.sonnenklar.tv/sat/index.html" calcext:value-type="string">
            <text:p>9:Sonnenklar TV:sonnenklar.TV HD, Sonnenklar TV:http://hbbtvapp.sonnenklar.tv/sat/index.html</text:p>
          </table:table-cell>
        </table:table-row>
        <table:table-row table:style-name="ro6">
          <table:table-cell office:value-type="float" office:value="21" calcext:value-type="float">
            <text:p>21</text:p>
          </table:table-cell>
          <table:table-cell office:value-type="string" calcext:value-type="string">
            <text:p>000E</text:p>
          </table:table-cell>
          <table:table-cell table:number-columns-repeated="2" office:value-type="string" calcext:value-type="string">
            <text:p> </text:p>
          </table:table-cell>
          <table:table-cell office:value-type="string" calcext:value-type="string">
            <text:p><text:a xlink:href="http://hbbtv.qvc.de/v2/hbbtv_qvc2_redbutton/index.php" xlink:type="simple">QVC Plus</text:a></text:p>
          </table:table-cell>
          <table:table-cell office:value-type="string" calcext:value-type="string">
            <text:p>QVC ZWEI HD, QVC2</text:p>
          </table:table-cell>
          <table:table-cell/>
          <table:table-cell table:formula="of:=EXTRACTHYPERLINK(1;5;ROW())" office:value-type="string" office:string-value="http://hbbtv.qvc.de/v2/hbbtv_qvc2_redbutton/index.php" calcext:value-type="string">
            <text:p>http://hbbtv.qvc.de/v2/hbbtv_qvc2_redbutton/index.php</text:p>
          </table:table-cell>
          <table:table-cell table:formula="of:=CONCATENATE([.B90]; &quot;:&quot;; [.E90]; &quot;:&quot;; [.F90]; &quot;:&quot; ; [.H90])" office:value-type="string" office:string-value="000E:QVC Plus:QVC ZWEI HD, QVC2:http://hbbtv.qvc.de/v2/hbbtv_qvc2_redbutton/index.php" calcext:value-type="string">
            <text:p>000E:QVC Plus:QVC ZWEI HD, QVC2:http://hbbtv.qvc.de/v2/hbbtv_qvc2_redbutton/index.php</text:p>
          </table:table-cell>
        </table:table-row>
        <table:table-row table:style-name="ro6">
          <table:table-cell office:value-type="float" office:value="21" calcext:value-type="float">
            <text:p>21</text:p>
          </table:table-cell>
          <table:table-cell office:value-type="string" calcext:value-type="string">
            <text:p>000F</text:p>
          </table:table-cell>
          <table:table-cell table:number-columns-repeated="2" office:value-type="string" calcext:value-type="string">
            <text:p> </text:p>
          </table:table-cell>
          <table:table-cell office:value-type="string" calcext:value-type="string">
            <text:p><text:a xlink:href="http://hbbtv.qvc.de/v2/hbbtv_qvc3_redbutton/index.php" xlink:type="simple">QVC Beauty</text:a></text:p>
          </table:table-cell>
          <table:table-cell office:value-type="string" calcext:value-type="string">
            <text:p>QVC STYLE HD, QVC STYLE</text:p>
          </table:table-cell>
          <table:table-cell/>
          <table:table-cell table:formula="of:=EXTRACTHYPERLINK(1;5;ROW())" office:value-type="string" office:string-value="http://hbbtv.qvc.de/v2/hbbtv_qvc3_redbutton/index.php" calcext:value-type="string">
            <text:p>http://hbbtv.qvc.de/v2/hbbtv_qvc3_redbutton/index.php</text:p>
          </table:table-cell>
          <table:table-cell table:formula="of:=CONCATENATE([.B91]; &quot;:&quot;; [.E91]; &quot;:&quot;; [.F91]; &quot;:&quot; ; [.H91])" office:value-type="string" office:string-value="000F:QVC Beauty:QVC STYLE HD, QVC STYLE:http://hbbtv.qvc.de/v2/hbbtv_qvc3_redbutton/index.php" calcext:value-type="string">
            <text:p>000F:QVC Beauty:QVC STYLE HD, QVC STYLE:http://hbbtv.qvc.de/v2/hbbtv_qvc3_redbutton/index.php</text:p>
          </table:table-cell>
        </table:table-row>
        <table:table-row table:style-name="ro6">
          <table:table-cell office:value-type="float" office:value="21" calcext:value-type="float">
            <text:p>21</text:p>
          </table:table-cell>
          <table:table-cell office:value-type="float" office:value="25" calcext:value-type="float">
            <text:p>25</text:p>
          </table:table-cell>
          <table:table-cell table:number-columns-repeated="2" office:value-type="string" calcext:value-type="string">
            <text:p> </text:p>
          </table:table-cell>
          <table:table-cell office:value-type="string" calcext:value-type="string">
            <text:p><text:a xlink:href="http://pk153-tv123-hbbtv.tvapp-server.de/HbbTV/index.html" xlink:type="simple">tv123</text:a></text:p>
          </table:table-cell>
          <table:table-cell office:value-type="string" calcext:value-type="string">
            <text:p>1-2-3.tv HD, 1-2-3.tv</text:p>
          </table:table-cell>
          <table:table-cell/>
          <table:table-cell table:formula="of:=EXTRACTHYPERLINK(1;5;ROW())" office:value-type="string" office:string-value="http://pk153-tv123-hbbtv.tvapp-server.de/HbbTV/index.html" calcext:value-type="string">
            <text:p>http://pk153-tv123-hbbtv.tvapp-server.de/HbbTV/index.html</text:p>
          </table:table-cell>
          <table:table-cell table:formula="of:=CONCATENATE([.B92]; &quot;:&quot;; [.E92]; &quot;:&quot;; [.F92]; &quot;:&quot; ; [.H92])" office:value-type="string" office:string-value="25:tv123:1-2-3.tv HD, 1-2-3.tv:http://pk153-tv123-hbbtv.tvapp-server.de/HbbTV/index.html" calcext:value-type="string">
            <text:p>25:tv123:1-2-3.tv HD, 1-2-3.tv:http://pk153-tv123-hbbtv.tvapp-server.de/HbbTV/index.html</text:p>
          </table:table-cell>
        </table:table-row>
        <table:table-row table:style-name="ro6">
          <table:table-cell office:value-type="float" office:value="21" calcext:value-type="float">
            <text:p>21</text:p>
          </table:table-cell>
          <table:table-cell office:value-type="string" calcext:value-type="string">
            <text:p>002D</text:p>
          </table:table-cell>
          <table:table-cell table:number-columns-repeated="2" office:value-type="string" calcext:value-type="string">
            <text:p> </text:p>
          </table:table-cell>
          <table:table-cell office:value-type="string" calcext:value-type="string">
            <text:p><text:a xlink:href="http://goldbach-geoip-switch.eu-central-1.elasticbeanstalk.com/insight.php" xlink:type="simple">INSIGHT TV HD</text:a></text:p>
          </table:table-cell>
          <table:table-cell office:value-type="string" calcext:value-type="string">
            <text:p>INSIGHT TV HD INT, INSIGHT TV HD INT</text:p>
          </table:table-cell>
          <table:table-cell/>
          <table:table-cell table:formula="of:=EXTRACTHYPERLINK(1;5;ROW())" office:value-type="string" office:string-value="http://goldbach-geoip-switch.eu-central-1.elasticbeanstalk.com/insight.php" calcext:value-type="string">
            <text:p>http://goldbach-geoip-switch.eu-central-1.elasticbeanstalk.com/insight.php</text:p>
          </table:table-cell>
          <table:table-cell table:formula="of:=CONCATENATE([.B93]; &quot;:&quot;; [.E93]; &quot;:&quot;; [.F93]; &quot;:&quot; ; [.H93])" office:value-type="string" office:string-value="002D:INSIGHT TV HD:INSIGHT TV HD INT, INSIGHT TV HD INT:http://goldbach-geoip-switch.eu-central-1.elasticbeanstalk.com/insight.php" calcext:value-type="string">
            <text:p>002D:INSIGHT TV HD:INSIGHT TV HD INT, INSIGHT TV HD INT:http://goldbach-geoip-switch.eu-central-1.elasticbeanstalk.com/insight.php</text:p>
          </table:table-cell>
        </table:table-row>
        <table:table-row table:style-name="ro6">
          <table:table-cell office:value-type="float" office:value="21" calcext:value-type="float">
            <text:p>21</text:p>
          </table:table-cell>
          <table:table-cell office:value-type="float" office:value="64" calcext:value-type="float">
            <text:p>64</text:p>
          </table:table-cell>
          <table:table-cell table:number-columns-repeated="2" office:value-type="string" calcext:value-type="string">
            <text:p> </text:p>
          </table:table-cell>
          <table:table-cell office:value-type="string" calcext:value-type="string">
            <text:p><text:a xlink:href="http://rtl-digitaltext.rtl-hbbtv.de/launchbar/index-rtl-de.html" xlink:type="simple">RTL Startleiste</text:a></text:p>
          </table:table-cell>
          <table:table-cell office:value-type="string" calcext:value-type="string">
            <text:p>RTL HD, RTL HH SH</text:p>
          </table:table-cell>
          <table:table-cell/>
          <table:table-cell table:formula="of:=EXTRACTHYPERLINK(1;5;ROW())" office:value-type="string" office:string-value="http://rtl-digitaltext.rtl-hbbtv.de/launchbar/index-rtl-de.html" calcext:value-type="string">
            <text:p>http://rtl-digitaltext.rtl-hbbtv.de/launchbar/index-rtl-de.html</text:p>
          </table:table-cell>
          <table:table-cell table:formula="of:=CONCATENATE([.B94]; &quot;:&quot;; [.E94]; &quot;:&quot;; [.F94]; &quot;:&quot; ; [.H94])" office:value-type="string" office:string-value="64:RTL Startleiste:RTL HD, RTL HH SH:http://rtl-digitaltext.rtl-hbbtv.de/launchbar/index-rtl-de.html" calcext:value-type="string">
            <text:p>64:RTL Startleiste:RTL HD, RTL HH SH:http://rtl-digitaltext.rtl-hbbtv.de/launchbar/index-rtl-de.html</text:p>
          </table:table-cell>
        </table:table-row>
        <table:table-row table:style-name="ro6">
          <table:table-cell office:value-type="float" office:value="21" calcext:value-type="float">
            <text:p>21</text:p>
          </table:table-cell>
          <table:table-cell office:value-type="float" office:value="82" calcext:value-type="float">
            <text:p>82</text:p>
          </table:table-cell>
          <table:table-cell table:number-columns-repeated="2" office:value-type="string" calcext:value-type="string">
            <text:p> </text:p>
          </table:table-cell>
          <table:table-cell office:value-type="string" calcext:value-type="string">
            <text:p><text:a xlink:href="http://rtl-digitaltext.rtl-hbbtv.de/launchbar/index-rtl-at.html" xlink:type="simple">RTL AT Startleiste</text:a></text:p>
          </table:table-cell>
          <table:table-cell office:value-type="string" calcext:value-type="string">
            <text:p>RTL HD Austria, RTL Austria</text:p>
          </table:table-cell>
          <table:table-cell/>
          <table:table-cell table:formula="of:=EXTRACTHYPERLINK(1;5;ROW())" office:value-type="string" office:string-value="http://rtl-digitaltext.rtl-hbbtv.de/launchbar/index-rtl-at.html" calcext:value-type="string">
            <text:p>http://rtl-digitaltext.rtl-hbbtv.de/launchbar/index-rtl-at.html</text:p>
          </table:table-cell>
          <table:table-cell table:formula="of:=CONCATENATE([.B95]; &quot;:&quot;; [.E95]; &quot;:&quot;; [.F95]; &quot;:&quot; ; [.H95])" office:value-type="string" office:string-value="82:RTL AT Startleiste:RTL HD Austria, RTL Austria:http://rtl-digitaltext.rtl-hbbtv.de/launchbar/index-rtl-at.html" calcext:value-type="string">
            <text:p>82:RTL AT Startleiste:RTL HD Austria, RTL Austria:http://rtl-digitaltext.rtl-hbbtv.de/launchbar/index-rtl-at.html</text:p>
          </table:table-cell>
        </table:table-row>
        <table:table-row table:style-name="ro6">
          <table:table-cell office:value-type="float" office:value="21" calcext:value-type="float">
            <text:p>21</text:p>
          </table:table-cell>
          <table:table-cell office:value-type="float" office:value="84" calcext:value-type="float">
            <text:p>84</text:p>
          </table:table-cell>
          <table:table-cell table:number-columns-repeated="2" office:value-type="string" calcext:value-type="string">
            <text:p> </text:p>
          </table:table-cell>
          <table:table-cell office:value-type="string" calcext:value-type="string">
            <text:p><text:a xlink:href="http://rtl-digitaltext.rtl-hbbtv.de/index.html" xlink:type="simple">RTL AT Digitaltext</text:a></text:p>
          </table:table-cell>
          <table:table-cell office:value-type="string" calcext:value-type="string">
            <text:p>RTL HD Austria, RTL Austria</text:p>
          </table:table-cell>
          <table:table-cell/>
          <table:table-cell table:formula="of:=EXTRACTHYPERLINK(1;5;ROW())" office:value-type="string" office:string-value="http://rtl-digitaltext.rtl-hbbtv.de/index.html" calcext:value-type="string">
            <text:p>http://rtl-digitaltext.rtl-hbbtv.de/index.html</text:p>
          </table:table-cell>
          <table:table-cell table:formula="of:=CONCATENATE([.B96]; &quot;:&quot;; [.E96]; &quot;:&quot;; [.F96]; &quot;:&quot; ; [.H96])" office:value-type="string" office:string-value="84:RTL AT Digitaltext:RTL HD Austria, RTL Austria:http://rtl-digitaltext.rtl-hbbtv.de/index.html" calcext:value-type="string">
            <text:p>84:RTL AT Digitaltext:RTL HD Austria, RTL Austria:http://rtl-digitaltext.rtl-hbbtv.de/index.html</text:p>
          </table:table-cell>
        </table:table-row>
        <table:table-row table:style-name="ro6">
          <table:table-cell office:value-type="float" office:value="21" calcext:value-type="float">
            <text:p>21</text:p>
          </table:table-cell>
          <table:table-cell office:value-type="string" calcext:value-type="string">
            <text:p>00C8</text:p>
          </table:table-cell>
          <table:table-cell table:number-columns-repeated="2" office:value-type="string" calcext:value-type="string">
            <text:p> </text:p>
          </table:table-cell>
          <table:table-cell office:value-type="string" calcext:value-type="string">
            <text:p><text:a xlink:href="http://vox-digitaltext.rtl-hbbtv.de/launchbar/index-vox-de.html" xlink:type="simple">VOX Startleiste</text:a></text:p>
          </table:table-cell>
          <table:table-cell office:value-type="string" calcext:value-type="string">
            <text:p>VOX HD, VOX</text:p>
          </table:table-cell>
          <table:table-cell/>
          <table:table-cell table:formula="of:=EXTRACTHYPERLINK(1;5;ROW())" office:value-type="string" office:string-value="http://vox-digitaltext.rtl-hbbtv.de/launchbar/index-vox-de.html" calcext:value-type="string">
            <text:p>http://vox-digitaltext.rtl-hbbtv.de/launchbar/index-vox-de.html</text:p>
          </table:table-cell>
          <table:table-cell table:formula="of:=CONCATENATE([.B97]; &quot;:&quot;; [.E97]; &quot;:&quot;; [.F97]; &quot;:&quot; ; [.H97])" office:value-type="string" office:string-value="00C8:VOX Startleiste:VOX HD, VOX:http://vox-digitaltext.rtl-hbbtv.de/launchbar/index-vox-de.html" calcext:value-type="string">
            <text:p>00C8:VOX Startleiste:VOX HD, VOX:http://vox-digitaltext.rtl-hbbtv.de/launchbar/index-vox-de.html</text:p>
          </table:table-cell>
        </table:table-row>
        <table:table-row table:style-name="ro6">
          <table:table-cell office:value-type="float" office:value="21" calcext:value-type="float">
            <text:p>21</text:p>
          </table:table-cell>
          <table:table-cell office:value-type="string" calcext:value-type="string">
            <text:p>00CD</text:p>
          </table:table-cell>
          <table:table-cell table:number-columns-repeated="2" office:value-type="string" calcext:value-type="string">
            <text:p> </text:p>
          </table:table-cell>
          <table:table-cell office:value-type="string" calcext:value-type="string">
            <text:p><text:a xlink:href="http://vox-digitaltext.rtl-hbbtv.de/index.html" xlink:type="simple">Digitaltext</text:a></text:p>
          </table:table-cell>
          <table:table-cell office:value-type="string" calcext:value-type="string">
            <text:p>VOX HD, VOX</text:p>
          </table:table-cell>
          <table:table-cell/>
          <table:table-cell table:formula="of:=EXTRACTHYPERLINK(1;5;ROW())" office:value-type="string" office:string-value="http://vox-digitaltext.rtl-hbbtv.de/index.html" calcext:value-type="string">
            <text:p>http://vox-digitaltext.rtl-hbbtv.de/index.html</text:p>
          </table:table-cell>
          <table:table-cell table:formula="of:=CONCATENATE([.B98]; &quot;:&quot;; [.E98]; &quot;:&quot;; [.F98]; &quot;:&quot; ; [.H98])" office:value-type="string" office:string-value="00CD:Digitaltext:VOX HD, VOX:http://vox-digitaltext.rtl-hbbtv.de/index.html" calcext:value-type="string">
            <text:p>00CD:Digitaltext:VOX HD, VOX:http://vox-digitaltext.rtl-hbbtv.de/index.html</text:p>
          </table:table-cell>
        </table:table-row>
        <table:table-row table:style-name="ro6">
          <table:table-cell office:value-type="float" office:value="21" calcext:value-type="float">
            <text:p>21</text:p>
          </table:table-cell>
          <table:table-cell office:value-type="string" calcext:value-type="string">
            <text:p>00CE</text:p>
          </table:table-cell>
          <table:table-cell table:number-columns-repeated="2" office:value-type="string" calcext:value-type="string">
            <text:p> </text:p>
          </table:table-cell>
          <table:table-cell office:value-type="string" calcext:value-type="string">
            <text:p><text:a xlink:href="http://specials.rtl-hbbtv.de/index.html" xlink:type="simple">VOX Specials</text:a></text:p>
          </table:table-cell>
          <table:table-cell office:value-type="string" calcext:value-type="string">
            <text:p>VOX HD, VOX</text:p>
          </table:table-cell>
          <table:table-cell/>
          <table:table-cell table:formula="of:=EXTRACTHYPERLINK(1;5;ROW())" office:value-type="string" office:string-value="http://specials.rtl-hbbtv.de/index.html" calcext:value-type="string">
            <text:p>http://specials.rtl-hbbtv.de/index.html</text:p>
          </table:table-cell>
          <table:table-cell table:formula="of:=CONCATENATE([.B99]; &quot;:&quot;; [.E99]; &quot;:&quot;; [.F99]; &quot;:&quot; ; [.H99])" office:value-type="string" office:string-value="00CE:VOX Specials:VOX HD, VOX:http://specials.rtl-hbbtv.de/index.html" calcext:value-type="string">
            <text:p>00CE:VOX Specials:VOX HD, VOX:http://specials.rtl-hbbtv.de/index.html</text:p>
          </table:table-cell>
        </table:table-row>
        <table:table-row table:style-name="ro6">
          <table:table-cell office:value-type="float" office:value="21" calcext:value-type="float">
            <text:p>21</text:p>
          </table:table-cell>
          <table:table-cell office:value-type="float" office:value="0" calcext:value-type="float">
            <text:p>0</text:p>
          </table:table-cell>
          <table:table-cell table:number-columns-repeated="2" office:value-type="string" calcext:value-type="string">
            <text:p> </text:p>
          </table:table-cell>
          <table:table-cell office:value-type="string" calcext:value-type="string">
            <text:p><text:a xlink:href="http://vox-digitaltext.rtl-hbbtv.de/launchbar/index-vox-at.html" xlink:type="simple">VOX AT Startleiste</text:a></text:p>
          </table:table-cell>
          <table:table-cell office:value-type="string" calcext:value-type="string">
            <text:p>VOX HD Austria, VOX Austria</text:p>
          </table:table-cell>
          <table:table-cell/>
          <table:table-cell table:formula="of:=EXTRACTHYPERLINK(1;5;ROW())" office:value-type="string" office:string-value="http://vox-digitaltext.rtl-hbbtv.de/launchbar/index-vox-at.html" calcext:value-type="string">
            <text:p>http://vox-digitaltext.rtl-hbbtv.de/launchbar/index-vox-at.html</text:p>
          </table:table-cell>
          <table:table-cell table:formula="of:=CONCATENATE([.B100]; &quot;:&quot;; [.E100]; &quot;:&quot;; [.F100]; &quot;:&quot; ; [.H100])" office:value-type="string" office:string-value="0:VOX AT Startleiste:VOX HD Austria, VOX Austria:http://vox-digitaltext.rtl-hbbtv.de/launchbar/index-vox-at.html" calcext:value-type="string">
            <text:p>0:VOX AT Startleiste:VOX HD Austria, VOX Austria:http://vox-digitaltext.rtl-hbbtv.de/launchbar/index-vox-at.html</text:p>
          </table:table-cell>
        </table:table-row>
        <table:table-row table:style-name="ro6">
          <table:table-cell office:value-type="float" office:value="21" calcext:value-type="float">
            <text:p>21</text:p>
          </table:table-cell>
          <table:table-cell office:value-type="float" office:value="0" calcext:value-type="float">
            <text:p>0</text:p>
          </table:table-cell>
          <table:table-cell table:number-columns-repeated="2" office:value-type="string" calcext:value-type="string">
            <text:p> </text:p>
          </table:table-cell>
          <table:table-cell office:value-type="string" calcext:value-type="string">
            <text:p><text:a xlink:href="http://vox-digitaltext.rtl-hbbtv.de/index.html" xlink:type="simple">VOX AT Digitaltext</text:a></text:p>
          </table:table-cell>
          <table:table-cell office:value-type="string" calcext:value-type="string">
            <text:p>VOX HD Austria, VOX Austria</text:p>
          </table:table-cell>
          <table:table-cell/>
          <table:table-cell table:formula="of:=EXTRACTHYPERLINK(1;5;ROW())" office:value-type="string" office:string-value="http://vox-digitaltext.rtl-hbbtv.de/index.html" calcext:value-type="string">
            <text:p>http://vox-digitaltext.rtl-hbbtv.de/index.html</text:p>
          </table:table-cell>
          <table:table-cell table:formula="of:=CONCATENATE([.B101]; &quot;:&quot;; [.E101]; &quot;:&quot;; [.F101]; &quot;:&quot; ; [.H101])" office:value-type="string" office:string-value="0:VOX AT Digitaltext:VOX HD Austria, VOX Austria:http://vox-digitaltext.rtl-hbbtv.de/index.html" calcext:value-type="string">
            <text:p>0:VOX AT Digitaltext:VOX HD Austria, VOX Austria:http://vox-digitaltext.rtl-hbbtv.de/index.html</text:p>
          </table:table-cell>
        </table:table-row>
        <table:table-row table:style-name="ro6">
          <table:table-cell office:value-type="float" office:value="21" calcext:value-type="float">
            <text:p>21</text:p>
          </table:table-cell>
          <table:table-cell office:value-type="string" calcext:value-type="string">
            <text:p>00EA</text:p>
          </table:table-cell>
          <table:table-cell table:number-columns-repeated="2" office:value-type="string" calcext:value-type="string">
            <text:p> </text:p>
          </table:table-cell>
          <table:table-cell office:value-type="string" calcext:value-type="string">
            <text:p><text:a xlink:href="http://kochbar.rtl-hbbtv.de/index.html" xlink:type="simple">VOX AT Kochbar</text:a></text:p>
          </table:table-cell>
          <table:table-cell office:value-type="string" calcext:value-type="string">
            <text:p>VOX HD Austria, VOX Austria</text:p>
          </table:table-cell>
          <table:table-cell/>
          <table:table-cell table:formula="of:=EXTRACTHYPERLINK(1;5;ROW())" office:value-type="string" office:string-value="http://kochbar.rtl-hbbtv.de/index.html" calcext:value-type="string">
            <text:p>http://kochbar.rtl-hbbtv.de/index.html</text:p>
          </table:table-cell>
          <table:table-cell table:formula="of:=CONCATENATE([.B102]; &quot;:&quot;; [.E102]; &quot;:&quot;; [.F102]; &quot;:&quot; ; [.H102])" office:value-type="string" office:string-value="00EA:VOX AT Kochbar:VOX HD Austria, VOX Austria:http://kochbar.rtl-hbbtv.de/index.html" calcext:value-type="string">
            <text:p>00EA:VOX AT Kochbar:VOX HD Austria, VOX Austria:http://kochbar.rtl-hbbtv.de/index.html</text:p>
          </table:table-cell>
        </table:table-row>
        <table:table-row table:style-name="ro6">
          <table:table-cell office:value-type="float" office:value="21" calcext:value-type="float">
            <text:p>21</text:p>
          </table:table-cell>
          <table:table-cell office:value-type="string" calcext:value-type="string">
            <text:p>00EC</text:p>
          </table:table-cell>
          <table:table-cell table:number-columns-repeated="2" office:value-type="string" calcext:value-type="string">
            <text:p> </text:p>
          </table:table-cell>
          <table:table-cell office:value-type="string" calcext:value-type="string">
            <text:p><text:a xlink:href="http://specials.rtl-hbbtv.de/index.html" xlink:type="simple">VOX AT Specials</text:a></text:p>
          </table:table-cell>
          <table:table-cell office:value-type="string" calcext:value-type="string">
            <text:p>VOX HD Austria, VOX Austria</text:p>
          </table:table-cell>
          <table:table-cell/>
          <table:table-cell table:formula="of:=EXTRACTHYPERLINK(1;5;ROW())" office:value-type="string" office:string-value="http://specials.rtl-hbbtv.de/index.html" calcext:value-type="string">
            <text:p>http://specials.rtl-hbbtv.de/index.html</text:p>
          </table:table-cell>
          <table:table-cell table:formula="of:=CONCATENATE([.B103]; &quot;:&quot;; [.E103]; &quot;:&quot;; [.F103]; &quot;:&quot; ; [.H103])" office:value-type="string" office:string-value="00EC:VOX AT Specials:VOX HD Austria, VOX Austria:http://specials.rtl-hbbtv.de/index.html" calcext:value-type="string">
            <text:p>00EC:VOX AT Specials:VOX HD Austria, VOX Austria:http://specials.rtl-hbbtv.de/index.html</text:p>
          </table:table-cell>
        </table:table-row>
        <table:table-row table:style-name="ro6">
          <table:table-cell office:value-type="float" office:value="21" calcext:value-type="float">
            <text:p>21</text:p>
          </table:table-cell>
          <table:table-cell office:value-type="string" calcext:value-type="string">
            <text:p>012C</text:p>
          </table:table-cell>
          <table:table-cell table:number-columns-repeated="2" office:value-type="string" calcext:value-type="string">
            <text:p> </text:p>
          </table:table-cell>
          <table:table-cell office:value-type="string" calcext:value-type="string">
            <text:p><text:a xlink:href="http://ntv-digitaltext.rtl-hbbtv.de/app/index.html" xlink:type="simple">n-tv Digitaltext</text:a></text:p>
          </table:table-cell>
          <table:table-cell office:value-type="string" calcext:value-type="string">
            <text:p>n-tv HD, n-tv</text:p>
          </table:table-cell>
          <table:table-cell/>
          <table:table-cell table:formula="of:=EXTRACTHYPERLINK(1;5;ROW())" office:value-type="string" office:string-value="http://ntv-digitaltext.rtl-hbbtv.de/app/index.html" calcext:value-type="string">
            <text:p>http://ntv-digitaltext.rtl-hbbtv.de/app/index.html</text:p>
          </table:table-cell>
          <table:table-cell table:formula="of:=CONCATENATE([.B104]; &quot;:&quot;; [.E104]; &quot;:&quot;; [.F104]; &quot;:&quot; ; [.H104])" office:value-type="string" office:string-value="012C:n-tv Digitaltext:n-tv HD, n-tv:http://ntv-digitaltext.rtl-hbbtv.de/app/index.html" calcext:value-type="string">
            <text:p>012C:n-tv Digitaltext:n-tv HD, n-tv:http://ntv-digitaltext.rtl-hbbtv.de/app/index.html</text:p>
          </table:table-cell>
        </table:table-row>
        <table:table-row table:style-name="ro6">
          <table:table-cell office:value-type="float" office:value="21" calcext:value-type="float">
            <text:p>21</text:p>
          </table:table-cell>
          <table:table-cell office:value-type="string" calcext:value-type="string">
            <text:p>012F</text:p>
          </table:table-cell>
          <table:table-cell table:number-columns-repeated="2" office:value-type="string" calcext:value-type="string">
            <text:p> </text:p>
          </table:table-cell>
          <table:table-cell office:value-type="string" calcext:value-type="string">
            <text:p><text:a xlink:href="http://rtl-digitaltext.rtl-hbbtv.de/launchbar/index-ntv-de.html" xlink:type="simple">n-tv Startleiste</text:a></text:p>
          </table:table-cell>
          <table:table-cell office:value-type="string" calcext:value-type="string">
            <text:p>n-tv HD, n-tv</text:p>
          </table:table-cell>
          <table:table-cell/>
          <table:table-cell table:formula="of:=EXTRACTHYPERLINK(1;5;ROW())" office:value-type="string" office:string-value="http://rtl-digitaltext.rtl-hbbtv.de/launchbar/index-ntv-de.html" calcext:value-type="string">
            <text:p>http://rtl-digitaltext.rtl-hbbtv.de/launchbar/index-ntv-de.html</text:p>
          </table:table-cell>
          <table:table-cell table:formula="of:=CONCATENATE([.B105]; &quot;:&quot;; [.E105]; &quot;:&quot;; [.F105]; &quot;:&quot; ; [.H105])" office:value-type="string" office:string-value="012F:n-tv Startleiste:n-tv HD, n-tv:http://rtl-digitaltext.rtl-hbbtv.de/launchbar/index-ntv-de.html" calcext:value-type="string">
            <text:p>012F:n-tv Startleiste:n-tv HD, n-tv:http://rtl-digitaltext.rtl-hbbtv.de/launchbar/index-ntv-de.html</text:p>
          </table:table-cell>
        </table:table-row>
        <table:table-row table:style-name="ro6">
          <table:table-cell office:value-type="float" office:value="21" calcext:value-type="float">
            <text:p>21</text:p>
          </table:table-cell>
          <table:table-cell office:value-type="float" office:value="132" calcext:value-type="float">
            <text:p>132</text:p>
          </table:table-cell>
          <table:table-cell table:number-columns-repeated="2" office:value-type="string" calcext:value-type="string">
            <text:p> </text:p>
          </table:table-cell>
          <table:table-cell office:value-type="string" calcext:value-type="string">
            <text:p><text:a xlink:href="http://mg-rtl.spielecenter.tv/spielecenter/index.php" xlink:type="simple">n-tv Spiele</text:a></text:p>
          </table:table-cell>
          <table:table-cell office:value-type="string" calcext:value-type="string">
            <text:p>n-tv HD, n-tv</text:p>
          </table:table-cell>
          <table:table-cell/>
          <table:table-cell table:formula="of:=EXTRACTHYPERLINK(1;5;ROW())" office:value-type="string" office:string-value="http://mg-rtl.spielecenter.tv/spielecenter/index.php" calcext:value-type="string">
            <text:p>http://mg-rtl.spielecenter.tv/spielecenter/index.php</text:p>
          </table:table-cell>
          <table:table-cell table:formula="of:=CONCATENATE([.B106]; &quot;:&quot;; [.E106]; &quot;:&quot;; [.F106]; &quot;:&quot; ; [.H106])" office:value-type="string" office:string-value="132:n-tv Spiele:n-tv HD, n-tv:http://mg-rtl.spielecenter.tv/spielecenter/index.php" calcext:value-type="string">
            <text:p>132:n-tv Spiele:n-tv HD, n-tv:http://mg-rtl.spielecenter.tv/spielecenter/index.php</text:p>
          </table:table-cell>
        </table:table-row>
        <table:table-row table:style-name="ro6">
          <table:table-cell office:value-type="float" office:value="21" calcext:value-type="float">
            <text:p>21</text:p>
          </table:table-cell>
          <table:table-cell office:value-type="float" office:value="190" calcext:value-type="float">
            <text:p>190</text:p>
          </table:table-cell>
          <table:table-cell table:number-columns-repeated="2" office:value-type="string" calcext:value-type="string">
            <text:p> </text:p>
          </table:table-cell>
          <table:table-cell office:value-type="string" calcext:value-type="string">
            <text:p><text:a xlink:href="http://rtl-digitaltext.rtl-hbbtv.de/launchbar/index-nitro-de.html" xlink:type="simple">NITRO Startleiste</text:a></text:p>
          </table:table-cell>
          <table:table-cell office:value-type="string" calcext:value-type="string">
            <text:p>NITRO HD, NITRO</text:p>
          </table:table-cell>
          <table:table-cell/>
          <table:table-cell table:formula="of:=EXTRACTHYPERLINK(1;5;ROW())" office:value-type="string" office:string-value="http://rtl-digitaltext.rtl-hbbtv.de/launchbar/index-nitro-de.html" calcext:value-type="string">
            <text:p>http://rtl-digitaltext.rtl-hbbtv.de/launchbar/index-nitro-de.html</text:p>
          </table:table-cell>
          <table:table-cell table:formula="of:=CONCATENATE([.B107]; &quot;:&quot;; [.E107]; &quot;:&quot;; [.F107]; &quot;:&quot; ; [.H107])" office:value-type="string" office:string-value="190:NITRO Startleiste:NITRO HD, NITRO:http://rtl-digitaltext.rtl-hbbtv.de/launchbar/index-nitro-de.html" calcext:value-type="string">
            <text:p>190:NITRO Startleiste:NITRO HD, NITRO:http://rtl-digitaltext.rtl-hbbtv.de/launchbar/index-nitro-de.html</text:p>
          </table:table-cell>
        </table:table-row>
        <table:table-row table:style-name="ro6">
          <table:table-cell office:value-type="float" office:value="21" calcext:value-type="float">
            <text:p>21</text:p>
          </table:table-cell>
          <table:table-cell office:value-type="float" office:value="192" calcext:value-type="float">
            <text:p>192</text:p>
          </table:table-cell>
          <table:table-cell table:number-columns-repeated="2" office:value-type="string" calcext:value-type="string">
            <text:p> </text:p>
          </table:table-cell>
          <table:table-cell office:value-type="string" calcext:value-type="string">
            <text:p><text:a xlink:href="http://rtl-digitaltext.rtl-hbbtv.de/index.html" xlink:type="simple">NITRO Digitaltext</text:a></text:p>
          </table:table-cell>
          <table:table-cell office:value-type="string" calcext:value-type="string">
            <text:p>NITRO HD, NITRO</text:p>
          </table:table-cell>
          <table:table-cell/>
          <table:table-cell table:formula="of:=EXTRACTHYPERLINK(1;5;ROW())" office:value-type="string" office:string-value="http://rtl-digitaltext.rtl-hbbtv.de/index.html" calcext:value-type="string">
            <text:p>http://rtl-digitaltext.rtl-hbbtv.de/index.html</text:p>
          </table:table-cell>
          <table:table-cell table:formula="of:=CONCATENATE([.B108]; &quot;:&quot;; [.E108]; &quot;:&quot;; [.F108]; &quot;:&quot; ; [.H108])" office:value-type="string" office:string-value="192:NITRO Digitaltext:NITRO HD, NITRO:http://rtl-digitaltext.rtl-hbbtv.de/index.html" calcext:value-type="string">
            <text:p>192:NITRO Digitaltext:NITRO HD, NITRO:http://rtl-digitaltext.rtl-hbbtv.de/index.html</text:p>
          </table:table-cell>
        </table:table-row>
        <table:table-row table:style-name="ro6">
          <table:table-cell office:value-type="float" office:value="21" calcext:value-type="float">
            <text:p>21</text:p>
          </table:table-cell>
          <table:table-cell office:value-type="string" calcext:value-type="string">
            <text:p>02DD</text:p>
          </table:table-cell>
          <table:table-cell table:number-columns-repeated="2" office:value-type="string" calcext:value-type="string">
            <text:p> </text:p>
          </table:table-cell>
          <table:table-cell office:value-type="string" calcext:value-type="string">
            <text:p><text:a xlink:href="http://mg-rtl.spielecenter.tv/spielecenter/index.php" xlink:type="simple">RTLplus Spiele</text:a></text:p>
          </table:table-cell>
          <table:table-cell office:value-type="string" calcext:value-type="string">
            <text:p>RTLplus Austria, RTLplus</text:p>
          </table:table-cell>
          <table:table-cell/>
          <table:table-cell table:formula="of:=EXTRACTHYPERLINK(1;5;ROW())" office:value-type="string" office:string-value="http://mg-rtl.spielecenter.tv/spielecenter/index.php" calcext:value-type="string">
            <text:p>http://mg-rtl.spielecenter.tv/spielecenter/index.php</text:p>
          </table:table-cell>
          <table:table-cell table:formula="of:=CONCATENATE([.B109]; &quot;:&quot;; [.E109]; &quot;:&quot;; [.F109]; &quot;:&quot; ; [.H109])" office:value-type="string" office:string-value="02DD:RTLplus Spiele:RTLplus Austria, RTLplus:http://mg-rtl.spielecenter.tv/spielecenter/index.php" calcext:value-type="string">
            <text:p>02DD:RTLplus Spiele:RTLplus Austria, RTLplus:http://mg-rtl.spielecenter.tv/spielecenter/index.php</text:p>
          </table:table-cell>
        </table:table-row>
        <table:table-row table:style-name="ro6">
          <table:table-cell office:value-type="float" office:value="60" calcext:value-type="float">
            <text:p>60</text:p>
          </table:table-cell>
          <table:table-cell office:value-type="float" office:value="2" calcext:value-type="float">
            <text:p>2</text:p>
          </table:table-cell>
          <table:table-cell table:number-columns-repeated="2" office:value-type="string" calcext:value-type="string">
            <text:p> </text:p>
          </table:table-cell>
          <table:table-cell office:value-type="string" calcext:value-type="string">
            <text:p><text:a xlink:href="http://hbbtv.redbutton.de/service/redbutton.php?brand=p7de" xlink:type="simple">ProSieben</text:a></text:p>
          </table:table-cell>
          <table:table-cell office:value-type="string" calcext:value-type="string">
            <text:p>ProSieben HD, ProSieben</text:p>
          </table:table-cell>
          <table:table-cell/>
          <table:table-cell table:formula="of:=EXTRACTHYPERLINK(1;5;ROW())" office:value-type="string" office:string-value="http://hbbtv.redbutton.de/service/redbutton.php?brand=p7de" calcext:value-type="string">
            <text:p>http://hbbtv.redbutton.de/service/redbutton.php?brand=p7de</text:p>
          </table:table-cell>
          <table:table-cell table:formula="of:=CONCATENATE([.B110]; &quot;:&quot;; [.E110]; &quot;:&quot;; [.F110]; &quot;:&quot; ; [.H110])" office:value-type="string" office:string-value="2:ProSieben:ProSieben HD, ProSieben:http://hbbtv.redbutton.de/service/redbutton.php?brand=p7de" calcext:value-type="string">
            <text:p>2:ProSieben:ProSieben HD, ProSieben:http://hbbtv.redbutton.de/service/redbutton.php?brand=p7de</text:p>
          </table:table-cell>
        </table:table-row>
        <table:table-row table:style-name="ro6">
          <table:table-cell office:value-type="float" office:value="60" calcext:value-type="float">
            <text:p>60</text:p>
          </table:table-cell>
          <table:table-cell office:value-type="float" office:value="3" calcext:value-type="float">
            <text:p>3</text:p>
          </table:table-cell>
          <table:table-cell table:number-columns-repeated="2" office:value-type="string" calcext:value-type="string">
            <text:p> </text:p>
          </table:table-cell>
          <table:table-cell office:value-type="string" calcext:value-type="string">
            <text:p><text:a xlink:href="http://hbbtv.redbutton.de/service/redbutton.php?brand=k1de" xlink:type="simple">kabel eins</text:a></text:p>
          </table:table-cell>
          <table:table-cell office:value-type="string" calcext:value-type="string">
            <text:p>kabel eins HD, kabel eins</text:p>
          </table:table-cell>
          <table:table-cell/>
          <table:table-cell table:formula="of:=EXTRACTHYPERLINK(1;5;ROW())" office:value-type="string" office:string-value="http://hbbtv.redbutton.de/service/redbutton.php?brand=k1de" calcext:value-type="string">
            <text:p>http://hbbtv.redbutton.de/service/redbutton.php?brand=k1de</text:p>
          </table:table-cell>
          <table:table-cell table:formula="of:=CONCATENATE([.B111]; &quot;:&quot;; [.E111]; &quot;:&quot;; [.F111]; &quot;:&quot; ; [.H111])" office:value-type="string" office:string-value="3:kabel eins:kabel eins HD, kabel eins:http://hbbtv.redbutton.de/service/redbutton.php?brand=k1de" calcext:value-type="string">
            <text:p>3:kabel eins:kabel eins HD, kabel eins:http://hbbtv.redbutton.de/service/redbutton.php?brand=k1de</text:p>
          </table:table-cell>
        </table:table-row>
        <table:table-row table:style-name="ro6">
          <table:table-cell office:value-type="float" office:value="60" calcext:value-type="float">
            <text:p>60</text:p>
          </table:table-cell>
          <table:table-cell office:value-type="float" office:value="4" calcext:value-type="float">
            <text:p>4</text:p>
          </table:table-cell>
          <table:table-cell table:number-columns-repeated="2" office:value-type="string" calcext:value-type="string">
            <text:p> </text:p>
          </table:table-cell>
          <table:table-cell office:value-type="string" calcext:value-type="string">
            <text:p><text:a xlink:href="http://hbbtv.prosiebensat1puls4.com/service/redbutton.php?brand=s1at" xlink:type="simple">SAT.1 HD Austria</text:a></text:p>
          </table:table-cell>
          <table:table-cell office:value-type="string" calcext:value-type="string">
            <text:p>SAT.1 HD Austria, SAT.1 A</text:p>
          </table:table-cell>
          <table:table-cell/>
          <table:table-cell table:formula="of:=EXTRACTHYPERLINK(1;5;ROW())" office:value-type="string" office:string-value="http://hbbtv.prosiebensat1puls4.com/service/redbutton.php?brand=s1at" calcext:value-type="string">
            <text:p>http://hbbtv.prosiebensat1puls4.com/service/redbutton.php?brand=s1at</text:p>
          </table:table-cell>
          <table:table-cell table:formula="of:=CONCATENATE([.B112]; &quot;:&quot;; [.E112]; &quot;:&quot;; [.F112]; &quot;:&quot; ; [.H112])" office:value-type="string" office:string-value="4:SAT.1 HD Austria:SAT.1 HD Austria, SAT.1 A:http://hbbtv.prosiebensat1puls4.com/service/redbutton.php?brand=s1at" calcext:value-type="string">
            <text:p>4:SAT.1 HD Austria:SAT.1 HD Austria, SAT.1 A:http://hbbtv.prosiebensat1puls4.com/service/redbutton.php?brand=s1at</text:p>
          </table:table-cell>
        </table:table-row>
        <table:table-row table:style-name="ro6">
          <table:table-cell office:value-type="float" office:value="60" calcext:value-type="float">
            <text:p>60</text:p>
          </table:table-cell>
          <table:table-cell office:value-type="float" office:value="5" calcext:value-type="float">
            <text:p>5</text:p>
          </table:table-cell>
          <table:table-cell table:number-columns-repeated="2" office:value-type="string" calcext:value-type="string">
            <text:p> </text:p>
          </table:table-cell>
          <table:table-cell office:value-type="string" calcext:value-type="string">
            <text:p><text:a xlink:href="http://hbbtv.prosiebensat1puls4.com/service/redbutton.php?brand=p7at" xlink:type="simple">ProSieben HD Austria</text:a></text:p>
          </table:table-cell>
          <table:table-cell office:value-type="string" calcext:value-type="string">
            <text:p>ProSieben HD Austria, ProSieben Austria</text:p>
          </table:table-cell>
          <table:table-cell/>
          <table:table-cell table:formula="of:=EXTRACTHYPERLINK(1;5;ROW())" office:value-type="string" office:string-value="http://hbbtv.prosiebensat1puls4.com/service/redbutton.php?brand=p7at" calcext:value-type="string">
            <text:p>http://hbbtv.prosiebensat1puls4.com/service/redbutton.php?brand=p7at</text:p>
          </table:table-cell>
          <table:table-cell table:formula="of:=CONCATENATE([.B113]; &quot;:&quot;; [.E113]; &quot;:&quot;; [.F113]; &quot;:&quot; ; [.H113])" office:value-type="string" office:string-value="5:ProSieben HD Austria:ProSieben HD Austria, ProSieben Austria:http://hbbtv.prosiebensat1puls4.com/service/redbutton.php?brand=p7at" calcext:value-type="string">
            <text:p>5:ProSieben HD Austria:ProSieben HD Austria, ProSieben Austria:http://hbbtv.prosiebensat1puls4.com/service/redbutton.php?brand=p7at</text:p>
          </table:table-cell>
        </table:table-row>
        <table:table-row table:style-name="ro6">
          <table:table-cell office:value-type="float" office:value="60" calcext:value-type="float">
            <text:p>60</text:p>
          </table:table-cell>
          <table:table-cell office:value-type="float" office:value="7" calcext:value-type="float">
            <text:p>7</text:p>
          </table:table-cell>
          <table:table-cell table:number-columns-repeated="2" office:value-type="string" calcext:value-type="string">
            <text:p> </text:p>
          </table:table-cell>
          <table:table-cell office:value-type="string" calcext:value-type="string">
            <text:p><text:a xlink:href="http://hbbtv.prosiebensat1puls4.com/service/redbutton.php?brand=p4at" xlink:type="simple">PULS 4 HD Austria</text:a></text:p>
          </table:table-cell>
          <table:table-cell office:value-type="string" calcext:value-type="string">
            <text:p>PULS 4 HD Austria, PULS 4 Austria</text:p>
          </table:table-cell>
          <table:table-cell/>
          <table:table-cell table:formula="of:=EXTRACTHYPERLINK(1;5;ROW())" office:value-type="string" office:string-value="http://hbbtv.prosiebensat1puls4.com/service/redbutton.php?brand=p4at" calcext:value-type="string">
            <text:p>http://hbbtv.prosiebensat1puls4.com/service/redbutton.php?brand=p4at</text:p>
          </table:table-cell>
          <table:table-cell table:formula="of:=CONCATENATE([.B114]; &quot;:&quot;; [.E114]; &quot;:&quot;; [.F114]; &quot;:&quot; ; [.H114])" office:value-type="string" office:string-value="7:PULS 4 HD Austria:PULS 4 HD Austria, PULS 4 Austria:http://hbbtv.prosiebensat1puls4.com/service/redbutton.php?brand=p4at" calcext:value-type="string">
            <text:p>7:PULS 4 HD Austria:PULS 4 HD Austria, PULS 4 Austria:http://hbbtv.prosiebensat1puls4.com/service/redbutton.php?brand=p4at</text:p>
          </table:table-cell>
        </table:table-row>
        <table:table-row table:style-name="ro6">
          <table:table-cell office:value-type="float" office:value="60" calcext:value-type="float">
            <text:p>60</text:p>
          </table:table-cell>
          <table:table-cell office:value-type="string" calcext:value-type="string">
            <text:p>000B</text:p>
          </table:table-cell>
          <table:table-cell table:number-columns-repeated="2" office:value-type="string" calcext:value-type="string">
            <text:p> </text:p>
          </table:table-cell>
          <table:table-cell office:value-type="string" calcext:value-type="string">
            <text:p><text:a xlink:href="http://hbbtv.redbutton.de/service/redbutton.php?brand=p7maxxde" xlink:type="simple">ProSieben MAXX</text:a></text:p>
          </table:table-cell>
          <table:table-cell office:value-type="string" calcext:value-type="string">
            <text:p>Pro7 MAXX HD, Pro7 MAXX</text:p>
          </table:table-cell>
          <table:table-cell/>
          <table:table-cell table:formula="of:=EXTRACTHYPERLINK(1;5;ROW())" office:value-type="string" office:string-value="http://hbbtv.redbutton.de/service/redbutton.php?brand=p7maxxde" calcext:value-type="string">
            <text:p>http://hbbtv.redbutton.de/service/redbutton.php?brand=p7maxxde</text:p>
          </table:table-cell>
          <table:table-cell table:formula="of:=CONCATENATE([.B115]; &quot;:&quot;; [.E115]; &quot;:&quot;; [.F115]; &quot;:&quot; ; [.H115])" office:value-type="string" office:string-value="000B:ProSieben MAXX:Pro7 MAXX HD, Pro7 MAXX:http://hbbtv.redbutton.de/service/redbutton.php?brand=p7maxxde" calcext:value-type="string">
            <text:p>000B:ProSieben MAXX:Pro7 MAXX HD, Pro7 MAXX:http://hbbtv.redbutton.de/service/redbutton.php?brand=p7maxxde</text:p>
          </table:table-cell>
        </table:table-row>
        <table:table-row table:style-name="ro6">
          <table:table-cell office:value-type="float" office:value="60" calcext:value-type="float">
            <text:p>60</text:p>
          </table:table-cell>
          <table:table-cell office:value-type="string" calcext:value-type="string">
            <text:p>000C</text:p>
          </table:table-cell>
          <table:table-cell table:number-columns-repeated="2" office:value-type="string" calcext:value-type="string">
            <text:p> </text:p>
          </table:table-cell>
          <table:table-cell office:value-type="string" calcext:value-type="string">
            <text:p><text:a xlink:href="http://hbbtv.redbutton.de/service/redbutton.php?brand=s1goldde" xlink:type="simple">SAT.1 Gold</text:a></text:p>
          </table:table-cell>
          <table:table-cell office:value-type="string" calcext:value-type="string">
            <text:p>SAT.1 Gold HD, SAT.1 Gold</text:p>
          </table:table-cell>
          <table:table-cell/>
          <table:table-cell table:formula="of:=EXTRACTHYPERLINK(1;5;ROW())" office:value-type="string" office:string-value="http://hbbtv.redbutton.de/service/redbutton.php?brand=s1goldde" calcext:value-type="string">
            <text:p>http://hbbtv.redbutton.de/service/redbutton.php?brand=s1goldde</text:p>
          </table:table-cell>
          <table:table-cell table:formula="of:=CONCATENATE([.B116]; &quot;:&quot;; [.E116]; &quot;:&quot;; [.F116]; &quot;:&quot; ; [.H116])" office:value-type="string" office:string-value="000C:SAT.1 Gold:SAT.1 Gold HD, SAT.1 Gold:http://hbbtv.redbutton.de/service/redbutton.php?brand=s1goldde" calcext:value-type="string">
            <text:p>000C:SAT.1 Gold:SAT.1 Gold HD, SAT.1 Gold:http://hbbtv.redbutton.de/service/redbutton.php?brand=s1goldde</text:p>
          </table:table-cell>
        </table:table-row>
        <table:table-row table:style-name="ro6">
          <table:table-cell office:value-type="float" office:value="60" calcext:value-type="float">
            <text:p>60</text:p>
          </table:table-cell>
          <table:table-cell office:value-type="string" calcext:value-type="string">
            <text:p>000D</text:p>
          </table:table-cell>
          <table:table-cell table:number-columns-repeated="2" office:value-type="string" calcext:value-type="string">
            <text:p> </text:p>
          </table:table-cell>
          <table:table-cell office:value-type="string" calcext:value-type="string">
            <text:p><text:a xlink:href="http://hbbtv.redbutton.de/service/redbutton.php?brand=k1dokude" xlink:type="simple">kabel eins Doku</text:a></text:p>
          </table:table-cell>
          <table:table-cell office:value-type="string" calcext:value-type="string">
            <text:p>Kabel Eins Doku HD, kabel eins Doku</text:p>
          </table:table-cell>
          <table:table-cell/>
          <table:table-cell table:formula="of:=EXTRACTHYPERLINK(1;5;ROW())" office:value-type="string" office:string-value="http://hbbtv.redbutton.de/service/redbutton.php?brand=k1dokude" calcext:value-type="string">
            <text:p>http://hbbtv.redbutton.de/service/redbutton.php?brand=k1dokude</text:p>
          </table:table-cell>
          <table:table-cell table:formula="of:=CONCATENATE([.B117]; &quot;:&quot;; [.E117]; &quot;:&quot;; [.F117]; &quot;:&quot; ; [.H117])" office:value-type="string" office:string-value="000D:kabel eins Doku:Kabel Eins Doku HD, kabel eins Doku:http://hbbtv.redbutton.de/service/redbutton.php?brand=k1dokude" calcext:value-type="string">
            <text:p>000D:kabel eins Doku:Kabel Eins Doku HD, kabel eins Doku:http://hbbtv.redbutton.de/service/redbutton.php?brand=k1dokude</text:p>
          </table:table-cell>
        </table:table-row>
        <table:table-row table:style-name="ro6">
          <table:table-cell office:value-type="float" office:value="60" calcext:value-type="float">
            <text:p>60</text:p>
          </table:table-cell>
          <table:table-cell office:value-type="float" office:value="15" calcext:value-type="float">
            <text:p>15</text:p>
          </table:table-cell>
          <table:table-cell table:number-columns-repeated="2" office:value-type="string" calcext:value-type="string">
            <text:p> </text:p>
          </table:table-cell>
          <table:table-cell office:value-type="string" calcext:value-type="string">
            <text:p><text:a xlink:href="http://hbbtv-apps.prosiebensat1puls4.com/e-feed/index.html?brand=s1at" xlink:type="simple">s1AT-Text</text:a></text:p>
          </table:table-cell>
          <table:table-cell office:value-type="string" calcext:value-type="string">
            <text:p>SAT.1 HD Austria, SAT.1 A</text:p>
          </table:table-cell>
          <table:table-cell/>
          <table:table-cell table:formula="of:=EXTRACTHYPERLINK(1;5;ROW())" office:value-type="string" office:string-value="http://hbbtv-apps.prosiebensat1puls4.com/e-feed/index.html?brand=s1at" calcext:value-type="string">
            <text:p>http://hbbtv-apps.prosiebensat1puls4.com/e-feed/index.html?brand=s1at</text:p>
          </table:table-cell>
          <table:table-cell table:formula="of:=CONCATENATE([.B118]; &quot;:&quot;; [.E118]; &quot;:&quot;; [.F118]; &quot;:&quot; ; [.H118])" office:value-type="string" office:string-value="15:s1AT-Text:SAT.1 HD Austria, SAT.1 A:http://hbbtv-apps.prosiebensat1puls4.com/e-feed/index.html?brand=s1at" calcext:value-type="string">
            <text:p>15:s1AT-Text:SAT.1 HD Austria, SAT.1 A:http://hbbtv-apps.prosiebensat1puls4.com/e-feed/index.html?brand=s1at</text:p>
          </table:table-cell>
        </table:table-row>
        <table:table-row table:style-name="ro6">
          <table:table-cell office:value-type="float" office:value="60" calcext:value-type="float">
            <text:p>60</text:p>
          </table:table-cell>
          <table:table-cell office:value-type="float" office:value="16" calcext:value-type="float">
            <text:p>16</text:p>
          </table:table-cell>
          <table:table-cell table:number-columns-repeated="2" office:value-type="string" calcext:value-type="string">
            <text:p> </text:p>
          </table:table-cell>
          <table:table-cell office:value-type="string" calcext:value-type="string">
            <text:p><text:a xlink:href="http://hbbtv-apps.prosiebensat1puls4.com/e-feed/index.html?brand=p7at" xlink:type="simple">p7AT-Text</text:a></text:p>
          </table:table-cell>
          <table:table-cell office:value-type="string" calcext:value-type="string">
            <text:p>ProSieben HD Austria, ProSieben Austria</text:p>
          </table:table-cell>
          <table:table-cell/>
          <table:table-cell table:formula="of:=EXTRACTHYPERLINK(1;5;ROW())" office:value-type="string" office:string-value="http://hbbtv-apps.prosiebensat1puls4.com/e-feed/index.html?brand=p7at" calcext:value-type="string">
            <text:p>http://hbbtv-apps.prosiebensat1puls4.com/e-feed/index.html?brand=p7at</text:p>
          </table:table-cell>
          <table:table-cell table:formula="of:=CONCATENATE([.B119]; &quot;:&quot;; [.E119]; &quot;:&quot;; [.F119]; &quot;:&quot; ; [.H119])" office:value-type="string" office:string-value="16:p7AT-Text:ProSieben HD Austria, ProSieben Austria:http://hbbtv-apps.prosiebensat1puls4.com/e-feed/index.html?brand=p7at" calcext:value-type="string">
            <text:p>16:p7AT-Text:ProSieben HD Austria, ProSieben Austria:http://hbbtv-apps.prosiebensat1puls4.com/e-feed/index.html?brand=p7at</text:p>
          </table:table-cell>
        </table:table-row>
        <table:table-row table:style-name="ro6">
          <table:table-cell office:value-type="float" office:value="60" calcext:value-type="float">
            <text:p>60</text:p>
          </table:table-cell>
          <table:table-cell office:value-type="float" office:value="4001" calcext:value-type="float">
            <text:p>4001</text:p>
          </table:table-cell>
          <table:table-cell table:number-columns-repeated="2" office:value-type="string" calcext:value-type="string">
            <text:p> </text:p>
          </table:table-cell>
          <table:table-cell office:value-type="string" calcext:value-type="string">
            <text:p><text:a xlink:href="http://hbbtv.redbutton.de/service/redbutton.php?brand=sixxde" xlink:type="simple">SIXX</text:a></text:p>
          </table:table-cell>
          <table:table-cell office:value-type="string" calcext:value-type="string">
            <text:p>SIXX HD, SIXX</text:p>
          </table:table-cell>
          <table:table-cell/>
          <table:table-cell table:formula="of:=EXTRACTHYPERLINK(1;5;ROW())" office:value-type="string" office:string-value="http://hbbtv.redbutton.de/service/redbutton.php?brand=sixxde" calcext:value-type="string">
            <text:p>http://hbbtv.redbutton.de/service/redbutton.php?brand=sixxde</text:p>
          </table:table-cell>
          <table:table-cell table:formula="of:=CONCATENATE([.B120]; &quot;:&quot;; [.E120]; &quot;:&quot;; [.F120]; &quot;:&quot; ; [.H120])" office:value-type="string" office:string-value="4001:SIXX:SIXX HD, SIXX:http://hbbtv.redbutton.de/service/redbutton.php?brand=sixxde" calcext:value-type="string">
            <text:p>4001:SIXX:SIXX HD, SIXX:http://hbbtv.redbutton.de/service/redbutton.php?brand=sixxde</text:p>
          </table:table-cell>
        </table:table-row>
        <table:table-row table:style-name="ro6">
          <table:table-cell office:value-type="float" office:value="67" calcext:value-type="float">
            <text:p>67</text:p>
          </table:table-cell>
          <table:table-cell office:value-type="float" office:value="258" calcext:value-type="float">
            <text:p>258</text:p>
          </table:table-cell>
          <table:table-cell table:number-columns-repeated="2" office:value-type="string" calcext:value-type="string">
            <text:p> </text:p>
          </table:table-cell>
          <table:table-cell office:value-type="string" calcext:value-type="string">
            <text:p><text:a xlink:href="http://www.rtve.es/hbbtv/europa-int.html" xlink:type="simple">rtve.es</text:a></text:p>
          </table:table-cell>
          <table:table-cell office:value-type="string" calcext:value-type="string">
            <text:p>TVE INTERNACIONAL EUROPA, CANAL 24 HORAS</text:p>
          </table:table-cell>
          <table:table-cell/>
          <table:table-cell table:formula="of:=EXTRACTHYPERLINK(1;5;ROW())" office:value-type="string" office:string-value="http://www.rtve.es/hbbtv/europa-int.html" calcext:value-type="string">
            <text:p>http://www.rtve.es/hbbtv/europa-int.html</text:p>
          </table:table-cell>
          <table:table-cell table:formula="of:=CONCATENATE([.B121]; &quot;:&quot;; [.E121]; &quot;:&quot;; [.F121]; &quot;:&quot; ; [.H121])" office:value-type="string" office:string-value="258:rtve.es:TVE INTERNACIONAL EUROPA, CANAL 24 HORAS:http://www.rtve.es/hbbtv/europa-int.html" calcext:value-type="string">
            <text:p>258:rtve.es:TVE INTERNACIONAL EUROPA, CANAL 24 HORAS:http://www.rtve.es/hbbtv/europa-int.html</text:p>
          </table:table-cell>
        </table:table-row>
        <table:table-row table:style-name="ro6">
          <table:table-cell office:value-type="string" calcext:value-type="string">
            <text:p>0002D0</text:p>
          </table:table-cell>
          <table:table-cell office:value-type="string" calcext:value-type="string">
            <text:p>00D3</text:p>
          </table:table-cell>
          <table:table-cell table:number-columns-repeated="2" office:value-type="string" calcext:value-type="string">
            <text:p> </text:p>
          </table:table-cell>
          <table:table-cell office:value-type="string" calcext:value-type="string">
            <text:p><text:a xlink:href="http://hbbtv.prosiebensat1puls4.com/service/redbutton.php?brand=atvat" xlink:type="simple">ATV - AIT</text:a></text:p>
          </table:table-cell>
          <table:table-cell office:value-type="string" calcext:value-type="string">
            <text:p>ATV HD, ATV HD</text:p>
          </table:table-cell>
          <table:table-cell/>
          <table:table-cell table:formula="of:=EXTRACTHYPERLINK(1;5;ROW())" office:value-type="string" office:string-value="http://hbbtv.prosiebensat1puls4.com/service/redbutton.php?brand=atvat" calcext:value-type="string">
            <text:p>http://hbbtv.prosiebensat1puls4.com/service/redbutton.php?brand=atvat</text:p>
          </table:table-cell>
          <table:table-cell table:formula="of:=CONCATENATE([.B122]; &quot;:&quot;; [.E122]; &quot;:&quot;; [.F122]; &quot;:&quot; ; [.H122])" office:value-type="string" office:string-value="00D3:ATV - AIT:ATV HD, ATV HD:http://hbbtv.prosiebensat1puls4.com/service/redbutton.php?brand=atvat" calcext:value-type="string">
            <text:p>00D3:ATV - AIT:ATV HD, ATV HD:http://hbbtv.prosiebensat1puls4.com/service/redbutton.php?brand=atvat</text:p>
          </table:table-cell>
        </table:table-row>
        <table:table-row table:style-name="ro6">
          <table:table-cell office:value-type="string" calcext:value-type="string">
            <text:p>0002D0</text:p>
          </table:table-cell>
          <table:table-cell office:value-type="string" calcext:value-type="string">
            <text:p>00DE</text:p>
          </table:table-cell>
          <table:table-cell table:number-columns-repeated="2" office:value-type="string" calcext:value-type="string">
            <text:p> </text:p>
          </table:table-cell>
          <table:table-cell office:value-type="string" calcext:value-type="string">
            <text:p><text:a xlink:href="http://hbbtv.prosiebensat1puls4.com/v2/dashboard/atvat#100" xlink:type="simple">ATV - TXT</text:a></text:p>
          </table:table-cell>
          <table:table-cell office:value-type="string" calcext:value-type="string">
            <text:p>ATV HD, ATV HD</text:p>
          </table:table-cell>
          <table:table-cell/>
          <table:table-cell table:formula="of:=EXTRACTHYPERLINK(1;5;ROW())" office:value-type="string" office:string-value="http://hbbtv.prosiebensat1puls4.com/v2/dashboard/atvat#100" calcext:value-type="string">
            <text:p>http://hbbtv.prosiebensat1puls4.com/v2/dashboard/atvat#100</text:p>
          </table:table-cell>
          <table:table-cell table:formula="of:=CONCATENATE([.B123]; &quot;:&quot;; [.E123]; &quot;:&quot;; [.F123]; &quot;:&quot; ; [.H123])" office:value-type="string" office:string-value="00DE:ATV - TXT:ATV HD, ATV HD:http://hbbtv.prosiebensat1puls4.com/v2/dashboard/atvat#100" calcext:value-type="string">
            <text:p>00DE:ATV - TXT:ATV HD, ATV HD:http://hbbtv.prosiebensat1puls4.com/v2/dashboard/atvat#100</text:p>
          </table:table-cell>
        </table:table-row>
        <table:table-row table:style-name="ro6">
          <table:table-cell table:number-columns-repeated="2"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bibeltv.c.nmdn.net/vodafone/index.php" xlink:type="simple">BibelTV HD - Vodafone</text:a></text:p>
          </table:table-cell>
          <table:table-cell office:value-type="string" calcext:value-type="string">
            <text:p>Bibel TV HD</text:p>
          </table:table-cell>
          <table:table-cell/>
          <table:table-cell table:formula="of:=EXTRACTHYPERLINK(1;5;ROW())" office:value-type="string" office:string-value="http://bibeltv.c.nmdn.net/vodafone/index.php" calcext:value-type="string">
            <text:p>http://bibeltv.c.nmdn.net/vodafone/index.php</text:p>
          </table:table-cell>
          <table:table-cell table:formula="of:=CONCATENATE([.B124]; &quot;:&quot;; [.E124]; &quot;:&quot;; [.F124]; &quot;:&quot; ; [.H124])" office:value-type="string" office:string-value="1:BibelTV HD - Vodafone:Bibel TV HD:http://bibeltv.c.nmdn.net/vodafone/index.php" calcext:value-type="string">
            <text:p>1:BibelTV HD - Vodafone:Bibel TV HD:http://bibeltv.c.nmdn.net/vodafone/index.php</text:p>
          </table:table-cell>
        </table:table-row>
        <table:table-row table:style-name="ro6">
          <table:table-cell table:number-columns-repeated="2"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apps.prosiebensat1puls4.com/e-feed/index.html?brand=atv2at" xlink:type="simple">ATV2 - TXT</text:a></text:p>
          </table:table-cell>
          <table:table-cell office:value-type="string" calcext:value-type="string">
            <text:p>ATV2</text:p>
          </table:table-cell>
          <table:table-cell/>
          <table:table-cell table:formula="of:=EXTRACTHYPERLINK(1;5;ROW())" office:value-type="string" office:string-value="http://hbbtv-apps.prosiebensat1puls4.com/e-feed/index.html?brand=atv2at" calcext:value-type="string">
            <text:p>http://hbbtv-apps.prosiebensat1puls4.com/e-feed/index.html?brand=atv2at</text:p>
          </table:table-cell>
          <table:table-cell table:formula="of:=CONCATENATE([.B125]; &quot;:&quot;; [.E125]; &quot;:&quot;; [.F125]; &quot;:&quot; ; [.H125])" office:value-type="string" office:string-value="1:ATV2 - TXT:ATV2:http://hbbtv-apps.prosiebensat1puls4.com/e-feed/index.html?brand=atv2at" calcext:value-type="string">
            <text:p>1:ATV2 - TXT:ATV2:http://hbbtv-apps.prosiebensat1puls4.com/e-feed/index.html?brand=atv2at</text:p>
          </table:table-cell>
        </table:table-row>
        <table:table-row table:style-name="ro6">
          <table:table-cell table:number-columns-repeated="2"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france24.tv.dotscreen.com/freesat_uk/index.xhtml?blueButton=true&amp;languages=FR,EN,ES,ARindex.xhtml" xlink:type="simple">Application FR</text:a></text:p>
          </table:table-cell>
          <table:table-cell office:value-type="string" calcext:value-type="string">
            <text:p>France 24 (en Fran+ºais)</text:p>
          </table:table-cell>
          <table:table-cell/>
          <table:table-cell table:formula="of:=EXTRACTHYPERLINK(1;5;ROW())" office:value-type="string" office:string-value="http://france24.tv.dotscreen.com/freesat_uk/index.xhtml?blueButton=true&amp;languages=FR,EN,ES,ARindex.xhtml" calcext:value-type="string">
            <text:p>http://france24.tv.dotscreen.com/freesat_uk/index.xhtml?blueButton=true&amp;languages=FR,EN,ES,ARindex.xhtml</text:p>
          </table:table-cell>
          <table:table-cell table:formula="of:=CONCATENATE([.B126]; &quot;:&quot;; [.E126]; &quot;:&quot;; [.F126]; &quot;:&quot; ; [.H126])" office:value-type="string" office:string-value="1:Application FR:France 24 (en Fran+ºais):http://france24.tv.dotscreen.com/freesat_uk/index.xhtml?blueButton=true&amp;languages=FR,EN,ES,ARindex.xhtml" calcext:value-type="string">
            <text:p>1:Application FR:France 24 (en Fran+ºais):http://france24.tv.dotscreen.com/freesat_uk/index.xhtml?blueButton=true&amp;languages=FR,EN,ES,ARindex.xhtml</text:p>
          </table:table-cell>
        </table:table-row>
        <table:table-row table:style-name="ro6">
          <table:table-cell table:number-columns-repeated="2"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france24.tv.dotscreen.com/freesat_uk/index.xhtml?blueButton=true&amp;languages=FR,EN,ES,ARindex.xhtml" xlink:type="simple">Application EN</text:a></text:p>
          </table:table-cell>
          <table:table-cell office:value-type="string" calcext:value-type="string">
            <text:p>France 24 (in English)</text:p>
          </table:table-cell>
          <table:table-cell/>
          <table:table-cell table:formula="of:=EXTRACTHYPERLINK(1;5;ROW())" office:value-type="string" office:string-value="http://france24.tv.dotscreen.com/freesat_uk/index.xhtml?blueButton=true&amp;languages=FR,EN,ES,ARindex.xhtml" calcext:value-type="string">
            <text:p>http://france24.tv.dotscreen.com/freesat_uk/index.xhtml?blueButton=true&amp;languages=FR,EN,ES,ARindex.xhtml</text:p>
          </table:table-cell>
          <table:table-cell table:formula="of:=CONCATENATE([.B127]; &quot;:&quot;; [.E127]; &quot;:&quot;; [.F127]; &quot;:&quot; ; [.H127])" office:value-type="string" office:string-value="1:Application EN:France 24 (in English):http://france24.tv.dotscreen.com/freesat_uk/index.xhtml?blueButton=true&amp;languages=FR,EN,ES,ARindex.xhtml" calcext:value-type="string">
            <text:p>1:Application EN:France 24 (in English):http://france24.tv.dotscreen.com/freesat_uk/index.xhtml?blueButton=true&amp;languages=FR,EN,ES,ARindex.xhtml</text:p>
          </table:table-cell>
        </table:table-row>
        <table:table-row table:style-name="ro6">
          <table:table-cell table:number-columns-repeated="2"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france24.tv.dotscreen.com/freesat_uk/index.xhtml?blueButton=true&amp;languages=FR,EN,ES,ARindex.xhtml" xlink:type="simple">Application Arabe</text:a></text:p>
          </table:table-cell>
          <table:table-cell office:value-type="string" calcext:value-type="string">
            <text:p>France 24 (in Arabic)</text:p>
          </table:table-cell>
          <table:table-cell/>
          <table:table-cell table:formula="of:=EXTRACTHYPERLINK(1;5;ROW())" office:value-type="string" office:string-value="http://france24.tv.dotscreen.com/freesat_uk/index.xhtml?blueButton=true&amp;languages=FR,EN,ES,ARindex.xhtml" calcext:value-type="string">
            <text:p>http://france24.tv.dotscreen.com/freesat_uk/index.xhtml?blueButton=true&amp;languages=FR,EN,ES,ARindex.xhtml</text:p>
          </table:table-cell>
          <table:table-cell table:formula="of:=CONCATENATE([.B128]; &quot;:&quot;; [.E128]; &quot;:&quot;; [.F128]; &quot;:&quot; ; [.H128])" office:value-type="string" office:string-value="1:Application Arabe:France 24 (in Arabic):http://france24.tv.dotscreen.com/freesat_uk/index.xhtml?blueButton=true&amp;languages=FR,EN,ES,ARindex.xhtml" calcext:value-type="string">
            <text:p>1:Application Arabe:France 24 (in Arabic):http://france24.tv.dotscreen.com/freesat_uk/index.xhtml?blueButton=true&amp;languages=FR,EN,ES,ARindex.xhtml</text:p>
          </table:table-cell>
        </table:table-row>
        <table:table-row table:style-name="ro6">
          <table:table-cell office:value-type="float" office:value="9" calcext:value-type="float">
            <text:p>9</text:p>
          </table:table-cell>
          <table:table-cell office:value-type="float" office:value="5" calcext:value-type="float">
            <text:p>5</text:p>
          </table:table-cell>
          <table:table-cell table:number-columns-repeated="2" office:value-type="string" calcext:value-type="string">
            <text:p> </text:p>
          </table:table-cell>
          <table:table-cell office:value-type="string" calcext:value-type="string">
            <text:p><text:a xlink:href="http://tv.telvi.de/smartapps/apps/healthtv/hbbtv.php" xlink:type="simple">HBB TV</text:a></text:p>
          </table:table-cell>
          <table:table-cell office:value-type="string" calcext:value-type="string">
            <text:p>health.tv</text:p>
          </table:table-cell>
          <table:table-cell/>
          <table:table-cell table:formula="of:=EXTRACTHYPERLINK(1;5;ROW())" office:value-type="string" office:string-value="http://tv.telvi.de/smartapps/apps/healthtv/hbbtv.php" calcext:value-type="string">
            <text:p>http://tv.telvi.de/smartapps/apps/healthtv/hbbtv.php</text:p>
          </table:table-cell>
          <table:table-cell table:formula="of:=CONCATENATE([.B129]; &quot;:&quot;; [.E129]; &quot;:&quot;; [.F129]; &quot;:&quot; ; [.H129])" office:value-type="string" office:string-value="5:HBB TV:health.tv:http://tv.telvi.de/smartapps/apps/healthtv/hbbtv.php" calcext:value-type="string">
            <text:p>5:HBB TV:health.tv:http://tv.telvi.de/smartapps/apps/healthtv/hbbtv.php</text:p>
          </table:table-cell>
        </table:table-row>
        <table:table-row table:style-name="ro6">
          <table:table-cell office:value-type="string" calcext:value-type="string">
            <text:p>00000D</text:p>
          </table:table-cell>
          <table:table-cell office:value-type="float" office:value="2" calcext:value-type="float">
            <text:p>2</text:p>
          </table:table-cell>
          <table:table-cell table:number-columns-repeated="2" office:value-type="string" calcext:value-type="string">
            <text:p>Yes</text:p>
          </table:table-cell>
          <table:table-cell office:value-type="string" calcext:value-type="string">
            <text:p><text:a xlink:href="http://orfhbbtv.orf.at/orf/newsportal/index.html" xlink:type="simple">ORF HbbTV - SAT SD</text:a></text:p>
          </table:table-cell>
          <table:table-cell office:value-type="string" calcext:value-type="string">
            <text:p>ORF SPORT+</text:p>
          </table:table-cell>
          <table:table-cell/>
          <table:table-cell table:formula="of:=EXTRACTHYPERLINK(1;5;ROW())" office:value-type="string" office:string-value="http://orfhbbtv.orf.at/orf/newsportal/index.html" calcext:value-type="string">
            <text:p>http://orfhbbtv.orf.at/orf/newsportal/index.html</text:p>
          </table:table-cell>
          <table:table-cell table:formula="of:=CONCATENATE([.B130]; &quot;:&quot;; [.E130]; &quot;:&quot;; [.F130]; &quot;:&quot; ; [.H130])" office:value-type="string" office:string-value="2:ORF HbbTV - SAT SD:ORF SPORT+:http://orfhbbtv.orf.at/orf/newsportal/index.html" calcext:value-type="string">
            <text:p>2:ORF HbbTV - SAT SD:ORF SPORT+:http://orfhbbtv.orf.at/orf/newsportal/index.html</text:p>
          </table:table-cell>
        </table:table-row>
        <table:table-row table:style-name="ro6">
          <table:table-cell office:value-type="string" calcext:value-type="string">
            <text:p>00000D</text:p>
          </table:table-cell>
          <table:table-cell office:value-type="float" office:value="64" calcext:value-type="float">
            <text:p>64</text:p>
          </table:table-cell>
          <table:table-cell table:number-columns-repeated="2" office:value-type="string" calcext:value-type="string">
            <text:p> </text:p>
          </table:table-cell>
          <table:table-cell office:value-type="string" calcext:value-type="string">
            <text:p><text:a xlink:href="http://redbutton.visit-x.tv/index.html" xlink:type="simple">VISIT-X.tv</text:a></text:p>
          </table:table-cell>
          <table:table-cell office:value-type="string" calcext:value-type="string">
            <text:p>VISIT-X.tv</text:p>
          </table:table-cell>
          <table:table-cell/>
          <table:table-cell table:formula="of:=EXTRACTHYPERLINK(1;5;ROW())" office:value-type="string" office:string-value="http://redbutton.visit-x.tv/index.html" calcext:value-type="string">
            <text:p>http://redbutton.visit-x.tv/index.html</text:p>
          </table:table-cell>
          <table:table-cell table:formula="of:=CONCATENATE([.B131]; &quot;:&quot;; [.E131]; &quot;:&quot;; [.F131]; &quot;:&quot; ; [.H131])" office:value-type="string" office:string-value="64:VISIT-X.tv:VISIT-X.tv:http://redbutton.visit-x.tv/index.html" calcext:value-type="string">
            <text:p>64:VISIT-X.tv:VISIT-X.tv:http://redbutton.visit-x.tv/index.html</text:p>
          </table:table-cell>
        </table:table-row>
        <table:table-row table:style-name="ro6">
          <table:table-cell office:value-type="string" calcext:value-type="string">
            <text:p>00000D</text:p>
          </table:table-cell>
          <table:table-cell office:value-type="float" office:value="65" calcext:value-type="float">
            <text:p>65</text:p>
          </table:table-cell>
          <table:table-cell table:number-columns-repeated="2" office:value-type="string" calcext:value-type="string">
            <text:p> </text:p>
          </table:table-cell>
          <table:table-cell office:value-type="string" calcext:value-type="string">
            <text:p><text:a xlink:href="http://bibeltv.c.nmdn.net/sathd/index.php" xlink:type="simple">Bibel TV HD</text:a></text:p>
          </table:table-cell>
          <table:table-cell office:value-type="string" calcext:value-type="string">
            <text:p>Bibel TV HD</text:p>
          </table:table-cell>
          <table:table-cell/>
          <table:table-cell table:formula="of:=EXTRACTHYPERLINK(1;5;ROW())" office:value-type="string" office:string-value="http://bibeltv.c.nmdn.net/sathd/index.php" calcext:value-type="string">
            <text:p>http://bibeltv.c.nmdn.net/sathd/index.php</text:p>
          </table:table-cell>
          <table:table-cell table:formula="of:=CONCATENATE([.B132]; &quot;:&quot;; [.E132]; &quot;:&quot;; [.F132]; &quot;:&quot; ; [.H132])" office:value-type="string" office:string-value="65:Bibel TV HD:Bibel TV HD:http://bibeltv.c.nmdn.net/sathd/index.php" calcext:value-type="string">
            <text:p>65:Bibel TV HD:Bibel TV HD:http://bibeltv.c.nmdn.net/sathd/index.php</text:p>
          </table:table-cell>
        </table:table-row>
        <table:table-row table:style-name="ro6">
          <table:table-cell office:value-type="string" calcext:value-type="string">
            <text:p>00000D</text:p>
          </table:table-cell>
          <table:table-cell office:value-type="float" office:value="66" calcext:value-type="float">
            <text:p>66</text:p>
          </table:table-cell>
          <table:table-cell table:number-columns-repeated="2" office:value-type="string" calcext:value-type="string">
            <text:p> </text:p>
          </table:table-cell>
          <table:table-cell office:value-type="string" calcext:value-type="string">
            <text:p><text:a xlink:href="http://kyrene-tr.redtech.redbull.com/stv/index.html?stvde-hd-sat" xlink:type="simple">ServusTV HD DEU - SAT</text:a></text:p>
          </table:table-cell>
          <table:table-cell office:value-type="string" calcext:value-type="string">
            <text:p>ServusTV HD Deutschland</text:p>
          </table:table-cell>
          <table:table-cell/>
          <table:table-cell table:formula="of:=EXTRACTHYPERLINK(1;5;ROW())" office:value-type="string" office:string-value="http://kyrene-tr.redtech.redbull.com/stv/index.html?stvde-hd-sat" calcext:value-type="string">
            <text:p>http://kyrene-tr.redtech.redbull.com/stv/index.html?stvde-hd-sat</text:p>
          </table:table-cell>
          <table:table-cell table:formula="of:=CONCATENATE([.B133]; &quot;:&quot;; [.E133]; &quot;:&quot;; [.F133]; &quot;:&quot; ; [.H133])" office:value-type="string" office:string-value="66:ServusTV HD DEU - SAT:ServusTV HD Deutschland:http://kyrene-tr.redtech.redbull.com/stv/index.html?stvde-hd-sat" calcext:value-type="string">
            <text:p>66:ServusTV HD DEU - SAT:ServusTV HD Deutschland:http://kyrene-tr.redtech.redbull.com/stv/index.html?stvde-hd-sat</text:p>
          </table:table-cell>
        </table:table-row>
        <table:table-row table:style-name="ro6">
          <table:table-cell office:value-type="string" calcext:value-type="string">
            <text:p>00000D</text:p>
          </table:table-cell>
          <table:table-cell office:value-type="float" office:value="67" calcext:value-type="float">
            <text:p>67</text:p>
          </table:table-cell>
          <table:table-cell table:number-columns-repeated="2" office:value-type="string" calcext:value-type="string">
            <text:p> </text:p>
          </table:table-cell>
          <table:table-cell office:value-type="string" calcext:value-type="string">
            <text:p><text:a xlink:href="http://daphne-tr.redtech.redbull.com/stv/index.html?stvat-hd-sat" xlink:type="simple">ServusTV HD AUT - SAT</text:a></text:p>
          </table:table-cell>
          <table:table-cell office:value-type="string" calcext:value-type="string">
            <text:p>ServusTV HD Oesterreich</text:p>
          </table:table-cell>
          <table:table-cell/>
          <table:table-cell table:formula="of:=EXTRACTHYPERLINK(1;5;ROW())" office:value-type="string" office:string-value="http://daphne-tr.redtech.redbull.com/stv/index.html?stvat-hd-sat" calcext:value-type="string">
            <text:p>http://daphne-tr.redtech.redbull.com/stv/index.html?stvat-hd-sat</text:p>
          </table:table-cell>
          <table:table-cell table:formula="of:=CONCATENATE([.B134]; &quot;:&quot;; [.E134]; &quot;:&quot;; [.F134]; &quot;:&quot; ; [.H134])" office:value-type="string" office:string-value="67:ServusTV HD AUT - SAT:ServusTV HD Oesterreich:http://daphne-tr.redtech.redbull.com/stv/index.html?stvat-hd-sat" calcext:value-type="string">
            <text:p>67:ServusTV HD AUT - SAT:ServusTV HD Oesterreich:http://daphne-tr.redtech.redbull.com/stv/index.html?stvat-hd-sat</text:p>
          </table:table-cell>
        </table:table-row>
        <table:table-row table:style-name="ro6">
          <table:table-cell office:value-type="string" calcext:value-type="string">
            <text:p>00000D</text:p>
          </table:table-cell>
          <table:table-cell office:value-type="float" office:value="69" calcext:value-type="float">
            <text:p>69</text:p>
          </table:table-cell>
          <table:table-cell table:number-columns-repeated="2" office:value-type="string" calcext:value-type="string">
            <text:p> </text:p>
          </table:table-cell>
          <table:table-cell office:value-type="string" calcext:value-type="string">
            <text:p><text:a xlink:href="http://daphne-tr.redtech.redbull.com/stv/index.html?stvat-hd-t2" xlink:type="simple">ServusTV HD AUT - T2</text:a></text:p>
          </table:table-cell>
          <table:table-cell office:value-type="string" calcext:value-type="string">
            <text:p>ServusTV HD Oesterreich</text:p>
          </table:table-cell>
          <table:table-cell/>
          <table:table-cell table:formula="of:=EXTRACTHYPERLINK(1;5;ROW())" office:value-type="string" office:string-value="http://daphne-tr.redtech.redbull.com/stv/index.html?stvat-hd-t2" calcext:value-type="string">
            <text:p>http://daphne-tr.redtech.redbull.com/stv/index.html?stvat-hd-t2</text:p>
          </table:table-cell>
          <table:table-cell table:formula="of:=CONCATENATE([.B135]; &quot;:&quot;; [.E135]; &quot;:&quot;; [.F135]; &quot;:&quot; ; [.H135])" office:value-type="string" office:string-value="69:ServusTV HD AUT - T2:ServusTV HD Oesterreich:http://daphne-tr.redtech.redbull.com/stv/index.html?stvat-hd-t2" calcext:value-type="string">
            <text:p>69:ServusTV HD AUT - T2:ServusTV HD Oesterreich:http://daphne-tr.redtech.redbull.com/stv/index.html?stvat-hd-t2</text:p>
          </table:table-cell>
        </table:table-row>
        <table:table-row table:style-name="ro6">
          <table:table-cell office:value-type="string" calcext:value-type="string">
            <text:p>00000D</text:p>
          </table:table-cell>
          <table:table-cell office:value-type="string" calcext:value-type="string">
            <text:p>006A</text:p>
          </table:table-cell>
          <table:table-cell table:number-columns-repeated="2" office:value-type="string" calcext:value-type="string">
            <text:p> </text:p>
          </table:table-cell>
          <table:table-cell office:value-type="string" calcext:value-type="string">
            <text:p><text:a xlink:href="http://daphne-tr.redtech.redbull.com/stv/index.html?stvat-sd-sat" xlink:type="simple">ServusTV AUT - SAT</text:a></text:p>
          </table:table-cell>
          <table:table-cell office:value-type="string" calcext:value-type="string">
            <text:p>ServusTV Oesterreich</text:p>
          </table:table-cell>
          <table:table-cell/>
          <table:table-cell table:formula="of:=EXTRACTHYPERLINK(1;5;ROW())" office:value-type="string" office:string-value="http://daphne-tr.redtech.redbull.com/stv/index.html?stvat-sd-sat" calcext:value-type="string">
            <text:p>http://daphne-tr.redtech.redbull.com/stv/index.html?stvat-sd-sat</text:p>
          </table:table-cell>
          <table:table-cell table:formula="of:=CONCATENATE([.B136]; &quot;:&quot;; [.E136]; &quot;:&quot;; [.F136]; &quot;:&quot; ; [.H136])" office:value-type="string" office:string-value="006A:ServusTV AUT - SAT:ServusTV Oesterreich:http://daphne-tr.redtech.redbull.com/stv/index.html?stvat-sd-sat" calcext:value-type="string">
            <text:p>006A:ServusTV AUT - SAT:ServusTV Oesterreich:http://daphne-tr.redtech.redbull.com/stv/index.html?stvat-sd-sat</text:p>
          </table:table-cell>
        </table:table-row>
        <table:table-row table:style-name="ro6">
          <table:table-cell office:value-type="string" calcext:value-type="string">
            <text:p>00000D</text:p>
          </table:table-cell>
          <table:table-cell office:value-type="string" calcext:value-type="string">
            <text:p>006B</text:p>
          </table:table-cell>
          <table:table-cell table:number-columns-repeated="2" office:value-type="string" calcext:value-type="string">
            <text:p> </text:p>
          </table:table-cell>
          <table:table-cell office:value-type="string" calcext:value-type="string">
            <text:p><text:a xlink:href="http://kyrene-tr.redtech.redbull.com/stv/index.html?stvde-sd-sat" xlink:type="simple">ServusTV DEU - SAT</text:a></text:p>
          </table:table-cell>
          <table:table-cell office:value-type="string" calcext:value-type="string">
            <text:p>ServusTV Deutschland</text:p>
          </table:table-cell>
          <table:table-cell/>
          <table:table-cell table:formula="of:=EXTRACTHYPERLINK(1;5;ROW())" office:value-type="string" office:string-value="http://kyrene-tr.redtech.redbull.com/stv/index.html?stvde-sd-sat" calcext:value-type="string">
            <text:p>http://kyrene-tr.redtech.redbull.com/stv/index.html?stvde-sd-sat</text:p>
          </table:table-cell>
          <table:table-cell table:formula="of:=CONCATENATE([.B137]; &quot;:&quot;; [.E137]; &quot;:&quot;; [.F137]; &quot;:&quot; ; [.H137])" office:value-type="string" office:string-value="006B:ServusTV DEU - SAT:ServusTV Deutschland:http://kyrene-tr.redtech.redbull.com/stv/index.html?stvde-sd-sat" calcext:value-type="string">
            <text:p>006B:ServusTV DEU - SAT:ServusTV Deutschland:http://kyrene-tr.redtech.redbull.com/stv/index.html?stvde-sd-sat</text:p>
          </table:table-cell>
        </table:table-row>
        <table:table-row table:style-name="ro6">
          <table:table-cell office:value-type="string" calcext:value-type="string">
            <text:p>00000D</text:p>
          </table:table-cell>
          <table:table-cell office:value-type="string" calcext:value-type="string">
            <text:p>00C9</text:p>
          </table:table-cell>
          <table:table-cell table:number-columns-repeated="2" office:value-type="string" calcext:value-type="string">
            <text:p> </text:p>
          </table:table-cell>
          <table:table-cell office:value-type="string" calcext:value-type="string">
            <text:p><text:a xlink:href="http://ma.anixa.tv/smarttv/startaristo.php" xlink:type="simple">Aristo.TV - HbbTV - AIT</text:a></text:p>
          </table:table-cell>
          <table:table-cell office:value-type="string" calcext:value-type="string">
            <text:p>Aristo.TV</text:p>
          </table:table-cell>
          <table:table-cell/>
          <table:table-cell table:formula="of:=EXTRACTHYPERLINK(1;5;ROW())" office:value-type="string" office:string-value="http://ma.anixa.tv/smarttv/startaristo.php" calcext:value-type="string">
            <text:p>http://ma.anixa.tv/smarttv/startaristo.php</text:p>
          </table:table-cell>
          <table:table-cell table:formula="of:=CONCATENATE([.B138]; &quot;:&quot;; [.E138]; &quot;:&quot;; [.F138]; &quot;:&quot; ; [.H138])" office:value-type="string" office:string-value="00C9:Aristo.TV - HbbTV - AIT:Aristo.TV:http://ma.anixa.tv/smarttv/startaristo.php" calcext:value-type="string">
            <text:p>00C9:Aristo.TV - HbbTV - AIT:Aristo.TV:http://ma.anixa.tv/smarttv/startaristo.php</text:p>
          </table:table-cell>
        </table:table-row>
        <table:table-row table:style-name="ro6">
          <table:table-cell office:value-type="string" calcext:value-type="string">
            <text:p>00000D</text:p>
          </table:table-cell>
          <table:table-cell office:value-type="string" calcext:value-type="string">
            <text:p>00EB</text:p>
          </table:table-cell>
          <table:table-cell table:number-columns-repeated="2" office:value-type="string" calcext:value-type="string">
            <text:p> </text:p>
          </table:table-cell>
          <table:table-cell office:value-type="string" calcext:value-type="string">
            <text:p><text:a xlink:href="http://simplitv.flimmit.com/oldapp/simplilauncher/index.html" xlink:type="simple">flimmit</text:a></text:p>
          </table:table-cell>
          <table:table-cell office:value-type="string" calcext:value-type="string">
            <text:p>flimmit Zusatzpaket</text:p>
          </table:table-cell>
          <table:table-cell/>
          <table:table-cell table:formula="of:=EXTRACTHYPERLINK(1;5;ROW())" office:value-type="string" office:string-value="http://simplitv.flimmit.com/oldapp/simplilauncher/index.html" calcext:value-type="string">
            <text:p>http://simplitv.flimmit.com/oldapp/simplilauncher/index.html</text:p>
          </table:table-cell>
          <table:table-cell table:formula="of:=CONCATENATE([.B139]; &quot;:&quot;; [.E139]; &quot;:&quot;; [.F139]; &quot;:&quot; ; [.H139])" office:value-type="string" office:string-value="00EB:flimmit:flimmit Zusatzpaket:http://simplitv.flimmit.com/oldapp/simplilauncher/index.html" calcext:value-type="string">
            <text:p>00EB:flimmit:flimmit Zusatzpaket:http://simplitv.flimmit.com/oldapp/simplilauncher/index.html</text:p>
          </table:table-cell>
        </table:table-row>
        <table:table-row table:style-name="ro6">
          <table:table-cell office:value-type="string" calcext:value-type="string">
            <text:p>00000D</text:p>
          </table:table-cell>
          <table:table-cell office:value-type="string" calcext:value-type="string">
            <text:p>012D</text:p>
          </table:table-cell>
          <table:table-cell table:number-columns-repeated="2" office:value-type="string" calcext:value-type="string">
            <text:p> </text:p>
          </table:table-cell>
          <table:table-cell office:value-type="string" calcext:value-type="string">
            <text:p><text:a xlink:href="http://hbbtv.weltderwunder.de/index.html" xlink:type="simple">Weld der Wunder</text:a></text:p>
          </table:table-cell>
          <table:table-cell office:value-type="string" calcext:value-type="string">
            <text:p>Welt der Wunder</text:p>
          </table:table-cell>
          <table:table-cell/>
          <table:table-cell table:formula="of:=EXTRACTHYPERLINK(1;5;ROW())" office:value-type="string" office:string-value="http://hbbtv.weltderwunder.de/index.html" calcext:value-type="string">
            <text:p>http://hbbtv.weltderwunder.de/index.html</text:p>
          </table:table-cell>
          <table:table-cell table:formula="of:=CONCATENATE([.B140]; &quot;:&quot;; [.E140]; &quot;:&quot;; [.F140]; &quot;:&quot; ; [.H140])" office:value-type="string" office:string-value="012D:Weld der Wunder:Welt der Wunder:http://hbbtv.weltderwunder.de/index.html" calcext:value-type="string">
            <text:p>012D:Weld der Wunder:Welt der Wunder:http://hbbtv.weltderwunder.de/index.html</text:p>
          </table:table-cell>
        </table:table-row>
        <table:table-row table:style-name="ro6">
          <table:table-cell office:value-type="string" calcext:value-type="string">
            <text:p>00000D</text:p>
          </table:table-cell>
          <table:table-cell office:value-type="float" office:value="191" calcext:value-type="float">
            <text:p>191</text:p>
          </table:table-cell>
          <table:table-cell table:number-columns-repeated="2" office:value-type="string" calcext:value-type="string">
            <text:p> </text:p>
          </table:table-cell>
          <table:table-cell office:value-type="string" calcext:value-type="string">
            <text:p><text:a xlink:href="http://hbbtv.schautv.at/index.html?schautv-hd-sat" xlink:type="simple">SchauTV AIT - SAT</text:a></text:p>
          </table:table-cell>
          <table:table-cell office:value-type="string" calcext:value-type="string">
            <text:p>Schau TV HD</text:p>
          </table:table-cell>
          <table:table-cell/>
          <table:table-cell table:formula="of:=EXTRACTHYPERLINK(1;5;ROW())" office:value-type="string" office:string-value="http://hbbtv.schautv.at/index.html?schautv-hd-sat" calcext:value-type="string">
            <text:p>http://hbbtv.schautv.at/index.html?schautv-hd-sat</text:p>
          </table:table-cell>
          <table:table-cell table:formula="of:=CONCATENATE([.B141]; &quot;:&quot;; [.E141]; &quot;:&quot;; [.F141]; &quot;:&quot; ; [.H141])" office:value-type="string" office:string-value="191:SchauTV AIT - SAT:Schau TV HD:http://hbbtv.schautv.at/index.html?schautv-hd-sat" calcext:value-type="string">
            <text:p>191:SchauTV AIT - SAT:Schau TV HD:http://hbbtv.schautv.at/index.html?schautv-hd-sat</text:p>
          </table:table-cell>
        </table:table-row>
        <table:table-row table:style-name="ro6">
          <table:table-cell office:value-type="float" office:value="12" calcext:value-type="float">
            <text:p>12</text:p>
          </table:table-cell>
          <table:table-cell office:value-type="string" calcext:value-type="string">
            <text:p>013E</text:p>
          </table:table-cell>
          <table:table-cell table:number-columns-repeated="2" office:value-type="string" calcext:value-type="string">
            <text:p> </text:p>
          </table:table-cell>
          <table:table-cell office:value-type="string" calcext:value-type="string">
            <text:p><text:a xlink:href="http://hbbtv.lt1.at/app/index.php" xlink:type="simple">LT1-OOE - AIT</text:a></text:p>
          </table:table-cell>
          <table:table-cell office:value-type="string" calcext:value-type="string">
            <text:p>LT1-OOE</text:p>
          </table:table-cell>
          <table:table-cell/>
          <table:table-cell table:formula="of:=EXTRACTHYPERLINK(1;5;ROW())" office:value-type="string" office:string-value="http://hbbtv.lt1.at/app/index.php" calcext:value-type="string">
            <text:p>http://hbbtv.lt1.at/app/index.php</text:p>
          </table:table-cell>
          <table:table-cell table:formula="of:=CONCATENATE([.B142]; &quot;:&quot;; [.E142]; &quot;:&quot;; [.F142]; &quot;:&quot; ; [.H142])" office:value-type="string" office:string-value="013E:LT1-OOE - AIT:LT1-OOE:http://hbbtv.lt1.at/app/index.php" calcext:value-type="string">
            <text:p>013E:LT1-OOE - AIT:LT1-OOE:http://hbbtv.lt1.at/app/index.php</text:p>
          </table:table-cell>
        </table:table-row>
        <table:table-row table:style-name="ro6">
          <table:table-cell office:value-type="float" office:value="13" calcext:value-type="float">
            <text:p>13</text:p>
          </table:table-cell>
          <table:table-cell office:value-type="float" office:value="6" calcext:value-type="float">
            <text:p>6</text:p>
          </table:table-cell>
          <table:table-cell table:number-columns-repeated="2" office:value-type="string" calcext:value-type="string">
            <text:p>Yes</text:p>
          </table:table-cell>
          <table:table-cell office:value-type="string" calcext:value-type="string">
            <text:p><text:a xlink:href="http://br-hbbtv.ewerk.de/index.html" xlink:type="simple">BR-Text-Web+DSMCC</text:a></text:p>
          </table:table-cell>
          <table:table-cell office:value-type="string" calcext:value-type="string">
            <text:p>BR Fernsehen Nord HD</text:p>
          </table:table-cell>
          <table:table-cell/>
          <table:table-cell table:formula="of:=EXTRACTHYPERLINK(1;5;ROW())" office:value-type="string" office:string-value="http://br-hbbtv.ewerk.de/index.html" calcext:value-type="string">
            <text:p>http://br-hbbtv.ewerk.de/index.html</text:p>
          </table:table-cell>
          <table:table-cell table:formula="of:=CONCATENATE([.B143]; &quot;:&quot;; [.E143]; &quot;:&quot;; [.F143]; &quot;:&quot; ; [.H143])" office:value-type="string" office:string-value="6:BR-Text-Web+DSMCC:BR Fernsehen Nord HD:http://br-hbbtv.ewerk.de/index.html" calcext:value-type="string">
            <text:p>6:BR-Text-Web+DSMCC:BR Fernsehen Nord HD:http://br-hbbtv.ewerk.de/index.html</text:p>
          </table:table-cell>
        </table:table-row>
        <table:table-row table:style-name="ro6">
          <table:table-cell office:value-type="float" office:value="13" calcext:value-type="float">
            <text:p>13</text:p>
          </table:table-cell>
          <table:table-cell office:value-type="float" office:value="6" calcext:value-type="float">
            <text:p>6</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br-hbbtv.ewerk.de/index.html" xlink:type="simple">BR-Teletext</text:a></text:p>
          </table:table-cell>
          <table:table-cell office:value-type="string" calcext:value-type="string">
            <text:p>BR Fernsehen Nord</text:p>
          </table:table-cell>
          <table:table-cell/>
          <table:table-cell table:formula="of:=EXTRACTHYPERLINK(1;5;ROW())" office:value-type="string" office:string-value="http://br-hbbtv.ewerk.de/index.html" calcext:value-type="string">
            <text:p>http://br-hbbtv.ewerk.de/index.html</text:p>
          </table:table-cell>
          <table:table-cell table:formula="of:=CONCATENATE([.B144]; &quot;:&quot;; [.E144]; &quot;:&quot;; [.F144]; &quot;:&quot; ; [.H144])" office:value-type="string" office:string-value="6:BR-Teletext:BR Fernsehen Nord:http://br-hbbtv.ewerk.de/index.html" calcext:value-type="string">
            <text:p>6:BR-Teletext:BR Fernsehen Nord:http://br-hbbtv.ewerk.de/index.html</text:p>
          </table:table-cell>
        </table:table-row>
        <table:table-row table:style-name="ro6">
          <table:table-cell office:value-type="float" office:value="13" calcext:value-type="float">
            <text:p>13</text:p>
          </table:table-cell>
          <table:table-cell office:value-type="float" office:value="7" calcext:value-type="float">
            <text:p>7</text:p>
          </table:table-cell>
          <table:table-cell table:number-columns-repeated="2" office:value-type="string" calcext:value-type="string">
            <text:p> </text:p>
          </table:table-cell>
          <table:table-cell office:value-type="string" calcext:value-type="string">
            <text:p><text:a xlink:href="http://itv.ard.de/topicepg/themenwoche.php" xlink:type="simple">Themenwoche 2019</text:a></text:p>
          </table:table-cell>
          <table:table-cell office:value-type="string" calcext:value-type="string">
            <text:p>ARD-TEST-1</text:p>
          </table:table-cell>
          <table:table-cell/>
          <table:table-cell table:formula="of:=EXTRACTHYPERLINK(1;5;ROW())" office:value-type="string" office:string-value="http://itv.ard.de/topicepg/themenwoche.php" calcext:value-type="string">
            <text:p>http://itv.ard.de/topicepg/themenwoche.php</text:p>
          </table:table-cell>
          <table:table-cell table:formula="of:=CONCATENATE([.B145]; &quot;:&quot;; [.E145]; &quot;:&quot;; [.F145]; &quot;:&quot; ; [.H145])" office:value-type="string" office:string-value="7:Themenwoche 2019:ARD-TEST-1:http://itv.ard.de/topicepg/themenwoche.php" calcext:value-type="string">
            <text:p>7:Themenwoche 2019:ARD-TEST-1:http://itv.ard.de/topicepg/themenwoche.php</text:p>
          </table:table-cell>
        </table:table-row>
        <table:table-row table:style-name="ro6">
          <table:table-cell office:value-type="float" office:value="13" calcext:value-type="float">
            <text:p>13</text:p>
          </table:table-cell>
          <table:table-cell office:value-type="string" calcext:value-type="string">
            <text:p>000A</text:p>
          </table:table-cell>
          <table:table-cell table:number-columns-repeated="2" office:value-type="string" calcext:value-type="string">
            <text:p> </text:p>
          </table:table-cell>
          <table:table-cell office:value-type="string" calcext:value-type="string">
            <text:p><text:a xlink:href="http://itv.ard.de/HbbTV-Testsuite/index.php" xlink:type="simple">HbbTV-Testsuite</text:a></text:p>
          </table:table-cell>
          <table:table-cell office:value-type="string" calcext:value-type="string">
            <text:p>ARD-TEST-1</text:p>
          </table:table-cell>
          <table:table-cell/>
          <table:table-cell table:formula="of:=EXTRACTHYPERLINK(1;5;ROW())" office:value-type="string" office:string-value="http://itv.ard.de/HbbTV-Testsuite/index.php" calcext:value-type="string">
            <text:p>http://itv.ard.de/HbbTV-Testsuite/index.php</text:p>
          </table:table-cell>
          <table:table-cell table:formula="of:=CONCATENATE([.B146]; &quot;:&quot;; [.E146]; &quot;:&quot;; [.F146]; &quot;:&quot; ; [.H146])" office:value-type="string" office:string-value="000A:HbbTV-Testsuite:ARD-TEST-1:http://itv.ard.de/HbbTV-Testsuite/index.php" calcext:value-type="string">
            <text:p>000A:HbbTV-Testsuite:ARD-TEST-1:http://itv.ard.de/HbbTV-Testsuite/index.php</text:p>
          </table:table-cell>
        </table:table-row>
        <table:table-row table:style-name="ro6">
          <table:table-cell office:value-type="float" office:value="13" calcext:value-type="float">
            <text:p>13</text:p>
          </table:table-cell>
          <table:table-cell office:value-type="float" office:value="22" calcext:value-type="float">
            <text:p>22</text:p>
          </table:table-cell>
          <table:table-cell table:number-columns-repeated="2" office:value-type="string" calcext:value-type="string">
            <text:p> </text:p>
          </table:table-cell>
          <table:table-cell office:value-type="string" calcext:value-type="string">
            <text:p><text:a xlink:href="http://itv.ard.de/ardstart/scfg/index.php" xlink:type="simple">HbbTV-Untertitel</text:a></text:p>
          </table:table-cell>
          <table:table-cell office:value-type="string" calcext:value-type="string">
            <text:p>ARD-TEST-1</text:p>
          </table:table-cell>
          <table:table-cell/>
          <table:table-cell table:formula="of:=EXTRACTHYPERLINK(1;5;ROW())" office:value-type="string" office:string-value="http://itv.ard.de/ardstart/scfg/index.php" calcext:value-type="string">
            <text:p>http://itv.ard.de/ardstart/scfg/index.php</text:p>
          </table:table-cell>
          <table:table-cell table:formula="of:=CONCATENATE([.B147]; &quot;:&quot;; [.E147]; &quot;:&quot;; [.F147]; &quot;:&quot; ; [.H147])" office:value-type="string" office:string-value="22:HbbTV-Untertitel:ARD-TEST-1:http://itv.ard.de/ardstart/scfg/index.php" calcext:value-type="string">
            <text:p>22:HbbTV-Untertitel:ARD-TEST-1:http://itv.ard.de/ardstart/scfg/index.php</text:p>
          </table:table-cell>
        </table:table-row>
        <table:table-row table:style-name="ro6">
          <table:table-cell office:value-type="float" office:value="13" calcext:value-type="float">
            <text:p>13</text:p>
          </table:table-cell>
          <table:table-cell office:value-type="float" office:value="25" calcext:value-type="float">
            <text:p>25</text:p>
          </table:table-cell>
          <table:table-cell table:number-columns-repeated="2" office:value-type="string" calcext:value-type="string">
            <text:p> </text:p>
          </table:table-cell>
          <table:table-cell office:value-type="string" calcext:value-type="string">
            <text:p><text:a xlink:href="http://itv.ard.de/ardstart/index.html" xlink:type="simple">ILS-Test</text:a></text:p>
          </table:table-cell>
          <table:table-cell office:value-type="string" calcext:value-type="string">
            <text:p>ARD-TEST-1</text:p>
          </table:table-cell>
          <table:table-cell/>
          <table:table-cell table:formula="of:=EXTRACTHYPERLINK(1;5;ROW())" office:value-type="string" office:string-value="http://itv.ard.de/ardstart/index.html" calcext:value-type="string">
            <text:p>http://itv.ard.de/ardstart/index.html</text:p>
          </table:table-cell>
          <table:table-cell table:formula="of:=CONCATENATE([.B148]; &quot;:&quot;; [.E148]; &quot;:&quot;; [.F148]; &quot;:&quot; ; [.H148])" office:value-type="string" office:string-value="25:ILS-Test:ARD-TEST-1:http://itv.ard.de/ardstart/index.html" calcext:value-type="string">
            <text:p>25:ILS-Test:ARD-TEST-1:http://itv.ard.de/ardstart/index.html</text:p>
          </table:table-cell>
        </table:table-row>
        <table:table-row table:style-name="ro6">
          <table:table-cell office:value-type="float" office:value="13" calcext:value-type="float">
            <text:p>13</text:p>
          </table:table-cell>
          <table:table-cell office:value-type="string" calcext:value-type="string">
            <text:p>002B</text:p>
          </table:table-cell>
          <table:table-cell table:number-columns-repeated="2" office:value-type="string" calcext:value-type="string">
            <text:p> </text:p>
          </table:table-cell>
          <table:table-cell office:value-type="string" calcext:value-type="string">
            <text:p><text:a xlink:href="http://hbbtv.mdr.gl-systemhaus.de/_dev/Testversion-ARD_Test1/index.html" xlink:type="simple">MDR+ Livestreams Test</text:a></text:p>
          </table:table-cell>
          <table:table-cell office:value-type="string" calcext:value-type="string">
            <text:p>ARD-TEST-1</text:p>
          </table:table-cell>
          <table:table-cell/>
          <table:table-cell table:formula="of:=EXTRACTHYPERLINK(1;5;ROW())" office:value-type="string" office:string-value="http://hbbtv.mdr.gl-systemhaus.de/_dev/Testversion-ARD_Test1/index.html" calcext:value-type="string">
            <text:p>http://hbbtv.mdr.gl-systemhaus.de/_dev/Testversion-ARD_Test1/index.html</text:p>
          </table:table-cell>
          <table:table-cell table:formula="of:=CONCATENATE([.B149]; &quot;:&quot;; [.E149]; &quot;:&quot;; [.F149]; &quot;:&quot; ; [.H149])" office:value-type="string" office:string-value="002B:MDR+ Livestreams Test:ARD-TEST-1:http://hbbtv.mdr.gl-systemhaus.de/_dev/Testversion-ARD_Test1/index.html" calcext:value-type="string">
            <text:p>002B:MDR+ Livestreams Test:ARD-TEST-1:http://hbbtv.mdr.gl-systemhaus.de/_dev/Testversion-ARD_Test1/index.html</text:p>
          </table:table-cell>
        </table:table-row>
        <table:table-row table:style-name="ro6">
          <table:table-cell office:value-type="float" office:value="13" calcext:value-type="float">
            <text:p>13</text:p>
          </table:table-cell>
          <table:table-cell office:value-type="string" calcext:value-type="string">
            <text:p>003E</text:p>
          </table:table-cell>
          <table:table-cell office:value-type="string" calcext:value-type="string">
            <text:p> </text:p>
          </table:table-cell>
          <table:table-cell office:value-type="string" calcext:value-type="string">
            <text:p>Yes</text:p>
          </table:table-cell>
          <table:table-cell office:value-type="string" calcext:value-type="string">
            <text:p><text:a xlink:href="http://itv-test.ard-text.de/app/_ard.html" xlink:type="simple">HBBTV-ARD-Text-Test</text:a></text:p>
          </table:table-cell>
          <table:table-cell office:value-type="string" calcext:value-type="string">
            <text:p>ARD-TEST-1</text:p>
          </table:table-cell>
          <table:table-cell/>
          <table:table-cell table:formula="of:=EXTRACTHYPERLINK(1;5;ROW())" office:value-type="string" office:string-value="http://itv-test.ard-text.de/app/_ard.html" calcext:value-type="string">
            <text:p>http://itv-test.ard-text.de/app/_ard.html</text:p>
          </table:table-cell>
          <table:table-cell table:formula="of:=CONCATENATE([.B150]; &quot;:&quot;; [.E150]; &quot;:&quot;; [.F150]; &quot;:&quot; ; [.H150])" office:value-type="string" office:string-value="003E:HBBTV-ARD-Text-Test:ARD-TEST-1:http://itv-test.ard-text.de/app/_ard.html" calcext:value-type="string">
            <text:p>003E:HBBTV-ARD-Text-Test:ARD-TEST-1:http://itv-test.ard-text.de/app/_ard.html</text:p>
          </table:table-cell>
        </table:table-row>
        <table:table-row table:style-name="ro6">
          <table:table-cell office:value-type="float" office:value="13" calcext:value-type="float">
            <text:p>13</text:p>
          </table:table-cell>
          <table:table-cell office:value-type="string" calcext:value-type="string">
            <text:p>004D</text:p>
          </table:table-cell>
          <table:table-cell table:number-columns-repeated="2" office:value-type="string" calcext:value-type="string">
            <text:p> </text:p>
          </table:table-cell>
          <table:table-cell office:value-type="string" calcext:value-type="string">
            <text:p><text:a xlink:href="http://smarttv.rbb-online.de/s0/hbbtv/rbbtext/" xlink:type="simple">rbbtext Test</text:a></text:p>
          </table:table-cell>
          <table:table-cell office:value-type="string" calcext:value-type="string">
            <text:p>ARD-TEST-1</text:p>
          </table:table-cell>
          <table:table-cell/>
          <table:table-cell table:formula="of:=EXTRACTHYPERLINK(1;5;ROW())" office:value-type="string" office:string-value="http://smarttv.rbb-online.de/s0/hbbtv/rbbtext/" calcext:value-type="string">
            <text:p>http://smarttv.rbb-online.de/s0/hbbtv/rbbtext/</text:p>
          </table:table-cell>
          <table:table-cell table:formula="of:=CONCATENATE([.B151]; &quot;:&quot;; [.E151]; &quot;:&quot;; [.F151]; &quot;:&quot; ; [.H151])" office:value-type="string" office:string-value="004D:rbbtext Test:ARD-TEST-1:http://smarttv.rbb-online.de/s0/hbbtv/rbbtext/" calcext:value-type="string">
            <text:p>004D:rbbtext Test:ARD-TEST-1:http://smarttv.rbb-online.de/s0/hbbtv/rbbtext/</text:p>
          </table:table-cell>
        </table:table-row>
        <table:table-row table:style-name="ro6">
          <table:table-cell office:value-type="float" office:value="13" calcext:value-type="float">
            <text:p>13</text:p>
          </table:table-cell>
          <table:table-cell office:value-type="float" office:value="51" calcext:value-type="float">
            <text:p>51</text:p>
          </table:table-cell>
          <table:table-cell table:number-columns-repeated="2" office:value-type="string" calcext:value-type="string">
            <text:p> </text:p>
          </table:table-cell>
          <table:table-cell office:value-type="string" calcext:value-type="string">
            <text:p><text:a xlink:href="http://88.215.231.70/ardteststart/index.php" xlink:type="simple">HbbTV Teststartleiste</text:a></text:p>
          </table:table-cell>
          <table:table-cell office:value-type="string" calcext:value-type="string">
            <text:p>ARD-TEST-1</text:p>
          </table:table-cell>
          <table:table-cell/>
          <table:table-cell table:formula="of:=EXTRACTHYPERLINK(1;5;ROW())" office:value-type="string" office:string-value="http://88.215.231.70/ardteststart/index.php" calcext:value-type="string">
            <text:p>http://88.215.231.70/ardteststart/index.php</text:p>
          </table:table-cell>
          <table:table-cell table:formula="of:=CONCATENATE([.B152]; &quot;:&quot;; [.E152]; &quot;:&quot;; [.F152]; &quot;:&quot; ; [.H152])" office:value-type="string" office:string-value="51:HbbTV Teststartleiste:ARD-TEST-1:http://88.215.231.70/ardteststart/index.php" calcext:value-type="string">
            <text:p>51:HbbTV Teststartleiste:ARD-TEST-1:http://88.215.231.70/ardteststart/index.php</text:p>
          </table:table-cell>
        </table:table-row>
        <table:table-row table:style-name="ro6">
          <table:table-cell office:value-type="float" office:value="13" calcext:value-type="float">
            <text:p>13</text:p>
          </table:table-cell>
          <table:table-cell office:value-type="float" office:value="55" calcext:value-type="float">
            <text:p>55</text:p>
          </table:table-cell>
          <table:table-cell table:number-columns-repeated="2" office:value-type="string" calcext:value-type="string">
            <text:p> </text:p>
          </table:table-cell>
          <table:table-cell office:value-type="string" calcext:value-type="string">
            <text:p><text:a xlink:href="http://radioflow.konsole-data-2.de/hbbtv/index.php" xlink:type="simple">RadioFlowBerlin88,8</text:a></text:p>
          </table:table-cell>
          <table:table-cell office:value-type="string" calcext:value-type="string">
            <text:p>rbb 88.8</text:p>
          </table:table-cell>
          <table:table-cell/>
          <table:table-cell table:formula="of:=EXTRACTHYPERLINK(1;5;ROW())" office:value-type="string" office:string-value="http://radioflow.konsole-data-2.de/hbbtv/index.php" calcext:value-type="string">
            <text:p>http://radioflow.konsole-data-2.de/hbbtv/index.php</text:p>
          </table:table-cell>
          <table:table-cell table:formula="of:=CONCATENATE([.B153]; &quot;:&quot;; [.E153]; &quot;:&quot;; [.F153]; &quot;:&quot; ; [.H153])" office:value-type="string" office:string-value="55:RadioFlowBerlin88,8:rbb 88.8:http://radioflow.konsole-data-2.de/hbbtv/index.php" calcext:value-type="string">
            <text:p>55:RadioFlowBerlin88,8:rbb 88.8:http://radioflow.konsole-data-2.de/hbbtv/index.php</text:p>
          </table:table-cell>
        </table:table-row>
        <table:table-row table:style-name="ro6">
          <table:table-cell office:value-type="float" office:value="13" calcext:value-type="float">
            <text:p>13</text:p>
          </table:table-cell>
          <table:table-cell office:value-type="string" calcext:value-type="string">
            <text:p>005A</text:p>
          </table:table-cell>
          <table:table-cell table:number-columns-repeated="2" office:value-type="string" calcext:value-type="string">
            <text:p> </text:p>
          </table:table-cell>
          <table:table-cell office:value-type="string" calcext:value-type="string">
            <text:p><text:a xlink:href="http://mpatrbb.de/web/smartstart/index.php" xlink:type="simple">Smart Start</text:a></text:p>
          </table:table-cell>
          <table:table-cell office:value-type="string" calcext:value-type="string">
            <text:p>ARD-TEST-1</text:p>
          </table:table-cell>
          <table:table-cell/>
          <table:table-cell table:formula="of:=EXTRACTHYPERLINK(1;5;ROW())" office:value-type="string" office:string-value="http://mpatrbb.de/web/smartstart/index.php" calcext:value-type="string">
            <text:p>http://mpatrbb.de/web/smartstart/index.php</text:p>
          </table:table-cell>
          <table:table-cell table:formula="of:=CONCATENATE([.B154]; &quot;:&quot;; [.E154]; &quot;:&quot;; [.F154]; &quot;:&quot; ; [.H154])" office:value-type="string" office:string-value="005A:Smart Start:ARD-TEST-1:http://mpatrbb.de/web/smartstart/index.php" calcext:value-type="string">
            <text:p>005A:Smart Start:ARD-TEST-1:http://mpatrbb.de/web/smartstart/index.php</text:p>
          </table:table-cell>
        </table:table-row>
        <table:table-row table:style-name="ro6">
          <table:table-cell office:value-type="float" office:value="13" calcext:value-type="float">
            <text:p>13</text:p>
          </table:table-cell>
          <table:table-cell office:value-type="float" office:value="62" calcext:value-type="float">
            <text:p>62</text:p>
          </table:table-cell>
          <table:table-cell table:number-columns-repeated="2" office:value-type="string" calcext:value-type="string">
            <text:p> </text:p>
          </table:table-cell>
          <table:table-cell office:value-type="string" calcext:value-type="string">
            <text:p><text:a xlink:href="http://itv.ard.de/ardepg/test/index.php" xlink:type="simple">Sprungtest EPG</text:a></text:p>
          </table:table-cell>
          <table:table-cell office:value-type="string" calcext:value-type="string">
            <text:p>ARD-TEST-1</text:p>
          </table:table-cell>
          <table:table-cell/>
          <table:table-cell table:formula="of:=EXTRACTHYPERLINK(1;5;ROW())" office:value-type="string" office:string-value="http://itv.ard.de/ardepg/test/index.php" calcext:value-type="string">
            <text:p>http://itv.ard.de/ardepg/test/index.php</text:p>
          </table:table-cell>
          <table:table-cell table:formula="of:=CONCATENATE([.B155]; &quot;:&quot;; [.E155]; &quot;:&quot;; [.F155]; &quot;:&quot; ; [.H155])" office:value-type="string" office:string-value="62:Sprungtest EPG:ARD-TEST-1:http://itv.ard.de/ardepg/test/index.php" calcext:value-type="string">
            <text:p>62:Sprungtest EPG:ARD-TEST-1:http://itv.ard.de/ardepg/test/index.php</text:p>
          </table:table-cell>
        </table:table-row>
        <table:table-row table:style-name="ro6">
          <table:table-cell office:value-type="float" office:value="13" calcext:value-type="float">
            <text:p>13</text:p>
          </table:table-cell>
          <table:table-cell office:value-type="float" office:value="64" calcext:value-type="float">
            <text:p>64</text:p>
          </table:table-cell>
          <table:table-cell table:number-columns-repeated="2" office:value-type="string" calcext:value-type="string">
            <text:p> </text:p>
          </table:table-cell>
          <table:table-cell office:value-type="string" calcext:value-type="string">
            <text:p><text:a xlink:href="http://mpat-ext.irt.de/mdr/web/testprojekt-kika/index.php" xlink:type="simple">MPAT - KiKA</text:a></text:p>
          </table:table-cell>
          <table:table-cell office:value-type="string" calcext:value-type="string">
            <text:p>ARD-TEST-1</text:p>
          </table:table-cell>
          <table:table-cell/>
          <table:table-cell table:formula="of:=EXTRACTHYPERLINK(1;5;ROW())" office:value-type="string" office:string-value="http://mpat-ext.irt.de/mdr/web/testprojekt-kika/index.php" calcext:value-type="string">
            <text:p>http://mpat-ext.irt.de/mdr/web/testprojekt-kika/index.php</text:p>
          </table:table-cell>
          <table:table-cell table:formula="of:=CONCATENATE([.B156]; &quot;:&quot;; [.E156]; &quot;:&quot;; [.F156]; &quot;:&quot; ; [.H156])" office:value-type="string" office:string-value="64:MPAT - KiKA:ARD-TEST-1:http://mpat-ext.irt.de/mdr/web/testprojekt-kika/index.php" calcext:value-type="string">
            <text:p>64:MPAT - KiKA:ARD-TEST-1:http://mpat-ext.irt.de/mdr/web/testprojekt-kika/index.php</text:p>
          </table:table-cell>
        </table:table-row>
        <table:table-row table:style-name="ro6">
          <table:table-cell office:value-type="float" office:value="13" calcext:value-type="float">
            <text:p>13</text:p>
          </table:table-cell>
          <table:table-cell office:value-type="float" office:value="65" calcext:value-type="float">
            <text:p>65</text:p>
          </table:table-cell>
          <table:table-cell table:number-columns-repeated="2" office:value-type="string" calcext:value-type="string">
            <text:p> </text:p>
          </table:table-cell>
          <table:table-cell office:value-type="string" calcext:value-type="string">
            <text:p><text:a xlink:href="http://tv-test.ardmediathek.de/index.html" xlink:type="simple">ARD Mediathek (TEST)</text:a></text:p>
          </table:table-cell>
          <table:table-cell office:value-type="string" calcext:value-type="string">
            <text:p>ARD-TEST-1</text:p>
          </table:table-cell>
          <table:table-cell/>
          <table:table-cell table:formula="of:=EXTRACTHYPERLINK(1;5;ROW())" office:value-type="string" office:string-value="http://tv-test.ardmediathek.de/index.html" calcext:value-type="string">
            <text:p>http://tv-test.ardmediathek.de/index.html</text:p>
          </table:table-cell>
          <table:table-cell table:formula="of:=CONCATENATE([.B157]; &quot;:&quot;; [.E157]; &quot;:&quot;; [.F157]; &quot;:&quot; ; [.H157])" office:value-type="string" office:string-value="65:ARD Mediathek (TEST):ARD-TEST-1:http://tv-test.ardmediathek.de/index.html" calcext:value-type="string">
            <text:p>65:ARD Mediathek (TEST):ARD-TEST-1:http://tv-test.ardmediathek.de/index.html</text:p>
          </table:table-cell>
        </table:table-row>
        <table:table-row table:style-name="ro6">
          <table:table-cell office:value-type="float" office:value="13" calcext:value-type="float">
            <text:p>13</text:p>
          </table:table-cell>
          <table:table-cell office:value-type="float" office:value="66" calcext:value-type="float">
            <text:p>66</text:p>
          </table:table-cell>
          <table:table-cell table:number-columns-repeated="2" office:value-type="string" calcext:value-type="string">
            <text:p> </text:p>
          </table:table-cell>
          <table:table-cell office:value-type="string" calcext:value-type="string">
            <text:p><text:a xlink:href="http://192.168.178.128/MAPT-core/web/wdr-maus/index.php" xlink:type="simple">WDR-Maus</text:a></text:p>
          </table:table-cell>
          <table:table-cell office:value-type="string" calcext:value-type="string">
            <text:p>ARD-TEST-1</text:p>
          </table:table-cell>
          <table:table-cell/>
          <table:table-cell table:formula="of:=EXTRACTHYPERLINK(1;5;ROW())" office:value-type="string" office:string-value="http://192.168.178.128/MAPT-core/web/wdr-maus/index.php" calcext:value-type="string">
            <text:p>http://192.168.178.128/MAPT-core/web/wdr-maus/index.php</text:p>
          </table:table-cell>
          <table:table-cell table:formula="of:=CONCATENATE([.B158]; &quot;:&quot;; [.E158]; &quot;:&quot;; [.F158]; &quot;:&quot; ; [.H158])" office:value-type="string" office:string-value="66:WDR-Maus:ARD-TEST-1:http://192.168.178.128/MAPT-core/web/wdr-maus/index.php" calcext:value-type="string">
            <text:p>66:WDR-Maus:ARD-TEST-1:http://192.168.178.128/MAPT-core/web/wdr-maus/index.php</text:p>
          </table:table-cell>
        </table:table-row>
        <table:table-row table:style-name="ro6">
          <table:table-cell office:value-type="float" office:value="13" calcext:value-type="float">
            <text:p>13</text:p>
          </table:table-cell>
          <table:table-cell office:value-type="string" calcext:value-type="string">
            <text:p>006A</text:p>
          </table:table-cell>
          <table:table-cell table:number-columns-repeated="2" office:value-type="string" calcext:value-type="string">
            <text:p> </text:p>
          </table:table-cell>
          <table:table-cell office:value-type="string" calcext:value-type="string">
            <text:p><text:a xlink:href="http://itv.ard.de/ardstart/streamtest.php?play=5" xlink:type="simple">RBB Stream-Startleiste</text:a></text:p>
          </table:table-cell>
          <table:table-cell office:value-type="string" calcext:value-type="string">
            <text:p>ARD-TEST-1</text:p>
          </table:table-cell>
          <table:table-cell/>
          <table:table-cell table:formula="of:=EXTRACTHYPERLINK(1;5;ROW())" office:value-type="string" office:string-value="http://itv.ard.de/ardstart/streamtest.php?play=5" calcext:value-type="string">
            <text:p>http://itv.ard.de/ardstart/streamtest.php?play=5</text:p>
          </table:table-cell>
          <table:table-cell table:formula="of:=CONCATENATE([.B159]; &quot;:&quot;; [.E159]; &quot;:&quot;; [.F159]; &quot;:&quot; ; [.H159])" office:value-type="string" office:string-value="006A:RBB Stream-Startleiste:ARD-TEST-1:http://itv.ard.de/ardstart/streamtest.php?play=5" calcext:value-type="string">
            <text:p>006A:RBB Stream-Startleiste:ARD-TEST-1:http://itv.ard.de/ardstart/streamtest.php?play=5</text:p>
          </table:table-cell>
        </table:table-row>
        <table:table-row table:style-name="ro6">
          <table:table-cell office:value-type="float" office:value="13" calcext:value-type="float">
            <text:p>13</text:p>
          </table:table-cell>
          <table:table-cell office:value-type="string" calcext:value-type="string">
            <text:p>007D</text:p>
          </table:table-cell>
          <table:table-cell table:number-columns-repeated="2" office:value-type="string" calcext:value-type="string">
            <text:p>Yes</text:p>
          </table:table-cell>
          <table:table-cell office:value-type="string" calcext:value-type="string">
            <text:p><text:a xlink:href="http://ndr-hbbtv.ewerk.de/index.html" xlink:type="simple">NDR-Text-Web+DSMCC</text:a></text:p>
          </table:table-cell>
          <table:table-cell office:value-type="string" calcext:value-type="string">
            <text:p>NDR FS SH HD</text:p>
          </table:table-cell>
          <table:table-cell/>
          <table:table-cell table:formula="of:=EXTRACTHYPERLINK(1;5;ROW())" office:value-type="string" office:string-value="http://ndr-hbbtv.ewerk.de/index.html" calcext:value-type="string">
            <text:p>http://ndr-hbbtv.ewerk.de/index.html</text:p>
          </table:table-cell>
          <table:table-cell table:formula="of:=CONCATENATE([.B160]; &quot;:&quot;; [.E160]; &quot;:&quot;; [.F160]; &quot;:&quot; ; [.H160])" office:value-type="string" office:string-value="007D:NDR-Text-Web+DSMCC:NDR FS SH HD:http://ndr-hbbtv.ewerk.de/index.html" calcext:value-type="string">
            <text:p>007D:NDR-Text-Web+DSMCC:NDR FS SH HD:http://ndr-hbbtv.ewerk.de/index.html</text:p>
          </table:table-cell>
        </table:table-row>
        <table:table-row table:style-name="ro6">
          <table:table-cell office:value-type="float" office:value="13" calcext:value-type="float">
            <text:p>13</text:p>
          </table:table-cell>
          <table:table-cell office:value-type="string" calcext:value-type="string">
            <text:p>007D</text:p>
          </table:table-cell>
          <table:table-cell table:number-columns-repeated="2" office:value-type="string" calcext:value-type="string">
            <text:p>Yes</text:p>
          </table:table-cell>
          <table:table-cell office:value-type="string" calcext:value-type="string">
            <text:p><text:a xlink:href="http://ndr-hbbtv.ewerk.de/index.html" xlink:type="simple">NDR-Text-Web+DSMCC-T2</text:a></text:p>
          </table:table-cell>
          <table:table-cell office:value-type="string" calcext:value-type="string">
            <text:p>Radio Bremen HD</text:p>
          </table:table-cell>
          <table:table-cell/>
          <table:table-cell table:formula="of:=EXTRACTHYPERLINK(1;5;ROW())" office:value-type="string" office:string-value="http://ndr-hbbtv.ewerk.de/index.html" calcext:value-type="string">
            <text:p>http://ndr-hbbtv.ewerk.de/index.html</text:p>
          </table:table-cell>
          <table:table-cell table:formula="of:=CONCATENATE([.B161]; &quot;:&quot;; [.E161]; &quot;:&quot;; [.F161]; &quot;:&quot; ; [.H161])" office:value-type="string" office:string-value="007D:NDR-Text-Web+DSMCC-T2:Radio Bremen HD:http://ndr-hbbtv.ewerk.de/index.html" calcext:value-type="string">
            <text:p>007D:NDR-Text-Web+DSMCC-T2:Radio Bremen HD:http://ndr-hbbtv.ewerk.de/index.html</text:p>
          </table:table-cell>
        </table:table-row>
        <table:table-row table:style-name="ro6">
          <table:table-cell office:value-type="float" office:value="13" calcext:value-type="float">
            <text:p>13</text:p>
          </table:table-cell>
          <table:table-cell office:value-type="string" calcext:value-type="string">
            <text:p>008D</text:p>
          </table:table-cell>
          <table:table-cell table:number-columns-repeated="2" office:value-type="string" calcext:value-type="string">
            <text:p> </text:p>
          </table:table-cell>
          <table:table-cell office:value-type="string" calcext:value-type="string">
            <text:p><text:a xlink:href="http://37.221.197.208/epg2017/index.php" xlink:type="simple">EPG 2017</text:a></text:p>
          </table:table-cell>
          <table:table-cell office:value-type="string" calcext:value-type="string">
            <text:p>ARD-TEST-1</text:p>
          </table:table-cell>
          <table:table-cell/>
          <table:table-cell table:formula="of:=EXTRACTHYPERLINK(1;5;ROW())" office:value-type="string" office:string-value="http://37.221.197.208/epg2017/index.php" calcext:value-type="string">
            <text:p>http://37.221.197.208/epg2017/index.php</text:p>
          </table:table-cell>
          <table:table-cell table:formula="of:=CONCATENATE([.B162]; &quot;:&quot;; [.E162]; &quot;:&quot;; [.F162]; &quot;:&quot; ; [.H162])" office:value-type="string" office:string-value="008D:EPG 2017:ARD-TEST-1:http://37.221.197.208/epg2017/index.php" calcext:value-type="string">
            <text:p>008D:EPG 2017:ARD-TEST-1:http://37.221.197.208/epg2017/index.php</text:p>
          </table:table-cell>
        </table:table-row>
        <table:table-row table:style-name="ro6">
          <table:table-cell office:value-type="float" office:value="13" calcext:value-type="float">
            <text:p>13</text:p>
          </table:table-cell>
          <table:table-cell office:value-type="string" calcext:value-type="string">
            <text:p>008E</text:p>
          </table:table-cell>
          <table:table-cell table:number-columns-repeated="2" office:value-type="string" calcext:value-type="string">
            <text:p> </text:p>
          </table:table-cell>
          <table:table-cell office:value-type="string" calcext:value-type="string">
            <text:p><text:a xlink:href="http://hbbtv-kika.de/index.html" xlink:type="simple">KiKA-Testapp</text:a></text:p>
          </table:table-cell>
          <table:table-cell office:value-type="string" calcext:value-type="string">
            <text:p>ARD-TEST-1</text:p>
          </table:table-cell>
          <table:table-cell/>
          <table:table-cell table:formula="of:=EXTRACTHYPERLINK(1;5;ROW())" office:value-type="string" office:string-value="http://hbbtv-kika.de/index.html" calcext:value-type="string">
            <text:p>http://hbbtv-kika.de/index.html</text:p>
          </table:table-cell>
          <table:table-cell table:formula="of:=CONCATENATE([.B163]; &quot;:&quot;; [.E163]; &quot;:&quot;; [.F163]; &quot;:&quot; ; [.H163])" office:value-type="string" office:string-value="008E:KiKA-Testapp:ARD-TEST-1:http://hbbtv-kika.de/index.html" calcext:value-type="string">
            <text:p>008E:KiKA-Testapp:ARD-TEST-1:http://hbbtv-kika.de/index.html</text:p>
          </table:table-cell>
        </table:table-row>
        <table:table-row table:style-name="ro6">
          <table:table-cell office:value-type="float" office:value="13" calcext:value-type="float">
            <text:p>13</text:p>
          </table:table-cell>
          <table:table-cell office:value-type="string" calcext:value-type="string">
            <text:p>008F</text:p>
          </table:table-cell>
          <table:table-cell table:number-columns-repeated="2" office:value-type="string" calcext:value-type="string">
            <text:p> </text:p>
          </table:table-cell>
          <table:table-cell office:value-type="string" calcext:value-type="string">
            <text:p><text:a xlink:href="http://br-hbbtv.staging.mango-web-clients.mango.express/index.html" xlink:type="simple">BR Mango</text:a></text:p>
          </table:table-cell>
          <table:table-cell office:value-type="string" calcext:value-type="string">
            <text:p>ARD-TEST-1</text:p>
          </table:table-cell>
          <table:table-cell/>
          <table:table-cell table:formula="of:=EXTRACTHYPERLINK(1;5;ROW())" office:value-type="string" office:string-value="http://br-hbbtv.staging.mango-web-clients.mango.express/index.html" calcext:value-type="string">
            <text:p>http://br-hbbtv.staging.mango-web-clients.mango.express/index.html</text:p>
          </table:table-cell>
          <table:table-cell table:formula="of:=CONCATENATE([.B164]; &quot;:&quot;; [.E164]; &quot;:&quot;; [.F164]; &quot;:&quot; ; [.H164])" office:value-type="string" office:string-value="008F:BR Mango:ARD-TEST-1:http://br-hbbtv.staging.mango-web-clients.mango.express/index.html" calcext:value-type="string">
            <text:p>008F:BR Mango:ARD-TEST-1:http://br-hbbtv.staging.mango-web-clients.mango.express/index.html</text:p>
          </table:table-cell>
        </table:table-row>
        <table:table-row table:style-name="ro6">
          <table:table-cell office:value-type="float" office:value="13" calcext:value-type="float">
            <text:p>13</text:p>
          </table:table-cell>
          <table:table-cell office:value-type="float" office:value="97" calcext:value-type="float">
            <text:p>97</text:p>
          </table:table-cell>
          <table:table-cell table:number-columns-repeated="2" office:value-type="string" calcext:value-type="string">
            <text:p> </text:p>
          </table:table-cell>
          <table:table-cell office:value-type="string" calcext:value-type="string">
            <text:p><text:a xlink:href="http://193.174.152.29/ce/launcher-fokus/wdr.html" xlink:type="simple">Thementag WDR</text:a></text:p>
          </table:table-cell>
          <table:table-cell office:value-type="string" calcext:value-type="string">
            <text:p>ARD-TEST-1</text:p>
          </table:table-cell>
          <table:table-cell/>
          <table:table-cell table:formula="of:=EXTRACTHYPERLINK(1;5;ROW())" office:value-type="string" office:string-value="http://193.174.152.29/ce/launcher-fokus/wdr.html" calcext:value-type="string">
            <text:p>http://193.174.152.29/ce/launcher-fokus/wdr.html</text:p>
          </table:table-cell>
          <table:table-cell table:formula="of:=CONCATENATE([.B165]; &quot;:&quot;; [.E165]; &quot;:&quot;; [.F165]; &quot;:&quot; ; [.H165])" office:value-type="string" office:string-value="97:Thementag WDR:ARD-TEST-1:http://193.174.152.29/ce/launcher-fokus/wdr.html" calcext:value-type="string">
            <text:p>97:Thementag WDR:ARD-TEST-1:http://193.174.152.29/ce/launcher-fokus/wdr.html</text:p>
          </table:table-cell>
        </table:table-row>
        <table:table-row table:style-name="ro6">
          <table:table-cell office:value-type="float" office:value="13" calcext:value-type="float">
            <text:p>13</text:p>
          </table:table-cell>
          <table:table-cell office:value-type="string" calcext:value-type="string">
            <text:p>009C</text:p>
          </table:table-cell>
          <table:table-cell table:number-columns-repeated="2" office:value-type="string" calcext:value-type="string">
            <text:p> </text:p>
          </table:table-cell>
          <table:table-cell office:value-type="string" calcext:value-type="string">
            <text:p><text:a xlink:href="http://prod.hbbtv-kika.de/index.html" xlink:type="simple">KIKA Player Test</text:a></text:p>
          </table:table-cell>
          <table:table-cell office:value-type="string" calcext:value-type="string">
            <text:p>ARD-TEST-1</text:p>
          </table:table-cell>
          <table:table-cell/>
          <table:table-cell table:formula="of:=EXTRACTHYPERLINK(1;5;ROW())" office:value-type="string" office:string-value="http://prod.hbbtv-kika.de/index.html" calcext:value-type="string">
            <text:p>http://prod.hbbtv-kika.de/index.html</text:p>
          </table:table-cell>
          <table:table-cell table:formula="of:=CONCATENATE([.B166]; &quot;:&quot;; [.E166]; &quot;:&quot;; [.F166]; &quot;:&quot; ; [.H166])" office:value-type="string" office:string-value="009C:KIKA Player Test:ARD-TEST-1:http://prod.hbbtv-kika.de/index.html" calcext:value-type="string">
            <text:p>009C:KIKA Player Test:ARD-TEST-1:http://prod.hbbtv-kika.de/index.html</text:p>
          </table:table-cell>
        </table:table-row>
        <table:table-row table:style-name="ro6">
          <table:table-cell office:value-type="float" office:value="13" calcext:value-type="float">
            <text:p>13</text:p>
          </table:table-cell>
          <table:table-cell office:value-type="string" calcext:value-type="string">
            <text:p>00A5</text:p>
          </table:table-cell>
          <table:table-cell table:number-columns-repeated="2" office:value-type="string" calcext:value-type="string">
            <text:p> </text:p>
          </table:table-cell>
          <table:table-cell office:value-type="string" calcext:value-type="string">
            <text:p><text:a xlink:href="http://hbbtv-live.irt.de/hbbtv2/rbb/temi_viewer/index.html" xlink:type="simple">TEMI</text:a></text:p>
          </table:table-cell>
          <table:table-cell office:value-type="string" calcext:value-type="string">
            <text:p>ARD-TEST-1</text:p>
          </table:table-cell>
          <table:table-cell/>
          <table:table-cell table:formula="of:=EXTRACTHYPERLINK(1;5;ROW())" office:value-type="string" office:string-value="http://hbbtv-live.irt.de/hbbtv2/rbb/temi_viewer/index.html" calcext:value-type="string">
            <text:p>http://hbbtv-live.irt.de/hbbtv2/rbb/temi_viewer/index.html</text:p>
          </table:table-cell>
          <table:table-cell table:formula="of:=CONCATENATE([.B167]; &quot;:&quot;; [.E167]; &quot;:&quot;; [.F167]; &quot;:&quot; ; [.H167])" office:value-type="string" office:string-value="00A5:TEMI:ARD-TEST-1:http://hbbtv-live.irt.de/hbbtv2/rbb/temi_viewer/index.html" calcext:value-type="string">
            <text:p>00A5:TEMI:ARD-TEST-1:http://hbbtv-live.irt.de/hbbtv2/rbb/temi_viewer/index.html</text:p>
          </table:table-cell>
        </table:table-row>
        <table:table-row table:style-name="ro6">
          <table:table-cell office:value-type="float" office:value="13" calcext:value-type="float">
            <text:p>13</text:p>
          </table:table-cell>
          <table:table-cell office:value-type="string" calcext:value-type="string">
            <text:p>00AA</text:p>
          </table:table-cell>
          <table:table-cell table:number-columns-repeated="2" office:value-type="string" calcext:value-type="string">
            <text:p> </text:p>
          </table:table-cell>
          <table:table-cell office:value-type="string" calcext:value-type="string">
            <text:p><text:a xlink:href="http://hbbtv-live.irt.de/hbbtv2/rbb/temi_test/index.html" xlink:type="simple">MediaSync trial</text:a></text:p>
          </table:table-cell>
          <table:table-cell office:value-type="string" calcext:value-type="string">
            <text:p>ARD-TEST-1</text:p>
          </table:table-cell>
          <table:table-cell/>
          <table:table-cell table:formula="of:=EXTRACTHYPERLINK(1;5;ROW())" office:value-type="string" office:string-value="http://hbbtv-live.irt.de/hbbtv2/rbb/temi_test/index.html" calcext:value-type="string">
            <text:p>http://hbbtv-live.irt.de/hbbtv2/rbb/temi_test/index.html</text:p>
          </table:table-cell>
          <table:table-cell table:formula="of:=CONCATENATE([.B168]; &quot;:&quot;; [.E168]; &quot;:&quot;; [.F168]; &quot;:&quot; ; [.H168])" office:value-type="string" office:string-value="00AA:MediaSync trial:ARD-TEST-1:http://hbbtv-live.irt.de/hbbtv2/rbb/temi_test/index.html" calcext:value-type="string">
            <text:p>00AA:MediaSync trial:ARD-TEST-1:http://hbbtv-live.irt.de/hbbtv2/rbb/temi_test/index.html</text:p>
          </table:table-cell>
        </table:table-row>
        <table:table-row table:style-name="ro6">
          <table:table-cell office:value-type="float" office:value="13" calcext:value-type="float">
            <text:p>13</text:p>
          </table:table-cell>
          <table:table-cell office:value-type="string" calcext:value-type="string">
            <text:p>00AB</text:p>
          </table:table-cell>
          <table:table-cell table:number-columns-repeated="2" office:value-type="string" calcext:value-type="string">
            <text:p> </text:p>
          </table:table-cell>
          <table:table-cell office:value-type="string" calcext:value-type="string">
            <text:p><text:a xlink:href="http://hbbtv-media.wdr.de/wdr/tmp/Bergwerk/app/bergwerk360.html" xlink:type="simple">Kumpel-Tag 360</text:a></text:p>
          </table:table-cell>
          <table:table-cell office:value-type="string" calcext:value-type="string">
            <text:p>ARD-TEST-1</text:p>
          </table:table-cell>
          <table:table-cell/>
          <table:table-cell table:formula="of:=EXTRACTHYPERLINK(1;5;ROW())" office:value-type="string" office:string-value="http://hbbtv-media.wdr.de/wdr/tmp/Bergwerk/app/bergwerk360.html" calcext:value-type="string">
            <text:p>http://hbbtv-media.wdr.de/wdr/tmp/Bergwerk/app/bergwerk360.html</text:p>
          </table:table-cell>
          <table:table-cell table:formula="of:=CONCATENATE([.B169]; &quot;:&quot;; [.E169]; &quot;:&quot;; [.F169]; &quot;:&quot; ; [.H169])" office:value-type="string" office:string-value="00AB:Kumpel-Tag 360:ARD-TEST-1:http://hbbtv-media.wdr.de/wdr/tmp/Bergwerk/app/bergwerk360.html" calcext:value-type="string">
            <text:p>00AB:Kumpel-Tag 360:ARD-TEST-1:http://hbbtv-media.wdr.de/wdr/tmp/Bergwerk/app/bergwerk360.html</text:p>
          </table:table-cell>
        </table:table-row>
        <table:table-row table:style-name="ro6">
          <table:table-cell office:value-type="float" office:value="13" calcext:value-type="float">
            <text:p>13</text:p>
          </table:table-cell>
          <table:table-cell office:value-type="string" calcext:value-type="string">
            <text:p>00AE</text:p>
          </table:table-cell>
          <table:table-cell table:number-columns-repeated="2" office:value-type="string" calcext:value-type="string">
            <text:p> </text:p>
          </table:table-cell>
          <table:table-cell office:value-type="string" calcext:value-type="string">
            <text:p><text:a xlink:href="http://the.suite.st/tv/index.html" xlink:type="simple">ARD Test Suite</text:a></text:p>
          </table:table-cell>
          <table:table-cell office:value-type="string" calcext:value-type="string">
            <text:p>ARD-TEST-1</text:p>
          </table:table-cell>
          <table:table-cell/>
          <table:table-cell table:formula="of:=EXTRACTHYPERLINK(1;5;ROW())" office:value-type="string" office:string-value="http://the.suite.st/tv/index.html" calcext:value-type="string">
            <text:p>http://the.suite.st/tv/index.html</text:p>
          </table:table-cell>
          <table:table-cell table:formula="of:=CONCATENATE([.B170]; &quot;:&quot;; [.E170]; &quot;:&quot;; [.F170]; &quot;:&quot; ; [.H170])" office:value-type="string" office:string-value="00AE:ARD Test Suite:ARD-TEST-1:http://the.suite.st/tv/index.html" calcext:value-type="string">
            <text:p>00AE:ARD Test Suite:ARD-TEST-1:http://the.suite.st/tv/index.html</text:p>
          </table:table-cell>
        </table:table-row>
        <table:table-row table:style-name="ro6">
          <table:table-cell office:value-type="float" office:value="13" calcext:value-type="float">
            <text:p>13</text:p>
          </table:table-cell>
          <table:table-cell office:value-type="string" calcext:value-type="string">
            <text:p>00B8</text:p>
          </table:table-cell>
          <table:table-cell table:number-columns-repeated="2" office:value-type="string" calcext:value-type="string">
            <text:p> </text:p>
          </table:table-cell>
          <table:table-cell office:value-type="string" calcext:value-type="string">
            <text:p><text:a xlink:href="http://radioflow.konsole-data-2.de/hbbtv/index.php?welle=inforadio" xlink:type="simple">Info RADIOFLOW</text:a></text:p>
          </table:table-cell>
          <table:table-cell office:value-type="string" calcext:value-type="string">
            <text:p>Inforadio</text:p>
          </table:table-cell>
          <table:table-cell/>
          <table:table-cell table:formula="of:=EXTRACTHYPERLINK(1;5;ROW())" office:value-type="string" office:string-value="http://radioflow.konsole-data-2.de/hbbtv/index.php?welle=inforadio" calcext:value-type="string">
            <text:p>http://radioflow.konsole-data-2.de/hbbtv/index.php?welle=inforadio</text:p>
          </table:table-cell>
          <table:table-cell table:formula="of:=CONCATENATE([.B171]; &quot;:&quot;; [.E171]; &quot;:&quot;; [.F171]; &quot;:&quot; ; [.H171])" office:value-type="string" office:string-value="00B8:Info RADIOFLOW:Inforadio:http://radioflow.konsole-data-2.de/hbbtv/index.php?welle=inforadio" calcext:value-type="string">
            <text:p>00B8:Info RADIOFLOW:Inforadio:http://radioflow.konsole-data-2.de/hbbtv/index.php?welle=inforadio</text:p>
          </table:table-cell>
        </table:table-row>
        <table:table-row table:style-name="ro6">
          <table:table-cell office:value-type="float" office:value="13" calcext:value-type="float">
            <text:p>13</text:p>
          </table:table-cell>
          <table:table-cell office:value-type="string" calcext:value-type="string">
            <text:p>00BA</text:p>
          </table:table-cell>
          <table:table-cell table:number-columns-repeated="2" office:value-type="string" calcext:value-type="string">
            <text:p> </text:p>
          </table:table-cell>
          <table:table-cell office:value-type="string" calcext:value-type="string">
            <text:p><text:a xlink:href="http://tv-beta.ardmediathek.de/index.html" xlink:type="simple">ARD Mediathek (NEW)</text:a></text:p>
          </table:table-cell>
          <table:table-cell office:value-type="string" calcext:value-type="string">
            <text:p>ARD-TEST-1</text:p>
          </table:table-cell>
          <table:table-cell/>
          <table:table-cell table:formula="of:=EXTRACTHYPERLINK(1;5;ROW())" office:value-type="string" office:string-value="http://tv-beta.ardmediathek.de/index.html" calcext:value-type="string">
            <text:p>http://tv-beta.ardmediathek.de/index.html</text:p>
          </table:table-cell>
          <table:table-cell table:formula="of:=CONCATENATE([.B172]; &quot;:&quot;; [.E172]; &quot;:&quot;; [.F172]; &quot;:&quot; ; [.H172])" office:value-type="string" office:string-value="00BA:ARD Mediathek (NEW):ARD-TEST-1:http://tv-beta.ardmediathek.de/index.html" calcext:value-type="string">
            <text:p>00BA:ARD Mediathek (NEW):ARD-TEST-1:http://tv-beta.ardmediathek.de/index.html</text:p>
          </table:table-cell>
        </table:table-row>
        <table:table-row table:style-name="ro6">
          <table:table-cell office:value-type="float" office:value="13" calcext:value-type="float">
            <text:p>13</text:p>
          </table:table-cell>
          <table:table-cell office:value-type="string" calcext:value-type="string">
            <text:p>00BE</text:p>
          </table:table-cell>
          <table:table-cell table:number-columns-repeated="2" office:value-type="string" calcext:value-type="string">
            <text:p> </text:p>
          </table:table-cell>
          <table:table-cell office:value-type="string" calcext:value-type="string">
            <text:p><text:a xlink:href="http://itv.mit-xperts.com/rbbsandmann/index.php?html5=1" xlink:type="simple">rbb Test Sandmann</text:a></text:p>
          </table:table-cell>
          <table:table-cell office:value-type="string" calcext:value-type="string">
            <text:p>ARD-TEST-1</text:p>
          </table:table-cell>
          <table:table-cell/>
          <table:table-cell table:formula="of:=EXTRACTHYPERLINK(1;5;ROW())" office:value-type="string" office:string-value="http://itv.mit-xperts.com/rbbsandmann/index.php?html5=1" calcext:value-type="string">
            <text:p>http://itv.mit-xperts.com/rbbsandmann/index.php?html5=1</text:p>
          </table:table-cell>
          <table:table-cell table:formula="of:=CONCATENATE([.B173]; &quot;:&quot;; [.E173]; &quot;:&quot;; [.F173]; &quot;:&quot; ; [.H173])" office:value-type="string" office:string-value="00BE:rbb Test Sandmann:ARD-TEST-1:http://itv.mit-xperts.com/rbbsandmann/index.php?html5=1" calcext:value-type="string">
            <text:p>00BE:rbb Test Sandmann:ARD-TEST-1:http://itv.mit-xperts.com/rbbsandmann/index.php?html5=1</text:p>
          </table:table-cell>
        </table:table-row>
        <table:table-row table:style-name="ro6">
          <table:table-cell office:value-type="float" office:value="13" calcext:value-type="float">
            <text:p>13</text:p>
          </table:table-cell>
          <table:table-cell office:value-type="string" calcext:value-type="string">
            <text:p>00BF</text:p>
          </table:table-cell>
          <table:table-cell table:number-columns-repeated="2" office:value-type="string" calcext:value-type="string">
            <text:p> </text:p>
          </table:table-cell>
          <table:table-cell office:value-type="string" calcext:value-type="string">
            <text:p><text:a xlink:href="http://kikaplayer.mit-xperts.com/player/index.php" xlink:type="simple">KiKA-Player 2019 Test</text:a></text:p>
          </table:table-cell>
          <table:table-cell office:value-type="string" calcext:value-type="string">
            <text:p>ARD-TEST-1</text:p>
          </table:table-cell>
          <table:table-cell/>
          <table:table-cell table:formula="of:=EXTRACTHYPERLINK(1;5;ROW())" office:value-type="string" office:string-value="http://kikaplayer.mit-xperts.com/player/index.php" calcext:value-type="string">
            <text:p>http://kikaplayer.mit-xperts.com/player/index.php</text:p>
          </table:table-cell>
          <table:table-cell table:formula="of:=CONCATENATE([.B174]; &quot;:&quot;; [.E174]; &quot;:&quot;; [.F174]; &quot;:&quot; ; [.H174])" office:value-type="string" office:string-value="00BF:KiKA-Player 2019 Test:ARD-TEST-1:http://kikaplayer.mit-xperts.com/player/index.php" calcext:value-type="string">
            <text:p>00BF:KiKA-Player 2019 Test:ARD-TEST-1:http://kikaplayer.mit-xperts.com/player/index.php</text:p>
          </table:table-cell>
        </table:table-row>
        <table:table-row table:style-name="ro6">
          <table:table-cell office:value-type="float" office:value="13" calcext:value-type="float">
            <text:p>13</text:p>
          </table:table-cell>
          <table:table-cell office:value-type="string" calcext:value-type="string">
            <text:p>00C1</text:p>
          </table:table-cell>
          <table:table-cell table:number-columns-repeated="2" office:value-type="string" calcext:value-type="string">
            <text:p> </text:p>
          </table:table-cell>
          <table:table-cell office:value-type="string" calcext:value-type="string">
            <text:p><text:a xlink:href="http://br-hbbtv.staging.mango-web-clients.br-staging.de/index.html" xlink:type="simple">BR Mediathek GCP-Test</text:a></text:p>
          </table:table-cell>
          <table:table-cell office:value-type="string" calcext:value-type="string">
            <text:p>ARD-TEST-1</text:p>
          </table:table-cell>
          <table:table-cell/>
          <table:table-cell table:formula="of:=EXTRACTHYPERLINK(1;5;ROW())" office:value-type="string" office:string-value="http://br-hbbtv.staging.mango-web-clients.br-staging.de/index.html" calcext:value-type="string">
            <text:p>http://br-hbbtv.staging.mango-web-clients.br-staging.de/index.html</text:p>
          </table:table-cell>
          <table:table-cell table:formula="of:=CONCATENATE([.B175]; &quot;:&quot;; [.E175]; &quot;:&quot;; [.F175]; &quot;:&quot; ; [.H175])" office:value-type="string" office:string-value="00C1:BR Mediathek GCP-Test:ARD-TEST-1:http://br-hbbtv.staging.mango-web-clients.br-staging.de/index.html" calcext:value-type="string">
            <text:p>00C1:BR Mediathek GCP-Test:ARD-TEST-1:http://br-hbbtv.staging.mango-web-clients.br-staging.de/index.html</text:p>
          </table:table-cell>
        </table:table-row>
        <table:table-row table:style-name="ro6">
          <table:table-cell office:value-type="float" office:value="13" calcext:value-type="float">
            <text:p>13</text:p>
          </table:table-cell>
          <table:table-cell office:value-type="string" calcext:value-type="string">
            <text:p>00C2</text:p>
          </table:table-cell>
          <table:table-cell table:number-columns-repeated="2" office:value-type="string" calcext:value-type="string">
            <text:p> </text:p>
          </table:table-cell>
          <table:table-cell office:value-type="string" calcext:value-type="string">
            <text:p><text:a xlink:href="http://www.arte.tv/static-preprod/hbbtvv3-dev/current/index.xhtml?pf=preprod" xlink:type="simple">ARTE Mediathek</text:a></text:p>
          </table:table-cell>
          <table:table-cell office:value-type="string" calcext:value-type="string">
            <text:p>ARD-TEST-1</text:p>
          </table:table-cell>
          <table:table-cell/>
          <table:table-cell table:formula="of:=EXTRACTHYPERLINK(1;5;ROW())" office:value-type="string" office:string-value="http://www.arte.tv/static-preprod/hbbtvv3-dev/current/index.xhtml?pf=preprod" calcext:value-type="string">
            <text:p>http://www.arte.tv/static-preprod/hbbtvv3-dev/current/index.xhtml?pf=preprod</text:p>
          </table:table-cell>
          <table:table-cell table:formula="of:=CONCATENATE([.B176]; &quot;:&quot;; [.E176]; &quot;:&quot;; [.F176]; &quot;:&quot; ; [.H176])" office:value-type="string" office:string-value="00C2:ARTE Mediathek:ARD-TEST-1:http://www.arte.tv/static-preprod/hbbtvv3-dev/current/index.xhtml?pf=preprod" calcext:value-type="string">
            <text:p>00C2:ARTE Mediathek:ARD-TEST-1:http://www.arte.tv/static-preprod/hbbtvv3-dev/current/index.xhtml?pf=preprod</text:p>
          </table:table-cell>
        </table:table-row>
        <table:table-row table:style-name="ro6">
          <table:table-cell office:value-type="float" office:value="13" calcext:value-type="float">
            <text:p>13</text:p>
          </table:table-cell>
          <table:table-cell office:value-type="string" calcext:value-type="string">
            <text:p>00CB</text:p>
          </table:table-cell>
          <table:table-cell table:number-columns-repeated="2" office:value-type="string" calcext:value-type="string">
            <text:p> </text:p>
          </table:table-cell>
          <table:table-cell office:value-type="string" calcext:value-type="string">
            <text:p><text:a xlink:href="http://research.rbb-online.de/dvbi/frontend/hbbtv/launcher/index.php" xlink:type="simple">DVB-I-Services</text:a></text:p>
          </table:table-cell>
          <table:table-cell office:value-type="string" calcext:value-type="string">
            <text:p>ARD-TEST-1</text:p>
          </table:table-cell>
          <table:table-cell/>
          <table:table-cell table:formula="of:=EXTRACTHYPERLINK(1;5;ROW())" office:value-type="string" office:string-value="http://research.rbb-online.de/dvbi/frontend/hbbtv/launcher/index.php" calcext:value-type="string">
            <text:p>http://research.rbb-online.de/dvbi/frontend/hbbtv/launcher/index.php</text:p>
          </table:table-cell>
          <table:table-cell table:formula="of:=CONCATENATE([.B177]; &quot;:&quot;; [.E177]; &quot;:&quot;; [.F177]; &quot;:&quot; ; [.H177])" office:value-type="string" office:string-value="00CB:DVB-I-Services:ARD-TEST-1:http://research.rbb-online.de/dvbi/frontend/hbbtv/launcher/index.php" calcext:value-type="string">
            <text:p>00CB:DVB-I-Services:ARD-TEST-1:http://research.rbb-online.de/dvbi/frontend/hbbtv/launcher/index.php</text:p>
          </table:table-cell>
        </table:table-row>
        <table:table-row table:style-name="ro6">
          <table:table-cell office:value-type="float" office:value="13" calcext:value-type="float">
            <text:p>13</text:p>
          </table:table-cell>
          <table:table-cell office:value-type="string" calcext:value-type="string">
            <text:p>01F4</text:p>
          </table:table-cell>
          <table:table-cell table:number-columns-repeated="2" office:value-type="string" calcext:value-type="string">
            <text:p> </text:p>
          </table:table-cell>
          <table:table-cell office:value-type="string" calcext:value-type="string">
            <text:p><text:a xlink:href="http://itv1-a0.poc.dunkel.de/HbbTV-Testsuite/appmanager/xmlaitapp.php" xlink:type="simple">HbbTV-TestsuiteXML</text:a></text:p>
          </table:table-cell>
          <table:table-cell office:value-type="string" calcext:value-type="string">
            <text:p>ARD-TEST-1</text:p>
          </table:table-cell>
          <table:table-cell/>
          <table:table-cell table:formula="of:=EXTRACTHYPERLINK(1;5;ROW())" office:value-type="string" office:string-value="http://itv1-a0.poc.dunkel.de/HbbTV-Testsuite/appmanager/xmlaitapp.php" calcext:value-type="string">
            <text:p>http://itv1-a0.poc.dunkel.de/HbbTV-Testsuite/appmanager/xmlaitapp.php</text:p>
          </table:table-cell>
          <table:table-cell table:formula="of:=CONCATENATE([.B178]; &quot;:&quot;; [.E178]; &quot;:&quot;; [.F178]; &quot;:&quot; ; [.H178])" office:value-type="string" office:string-value="01F4:HbbTV-TestsuiteXML:ARD-TEST-1:http://itv1-a0.poc.dunkel.de/HbbTV-Testsuite/appmanager/xmlaitapp.php" calcext:value-type="string">
            <text:p>01F4:HbbTV-TestsuiteXML:ARD-TEST-1:http://itv1-a0.poc.dunkel.de/HbbTV-Testsuite/appmanager/xmlaitapp.php</text:p>
          </table:table-cell>
        </table:table-row>
        <table:table-row table:style-name="ro6">
          <table:table-cell office:value-type="float" office:value="13" calcext:value-type="float">
            <text:p>13</text:p>
          </table:table-cell>
          <table:table-cell office:value-type="string" calcext:value-type="string">
            <text:p>01F5</text:p>
          </table:table-cell>
          <table:table-cell table:number-columns-repeated="2" office:value-type="string" calcext:value-type="string">
            <text:p> </text:p>
          </table:table-cell>
          <table:table-cell office:value-type="string" calcext:value-type="string">
            <text:p><text:a xlink:href="http://itv1-a0.poc.dunkel.de/HbbTV-Testsuite/appmanager/otherapp.php?param1=value1" xlink:type="simple">HbbTV-TestsuiteOther</text:a></text:p>
          </table:table-cell>
          <table:table-cell office:value-type="string" calcext:value-type="string">
            <text:p>ARD-TEST-1</text:p>
          </table:table-cell>
          <table:table-cell/>
          <table:table-cell table:formula="of:=EXTRACTHYPERLINK(1;5;ROW())" office:value-type="string" office:string-value="http://itv1-a0.poc.dunkel.de/HbbTV-Testsuite/appmanager/otherapp.php?param1=value1" calcext:value-type="string">
            <text:p>http://itv1-a0.poc.dunkel.de/HbbTV-Testsuite/appmanager/otherapp.php?param1=value1</text:p>
          </table:table-cell>
          <table:table-cell table:formula="of:=CONCATENATE([.B179]; &quot;:&quot;; [.E179]; &quot;:&quot;; [.F179]; &quot;:&quot; ; [.H179])" office:value-type="string" office:string-value="01F5:HbbTV-TestsuiteOther:ARD-TEST-1:http://itv1-a0.poc.dunkel.de/HbbTV-Testsuite/appmanager/otherapp.php?param1=value1" calcext:value-type="string">
            <text:p>01F5:HbbTV-TestsuiteOther:ARD-TEST-1:http://itv1-a0.poc.dunkel.de/HbbTV-Testsuite/appmanager/otherapp.php?param1=value1</text:p>
          </table:table-cell>
        </table:table-row>
        <table:table-row table:style-name="ro6">
          <table:table-cell office:value-type="float" office:value="13" calcext:value-type="float">
            <text:p>13</text:p>
          </table:table-cell>
          <table:table-cell office:value-type="string" calcext:value-type="string">
            <text:p>01F6</text:p>
          </table:table-cell>
          <table:table-cell office:value-type="string" calcext:value-type="string">
            <text:p> </text:p>
          </table:table-cell>
          <table:table-cell office:value-type="string" calcext:value-type="string">
            <text:p>Yes</text:p>
          </table:table-cell>
          <table:table-cell office:value-type="string" calcext:value-type="string">
            <text:p><text:a xlink:href="https://www.coyotebrowser.com/index.html" xlink:type="simple">HbbTV-TestsuiteLocalStore</text:a></text:p>
          </table:table-cell>
          <table:table-cell office:value-type="string" calcext:value-type="string">
            <text:p>ARD-TEST-1</text:p>
          </table:table-cell>
          <table:table-cell/>
          <table:table-cell table:formula="of:=EXTRACTHYPERLINK(1;5;ROW())" office:value-type="string" office:string-value="https://www.coyotebrowser.com/index.html" calcext:value-type="string">
            <text:p>https://www.coyotebrowser.com/index.html</text:p>
          </table:table-cell>
          <table:table-cell table:formula="of:=CONCATENATE([.B180]; &quot;:&quot;; [.E180]; &quot;:&quot;; [.F180]; &quot;:&quot; ; [.H180])" office:value-type="string" office:string-value="01F6:HbbTV-TestsuiteLocalStore:ARD-TEST-1:https://www.coyotebrowser.com/index.html" calcext:value-type="string">
            <text:p>01F6:HbbTV-TestsuiteLocalStore:ARD-TEST-1:https://www.coyotebrowser.com/index.html</text:p>
          </table:table-cell>
        </table:table-row>
        <table:table-row table:style-name="ro6">
          <table:table-cell office:value-type="float" office:value="13" calcext:value-type="float">
            <text:p>13</text:p>
          </table:table-cell>
          <table:table-cell office:value-type="string" calcext:value-type="string">
            <text:p>01F7</text:p>
          </table:table-cell>
          <table:table-cell office:value-type="string" calcext:value-type="string">
            <text:p> </text:p>
          </table:table-cell>
          <table:table-cell office:value-type="string" calcext:value-type="string">
            <text:p>Yes</text:p>
          </table:table-cell>
          <table:table-cell office:value-type="string" calcext:value-type="string">
            <text:p><text:a xlink:href="http://itv1-a0.poc.dunkel.de/HbbTV-Testsuite/appmanager/preferdsmcc.html" xlink:type="simple">HbbTV-TestsuitePreferDsmcc</text:a></text:p>
          </table:table-cell>
          <table:table-cell office:value-type="string" calcext:value-type="string">
            <text:p>ARD-TEST-1</text:p>
          </table:table-cell>
          <table:table-cell/>
          <table:table-cell table:formula="of:=EXTRACTHYPERLINK(1;5;ROW())" office:value-type="string" office:string-value="http://itv1-a0.poc.dunkel.de/HbbTV-Testsuite/appmanager/preferdsmcc.html" calcext:value-type="string">
            <text:p>http://itv1-a0.poc.dunkel.de/HbbTV-Testsuite/appmanager/preferdsmcc.html</text:p>
          </table:table-cell>
          <table:table-cell table:formula="of:=CONCATENATE([.B181]; &quot;:&quot;; [.E181]; &quot;:&quot;; [.F181]; &quot;:&quot; ; [.H181])" office:value-type="string" office:string-value="01F7:HbbTV-TestsuitePreferDsmcc:ARD-TEST-1:http://itv1-a0.poc.dunkel.de/HbbTV-Testsuite/appmanager/preferdsmcc.html" calcext:value-type="string">
            <text:p>01F7:HbbTV-TestsuitePreferDsmcc:ARD-TEST-1:http://itv1-a0.poc.dunkel.de/HbbTV-Testsuite/appmanager/preferdsmcc.html</text:p>
          </table:table-cell>
        </table:table-row>
        <table:table-row table:style-name="ro6">
          <table:table-cell office:value-type="string" calcext:value-type="string">
            <text:p>00001A</text:p>
          </table:table-cell>
          <table:table-cell office:value-type="float" office:value="262" calcext:value-type="float">
            <text:p>262</text:p>
          </table:table-cell>
          <table:table-cell table:number-columns-repeated="2" office:value-type="string" calcext:value-type="string">
            <text:p> </text:p>
          </table:table-cell>
          <table:table-cell office:value-type="string" calcext:value-type="string">
            <text:p><text:a xlink:href="http://hbbtv.superrtl.de/index-at.html" xlink:type="simple">Super RTL AT Startleiste</text:a></text:p>
          </table:table-cell>
          <table:table-cell office:value-type="string" calcext:value-type="string">
            <text:p>SUPER RTL A</text:p>
          </table:table-cell>
          <table:table-cell/>
          <table:table-cell table:formula="of:=EXTRACTHYPERLINK(1;5;ROW())" office:value-type="string" office:string-value="http://hbbtv.superrtl.de/index-at.html" calcext:value-type="string">
            <text:p>http://hbbtv.superrtl.de/index-at.html</text:p>
          </table:table-cell>
          <table:table-cell table:formula="of:=CONCATENATE([.B182]; &quot;:&quot;; [.E182]; &quot;:&quot;; [.F182]; &quot;:&quot; ; [.H182])" office:value-type="string" office:string-value="262:Super RTL AT Startleiste:SUPER RTL A:http://hbbtv.superrtl.de/index-at.html" calcext:value-type="string">
            <text:p>262:Super RTL AT Startleiste:SUPER RTL A:http://hbbtv.superrtl.de/index-at.html</text:p>
          </table:table-cell>
        </table:table-row>
        <table:table-row table:style-name="ro6">
          <table:table-cell office:value-type="string" calcext:value-type="string">
            <text:p>00001A</text:p>
          </table:table-cell>
          <table:table-cell office:value-type="string" calcext:value-type="string">
            <text:p>02C6</text:p>
          </table:table-cell>
          <table:table-cell table:number-columns-repeated="2" office:value-type="string" calcext:value-type="string">
            <text:p> </text:p>
          </table:table-cell>
          <table:table-cell office:value-type="string" calcext:value-type="string">
            <text:p><text:a xlink:href="http://www.rtl2.de/hbbtvp/index-ch.html" xlink:type="simple">RTL2 Start CH</text:a></text:p>
          </table:table-cell>
          <table:table-cell office:value-type="string" calcext:value-type="string">
            <text:p>RTL 2 CH</text:p>
          </table:table-cell>
          <table:table-cell/>
          <table:table-cell table:formula="of:=EXTRACTHYPERLINK(1;5;ROW())" office:value-type="string" office:string-value="http://www.rtl2.de/hbbtvp/index-ch.html" calcext:value-type="string">
            <text:p>http://www.rtl2.de/hbbtvp/index-ch.html</text:p>
          </table:table-cell>
          <table:table-cell table:formula="of:=CONCATENATE([.B183]; &quot;:&quot;; [.E183]; &quot;:&quot;; [.F183]; &quot;:&quot; ; [.H183])" office:value-type="string" office:string-value="02C6:RTL2 Start CH:RTL 2 CH:http://www.rtl2.de/hbbtvp/index-ch.html" calcext:value-type="string">
            <text:p>02C6:RTL2 Start CH:RTL 2 CH:http://www.rtl2.de/hbbtvp/index-ch.html</text:p>
          </table:table-cell>
        </table:table-row>
        <table:table-row table:style-name="ro6">
          <table:table-cell office:value-type="float" office:value="21" calcext:value-type="float">
            <text:p>21</text:p>
          </table:table-cell>
          <table:table-cell office:value-type="float" office:value="12" calcext:value-type="float">
            <text:p>12</text:p>
          </table:table-cell>
          <table:table-cell office:value-type="string" calcext:value-type="string">
            <text:p> </text:p>
          </table:table-cell>
          <table:table-cell office:value-type="string" calcext:value-type="string">
            <text:p>Yes</text:p>
          </table:table-cell>
          <table:table-cell office:value-type="string" calcext:value-type="string">
            <text:p><text:a xlink:href="https://www.coyotebrowser.com/index.html" xlink:type="simple">Astraportal</text:a></text:p>
          </table:table-cell>
          <table:table-cell office:value-type="string" calcext:value-type="string">
            <text:p>SES 75</text:p>
          </table:table-cell>
          <table:table-cell/>
          <table:table-cell table:formula="of:=EXTRACTHYPERLINK(1;5;ROW())" office:value-type="string" office:string-value="https://www.coyotebrowser.com/index.html" calcext:value-type="string">
            <text:p>https://www.coyotebrowser.com/index.html</text:p>
          </table:table-cell>
          <table:table-cell table:formula="of:=CONCATENATE([.B184]; &quot;:&quot;; [.E184]; &quot;:&quot;; [.F184]; &quot;:&quot; ; [.H184])" office:value-type="string" office:string-value="12:Astraportal:SES 75:https://www.coyotebrowser.com/index.html" calcext:value-type="string">
            <text:p>12:Astraportal:SES 75:https://www.coyotebrowser.com/index.html</text:p>
          </table:table-cell>
        </table:table-row>
        <table:table-row table:style-name="ro6">
          <table:table-cell office:value-type="float" office:value="21" calcext:value-type="float">
            <text:p>21</text:p>
          </table:table-cell>
          <table:table-cell office:value-type="float" office:value="22" calcext:value-type="float">
            <text:p>22</text:p>
          </table:table-cell>
          <table:table-cell table:number-columns-repeated="2" office:value-type="string" calcext:value-type="string">
            <text:p> </text:p>
          </table:table-cell>
          <table:table-cell office:value-type="string" calcext:value-type="string">
            <text:p><text:a xlink:href="http://hbbtv.bmt-technik.de/dvb-s/sesps/RegioTV/index.html" xlink:type="simple">Regio TV</text:a></text:p>
          </table:table-cell>
          <table:table-cell office:value-type="string" calcext:value-type="string">
            <text:p>REGIO TV</text:p>
          </table:table-cell>
          <table:table-cell/>
          <table:table-cell table:formula="of:=EXTRACTHYPERLINK(1;5;ROW())" office:value-type="string" office:string-value="http://hbbtv.bmt-technik.de/dvb-s/sesps/RegioTV/index.html" calcext:value-type="string">
            <text:p>http://hbbtv.bmt-technik.de/dvb-s/sesps/RegioTV/index.html</text:p>
          </table:table-cell>
          <table:table-cell table:formula="of:=CONCATENATE([.B185]; &quot;:&quot;; [.E185]; &quot;:&quot;; [.F185]; &quot;:&quot; ; [.H185])" office:value-type="string" office:string-value="22:Regio TV:REGIO TV:http://hbbtv.bmt-technik.de/dvb-s/sesps/RegioTV/index.html" calcext:value-type="string">
            <text:p>22:Regio TV:REGIO TV:http://hbbtv.bmt-technik.de/dvb-s/sesps/RegioTV/index.html</text:p>
          </table:table-cell>
        </table:table-row>
        <table:table-row table:style-name="ro6">
          <table:table-cell office:value-type="float" office:value="21" calcext:value-type="float">
            <text:p>21</text:p>
          </table:table-cell>
          <table:table-cell office:value-type="string" calcext:value-type="string">
            <text:p>003C</text:p>
          </table:table-cell>
          <table:table-cell table:number-columns-repeated="2" office:value-type="string" calcext:value-type="string">
            <text:p> </text:p>
          </table:table-cell>
          <table:table-cell office:value-type="string" calcext:value-type="string">
            <text:p><text:a xlink:href="http://drplt4b0mhjxg.cloudfront.net/hbbtv/index.html?dmaxaustria-sd-sat" xlink:type="simple">DMAX Austria</text:a></text:p>
          </table:table-cell>
          <table:table-cell office:value-type="string" calcext:value-type="string">
            <text:p>DMAX Austria</text:p>
          </table:table-cell>
          <table:table-cell/>
          <table:table-cell table:formula="of:=EXTRACTHYPERLINK(1;5;ROW())" office:value-type="string" office:string-value="http://drplt4b0mhjxg.cloudfront.net/hbbtv/index.html?dmaxaustria-sd-sat" calcext:value-type="string">
            <text:p>http://drplt4b0mhjxg.cloudfront.net/hbbtv/index.html?dmaxaustria-sd-sat</text:p>
          </table:table-cell>
          <table:table-cell table:formula="of:=CONCATENATE([.B186]; &quot;:&quot;; [.E186]; &quot;:&quot;; [.F186]; &quot;:&quot; ; [.H186])" office:value-type="string" office:string-value="003C:DMAX Austria:DMAX Austria:http://drplt4b0mhjxg.cloudfront.net/hbbtv/index.html?dmaxaustria-sd-sat" calcext:value-type="string">
            <text:p>003C:DMAX Austria:DMAX Austria:http://drplt4b0mhjxg.cloudfront.net/hbbtv/index.html?dmaxaustria-sd-sat</text:p>
          </table:table-cell>
        </table:table-row>
        <table:table-row table:style-name="ro6">
          <table:table-cell office:value-type="float" office:value="21" calcext:value-type="float">
            <text:p>21</text:p>
          </table:table-cell>
          <table:table-cell office:value-type="string" calcext:value-type="string">
            <text:p>003D</text:p>
          </table:table-cell>
          <table:table-cell table:number-columns-repeated="2" office:value-type="string" calcext:value-type="string">
            <text:p> </text:p>
          </table:table-cell>
          <table:table-cell office:value-type="string" calcext:value-type="string">
            <text:p><text:a xlink:href="http://drplt4b0mhjxg.cloudfront.net/hbbtv/index.html?dmaxaustria-hd-sat" xlink:type="simple">DMAX HD Austria</text:a></text:p>
          </table:table-cell>
          <table:table-cell office:value-type="string" calcext:value-type="string">
            <text:p>DMAX HD Austria</text:p>
          </table:table-cell>
          <table:table-cell/>
          <table:table-cell table:formula="of:=EXTRACTHYPERLINK(1;5;ROW())" office:value-type="string" office:string-value="http://drplt4b0mhjxg.cloudfront.net/hbbtv/index.html?dmaxaustria-hd-sat" calcext:value-type="string">
            <text:p>http://drplt4b0mhjxg.cloudfront.net/hbbtv/index.html?dmaxaustria-hd-sat</text:p>
          </table:table-cell>
          <table:table-cell table:formula="of:=CONCATENATE([.B187]; &quot;:&quot;; [.E187]; &quot;:&quot;; [.F187]; &quot;:&quot; ; [.H187])" office:value-type="string" office:string-value="003D:DMAX HD Austria:DMAX HD Austria:http://drplt4b0mhjxg.cloudfront.net/hbbtv/index.html?dmaxaustria-hd-sat" calcext:value-type="string">
            <text:p>003D:DMAX HD Austria:DMAX HD Austria:http://drplt4b0mhjxg.cloudfront.net/hbbtv/index.html?dmaxaustria-hd-sat</text:p>
          </table:table-cell>
        </table:table-row>
        <table:table-row table:style-name="ro6">
          <table:table-cell office:value-type="float" office:value="21" calcext:value-type="float">
            <text:p>21</text:p>
          </table:table-cell>
          <table:table-cell office:value-type="string" calcext:value-type="string">
            <text:p>006E</text:p>
          </table:table-cell>
          <table:table-cell table:number-columns-repeated="2" office:value-type="string" calcext:value-type="string">
            <text:p> </text:p>
          </table:table-cell>
          <table:table-cell office:value-type="string" calcext:value-type="string">
            <text:p><text:a xlink:href="http://rtl-digitaltext.rtl-hbbtv.de/launchbar/index-rtluhd-de.html" xlink:type="simple">RTL UHD Startleiste</text:a></text:p>
          </table:table-cell>
          <table:table-cell office:value-type="string" calcext:value-type="string">
            <text:p>RTL UHD</text:p>
          </table:table-cell>
          <table:table-cell/>
          <table:table-cell table:formula="of:=EXTRACTHYPERLINK(1;5;ROW())" office:value-type="string" office:string-value="http://rtl-digitaltext.rtl-hbbtv.de/launchbar/index-rtluhd-de.html" calcext:value-type="string">
            <text:p>http://rtl-digitaltext.rtl-hbbtv.de/launchbar/index-rtluhd-de.html</text:p>
          </table:table-cell>
          <table:table-cell table:formula="of:=CONCATENATE([.B188]; &quot;:&quot;; [.E188]; &quot;:&quot;; [.F188]; &quot;:&quot; ; [.H188])" office:value-type="string" office:string-value="006E:RTL UHD Startleiste:RTL UHD:http://rtl-digitaltext.rtl-hbbtv.de/launchbar/index-rtluhd-de.html" calcext:value-type="string">
            <text:p>006E:RTL UHD Startleiste:RTL UHD:http://rtl-digitaltext.rtl-hbbtv.de/launchbar/index-rtluhd-de.html</text:p>
          </table:table-cell>
        </table:table-row>
        <table:table-row table:style-name="ro6">
          <table:table-cell office:value-type="float" office:value="21" calcext:value-type="float">
            <text:p>21</text:p>
          </table:table-cell>
          <table:table-cell office:value-type="float" office:value="83" calcext:value-type="float">
            <text:p>83</text:p>
          </table:table-cell>
          <table:table-cell table:number-columns-repeated="2" office:value-type="string" calcext:value-type="string">
            <text:p> </text:p>
          </table:table-cell>
          <table:table-cell office:value-type="string" calcext:value-type="string">
            <text:p><text:a xlink:href="http://cdn.digitaltext-ch.rtl.de/launchbar/index-ch.html" xlink:type="simple">RTL CH Startleiste</text:a></text:p>
          </table:table-cell>
          <table:table-cell office:value-type="string" calcext:value-type="string">
            <text:p>RTL CH</text:p>
          </table:table-cell>
          <table:table-cell/>
          <table:table-cell table:formula="of:=EXTRACTHYPERLINK(1;5;ROW())" office:value-type="string" office:string-value="http://cdn.digitaltext-ch.rtl.de/launchbar/index-ch.html" calcext:value-type="string">
            <text:p>http://cdn.digitaltext-ch.rtl.de/launchbar/index-ch.html</text:p>
          </table:table-cell>
          <table:table-cell table:formula="of:=CONCATENATE([.B189]; &quot;:&quot;; [.E189]; &quot;:&quot;; [.F189]; &quot;:&quot; ; [.H189])" office:value-type="string" office:string-value="83:RTL CH Startleiste:RTL CH:http://cdn.digitaltext-ch.rtl.de/launchbar/index-ch.html" calcext:value-type="string">
            <text:p>83:RTL CH Startleiste:RTL CH:http://cdn.digitaltext-ch.rtl.de/launchbar/index-ch.html</text:p>
          </table:table-cell>
        </table:table-row>
        <table:table-row table:style-name="ro6">
          <table:table-cell office:value-type="float" office:value="21" calcext:value-type="float">
            <text:p>21</text:p>
          </table:table-cell>
          <table:table-cell office:value-type="float" office:value="85" calcext:value-type="float">
            <text:p>85</text:p>
          </table:table-cell>
          <table:table-cell table:number-columns-repeated="2" office:value-type="string" calcext:value-type="string">
            <text:p> </text:p>
          </table:table-cell>
          <table:table-cell office:value-type="string" calcext:value-type="string">
            <text:p><text:a xlink:href="http://cdn.digitaltext-ch.rtl.de/index.html" xlink:type="simple">RTL CH Digitaltext</text:a></text:p>
          </table:table-cell>
          <table:table-cell office:value-type="string" calcext:value-type="string">
            <text:p>RTL CH</text:p>
          </table:table-cell>
          <table:table-cell/>
          <table:table-cell table:formula="of:=EXTRACTHYPERLINK(1;5;ROW())" office:value-type="string" office:string-value="http://cdn.digitaltext-ch.rtl.de/index.html" calcext:value-type="string">
            <text:p>http://cdn.digitaltext-ch.rtl.de/index.html</text:p>
          </table:table-cell>
          <table:table-cell table:formula="of:=CONCATENATE([.B190]; &quot;:&quot;; [.E190]; &quot;:&quot;; [.F190]; &quot;:&quot; ; [.H190])" office:value-type="string" office:string-value="85:RTL CH Digitaltext:RTL CH:http://cdn.digitaltext-ch.rtl.de/index.html" calcext:value-type="string">
            <text:p>85:RTL CH Digitaltext:RTL CH:http://cdn.digitaltext-ch.rtl.de/index.html</text:p>
          </table:table-cell>
        </table:table-row>
        <table:table-row table:style-name="ro6">
          <table:table-cell office:value-type="float" office:value="21" calcext:value-type="float">
            <text:p>21</text:p>
          </table:table-cell>
          <table:table-cell office:value-type="float" office:value="89" calcext:value-type="float">
            <text:p>89</text:p>
          </table:table-cell>
          <table:table-cell table:number-columns-repeated="2" office:value-type="string" calcext:value-type="string">
            <text:p> </text:p>
          </table:table-cell>
          <table:table-cell office:value-type="string" calcext:value-type="string">
            <text:p><text:a xlink:href="http://cdn.specials.digitaltext-ch.rtl.de/index.html" xlink:type="simple">RTL CH Specials</text:a></text:p>
          </table:table-cell>
          <table:table-cell office:value-type="string" calcext:value-type="string">
            <text:p>RTL CH</text:p>
          </table:table-cell>
          <table:table-cell/>
          <table:table-cell table:formula="of:=EXTRACTHYPERLINK(1;5;ROW())" office:value-type="string" office:string-value="http://cdn.specials.digitaltext-ch.rtl.de/index.html" calcext:value-type="string">
            <text:p>http://cdn.specials.digitaltext-ch.rtl.de/index.html</text:p>
          </table:table-cell>
          <table:table-cell table:formula="of:=CONCATENATE([.B191]; &quot;:&quot;; [.E191]; &quot;:&quot;; [.F191]; &quot;:&quot; ; [.H191])" office:value-type="string" office:string-value="89:RTL CH Specials:RTL CH:http://cdn.specials.digitaltext-ch.rtl.de/index.html" calcext:value-type="string">
            <text:p>89:RTL CH Specials:RTL CH:http://cdn.specials.digitaltext-ch.rtl.de/index.html</text:p>
          </table:table-cell>
        </table:table-row>
        <table:table-row table:style-name="ro6">
          <table:table-cell office:value-type="float" office:value="21" calcext:value-type="float">
            <text:p>21</text:p>
          </table:table-cell>
          <table:table-cell office:value-type="string" calcext:value-type="string">
            <text:p>014A</text:p>
          </table:table-cell>
          <table:table-cell table:number-columns-repeated="2" office:value-type="string" calcext:value-type="string">
            <text:p> </text:p>
          </table:table-cell>
          <table:table-cell office:value-type="string" calcext:value-type="string">
            <text:p><text:a xlink:href="http://rtl-digitaltext.rtl-hbbtv.de/launchbar/index-ntv-at.html" xlink:type="simple">n-tv AT Startleiste</text:a></text:p>
          </table:table-cell>
          <table:table-cell office:value-type="string" calcext:value-type="string">
            <text:p>n-tv Austria</text:p>
          </table:table-cell>
          <table:table-cell/>
          <table:table-cell table:formula="of:=EXTRACTHYPERLINK(1;5;ROW())" office:value-type="string" office:string-value="http://rtl-digitaltext.rtl-hbbtv.de/launchbar/index-ntv-at.html" calcext:value-type="string">
            <text:p>http://rtl-digitaltext.rtl-hbbtv.de/launchbar/index-ntv-at.html</text:p>
          </table:table-cell>
          <table:table-cell table:formula="of:=CONCATENATE([.B192]; &quot;:&quot;; [.E192]; &quot;:&quot;; [.F192]; &quot;:&quot; ; [.H192])" office:value-type="string" office:string-value="014A:n-tv AT Startleiste:n-tv Austria:http://rtl-digitaltext.rtl-hbbtv.de/launchbar/index-ntv-at.html" calcext:value-type="string">
            <text:p>014A:n-tv AT Startleiste:n-tv Austria:http://rtl-digitaltext.rtl-hbbtv.de/launchbar/index-ntv-at.html</text:p>
          </table:table-cell>
        </table:table-row>
        <table:table-row table:style-name="ro6">
          <table:table-cell office:value-type="float" office:value="21" calcext:value-type="float">
            <text:p>21</text:p>
          </table:table-cell>
          <table:table-cell office:value-type="string" calcext:value-type="string">
            <text:p>014B</text:p>
          </table:table-cell>
          <table:table-cell table:number-columns-repeated="2" office:value-type="string" calcext:value-type="string">
            <text:p> </text:p>
          </table:table-cell>
          <table:table-cell office:value-type="string" calcext:value-type="string">
            <text:p><text:a xlink:href="http://ntv-digitaltext.rtl-hbbtv.de/app/index.html" xlink:type="simple">n-tv AT Digitaltext</text:a></text:p>
          </table:table-cell>
          <table:table-cell office:value-type="string" calcext:value-type="string">
            <text:p>n-tv Austria</text:p>
          </table:table-cell>
          <table:table-cell/>
          <table:table-cell table:formula="of:=EXTRACTHYPERLINK(1;5;ROW())" office:value-type="string" office:string-value="http://ntv-digitaltext.rtl-hbbtv.de/app/index.html" calcext:value-type="string">
            <text:p>http://ntv-digitaltext.rtl-hbbtv.de/app/index.html</text:p>
          </table:table-cell>
          <table:table-cell table:formula="of:=CONCATENATE([.B193]; &quot;:&quot;; [.E193]; &quot;:&quot;; [.F193]; &quot;:&quot; ; [.H193])" office:value-type="string" office:string-value="014B:n-tv AT Digitaltext:n-tv Austria:http://ntv-digitaltext.rtl-hbbtv.de/app/index.html" calcext:value-type="string">
            <text:p>014B:n-tv AT Digitaltext:n-tv Austria:http://ntv-digitaltext.rtl-hbbtv.de/app/index.html</text:p>
          </table:table-cell>
        </table:table-row>
        <table:table-row table:style-name="ro6">
          <table:table-cell office:value-type="float" office:value="21" calcext:value-type="float">
            <text:p>21</text:p>
          </table:table-cell>
          <table:table-cell office:value-type="string" calcext:value-type="string">
            <text:p>014C</text:p>
          </table:table-cell>
          <table:table-cell table:number-columns-repeated="2" office:value-type="string" calcext:value-type="string">
            <text:p> </text:p>
          </table:table-cell>
          <table:table-cell office:value-type="string" calcext:value-type="string">
            <text:p><text:a xlink:href="http://mg-rtl.spielecenter.tv/spielecenter/index.php" xlink:type="simple">n-tv AT Spiele</text:a></text:p>
          </table:table-cell>
          <table:table-cell office:value-type="string" calcext:value-type="string">
            <text:p>n-tv Austria</text:p>
          </table:table-cell>
          <table:table-cell/>
          <table:table-cell table:formula="of:=EXTRACTHYPERLINK(1;5;ROW())" office:value-type="string" office:string-value="http://mg-rtl.spielecenter.tv/spielecenter/index.php" calcext:value-type="string">
            <text:p>http://mg-rtl.spielecenter.tv/spielecenter/index.php</text:p>
          </table:table-cell>
          <table:table-cell table:formula="of:=CONCATENATE([.B194]; &quot;:&quot;; [.E194]; &quot;:&quot;; [.F194]; &quot;:&quot; ; [.H194])" office:value-type="string" office:string-value="014C:n-tv AT Spiele:n-tv Austria:http://mg-rtl.spielecenter.tv/spielecenter/index.php" calcext:value-type="string">
            <text:p>014C:n-tv AT Spiele:n-tv Austria:http://mg-rtl.spielecenter.tv/spielecenter/index.php</text:p>
          </table:table-cell>
        </table:table-row>
        <table:table-row table:style-name="ro6">
          <table:table-cell office:value-type="float" office:value="21" calcext:value-type="float">
            <text:p>21</text:p>
          </table:table-cell>
          <table:table-cell office:value-type="string" calcext:value-type="string">
            <text:p>01AE</text:p>
          </table:table-cell>
          <table:table-cell table:number-columns-repeated="2" office:value-type="string" calcext:value-type="string">
            <text:p> </text:p>
          </table:table-cell>
          <table:table-cell office:value-type="string" calcext:value-type="string">
            <text:p><text:a xlink:href="http://rtl-digitaltext.rtl-hbbtv.de/launchbar/index-nitro-at.html" xlink:type="simple">NITRO AT Startleiste</text:a></text:p>
          </table:table-cell>
          <table:table-cell office:value-type="string" calcext:value-type="string">
            <text:p>NITRO Austria</text:p>
          </table:table-cell>
          <table:table-cell/>
          <table:table-cell table:formula="of:=EXTRACTHYPERLINK(1;5;ROW())" office:value-type="string" office:string-value="http://rtl-digitaltext.rtl-hbbtv.de/launchbar/index-nitro-at.html" calcext:value-type="string">
            <text:p>http://rtl-digitaltext.rtl-hbbtv.de/launchbar/index-nitro-at.html</text:p>
          </table:table-cell>
          <table:table-cell table:formula="of:=CONCATENATE([.B195]; &quot;:&quot;; [.E195]; &quot;:&quot;; [.F195]; &quot;:&quot; ; [.H195])" office:value-type="string" office:string-value="01AE:NITRO AT Startleiste:NITRO Austria:http://rtl-digitaltext.rtl-hbbtv.de/launchbar/index-nitro-at.html" calcext:value-type="string">
            <text:p>01AE:NITRO AT Startleiste:NITRO Austria:http://rtl-digitaltext.rtl-hbbtv.de/launchbar/index-nitro-at.html</text:p>
          </table:table-cell>
        </table:table-row>
        <table:table-row table:style-name="ro6">
          <table:table-cell office:value-type="float" office:value="21" calcext:value-type="float">
            <text:p>21</text:p>
          </table:table-cell>
          <table:table-cell office:value-type="string" calcext:value-type="string">
            <text:p>01B0</text:p>
          </table:table-cell>
          <table:table-cell table:number-columns-repeated="2" office:value-type="string" calcext:value-type="string">
            <text:p> </text:p>
          </table:table-cell>
          <table:table-cell office:value-type="string" calcext:value-type="string">
            <text:p><text:a xlink:href="http://rtl-digitaltext.rtl-hbbtv.de/index.html" xlink:type="simple">NITRO AT Digitaltext</text:a></text:p>
          </table:table-cell>
          <table:table-cell office:value-type="string" calcext:value-type="string">
            <text:p>NITRO Austria</text:p>
          </table:table-cell>
          <table:table-cell/>
          <table:table-cell table:formula="of:=EXTRACTHYPERLINK(1;5;ROW())" office:value-type="string" office:string-value="http://rtl-digitaltext.rtl-hbbtv.de/index.html" calcext:value-type="string">
            <text:p>http://rtl-digitaltext.rtl-hbbtv.de/index.html</text:p>
          </table:table-cell>
          <table:table-cell table:formula="of:=CONCATENATE([.B196]; &quot;:&quot;; [.E196]; &quot;:&quot;; [.F196]; &quot;:&quot; ; [.H196])" office:value-type="string" office:string-value="01B0:NITRO AT Digitaltext:NITRO Austria:http://rtl-digitaltext.rtl-hbbtv.de/index.html" calcext:value-type="string">
            <text:p>01B0:NITRO AT Digitaltext:NITRO Austria:http://rtl-digitaltext.rtl-hbbtv.de/index.html</text:p>
          </table:table-cell>
        </table:table-row>
        <table:table-row table:style-name="ro6">
          <table:table-cell office:value-type="float" office:value="21" calcext:value-type="float">
            <text:p>21</text:p>
          </table:table-cell>
          <table:table-cell office:value-type="string" calcext:value-type="string">
            <text:p>02DA</text:p>
          </table:table-cell>
          <table:table-cell table:number-columns-repeated="2" office:value-type="string" calcext:value-type="string">
            <text:p> </text:p>
          </table:table-cell>
          <table:table-cell office:value-type="string" calcext:value-type="string">
            <text:p><text:a xlink:href="http://rtl-digitaltext.rtl-hbbtv.de/launchbar/index-rtlplus-de.html" xlink:type="simple">RTLplus Startleiste</text:a></text:p>
          </table:table-cell>
          <table:table-cell office:value-type="string" calcext:value-type="string">
            <text:p>RTLplus</text:p>
          </table:table-cell>
          <table:table-cell/>
          <table:table-cell table:formula="of:=EXTRACTHYPERLINK(1;5;ROW())" office:value-type="string" office:string-value="http://rtl-digitaltext.rtl-hbbtv.de/launchbar/index-rtlplus-de.html" calcext:value-type="string">
            <text:p>http://rtl-digitaltext.rtl-hbbtv.de/launchbar/index-rtlplus-de.html</text:p>
          </table:table-cell>
          <table:table-cell table:formula="of:=CONCATENATE([.B197]; &quot;:&quot;; [.E197]; &quot;:&quot;; [.F197]; &quot;:&quot; ; [.H197])" office:value-type="string" office:string-value="02DA:RTLplus Startleiste:RTLplus:http://rtl-digitaltext.rtl-hbbtv.de/launchbar/index-rtlplus-de.html" calcext:value-type="string">
            <text:p>02DA:RTLplus Startleiste:RTLplus:http://rtl-digitaltext.rtl-hbbtv.de/launchbar/index-rtlplus-de.html</text:p>
          </table:table-cell>
        </table:table-row>
        <table:table-row table:style-name="ro6">
          <table:table-cell office:value-type="float" office:value="21" calcext:value-type="float">
            <text:p>21</text:p>
          </table:table-cell>
          <table:table-cell office:value-type="string" calcext:value-type="string">
            <text:p>02DE</text:p>
          </table:table-cell>
          <table:table-cell table:number-columns-repeated="2" office:value-type="string" calcext:value-type="string">
            <text:p> </text:p>
          </table:table-cell>
          <table:table-cell office:value-type="string" calcext:value-type="string">
            <text:p><text:a xlink:href="http://kochbar.rtl-hbbtv.de/index.html" xlink:type="simple">Kochbar</text:a></text:p>
          </table:table-cell>
          <table:table-cell office:value-type="string" calcext:value-type="string">
            <text:p>RTLplus</text:p>
          </table:table-cell>
          <table:table-cell/>
          <table:table-cell table:formula="of:=EXTRACTHYPERLINK(1;5;ROW())" office:value-type="string" office:string-value="http://kochbar.rtl-hbbtv.de/index.html" calcext:value-type="string">
            <text:p>http://kochbar.rtl-hbbtv.de/index.html</text:p>
          </table:table-cell>
          <table:table-cell table:formula="of:=CONCATENATE([.B198]; &quot;:&quot;; [.E198]; &quot;:&quot;; [.F198]; &quot;:&quot; ; [.H198])" office:value-type="string" office:string-value="02DE:Kochbar:RTLplus:http://kochbar.rtl-hbbtv.de/index.html" calcext:value-type="string">
            <text:p>02DE:Kochbar:RTLplus:http://kochbar.rtl-hbbtv.de/index.html</text:p>
          </table:table-cell>
        </table:table-row>
        <table:table-row table:style-name="ro6">
          <table:table-cell office:value-type="float" office:value="21" calcext:value-type="float">
            <text:p>21</text:p>
          </table:table-cell>
          <table:table-cell office:value-type="string" calcext:value-type="string">
            <text:p>02DF</text:p>
          </table:table-cell>
          <table:table-cell table:number-columns-repeated="2" office:value-type="string" calcext:value-type="string">
            <text:p> </text:p>
          </table:table-cell>
          <table:table-cell office:value-type="string" calcext:value-type="string">
            <text:p><text:a xlink:href="http://rtl-digitaltext.rtl-hbbtv.de/index.html" xlink:type="simple">RTLplus Digitaltext</text:a></text:p>
          </table:table-cell>
          <table:table-cell office:value-type="string" calcext:value-type="string">
            <text:p>RTLplus</text:p>
          </table:table-cell>
          <table:table-cell/>
          <table:table-cell table:formula="of:=EXTRACTHYPERLINK(1;5;ROW())" office:value-type="string" office:string-value="http://rtl-digitaltext.rtl-hbbtv.de/index.html" calcext:value-type="string">
            <text:p>http://rtl-digitaltext.rtl-hbbtv.de/index.html</text:p>
          </table:table-cell>
          <table:table-cell table:formula="of:=CONCATENATE([.B199]; &quot;:&quot;; [.E199]; &quot;:&quot;; [.F199]; &quot;:&quot; ; [.H199])" office:value-type="string" office:string-value="02DF:RTLplus Digitaltext:RTLplus:http://rtl-digitaltext.rtl-hbbtv.de/index.html" calcext:value-type="string">
            <text:p>02DF:RTLplus Digitaltext:RTLplus:http://rtl-digitaltext.rtl-hbbtv.de/index.html</text:p>
          </table:table-cell>
        </table:table-row>
        <table:table-row table:style-name="ro6">
          <table:table-cell office:value-type="float" office:value="21" calcext:value-type="float">
            <text:p>21</text:p>
          </table:table-cell>
          <table:table-cell office:value-type="string" calcext:value-type="string">
            <text:p>02E4</text:p>
          </table:table-cell>
          <table:table-cell table:number-columns-repeated="2" office:value-type="string" calcext:value-type="string">
            <text:p> </text:p>
          </table:table-cell>
          <table:table-cell office:value-type="string" calcext:value-type="string">
            <text:p><text:a xlink:href="http://rtl-digitaltext.rtl-hbbtv.de/launchbar/index-rtlplus-at.html" xlink:type="simple">RTLplus AT Startleiste</text:a></text:p>
          </table:table-cell>
          <table:table-cell office:value-type="string" calcext:value-type="string">
            <text:p>RTLplus Austria</text:p>
          </table:table-cell>
          <table:table-cell/>
          <table:table-cell table:formula="of:=EXTRACTHYPERLINK(1;5;ROW())" office:value-type="string" office:string-value="http://rtl-digitaltext.rtl-hbbtv.de/launchbar/index-rtlplus-at.html" calcext:value-type="string">
            <text:p>http://rtl-digitaltext.rtl-hbbtv.de/launchbar/index-rtlplus-at.html</text:p>
          </table:table-cell>
          <table:table-cell table:formula="of:=CONCATENATE([.B200]; &quot;:&quot;; [.E200]; &quot;:&quot;; [.F200]; &quot;:&quot; ; [.H200])" office:value-type="string" office:string-value="02E4:RTLplus AT Startleiste:RTLplus Austria:http://rtl-digitaltext.rtl-hbbtv.de/launchbar/index-rtlplus-at.html" calcext:value-type="string">
            <text:p>02E4:RTLplus AT Startleiste:RTLplus Austria:http://rtl-digitaltext.rtl-hbbtv.de/launchbar/index-rtlplus-at.html</text:p>
          </table:table-cell>
        </table:table-row>
        <table:table-row table:style-name="ro6">
          <table:table-cell office:value-type="float" office:value="21" calcext:value-type="float">
            <text:p>21</text:p>
          </table:table-cell>
          <table:table-cell office:value-type="string" calcext:value-type="string">
            <text:p>02E6</text:p>
          </table:table-cell>
          <table:table-cell table:number-columns-repeated="2" office:value-type="string" calcext:value-type="string">
            <text:p> </text:p>
          </table:table-cell>
          <table:table-cell office:value-type="string" calcext:value-type="string">
            <text:p><text:a xlink:href="http://rtl-digitaltext.rtl-hbbtv.de/index.html" xlink:type="simple">RTLplus AT Digitaltext</text:a></text:p>
          </table:table-cell>
          <table:table-cell office:value-type="string" calcext:value-type="string">
            <text:p>RTLplus Austria</text:p>
          </table:table-cell>
          <table:table-cell/>
          <table:table-cell table:formula="of:=EXTRACTHYPERLINK(1;5;ROW())" office:value-type="string" office:string-value="http://rtl-digitaltext.rtl-hbbtv.de/index.html" calcext:value-type="string">
            <text:p>http://rtl-digitaltext.rtl-hbbtv.de/index.html</text:p>
          </table:table-cell>
          <table:table-cell table:formula="of:=CONCATENATE([.B201]; &quot;:&quot;; [.E201]; &quot;:&quot;; [.F201]; &quot;:&quot; ; [.H201])" office:value-type="string" office:string-value="02E6:RTLplus AT Digitaltext:RTLplus Austria:http://rtl-digitaltext.rtl-hbbtv.de/index.html" calcext:value-type="string">
            <text:p>02E6:RTLplus AT Digitaltext:RTLplus Austria:http://rtl-digitaltext.rtl-hbbtv.de/index.html</text:p>
          </table:table-cell>
        </table:table-row>
        <table:table-row table:style-name="ro6">
          <table:table-cell office:value-type="float" office:value="21" calcext:value-type="float">
            <text:p>21</text:p>
          </table:table-cell>
          <table:table-cell office:value-type="string" calcext:value-type="string">
            <text:p>02E8</text:p>
          </table:table-cell>
          <table:table-cell table:number-columns-repeated="2" office:value-type="string" calcext:value-type="string">
            <text:p> </text:p>
          </table:table-cell>
          <table:table-cell office:value-type="string" calcext:value-type="string">
            <text:p><text:a xlink:href="http://kochbar.rtl-hbbtv.de/index.html" xlink:type="simple">RTLplus AT Kochbar</text:a></text:p>
          </table:table-cell>
          <table:table-cell office:value-type="string" calcext:value-type="string">
            <text:p>RTLplus Austria</text:p>
          </table:table-cell>
          <table:table-cell/>
          <table:table-cell table:formula="of:=EXTRACTHYPERLINK(1;5;ROW())" office:value-type="string" office:string-value="http://kochbar.rtl-hbbtv.de/index.html" calcext:value-type="string">
            <text:p>http://kochbar.rtl-hbbtv.de/index.html</text:p>
          </table:table-cell>
          <table:table-cell table:formula="of:=CONCATENATE([.B202]; &quot;:&quot;; [.E202]; &quot;:&quot;; [.F202]; &quot;:&quot; ; [.H202])" office:value-type="string" office:string-value="02E8:RTLplus AT Kochbar:RTLplus Austria:http://kochbar.rtl-hbbtv.de/index.html" calcext:value-type="string">
            <text:p>02E8:RTLplus AT Kochbar:RTLplus Austria:http://kochbar.rtl-hbbtv.de/index.html</text:p>
          </table:table-cell>
        </table:table-row>
        <table:table-row table:style-name="ro6">
          <table:table-cell office:value-type="float" office:value="21" calcext:value-type="float">
            <text:p>21</text:p>
          </table:table-cell>
          <table:table-cell office:value-type="float" office:value="320" calcext:value-type="float">
            <text:p>320</text:p>
          </table:table-cell>
          <table:table-cell table:number-columns-repeated="2" office:value-type="string" calcext:value-type="string">
            <text:p> </text:p>
          </table:table-cell>
          <table:table-cell office:value-type="string" calcext:value-type="string">
            <text:p><text:a xlink:href="http://vox-digitaltext.rtl-hbbtv.de/launchbar/index-voxup-de.html" xlink:type="simple">VOXup Startleiste</text:a></text:p>
          </table:table-cell>
          <table:table-cell office:value-type="string" calcext:value-type="string">
            <text:p>VOXup</text:p>
          </table:table-cell>
          <table:table-cell/>
          <table:table-cell table:formula="of:=EXTRACTHYPERLINK(1;5;ROW())" office:value-type="string" office:string-value="http://vox-digitaltext.rtl-hbbtv.de/launchbar/index-voxup-de.html" calcext:value-type="string">
            <text:p>http://vox-digitaltext.rtl-hbbtv.de/launchbar/index-voxup-de.html</text:p>
          </table:table-cell>
          <table:table-cell table:formula="of:=CONCATENATE([.B203]; &quot;:&quot;; [.E203]; &quot;:&quot;; [.F203]; &quot;:&quot; ; [.H203])" office:value-type="string" office:string-value="320:VOXup Startleiste:VOXup:http://vox-digitaltext.rtl-hbbtv.de/launchbar/index-voxup-de.html" calcext:value-type="string">
            <text:p>320:VOXup Startleiste:VOXup:http://vox-digitaltext.rtl-hbbtv.de/launchbar/index-voxup-de.html</text:p>
          </table:table-cell>
        </table:table-row>
        <table:table-row table:style-name="ro6">
          <table:table-cell office:value-type="float" office:value="21" calcext:value-type="float">
            <text:p>21</text:p>
          </table:table-cell>
          <table:table-cell office:value-type="float" office:value="324" calcext:value-type="float">
            <text:p>324</text:p>
          </table:table-cell>
          <table:table-cell table:number-columns-repeated="2" office:value-type="string" calcext:value-type="string">
            <text:p> </text:p>
          </table:table-cell>
          <table:table-cell office:value-type="string" calcext:value-type="string">
            <text:p><text:a xlink:href="http://kochbar.rtl-hbbtv.de/index.html" xlink:type="simple">VOXup Kochbar</text:a></text:p>
          </table:table-cell>
          <table:table-cell office:value-type="string" calcext:value-type="string">
            <text:p>VOXup</text:p>
          </table:table-cell>
          <table:table-cell/>
          <table:table-cell table:formula="of:=EXTRACTHYPERLINK(1;5;ROW())" office:value-type="string" office:string-value="http://kochbar.rtl-hbbtv.de/index.html" calcext:value-type="string">
            <text:p>http://kochbar.rtl-hbbtv.de/index.html</text:p>
          </table:table-cell>
          <table:table-cell table:formula="of:=CONCATENATE([.B204]; &quot;:&quot;; [.E204]; &quot;:&quot;; [.F204]; &quot;:&quot; ; [.H204])" office:value-type="string" office:string-value="324:VOXup Kochbar:VOXup:http://kochbar.rtl-hbbtv.de/index.html" calcext:value-type="string">
            <text:p>324:VOXup Kochbar:VOXup:http://kochbar.rtl-hbbtv.de/index.html</text:p>
          </table:table-cell>
        </table:table-row>
        <table:table-row table:style-name="ro6">
          <table:table-cell office:value-type="float" office:value="21" calcext:value-type="float">
            <text:p>21</text:p>
          </table:table-cell>
          <table:table-cell office:value-type="float" office:value="325" calcext:value-type="float">
            <text:p>325</text:p>
          </table:table-cell>
          <table:table-cell table:number-columns-repeated="2" office:value-type="string" calcext:value-type="string">
            <text:p> </text:p>
          </table:table-cell>
          <table:table-cell office:value-type="string" calcext:value-type="string">
            <text:p><text:a xlink:href="http://vox-digitaltext.rtl-hbbtv.de/index.html" xlink:type="simple">VOXup Digitaltext</text:a></text:p>
          </table:table-cell>
          <table:table-cell office:value-type="string" calcext:value-type="string">
            <text:p>VOXup</text:p>
          </table:table-cell>
          <table:table-cell/>
          <table:table-cell table:formula="of:=EXTRACTHYPERLINK(1;5;ROW())" office:value-type="string" office:string-value="http://vox-digitaltext.rtl-hbbtv.de/index.html" calcext:value-type="string">
            <text:p>http://vox-digitaltext.rtl-hbbtv.de/index.html</text:p>
          </table:table-cell>
          <table:table-cell table:formula="of:=CONCATENATE([.B205]; &quot;:&quot;; [.E205]; &quot;:&quot;; [.F205]; &quot;:&quot; ; [.H205])" office:value-type="string" office:string-value="325:VOXup Digitaltext:VOXup:http://vox-digitaltext.rtl-hbbtv.de/index.html" calcext:value-type="string">
            <text:p>325:VOXup Digitaltext:VOXup:http://vox-digitaltext.rtl-hbbtv.de/index.html</text:p>
          </table:table-cell>
        </table:table-row>
        <table:table-row table:style-name="ro6">
          <table:table-cell office:value-type="float" office:value="21" calcext:value-type="float">
            <text:p>21</text:p>
          </table:table-cell>
          <table:table-cell office:value-type="float" office:value="326" calcext:value-type="float">
            <text:p>326</text:p>
          </table:table-cell>
          <table:table-cell table:number-columns-repeated="2" office:value-type="string" calcext:value-type="string">
            <text:p> </text:p>
          </table:table-cell>
          <table:table-cell office:value-type="string" calcext:value-type="string">
            <text:p><text:a xlink:href="http://specials.rtl-hbbtv.de/index.html" xlink:type="simple">VOXup Specials</text:a></text:p>
          </table:table-cell>
          <table:table-cell office:value-type="string" calcext:value-type="string">
            <text:p>VOXup</text:p>
          </table:table-cell>
          <table:table-cell/>
          <table:table-cell table:formula="of:=EXTRACTHYPERLINK(1;5;ROW())" office:value-type="string" office:string-value="http://specials.rtl-hbbtv.de/index.html" calcext:value-type="string">
            <text:p>http://specials.rtl-hbbtv.de/index.html</text:p>
          </table:table-cell>
          <table:table-cell table:formula="of:=CONCATENATE([.B206]; &quot;:&quot;; [.E206]; &quot;:&quot;; [.F206]; &quot;:&quot; ; [.H206])" office:value-type="string" office:string-value="326:VOXup Specials:VOXup:http://specials.rtl-hbbtv.de/index.html" calcext:value-type="string">
            <text:p>326:VOXup Specials:VOXup:http://specials.rtl-hbbtv.de/index.html</text:p>
          </table:table-cell>
        </table:table-row>
        <table:table-row table:style-name="ro6">
          <table:table-cell office:value-type="float" office:value="21" calcext:value-type="float">
            <text:p>21</text:p>
          </table:table-cell>
          <table:table-cell office:value-type="float" office:value="330" calcext:value-type="float">
            <text:p>330</text:p>
          </table:table-cell>
          <table:table-cell table:number-columns-repeated="2" office:value-type="string" calcext:value-type="string">
            <text:p> </text:p>
          </table:table-cell>
          <table:table-cell office:value-type="string" calcext:value-type="string">
            <text:p><text:a xlink:href="http://mg-rtl.spielecenter.tv/spielecenter/index.php" xlink:type="simple">VOXup Spiele</text:a></text:p>
          </table:table-cell>
          <table:table-cell office:value-type="string" calcext:value-type="string">
            <text:p>VOXup</text:p>
          </table:table-cell>
          <table:table-cell/>
          <table:table-cell table:formula="of:=EXTRACTHYPERLINK(1;5;ROW())" office:value-type="string" office:string-value="http://mg-rtl.spielecenter.tv/spielecenter/index.php" calcext:value-type="string">
            <text:p>http://mg-rtl.spielecenter.tv/spielecenter/index.php</text:p>
          </table:table-cell>
          <table:table-cell table:formula="of:=CONCATENATE([.B207]; &quot;:&quot;; [.E207]; &quot;:&quot;; [.F207]; &quot;:&quot; ; [.H207])" office:value-type="string" office:string-value="330:VOXup Spiele:VOXup:http://mg-rtl.spielecenter.tv/spielecenter/index.php" calcext:value-type="string">
            <text:p>330:VOXup Spiele:VOXup:http://mg-rtl.spielecenter.tv/spielecenter/index.php</text:p>
          </table:table-cell>
        </table:table-row>
        <table:table-row table:style-name="ro6">
          <table:table-cell office:value-type="string" calcext:value-type="string">
            <text:p>00005C</text:p>
          </table:table-cell>
          <table:table-cell office:value-type="float" office:value="64" calcext:value-type="float">
            <text:p>64</text:p>
          </table:table-cell>
          <table:table-cell table:number-columns-repeated="2" office:value-type="string" calcext:value-type="string">
            <text:p>Yes</text:p>
          </table:table-cell>
          <table:table-cell office:value-type="string" calcext:value-type="string">
            <text:p><text:a xlink:href="http://46.137.186.97/pub/anixehd/ticker/index.html?r=130" xlink:type="simple">Anixe HD</text:a></text:p>
          </table:table-cell>
          <table:table-cell office:value-type="string" calcext:value-type="string">
            <text:p>ANIXE HD</text:p>
          </table:table-cell>
          <table:table-cell/>
          <table:table-cell table:formula="of:=EXTRACTHYPERLINK(1;5;ROW())" office:value-type="string" office:string-value="http://46.137.186.97/pub/anixehd/ticker/index.html?r=130" calcext:value-type="string">
            <text:p>http://46.137.186.97/pub/anixehd/ticker/index.html?r=130</text:p>
          </table:table-cell>
          <table:table-cell table:formula="of:=CONCATENATE([.B208]; &quot;:&quot;; [.E208]; &quot;:&quot;; [.F208]; &quot;:&quot; ; [.H208])" office:value-type="string" office:string-value="64:Anixe HD:ANIXE HD:http://46.137.186.97/pub/anixehd/ticker/index.html?r=130" calcext:value-type="string">
            <text:p>64:Anixe HD:ANIXE HD:http://46.137.186.97/pub/anixehd/ticker/index.html?r=130</text:p>
          </table:table-cell>
        </table:table-row>
        <table:table-row table:style-name="ro6">
          <table:table-cell office:value-type="string" calcext:value-type="string">
            <text:p>00005C</text:p>
          </table:table-cell>
          <table:table-cell office:value-type="float" office:value="64" calcext:value-type="float">
            <text:p>64</text:p>
          </table:table-cell>
          <table:table-cell table:number-columns-repeated="2" office:value-type="string" calcext:value-type="string">
            <text:p>Yes</text:p>
          </table:table-cell>
          <table:table-cell office:value-type="string" calcext:value-type="string">
            <text:p><text:a xlink:href="http://46.137.186.97/pub/anixesd/ticker/index.php?sd=anixesd&amp;r=130" xlink:type="simple">Anixe SD</text:a></text:p>
          </table:table-cell>
          <table:table-cell office:value-type="string" calcext:value-type="string">
            <text:p>ANIXE+</text:p>
          </table:table-cell>
          <table:table-cell/>
          <table:table-cell table:formula="of:=EXTRACTHYPERLINK(1;5;ROW())" office:value-type="string" office:string-value="http://46.137.186.97/pub/anixesd/ticker/index.php?sd=anixesd&amp;r=130" calcext:value-type="string">
            <text:p>http://46.137.186.97/pub/anixesd/ticker/index.php?sd=anixesd&amp;r=130</text:p>
          </table:table-cell>
          <table:table-cell table:formula="of:=CONCATENATE([.B209]; &quot;:&quot;; [.E209]; &quot;:&quot;; [.F209]; &quot;:&quot; ; [.H209])" office:value-type="string" office:string-value="64:Anixe SD:ANIXE+:http://46.137.186.97/pub/anixesd/ticker/index.php?sd=anixesd&amp;r=130" calcext:value-type="string">
            <text:p>64:Anixe SD:ANIXE+:http://46.137.186.97/pub/anixesd/ticker/index.php?sd=anixesd&amp;r=130</text:p>
          </table:table-cell>
        </table:table-row>
        <table:table-row table:style-name="ro6">
          <table:table-cell office:value-type="float" office:value="60" calcext:value-type="float">
            <text:p>60</text:p>
          </table:table-cell>
          <table:table-cell office:value-type="float" office:value="6" calcext:value-type="float">
            <text:p>6</text:p>
          </table:table-cell>
          <table:table-cell table:number-columns-repeated="2" office:value-type="string" calcext:value-type="string">
            <text:p> </text:p>
          </table:table-cell>
          <table:table-cell office:value-type="string" calcext:value-type="string">
            <text:p><text:a xlink:href="http://hbbtv.prosiebensat1puls4.com/service/redbutton.php?brand=k1at" xlink:type="simple">kabel eins HD Austria</text:a></text:p>
          </table:table-cell>
          <table:table-cell office:value-type="string" calcext:value-type="string">
            <text:p>Kabel 1 Austria</text:p>
          </table:table-cell>
          <table:table-cell/>
          <table:table-cell table:formula="of:=EXTRACTHYPERLINK(1;5;ROW())" office:value-type="string" office:string-value="http://hbbtv.prosiebensat1puls4.com/service/redbutton.php?brand=k1at" calcext:value-type="string">
            <text:p>http://hbbtv.prosiebensat1puls4.com/service/redbutton.php?brand=k1at</text:p>
          </table:table-cell>
          <table:table-cell table:formula="of:=CONCATENATE([.B210]; &quot;:&quot;; [.E210]; &quot;:&quot;; [.F210]; &quot;:&quot; ; [.H210])" office:value-type="string" office:string-value="6:kabel eins HD Austria:Kabel 1 Austria:http://hbbtv.prosiebensat1puls4.com/service/redbutton.php?brand=k1at" calcext:value-type="string">
            <text:p>6:kabel eins HD Austria:Kabel 1 Austria:http://hbbtv.prosiebensat1puls4.com/service/redbutton.php?brand=k1at</text:p>
          </table:table-cell>
        </table:table-row>
        <table:table-row table:style-name="ro6">
          <table:table-cell office:value-type="float" office:value="60" calcext:value-type="float">
            <text:p>60</text:p>
          </table:table-cell>
          <table:table-cell office:value-type="string" calcext:value-type="string">
            <text:p>000A</text:p>
          </table:table-cell>
          <table:table-cell table:number-columns-repeated="2" office:value-type="string" calcext:value-type="string">
            <text:p> </text:p>
          </table:table-cell>
          <table:table-cell office:value-type="string" calcext:value-type="string">
            <text:p><text:a xlink:href="http://hbbtv-apps.prosiebensat1puls4.com/e-feed/index.html?brand=k1at" xlink:type="simple">k1AT-Text</text:a></text:p>
          </table:table-cell>
          <table:table-cell office:value-type="string" calcext:value-type="string">
            <text:p>Kabel 1 Austria</text:p>
          </table:table-cell>
          <table:table-cell/>
          <table:table-cell table:formula="of:=EXTRACTHYPERLINK(1;5;ROW())" office:value-type="string" office:string-value="http://hbbtv-apps.prosiebensat1puls4.com/e-feed/index.html?brand=k1at" calcext:value-type="string">
            <text:p>http://hbbtv-apps.prosiebensat1puls4.com/e-feed/index.html?brand=k1at</text:p>
          </table:table-cell>
          <table:table-cell table:formula="of:=CONCATENATE([.B211]; &quot;:&quot;; [.E211]; &quot;:&quot;; [.F211]; &quot;:&quot; ; [.H211])" office:value-type="string" office:string-value="000A:k1AT-Text:Kabel 1 Austria:http://hbbtv-apps.prosiebensat1puls4.com/e-feed/index.html?brand=k1at" calcext:value-type="string">
            <text:p>000A:k1AT-Text:Kabel 1 Austria:http://hbbtv-apps.prosiebensat1puls4.com/e-feed/index.html?brand=k1at</text:p>
          </table:table-cell>
        </table:table-row>
        <table:table-row table:style-name="ro6">
          <table:table-cell office:value-type="float" office:value="60" calcext:value-type="float">
            <text:p>60</text:p>
          </table:table-cell>
          <table:table-cell office:value-type="float" office:value="13" calcext:value-type="float">
            <text:p>13</text:p>
          </table:table-cell>
          <table:table-cell table:number-columns-repeated="2" office:value-type="string" calcext:value-type="string">
            <text:p> </text:p>
          </table:table-cell>
          <table:table-cell office:value-type="string" calcext:value-type="string">
            <text:p><text:a xlink:href="http://hbbtv-apps.redbutton.de/puls24-at/index.html" xlink:type="simple">PULS 24 HD</text:a></text:p>
          </table:table-cell>
          <table:table-cell office:value-type="string" calcext:value-type="string">
            <text:p>PULS 24 HD</text:p>
          </table:table-cell>
          <table:table-cell/>
          <table:table-cell table:formula="of:=EXTRACTHYPERLINK(1;5;ROW())" office:value-type="string" office:string-value="http://hbbtv-apps.redbutton.de/puls24-at/index.html" calcext:value-type="string">
            <text:p>http://hbbtv-apps.redbutton.de/puls24-at/index.html</text:p>
          </table:table-cell>
          <table:table-cell table:formula="of:=CONCATENATE([.B212]; &quot;:&quot;; [.E212]; &quot;:&quot;; [.F212]; &quot;:&quot; ; [.H212])" office:value-type="string" office:string-value="13:PULS 24 HD:PULS 24 HD:http://hbbtv-apps.redbutton.de/puls24-at/index.html" calcext:value-type="string">
            <text:p>13:PULS 24 HD:PULS 24 HD:http://hbbtv-apps.redbutton.de/puls24-at/index.html</text:p>
          </table:table-cell>
        </table:table-row>
        <table:table-row table:style-name="ro6">
          <table:table-cell office:value-type="float" office:value="60" calcext:value-type="float">
            <text:p>60</text:p>
          </table:table-cell>
          <table:table-cell office:value-type="float" office:value="17" calcext:value-type="float">
            <text:p>17</text:p>
          </table:table-cell>
          <table:table-cell table:number-columns-repeated="2" office:value-type="string" calcext:value-type="string">
            <text:p> </text:p>
          </table:table-cell>
          <table:table-cell office:value-type="string" calcext:value-type="string">
            <text:p><text:a xlink:href="http://hbbtv-apps.prosiebensat1puls4.com/e-feed/index.html?brand=p7maxxat" xlink:type="simple">P7 MAXX AT-Text</text:a></text:p>
          </table:table-cell>
          <table:table-cell office:value-type="string" calcext:value-type="string">
            <text:p>Pro7 MAXX Austria</text:p>
          </table:table-cell>
          <table:table-cell/>
          <table:table-cell table:formula="of:=EXTRACTHYPERLINK(1;5;ROW())" office:value-type="string" office:string-value="http://hbbtv-apps.prosiebensat1puls4.com/e-feed/index.html?brand=p7maxxat" calcext:value-type="string">
            <text:p>http://hbbtv-apps.prosiebensat1puls4.com/e-feed/index.html?brand=p7maxxat</text:p>
          </table:table-cell>
          <table:table-cell table:formula="of:=CONCATENATE([.B213]; &quot;:&quot;; [.E213]; &quot;:&quot;; [.F213]; &quot;:&quot; ; [.H213])" office:value-type="string" office:string-value="17:P7 MAXX AT-Text:Pro7 MAXX Austria:http://hbbtv-apps.prosiebensat1puls4.com/e-feed/index.html?brand=p7maxxat" calcext:value-type="string">
            <text:p>17:P7 MAXX AT-Text:Pro7 MAXX Austria:http://hbbtv-apps.prosiebensat1puls4.com/e-feed/index.html?brand=p7maxxat</text:p>
          </table:table-cell>
        </table:table-row>
        <table:table-row table:style-name="ro6">
          <table:table-cell office:value-type="float" office:value="60" calcext:value-type="float">
            <text:p>60</text:p>
          </table:table-cell>
          <table:table-cell office:value-type="float" office:value="18" calcext:value-type="float">
            <text:p>18</text:p>
          </table:table-cell>
          <table:table-cell table:number-columns-repeated="2" office:value-type="string" calcext:value-type="string">
            <text:p> </text:p>
          </table:table-cell>
          <table:table-cell office:value-type="string" calcext:value-type="string">
            <text:p><text:a xlink:href="http://hbbtv-apps.prosiebensat1puls4.com/e-feed/index.html?brand=s1goldat" xlink:type="simple">S1 Gold AT-Text</text:a></text:p>
          </table:table-cell>
          <table:table-cell office:value-type="string" calcext:value-type="string">
            <text:p>SAT.1 Gold Österreich</text:p>
          </table:table-cell>
          <table:table-cell/>
          <table:table-cell table:formula="of:=EXTRACTHYPERLINK(1;5;ROW())" office:value-type="string" office:string-value="http://hbbtv-apps.prosiebensat1puls4.com/e-feed/index.html?brand=s1goldat" calcext:value-type="string">
            <text:p>http://hbbtv-apps.prosiebensat1puls4.com/e-feed/index.html?brand=s1goldat</text:p>
          </table:table-cell>
          <table:table-cell table:formula="of:=CONCATENATE([.B214]; &quot;:&quot;; [.E214]; &quot;:&quot;; [.F214]; &quot;:&quot; ; [.H214])" office:value-type="string" office:string-value="18:S1 Gold AT-Text:SAT.1 Gold Österreich:http://hbbtv-apps.prosiebensat1puls4.com/e-feed/index.html?brand=s1goldat" calcext:value-type="string">
            <text:p>18:S1 Gold AT-Text:SAT.1 Gold Österreich:http://hbbtv-apps.prosiebensat1puls4.com/e-feed/index.html?brand=s1goldat</text:p>
          </table:table-cell>
        </table:table-row>
        <table:table-row table:style-name="ro6">
          <table:table-cell office:value-type="float" office:value="60" calcext:value-type="float">
            <text:p>60</text:p>
          </table:table-cell>
          <table:table-cell office:value-type="float" office:value="19" calcext:value-type="float">
            <text:p>19</text:p>
          </table:table-cell>
          <table:table-cell table:number-columns-repeated="2" office:value-type="string" calcext:value-type="string">
            <text:p> </text:p>
          </table:table-cell>
          <table:table-cell office:value-type="string" calcext:value-type="string">
            <text:p><text:a xlink:href="http://hbbtv-apps.prosiebensat1puls4.com/e-feed/index.html?brand=k1dokuat" xlink:type="simple">K1 Doku AT-Text</text:a></text:p>
          </table:table-cell>
          <table:table-cell office:value-type="string" calcext:value-type="string">
            <text:p>kabel1 Doku austria</text:p>
          </table:table-cell>
          <table:table-cell/>
          <table:table-cell table:formula="of:=EXTRACTHYPERLINK(1;5;ROW())" office:value-type="string" office:string-value="http://hbbtv-apps.prosiebensat1puls4.com/e-feed/index.html?brand=k1dokuat" calcext:value-type="string">
            <text:p>http://hbbtv-apps.prosiebensat1puls4.com/e-feed/index.html?brand=k1dokuat</text:p>
          </table:table-cell>
          <table:table-cell table:formula="of:=CONCATENATE([.B215]; &quot;:&quot;; [.E215]; &quot;:&quot;; [.F215]; &quot;:&quot; ; [.H215])" office:value-type="string" office:string-value="19:K1 Doku AT-Text:kabel1 Doku austria:http://hbbtv-apps.prosiebensat1puls4.com/e-feed/index.html?brand=k1dokuat" calcext:value-type="string">
            <text:p>19:K1 Doku AT-Text:kabel1 Doku austria:http://hbbtv-apps.prosiebensat1puls4.com/e-feed/index.html?brand=k1dokuat</text:p>
          </table:table-cell>
        </table:table-row>
        <table:table-row table:style-name="ro6">
          <table:table-cell office:value-type="float" office:value="60" calcext:value-type="float">
            <text:p>60</text:p>
          </table:table-cell>
          <table:table-cell office:value-type="string" calcext:value-type="string">
            <text:p>001E</text:p>
          </table:table-cell>
          <table:table-cell table:number-columns-repeated="2" office:value-type="string" calcext:value-type="string">
            <text:p> </text:p>
          </table:table-cell>
          <table:table-cell office:value-type="string" calcext:value-type="string">
            <text:p><text:a xlink:href="http://hbbtv.prosiebensat1puls4.com/service/redbutton.php?brand=s1goldat" xlink:type="simple">?SAT.1 Gold Ísterreich</text:a></text:p>
          </table:table-cell>
          <table:table-cell office:value-type="string" calcext:value-type="string">
            <text:p>SAT.1 Gold Österreich</text:p>
          </table:table-cell>
          <table:table-cell/>
          <table:table-cell table:formula="of:=EXTRACTHYPERLINK(1;5;ROW())" office:value-type="string" office:string-value="http://hbbtv.prosiebensat1puls4.com/service/redbutton.php?brand=s1goldat" calcext:value-type="string">
            <text:p>http://hbbtv.prosiebensat1puls4.com/service/redbutton.php?brand=s1goldat</text:p>
          </table:table-cell>
          <table:table-cell table:formula="of:=CONCATENATE([.B216]; &quot;:&quot;; [.E216]; &quot;:&quot;; [.F216]; &quot;:&quot; ; [.H216])" office:value-type="string" office:string-value="001E:?SAT.1 Gold Ísterreich:SAT.1 Gold Österreich:http://hbbtv.prosiebensat1puls4.com/service/redbutton.php?brand=s1goldat" calcext:value-type="string">
            <text:p>001E:?SAT.1 Gold Ísterreich:SAT.1 Gold Österreich:http://hbbtv.prosiebensat1puls4.com/service/redbutton.php?brand=s1goldat</text:p>
          </table:table-cell>
        </table:table-row>
        <table:table-row table:style-name="ro6">
          <table:table-cell office:value-type="float" office:value="60" calcext:value-type="float">
            <text:p>60</text:p>
          </table:table-cell>
          <table:table-cell office:value-type="string" calcext:value-type="string">
            <text:p>001F</text:p>
          </table:table-cell>
          <table:table-cell table:number-columns-repeated="2" office:value-type="string" calcext:value-type="string">
            <text:p> </text:p>
          </table:table-cell>
          <table:table-cell office:value-type="string" calcext:value-type="string">
            <text:p><text:a xlink:href="http://hbbtv.prosiebensat1puls4.com/service/redbutton.php?brand=p7maxxat" xlink:type="simple">ProSieben MAXX Austria</text:a></text:p>
          </table:table-cell>
          <table:table-cell office:value-type="string" calcext:value-type="string">
            <text:p>Pro7 MAXX Austria</text:p>
          </table:table-cell>
          <table:table-cell/>
          <table:table-cell table:formula="of:=EXTRACTHYPERLINK(1;5;ROW())" office:value-type="string" office:string-value="http://hbbtv.prosiebensat1puls4.com/service/redbutton.php?brand=p7maxxat" calcext:value-type="string">
            <text:p>http://hbbtv.prosiebensat1puls4.com/service/redbutton.php?brand=p7maxxat</text:p>
          </table:table-cell>
          <table:table-cell table:formula="of:=CONCATENATE([.B217]; &quot;:&quot;; [.E217]; &quot;:&quot;; [.F217]; &quot;:&quot; ; [.H217])" office:value-type="string" office:string-value="001F:ProSieben MAXX Austria:Pro7 MAXX Austria:http://hbbtv.prosiebensat1puls4.com/service/redbutton.php?brand=p7maxxat" calcext:value-type="string">
            <text:p>001F:ProSieben MAXX Austria:Pro7 MAXX Austria:http://hbbtv.prosiebensat1puls4.com/service/redbutton.php?brand=p7maxxat</text:p>
          </table:table-cell>
        </table:table-row>
        <table:table-row table:style-name="ro6">
          <table:table-cell office:value-type="float" office:value="60" calcext:value-type="float">
            <text:p>60</text:p>
          </table:table-cell>
          <table:table-cell office:value-type="float" office:value="20" calcext:value-type="float">
            <text:p>20</text:p>
          </table:table-cell>
          <table:table-cell table:number-columns-repeated="2" office:value-type="string" calcext:value-type="string">
            <text:p> </text:p>
          </table:table-cell>
          <table:table-cell office:value-type="string" calcext:value-type="string">
            <text:p><text:a xlink:href="http://hbbtv.prosiebensat1puls4.com/service/redbutton.php?brand=k1dokuat" xlink:type="simple">kabel eins Doku Austria</text:a></text:p>
          </table:table-cell>
          <table:table-cell office:value-type="string" calcext:value-type="string">
            <text:p>kabel1 Doku austria</text:p>
          </table:table-cell>
          <table:table-cell/>
          <table:table-cell table:formula="of:=EXTRACTHYPERLINK(1;5;ROW())" office:value-type="string" office:string-value="http://hbbtv.prosiebensat1puls4.com/service/redbutton.php?brand=k1dokuat" calcext:value-type="string">
            <text:p>http://hbbtv.prosiebensat1puls4.com/service/redbutton.php?brand=k1dokuat</text:p>
          </table:table-cell>
          <table:table-cell table:formula="of:=CONCATENATE([.B218]; &quot;:&quot;; [.E218]; &quot;:&quot;; [.F218]; &quot;:&quot; ; [.H218])" office:value-type="string" office:string-value="20:kabel eins Doku Austria:kabel1 Doku austria:http://hbbtv.prosiebensat1puls4.com/service/redbutton.php?brand=k1dokuat" calcext:value-type="string">
            <text:p>20:kabel eins Doku Austria:kabel1 Doku austria:http://hbbtv.prosiebensat1puls4.com/service/redbutton.php?brand=k1dokuat</text:p>
          </table:table-cell>
        </table:table-row>
        <table:table-row table:style-name="ro6">
          <table:table-cell office:value-type="float" office:value="60" calcext:value-type="float">
            <text:p>60</text:p>
          </table:table-cell>
          <table:table-cell office:value-type="float" office:value="64" calcext:value-type="float">
            <text:p>64</text:p>
          </table:table-cell>
          <table:table-cell table:number-columns-repeated="2" office:value-type="string" calcext:value-type="string">
            <text:p> </text:p>
          </table:table-cell>
          <table:table-cell office:value-type="string" calcext:value-type="string">
            <text:p><text:a xlink:href="http://hbbtv.prosiebensat1puls4.com/service/redbutton.php?brand=sixxat" xlink:type="simple">Sixx Austria</text:a></text:p>
          </table:table-cell>
          <table:table-cell office:value-type="string" calcext:value-type="string">
            <text:p>sixx Austria</text:p>
          </table:table-cell>
          <table:table-cell/>
          <table:table-cell table:formula="of:=EXTRACTHYPERLINK(1;5;ROW())" office:value-type="string" office:string-value="http://hbbtv.prosiebensat1puls4.com/service/redbutton.php?brand=sixxat" calcext:value-type="string">
            <text:p>http://hbbtv.prosiebensat1puls4.com/service/redbutton.php?brand=sixxat</text:p>
          </table:table-cell>
          <table:table-cell table:formula="of:=CONCATENATE([.B219]; &quot;:&quot;; [.E219]; &quot;:&quot;; [.F219]; &quot;:&quot; ; [.H219])" office:value-type="string" office:string-value="64:Sixx Austria:sixx Austria:http://hbbtv.prosiebensat1puls4.com/service/redbutton.php?brand=sixxat" calcext:value-type="string">
            <text:p>64:Sixx Austria:sixx Austria:http://hbbtv.prosiebensat1puls4.com/service/redbutton.php?brand=sixxat</text:p>
          </table:table-cell>
        </table:table-row>
        <table:table-row table:style-name="ro6">
          <table:table-cell office:value-type="string" calcext:value-type="string">
            <text:p>00008A</text:p>
          </table:table-cell>
          <table:table-cell office:value-type="float" office:value="425" calcext:value-type="float">
            <text:p>425</text:p>
          </table:table-cell>
          <table:table-cell table:number-columns-repeated="2" office:value-type="string" calcext:value-type="string">
            <text:p> </text:p>
          </table:table-cell>
          <table:table-cell office:value-type="string" calcext:value-type="string">
            <text:p><text:a xlink:href="http://hbbtv-1.eurosport.com/eurosport-frontend/dojoroot/app/pages/hbbtv/popup.html" xlink:type="simple">Eurosport</text:a></text:p>
          </table:table-cell>
          <table:table-cell office:value-type="string" calcext:value-type="string">
            <text:p>Eurosport 1 Deutschland</text:p>
          </table:table-cell>
          <table:table-cell/>
          <table:table-cell table:formula="of:=EXTRACTHYPERLINK(1;5;ROW())" office:value-type="string" office:string-value="http://hbbtv-1.eurosport.com/eurosport-frontend/dojoroot/app/pages/hbbtv/popup.html" calcext:value-type="string">
            <text:p>http://hbbtv-1.eurosport.com/eurosport-frontend/dojoroot/app/pages/hbbtv/popup.html</text:p>
          </table:table-cell>
          <table:table-cell table:formula="of:=CONCATENATE([.B220]; &quot;:&quot;; [.E220]; &quot;:&quot;; [.F220]; &quot;:&quot; ; [.H220])" office:value-type="string" office:string-value="425:Eurosport:Eurosport 1 Deutschland:http://hbbtv-1.eurosport.com/eurosport-frontend/dojoroot/app/pages/hbbtv/popup.html" calcext:value-type="string">
            <text:p>425:Eurosport:Eurosport 1 Deutschland:http://hbbtv-1.eurosport.com/eurosport-frontend/dojoroot/app/pages/hbbtv/popup.html</text:p>
          </table:table-cell>
        </table:table-row>
        <table:table-row table:style-name="ro6">
          <table:table-cell office:value-type="float" office:value="290" calcext:value-type="float">
            <text:p>290</text:p>
          </table:table-cell>
          <table:table-cell office:value-type="float" office:value="1" calcext:value-type="float">
            <text:p>1</text:p>
          </table:table-cell>
          <table:table-cell table:number-columns-repeated="2" office:value-type="string" calcext:value-type="string">
            <text:p> </text:p>
          </table:table-cell>
          <table:table-cell office:value-type="string" calcext:value-type="string">
            <text:p><text:a xlink:href="http://hbbtv.dradio.de/dlf/index.html" xlink:type="simple">Dlf</text:a></text:p>
          </table:table-cell>
          <table:table-cell office:value-type="string" calcext:value-type="string">
            <text:p>Dlf</text:p>
          </table:table-cell>
          <table:table-cell/>
          <table:table-cell table:formula="of:=EXTRACTHYPERLINK(1;5;ROW())" office:value-type="string" office:string-value="http://hbbtv.dradio.de/dlf/index.html" calcext:value-type="string">
            <text:p>http://hbbtv.dradio.de/dlf/index.html</text:p>
          </table:table-cell>
          <table:table-cell table:formula="of:=CONCATENATE([.B221]; &quot;:&quot;; [.E221]; &quot;:&quot;; [.F221]; &quot;:&quot; ; [.H221])" office:value-type="string" office:string-value="1:Dlf:Dlf:http://hbbtv.dradio.de/dlf/index.html" calcext:value-type="string">
            <text:p>1:Dlf:Dlf:http://hbbtv.dradio.de/dlf/index.html</text:p>
          </table:table-cell>
        </table:table-row>
        <table:table-row table:style-name="ro6">
          <table:table-cell office:value-type="float" office:value="290" calcext:value-type="float">
            <text:p>290</text:p>
          </table:table-cell>
          <table:table-cell office:value-type="float" office:value="2" calcext:value-type="float">
            <text:p>2</text:p>
          </table:table-cell>
          <table:table-cell table:number-columns-repeated="2" office:value-type="string" calcext:value-type="string">
            <text:p> </text:p>
          </table:table-cell>
          <table:table-cell office:value-type="string" calcext:value-type="string">
            <text:p><text:a xlink:href="http://hbbtv.dradio.de/drk/index.html" xlink:type="simple">Dlf Kultur</text:a></text:p>
          </table:table-cell>
          <table:table-cell office:value-type="string" calcext:value-type="string">
            <text:p>Dlf Kultur</text:p>
          </table:table-cell>
          <table:table-cell/>
          <table:table-cell table:formula="of:=EXTRACTHYPERLINK(1;5;ROW())" office:value-type="string" office:string-value="http://hbbtv.dradio.de/drk/index.html" calcext:value-type="string">
            <text:p>http://hbbtv.dradio.de/drk/index.html</text:p>
          </table:table-cell>
          <table:table-cell table:formula="of:=CONCATENATE([.B222]; &quot;:&quot;; [.E222]; &quot;:&quot;; [.F222]; &quot;:&quot; ; [.H222])" office:value-type="string" office:string-value="2:Dlf Kultur:Dlf Kultur:http://hbbtv.dradio.de/drk/index.html" calcext:value-type="string">
            <text:p>2:Dlf Kultur:Dlf Kultur:http://hbbtv.dradio.de/drk/index.html</text:p>
          </table:table-cell>
        </table:table-row>
        <table:table-row table:style-name="ro6">
          <table:table-cell office:value-type="float" office:value="290" calcext:value-type="float">
            <text:p>290</text:p>
          </table:table-cell>
          <table:table-cell office:value-type="float" office:value="3" calcext:value-type="float">
            <text:p>3</text:p>
          </table:table-cell>
          <table:table-cell table:number-columns-repeated="2" office:value-type="string" calcext:value-type="string">
            <text:p> </text:p>
          </table:table-cell>
          <table:table-cell office:value-type="string" calcext:value-type="string">
            <text:p><text:a xlink:href="http://hbbtv.dradio.de/drw/index.html" xlink:type="simple">Dlf Nova</text:a></text:p>
          </table:table-cell>
          <table:table-cell office:value-type="string" calcext:value-type="string">
            <text:p>Dlf Nova</text:p>
          </table:table-cell>
          <table:table-cell/>
          <table:table-cell table:formula="of:=EXTRACTHYPERLINK(1;5;ROW())" office:value-type="string" office:string-value="http://hbbtv.dradio.de/drw/index.html" calcext:value-type="string">
            <text:p>http://hbbtv.dradio.de/drw/index.html</text:p>
          </table:table-cell>
          <table:table-cell table:formula="of:=CONCATENATE([.B223]; &quot;:&quot;; [.E223]; &quot;:&quot;; [.F223]; &quot;:&quot; ; [.H223])" office:value-type="string" office:string-value="3:Dlf Nova:Dlf Nova:http://hbbtv.dradio.de/drw/index.html" calcext:value-type="string">
            <text:p>3:Dlf Nova:Dlf Nova:http://hbbtv.dradio.de/drw/index.html</text:p>
          </table:table-cell>
        </table:table-row>
        <table:table-row table:style-name="ro6">
          <table:table-cell office:value-type="string" calcext:value-type="string">
            <text:p>0002A0</text:p>
          </table:table-cell>
          <table:table-cell office:value-type="float" office:value="1" calcext:value-type="float">
            <text:p>1</text:p>
          </table:table-cell>
          <table:table-cell table:number-columns-repeated="2" office:value-type="string" calcext:value-type="string">
            <text:p>Yes</text:p>
          </table:table-cell>
          <table:table-cell office:value-type="string" calcext:value-type="string">
            <text:p><text:a xlink:href="http://hbbtv.bmt-technik.de/dvb-s/bmt/ltvp/index.html" xlink:type="simple">Lokal-TV-Portal HD</text:a></text:p>
          </table:table-cell>
          <table:table-cell office:value-type="string" calcext:value-type="string">
            <text:p>Lokal-TV-Portal HD</text:p>
          </table:table-cell>
          <table:table-cell/>
          <table:table-cell table:formula="of:=EXTRACTHYPERLINK(1;5;ROW())" office:value-type="string" office:string-value="http://hbbtv.bmt-technik.de/dvb-s/bmt/ltvp/index.html" calcext:value-type="string">
            <text:p>http://hbbtv.bmt-technik.de/dvb-s/bmt/ltvp/index.html</text:p>
          </table:table-cell>
          <table:table-cell table:formula="of:=CONCATENATE([.B224]; &quot;:&quot;; [.E224]; &quot;:&quot;; [.F224]; &quot;:&quot; ; [.H224])" office:value-type="string" office:string-value="1:Lokal-TV-Portal HD:Lokal-TV-Portal HD:http://hbbtv.bmt-technik.de/dvb-s/bmt/ltvp/index.html" calcext:value-type="string">
            <text:p>1:Lokal-TV-Portal HD:Lokal-TV-Portal HD:http://hbbtv.bmt-technik.de/dvb-s/bmt/ltvp/index.html</text:p>
          </table:table-cell>
        </table:table-row>
        <table:table-row table:style-name="ro6">
          <table:table-cell office:value-type="string" calcext:value-type="string">
            <text:p>0002A0</text:p>
          </table:table-cell>
          <table:table-cell office:value-type="float" office:value="2" calcext:value-type="float">
            <text:p>2</text:p>
          </table:table-cell>
          <table:table-cell table:number-columns-repeated="2" office:value-type="string" calcext:value-type="string">
            <text:p> </text:p>
          </table:table-cell>
          <table:table-cell office:value-type="string" calcext:value-type="string">
            <text:p><text:a xlink:href="http://hbbtv.bmt-technik.de/dvb-s/sesps/a.tv/index.html" xlink:type="simple">a.tv</text:a></text:p>
          </table:table-cell>
          <table:table-cell office:value-type="string" calcext:value-type="string">
            <text:p>a.tv HD</text:p>
          </table:table-cell>
          <table:table-cell/>
          <table:table-cell table:formula="of:=EXTRACTHYPERLINK(1;5;ROW())" office:value-type="string" office:string-value="http://hbbtv.bmt-technik.de/dvb-s/sesps/a.tv/index.html" calcext:value-type="string">
            <text:p>http://hbbtv.bmt-technik.de/dvb-s/sesps/a.tv/index.html</text:p>
          </table:table-cell>
          <table:table-cell table:formula="of:=CONCATENATE([.B225]; &quot;:&quot;; [.E225]; &quot;:&quot;; [.F225]; &quot;:&quot; ; [.H225])" office:value-type="string" office:string-value="2:a.tv:a.tv HD:http://hbbtv.bmt-technik.de/dvb-s/sesps/a.tv/index.html" calcext:value-type="string">
            <text:p>2:a.tv:a.tv HD:http://hbbtv.bmt-technik.de/dvb-s/sesps/a.tv/index.html</text:p>
          </table:table-cell>
        </table:table-row>
        <table:table-row table:style-name="ro6">
          <table:table-cell office:value-type="string" calcext:value-type="string">
            <text:p>0002A0</text:p>
          </table:table-cell>
          <table:table-cell office:value-type="float" office:value="3" calcext:value-type="float">
            <text:p>3</text:p>
          </table:table-cell>
          <table:table-cell table:number-columns-repeated="2" office:value-type="string" calcext:value-type="string">
            <text:p> </text:p>
          </table:table-cell>
          <table:table-cell office:value-type="string" calcext:value-type="string">
            <text:p><text:a xlink:href="http://hbbtv.bmt-technik.de/dvb-s/sesps/Franken-Fernsehen/index.html" xlink:type="simple">Franken Fernsehen</text:a></text:p>
          </table:table-cell>
          <table:table-cell office:value-type="string" calcext:value-type="string">
            <text:p>Franken Fernsehen HD</text:p>
          </table:table-cell>
          <table:table-cell/>
          <table:table-cell table:formula="of:=EXTRACTHYPERLINK(1;5;ROW())" office:value-type="string" office:string-value="http://hbbtv.bmt-technik.de/dvb-s/sesps/Franken-Fernsehen/index.html" calcext:value-type="string">
            <text:p>http://hbbtv.bmt-technik.de/dvb-s/sesps/Franken-Fernsehen/index.html</text:p>
          </table:table-cell>
          <table:table-cell table:formula="of:=CONCATENATE([.B226]; &quot;:&quot;; [.E226]; &quot;:&quot;; [.F226]; &quot;:&quot; ; [.H226])" office:value-type="string" office:string-value="3:Franken Fernsehen:Franken Fernsehen HD:http://hbbtv.bmt-technik.de/dvb-s/sesps/Franken-Fernsehen/index.html" calcext:value-type="string">
            <text:p>3:Franken Fernsehen:Franken Fernsehen HD:http://hbbtv.bmt-technik.de/dvb-s/sesps/Franken-Fernsehen/index.html</text:p>
          </table:table-cell>
        </table:table-row>
        <table:table-row table:style-name="ro6">
          <table:table-cell office:value-type="string" calcext:value-type="string">
            <text:p>0002A0</text:p>
          </table:table-cell>
          <table:table-cell office:value-type="float" office:value="4" calcext:value-type="float">
            <text:p>4</text:p>
          </table:table-cell>
          <table:table-cell table:number-columns-repeated="2" office:value-type="string" calcext:value-type="string">
            <text:p> </text:p>
          </table:table-cell>
          <table:table-cell office:value-type="string" calcext:value-type="string">
            <text:p><text:a xlink:href="http://hbbtv.bmt-technik.de/dvb-s/sesps/intv/index.html" xlink:type="simple">intv</text:a></text:p>
          </table:table-cell>
          <table:table-cell office:value-type="string" calcext:value-type="string">
            <text:p>tv.ingolstadt HD</text:p>
          </table:table-cell>
          <table:table-cell/>
          <table:table-cell table:formula="of:=EXTRACTHYPERLINK(1;5;ROW())" office:value-type="string" office:string-value="http://hbbtv.bmt-technik.de/dvb-s/sesps/intv/index.html" calcext:value-type="string">
            <text:p>http://hbbtv.bmt-technik.de/dvb-s/sesps/intv/index.html</text:p>
          </table:table-cell>
          <table:table-cell table:formula="of:=CONCATENATE([.B227]; &quot;:&quot;; [.E227]; &quot;:&quot;; [.F227]; &quot;:&quot; ; [.H227])" office:value-type="string" office:string-value="4:intv:tv.ingolstadt HD:http://hbbtv.bmt-technik.de/dvb-s/sesps/intv/index.html" calcext:value-type="string">
            <text:p>4:intv:tv.ingolstadt HD:http://hbbtv.bmt-technik.de/dvb-s/sesps/intv/index.html</text:p>
          </table:table-cell>
        </table:table-row>
        <table:table-row table:style-name="ro6">
          <table:table-cell office:value-type="string" calcext:value-type="string">
            <text:p>0002A0</text:p>
          </table:table-cell>
          <table:table-cell office:value-type="float" office:value="5" calcext:value-type="float">
            <text:p>5</text:p>
          </table:table-cell>
          <table:table-cell table:number-columns-repeated="2" office:value-type="string" calcext:value-type="string">
            <text:p> </text:p>
          </table:table-cell>
          <table:table-cell office:value-type="string" calcext:value-type="string">
            <text:p><text:a xlink:href="http://hbbtv.bmt-technik.de/dvb-s/sesps/ulm-allgaeu/index.html" xlink:type="simple">Ulm-Allgaeu</text:a></text:p>
          </table:table-cell>
          <table:table-cell office:value-type="string" calcext:value-type="string">
            <text:p>Ulm-Allg+ñu HD</text:p>
          </table:table-cell>
          <table:table-cell/>
          <table:table-cell table:formula="of:=EXTRACTHYPERLINK(1;5;ROW())" office:value-type="string" office:string-value="http://hbbtv.bmt-technik.de/dvb-s/sesps/ulm-allgaeu/index.html" calcext:value-type="string">
            <text:p>http://hbbtv.bmt-technik.de/dvb-s/sesps/ulm-allgaeu/index.html</text:p>
          </table:table-cell>
          <table:table-cell table:formula="of:=CONCATENATE([.B228]; &quot;:&quot;; [.E228]; &quot;:&quot;; [.F228]; &quot;:&quot; ; [.H228])" office:value-type="string" office:string-value="5:Ulm-Allgaeu:Ulm-Allg+ñu HD:http://hbbtv.bmt-technik.de/dvb-s/sesps/ulm-allgaeu/index.html" calcext:value-type="string">
            <text:p>5:Ulm-Allgaeu:Ulm-Allg+ñu HD:http://hbbtv.bmt-technik.de/dvb-s/sesps/ulm-allgaeu/index.html</text:p>
          </table:table-cell>
        </table:table-row>
        <table:table-row table:style-name="ro6">
          <table:table-cell office:value-type="string" calcext:value-type="string">
            <text:p>0002A0</text:p>
          </table:table-cell>
          <table:table-cell office:value-type="float" office:value="8" calcext:value-type="float">
            <text:p>8</text:p>
          </table:table-cell>
          <table:table-cell table:number-columns-repeated="2" office:value-type="string" calcext:value-type="string">
            <text:p> </text:p>
          </table:table-cell>
          <table:table-cell office:value-type="string" calcext:value-type="string">
            <text:p><text:a xlink:href="http://hbbtv.bmt-technik.de/dvb-s/sesps/muenchen.tv/index.html" xlink:type="simple">muenchen.tv</text:a></text:p>
          </table:table-cell>
          <table:table-cell office:value-type="string" calcext:value-type="string">
            <text:p>münchen.tv HD</text:p>
          </table:table-cell>
          <table:table-cell/>
          <table:table-cell table:formula="of:=EXTRACTHYPERLINK(1;5;ROW())" office:value-type="string" office:string-value="http://hbbtv.bmt-technik.de/dvb-s/sesps/muenchen.tv/index.html" calcext:value-type="string">
            <text:p>http://hbbtv.bmt-technik.de/dvb-s/sesps/muenchen.tv/index.html</text:p>
          </table:table-cell>
          <table:table-cell table:formula="of:=CONCATENATE([.B229]; &quot;:&quot;; [.E229]; &quot;:&quot;; [.F229]; &quot;:&quot; ; [.H229])" office:value-type="string" office:string-value="8:muenchen.tv:münchen.tv HD:http://hbbtv.bmt-technik.de/dvb-s/sesps/muenchen.tv/index.html" calcext:value-type="string">
            <text:p>8:muenchen.tv:münchen.tv HD:http://hbbtv.bmt-technik.de/dvb-s/sesps/muenchen.tv/index.html</text:p>
          </table:table-cell>
        </table:table-row>
        <table:table-row table:style-name="ro6">
          <table:table-cell office:value-type="string" calcext:value-type="string">
            <text:p>0002A0</text:p>
          </table:table-cell>
          <table:table-cell office:value-type="string" calcext:value-type="string">
            <text:p>000A</text:p>
          </table:table-cell>
          <table:table-cell table:number-columns-repeated="2" office:value-type="string" calcext:value-type="string">
            <text:p> </text:p>
          </table:table-cell>
          <table:table-cell office:value-type="string" calcext:value-type="string">
            <text:p><text:a xlink:href="http://hbbtv.bmt-technik.de/dvb-s/sesps/rfo/index.html" xlink:type="simple">rfo</text:a></text:p>
          </table:table-cell>
          <table:table-cell office:value-type="string" calcext:value-type="string">
            <text:p>rfo HD Fernsehen Oberbayern</text:p>
          </table:table-cell>
          <table:table-cell/>
          <table:table-cell table:formula="of:=EXTRACTHYPERLINK(1;5;ROW())" office:value-type="string" office:string-value="http://hbbtv.bmt-technik.de/dvb-s/sesps/rfo/index.html" calcext:value-type="string">
            <text:p>http://hbbtv.bmt-technik.de/dvb-s/sesps/rfo/index.html</text:p>
          </table:table-cell>
          <table:table-cell table:formula="of:=CONCATENATE([.B230]; &quot;:&quot;; [.E230]; &quot;:&quot;; [.F230]; &quot;:&quot; ; [.H230])" office:value-type="string" office:string-value="000A:rfo:rfo HD Fernsehen Oberbayern:http://hbbtv.bmt-technik.de/dvb-s/sesps/rfo/index.html" calcext:value-type="string">
            <text:p>000A:rfo:rfo HD Fernsehen Oberbayern:http://hbbtv.bmt-technik.de/dvb-s/sesps/rfo/index.html</text:p>
          </table:table-cell>
        </table:table-row>
        <table:table-row table:style-name="ro6">
          <table:table-cell office:value-type="string" calcext:value-type="string">
            <text:p>0002A0</text:p>
          </table:table-cell>
          <table:table-cell office:value-type="string" calcext:value-type="string">
            <text:p>000B</text:p>
          </table:table-cell>
          <table:table-cell table:number-columns-repeated="2" office:value-type="string" calcext:value-type="string">
            <text:p> </text:p>
          </table:table-cell>
          <table:table-cell office:value-type="string" calcext:value-type="string">
            <text:p><text:a xlink:href="http://hbbtv.bmt-technik.de/dvb-s/sesps/Mainfranken/index.html" xlink:type="simple">Mainfranken</text:a></text:p>
          </table:table-cell>
          <table:table-cell office:value-type="string" calcext:value-type="string">
            <text:p>TV Mainfranken HD</text:p>
          </table:table-cell>
          <table:table-cell/>
          <table:table-cell table:formula="of:=EXTRACTHYPERLINK(1;5;ROW())" office:value-type="string" office:string-value="http://hbbtv.bmt-technik.de/dvb-s/sesps/Mainfranken/index.html" calcext:value-type="string">
            <text:p>http://hbbtv.bmt-technik.de/dvb-s/sesps/Mainfranken/index.html</text:p>
          </table:table-cell>
          <table:table-cell table:formula="of:=CONCATENATE([.B231]; &quot;:&quot;; [.E231]; &quot;:&quot;; [.F231]; &quot;:&quot; ; [.H231])" office:value-type="string" office:string-value="000B:Mainfranken:TV Mainfranken HD:http://hbbtv.bmt-technik.de/dvb-s/sesps/Mainfranken/index.html" calcext:value-type="string">
            <text:p>000B:Mainfranken:TV Mainfranken HD:http://hbbtv.bmt-technik.de/dvb-s/sesps/Mainfranken/index.html</text:p>
          </table:table-cell>
        </table:table-row>
        <table:table-row table:style-name="ro6">
          <table:table-cell office:value-type="string" calcext:value-type="string">
            <text:p>0002A0</text:p>
          </table:table-cell>
          <table:table-cell office:value-type="string" calcext:value-type="string">
            <text:p>000F</text:p>
          </table:table-cell>
          <table:table-cell table:number-columns-repeated="2" office:value-type="string" calcext:value-type="string">
            <text:p> </text:p>
          </table:table-cell>
          <table:table-cell office:value-type="string" calcext:value-type="string">
            <text:p><text:a xlink:href="http://hbbtv.bmt-technik.de/dvb-s/sesps/TV-Oberfranken/index.html" xlink:type="simple">TV Oberfranken</text:a></text:p>
          </table:table-cell>
          <table:table-cell office:value-type="string" calcext:value-type="string">
            <text:p>tv oberfranken HD</text:p>
          </table:table-cell>
          <table:table-cell/>
          <table:table-cell table:formula="of:=EXTRACTHYPERLINK(1;5;ROW())" office:value-type="string" office:string-value="http://hbbtv.bmt-technik.de/dvb-s/sesps/TV-Oberfranken/index.html" calcext:value-type="string">
            <text:p>http://hbbtv.bmt-technik.de/dvb-s/sesps/TV-Oberfranken/index.html</text:p>
          </table:table-cell>
          <table:table-cell table:formula="of:=CONCATENATE([.B232]; &quot;:&quot;; [.E232]; &quot;:&quot;; [.F232]; &quot;:&quot; ; [.H232])" office:value-type="string" office:string-value="000F:TV Oberfranken:tv oberfranken HD:http://hbbtv.bmt-technik.de/dvb-s/sesps/TV-Oberfranken/index.html" calcext:value-type="string">
            <text:p>000F:TV Oberfranken:tv oberfranken HD:http://hbbtv.bmt-technik.de/dvb-s/sesps/TV-Oberfranken/index.html</text:p>
          </table:table-cell>
        </table:table-row>
        <table:table-row table:style-name="ro6">
          <table:table-cell office:value-type="string" calcext:value-type="string">
            <text:p>0002A0</text:p>
          </table:table-cell>
          <table:table-cell office:value-type="float" office:value="11" calcext:value-type="float">
            <text:p>11</text:p>
          </table:table-cell>
          <table:table-cell table:number-columns-repeated="2" office:value-type="string" calcext:value-type="string">
            <text:p> </text:p>
          </table:table-cell>
          <table:table-cell office:value-type="string" calcext:value-type="string">
            <text:p><text:a xlink:href="http://hbbtv.bmt-technik.de/dvb-s/sesps/otv/index.html" xlink:type="simple">OTV</text:a></text:p>
          </table:table-cell>
          <table:table-cell office:value-type="string" calcext:value-type="string">
            <text:p>Oberpfalz TV HD</text:p>
          </table:table-cell>
          <table:table-cell/>
          <table:table-cell table:formula="of:=EXTRACTHYPERLINK(1;5;ROW())" office:value-type="string" office:string-value="http://hbbtv.bmt-technik.de/dvb-s/sesps/otv/index.html" calcext:value-type="string">
            <text:p>http://hbbtv.bmt-technik.de/dvb-s/sesps/otv/index.html</text:p>
          </table:table-cell>
          <table:table-cell table:formula="of:=CONCATENATE([.B233]; &quot;:&quot;; [.E233]; &quot;:&quot;; [.F233]; &quot;:&quot; ; [.H233])" office:value-type="string" office:string-value="11:OTV:Oberpfalz TV HD:http://hbbtv.bmt-technik.de/dvb-s/sesps/otv/index.html" calcext:value-type="string">
            <text:p>11:OTV:Oberpfalz TV HD:http://hbbtv.bmt-technik.de/dvb-s/sesps/otv/index.html</text:p>
          </table:table-cell>
        </table:table-row>
        <table:table-row table:style-name="ro6">
          <table:table-cell office:value-type="string" calcext:value-type="string">
            <text:p>0002A0</text:p>
          </table:table-cell>
          <table:table-cell office:value-type="float" office:value="12" calcext:value-type="float">
            <text:p>12</text:p>
          </table:table-cell>
          <table:table-cell table:number-columns-repeated="2" office:value-type="string" calcext:value-type="string">
            <text:p> </text:p>
          </table:table-cell>
          <table:table-cell office:value-type="string" calcext:value-type="string">
            <text:p><text:a xlink:href="http://hbbtv.bmt-technik.de/dvb-s/sesps/tva/index.html" xlink:type="simple">TVA</text:a></text:p>
          </table:table-cell>
          <table:table-cell office:value-type="string" calcext:value-type="string">
            <text:p>TVA Ostbayern HD</text:p>
          </table:table-cell>
          <table:table-cell/>
          <table:table-cell table:formula="of:=EXTRACTHYPERLINK(1;5;ROW())" office:value-type="string" office:string-value="http://hbbtv.bmt-technik.de/dvb-s/sesps/tva/index.html" calcext:value-type="string">
            <text:p>http://hbbtv.bmt-technik.de/dvb-s/sesps/tva/index.html</text:p>
          </table:table-cell>
          <table:table-cell table:formula="of:=CONCATENATE([.B234]; &quot;:&quot;; [.E234]; &quot;:&quot;; [.F234]; &quot;:&quot; ; [.H234])" office:value-type="string" office:string-value="12:TVA:TVA Ostbayern HD:http://hbbtv.bmt-technik.de/dvb-s/sesps/tva/index.html" calcext:value-type="string">
            <text:p>12:TVA:TVA Ostbayern HD:http://hbbtv.bmt-technik.de/dvb-s/sesps/tva/index.html</text:p>
          </table:table-cell>
        </table:table-row>
        <table:table-row table:style-name="ro6">
          <table:table-cell office:value-type="string" calcext:value-type="string">
            <text:p>0002A0</text:p>
          </table:table-cell>
          <table:table-cell office:value-type="float" office:value="13" calcext:value-type="float">
            <text:p>13</text:p>
          </table:table-cell>
          <table:table-cell table:number-columns-repeated="2" office:value-type="string" calcext:value-type="string">
            <text:p> </text:p>
          </table:table-cell>
          <table:table-cell office:value-type="string" calcext:value-type="string">
            <text:p><text:a xlink:href="http://hbbtv.bmt-technik.de/dvb-s/sesps/Niederbayern/index.html" xlink:type="simple">Niederbayern</text:a></text:p>
          </table:table-cell>
          <table:table-cell office:value-type="string" calcext:value-type="string">
            <text:p>NIEDERBAYERN TV HD</text:p>
          </table:table-cell>
          <table:table-cell/>
          <table:table-cell table:formula="of:=EXTRACTHYPERLINK(1;5;ROW())" office:value-type="string" office:string-value="http://hbbtv.bmt-technik.de/dvb-s/sesps/Niederbayern/index.html" calcext:value-type="string">
            <text:p>http://hbbtv.bmt-technik.de/dvb-s/sesps/Niederbayern/index.html</text:p>
          </table:table-cell>
          <table:table-cell table:formula="of:=CONCATENATE([.B235]; &quot;:&quot;; [.E235]; &quot;:&quot;; [.F235]; &quot;:&quot; ; [.H235])" office:value-type="string" office:string-value="13:Niederbayern:NIEDERBAYERN TV HD:http://hbbtv.bmt-technik.de/dvb-s/sesps/Niederbayern/index.html" calcext:value-type="string">
            <text:p>13:Niederbayern:NIEDERBAYERN TV HD:http://hbbtv.bmt-technik.de/dvb-s/sesps/Niederbayern/index.html</text:p>
          </table:table-cell>
        </table:table-row>
        <table:table-row table:style-name="ro6">
          <table:table-cell office:value-type="string" calcext:value-type="string">
            <text:p>0002B0</text:p>
          </table:table-cell>
          <table:table-cell office:value-type="float" office:value="4014" calcext:value-type="float">
            <text:p>4014</text:p>
          </table:table-cell>
          <table:table-cell table:number-columns-repeated="2" office:value-type="string" calcext:value-type="string">
            <text:p> </text:p>
          </table:table-cell>
          <table:table-cell office:value-type="string" calcext:value-type="string">
            <text:p><text:a xlink:href="http://drplt4b0mhjxg.cloudfront.net/hbbtv2/index.html?ccat-hd-sat" xlink:type="simple">Comedy Central HD AT</text:a></text:p>
          </table:table-cell>
          <table:table-cell office:value-type="string" calcext:value-type="string">
            <text:p>Comedy Central HD AT</text:p>
          </table:table-cell>
          <table:table-cell/>
          <table:table-cell table:formula="of:=EXTRACTHYPERLINK(1;5;ROW())" office:value-type="string" office:string-value="http://drplt4b0mhjxg.cloudfront.net/hbbtv2/index.html?ccat-hd-sat" calcext:value-type="string">
            <text:p>http://drplt4b0mhjxg.cloudfront.net/hbbtv2/index.html?ccat-hd-sat</text:p>
          </table:table-cell>
          <table:table-cell table:formula="of:=CONCATENATE([.B236]; &quot;:&quot;; [.E236]; &quot;:&quot;; [.F236]; &quot;:&quot; ; [.H236])" office:value-type="string" office:string-value="4014:Comedy Central HD AT:Comedy Central HD AT:http://drplt4b0mhjxg.cloudfront.net/hbbtv2/index.html?ccat-hd-sat" calcext:value-type="string">
            <text:p>4014:Comedy Central HD AT:Comedy Central HD AT:http://drplt4b0mhjxg.cloudfront.net/hbbtv2/index.html?ccat-hd-sat</text:p>
          </table:table-cell>
        </table:table-row>
        <table:table-row table:style-name="ro6">
          <table:table-cell office:value-type="string" calcext:value-type="string">
            <text:p>0002B0</text:p>
          </table:table-cell>
          <table:table-cell office:value-type="string" calcext:value-type="string">
            <text:p>401B</text:p>
          </table:table-cell>
          <table:table-cell table:number-columns-repeated="2" office:value-type="string" calcext:value-type="string">
            <text:p> </text:p>
          </table:table-cell>
          <table:table-cell office:value-type="string" calcext:value-type="string">
            <text:p><text:a xlink:href="http://drplt4b0mhjxg.cloudfront.net/hbbtv2/index.html?ccat-sd-sat" xlink:type="simple">Comedy Central / VIVA AT</text:a></text:p>
          </table:table-cell>
          <table:table-cell office:value-type="string" calcext:value-type="string">
            <text:p>Comedy Central Austria</text:p>
          </table:table-cell>
          <table:table-cell/>
          <table:table-cell table:formula="of:=EXTRACTHYPERLINK(1;5;ROW())" office:value-type="string" office:string-value="http://drplt4b0mhjxg.cloudfront.net/hbbtv2/index.html?ccat-sd-sat" calcext:value-type="string">
            <text:p>http://drplt4b0mhjxg.cloudfront.net/hbbtv2/index.html?ccat-sd-sat</text:p>
          </table:table-cell>
          <table:table-cell table:formula="of:=CONCATENATE([.B237]; &quot;:&quot;; [.E237]; &quot;:&quot;; [.F237]; &quot;:&quot; ; [.H237])" office:value-type="string" office:string-value="401B:Comedy Central / VIVA AT:Comedy Central Austria:http://drplt4b0mhjxg.cloudfront.net/hbbtv2/index.html?ccat-sd-sat" calcext:value-type="string">
            <text:p>401B:Comedy Central / VIVA AT:Comedy Central Austria:http://drplt4b0mhjxg.cloudfront.net/hbbtv2/index.html?ccat-sd-sat</text:p>
          </table:table-cell>
        </table:table-row>
        <table:table-row table:style-name="ro6">
          <table:table-cell office:value-type="string" calcext:value-type="string">
            <text:p>0002D0</text:p>
          </table:table-cell>
          <table:table-cell office:value-type="float" office:value="1" calcext:value-type="float">
            <text:p>1</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redbutton.de/extern/redorbit/hbbtv/apps/mediathek/v3/web/atvat/home/atvat?standalone=at" xlink:type="simple">4MEDIATHEK - AIT</text:a></text:p>
          </table:table-cell>
          <table:table-cell office:value-type="string" calcext:value-type="string">
            <text:p>4MEDIATHEK</text:p>
          </table:table-cell>
          <table:table-cell/>
          <table:table-cell table:formula="of:=EXTRACTHYPERLINK(1;5;ROW())" office:value-type="string" office:string-value="http://hbbtv.redbutton.de/extern/redorbit/hbbtv/apps/mediathek/v3/web/atvat/home/atvat?standalone=at" calcext:value-type="string">
            <text:p>http://hbbtv.redbutton.de/extern/redorbit/hbbtv/apps/mediathek/v3/web/atvat/home/atvat?standalone=at</text:p>
          </table:table-cell>
          <table:table-cell table:formula="of:=CONCATENATE([.B238]; &quot;:&quot;; [.E238]; &quot;:&quot;; [.F238]; &quot;:&quot; ; [.H238])" office:value-type="string" office:string-value="1:4MEDIATHEK - AIT:4MEDIATHEK:http://hbbtv.redbutton.de/extern/redorbit/hbbtv/apps/mediathek/v3/web/atvat/home/atvat?standalone=at" calcext:value-type="string">
            <text:p>1:4MEDIATHEK - AIT:4MEDIATHEK:http://hbbtv.redbutton.de/extern/redorbit/hbbtv/apps/mediathek/v3/web/atvat/home/atvat?standalone=at</text:p>
          </table:table-cell>
        </table:table-row>
        <table:table-row table:style-name="ro6">
          <table:table-cell office:value-type="string" calcext:value-type="string">
            <text:p>0002D0</text:p>
          </table:table-cell>
          <table:table-cell office:value-type="string" calcext:value-type="string">
            <text:p>00D4</text:p>
          </table:table-cell>
          <table:table-cell table:number-columns-repeated="2" office:value-type="string" calcext:value-type="string">
            <text:p> </text:p>
          </table:table-cell>
          <table:table-cell office:value-type="string" calcext:value-type="string">
            <text:p><text:a xlink:href="http://hbbtv.prosiebensat1puls4.com/service/redbutton.php?brand=atv2at" xlink:type="simple">ATV2 - AIT</text:a></text:p>
          </table:table-cell>
          <table:table-cell office:value-type="string" calcext:value-type="string">
            <text:p>ATV2</text:p>
          </table:table-cell>
          <table:table-cell/>
          <table:table-cell table:formula="of:=EXTRACTHYPERLINK(1;5;ROW())" office:value-type="string" office:string-value="http://hbbtv.prosiebensat1puls4.com/service/redbutton.php?brand=atv2at" calcext:value-type="string">
            <text:p>http://hbbtv.prosiebensat1puls4.com/service/redbutton.php?brand=atv2at</text:p>
          </table:table-cell>
          <table:table-cell table:formula="of:=CONCATENATE([.B239]; &quot;:&quot;; [.E239]; &quot;:&quot;; [.F239]; &quot;:&quot; ; [.H239])" office:value-type="string" office:string-value="00D4:ATV2 - AIT:ATV2:http://hbbtv.prosiebensat1puls4.com/service/redbutton.php?brand=atv2at" calcext:value-type="string">
            <text:p>00D4:ATV2 - AIT:ATV2:http://hbbtv.prosiebensat1puls4.com/service/redbutton.php?brand=atv2at</text:p>
          </table:table-cell>
        </table:table-row>
        <table:table-row table:style-name="ro6">
          <table:table-cell office:value-type="string" calcext:value-type="string">
            <text:p>0002F0</text:p>
          </table:table-cell>
          <table:table-cell office:value-type="float" office:value="1" calcext:value-type="float">
            <text:p>1</text:p>
          </table:table-cell>
          <table:table-cell table:number-columns-repeated="2" office:value-type="string" calcext:value-type="string">
            <text:p> </text:p>
          </table:table-cell>
          <table:table-cell office:value-type="string" calcext:value-type="string">
            <text:p><text:a xlink:href="https://hbbtv.juwelo.de:8443/index.html" xlink:type="simple">AIT Juwelo TV-1 SAT</text:a></text:p>
          </table:table-cell>
          <table:table-cell office:value-type="string" calcext:value-type="string">
            <text:p>JuweloTV</text:p>
          </table:table-cell>
          <table:table-cell/>
          <table:table-cell table:formula="of:=EXTRACTHYPERLINK(1;5;ROW())" office:value-type="string" office:string-value="https://hbbtv.juwelo.de:8443/index.html" calcext:value-type="string">
            <text:p>https://hbbtv.juwelo.de:8443/index.html</text:p>
          </table:table-cell>
          <table:table-cell table:formula="of:=CONCATENATE([.B240]; &quot;:&quot;; [.E240]; &quot;:&quot;; [.F240]; &quot;:&quot; ; [.H240])" office:value-type="string" office:string-value="1:AIT Juwelo TV-1 SAT:JuweloTV:https://hbbtv.juwelo.de:8443/index.html" calcext:value-type="string">
            <text:p>1:AIT Juwelo TV-1 SAT:JuweloTV:https://hbbtv.juwelo.de:8443/index.html</text:p>
          </table:table-cell>
        </table:table-row>
        <table:table-row table:style-name="ro6">
          <table:table-cell office:value-type="string" calcext:value-type="string">
            <text:p>0002F0</text:p>
          </table:table-cell>
          <table:table-cell office:value-type="float" office:value="2" calcext:value-type="float">
            <text:p>2</text:p>
          </table:table-cell>
          <table:table-cell table:number-columns-repeated="2" office:value-type="string" calcext:value-type="string">
            <text:p> </text:p>
          </table:table-cell>
          <table:table-cell office:value-type="string" calcext:value-type="string">
            <text:p><text:a xlink:href="https://hbbtv-test.juwelo.de:9443/index.html" xlink:type="simple">AIT Juwelo TV-2 SAT</text:a></text:p>
          </table:table-cell>
          <table:table-cell office:value-type="string" calcext:value-type="string">
            <text:p>JuweloTV</text:p>
          </table:table-cell>
          <table:table-cell/>
          <table:table-cell table:formula="of:=EXTRACTHYPERLINK(1;5;ROW())" office:value-type="string" office:string-value="https://hbbtv-test.juwelo.de:9443/index.html" calcext:value-type="string">
            <text:p>https://hbbtv-test.juwelo.de:9443/index.html</text:p>
          </table:table-cell>
          <table:table-cell table:formula="of:=CONCATENATE([.B241]; &quot;:&quot;; [.E241]; &quot;:&quot;; [.F241]; &quot;:&quot; ; [.H241])" office:value-type="string" office:string-value="2:AIT Juwelo TV-2 SAT:JuweloTV:https://hbbtv-test.juwelo.de:9443/index.html" calcext:value-type="string">
            <text:p>2:AIT Juwelo TV-2 SAT:JuweloTV:https://hbbtv-test.juwelo.de:9443/index.html</text:p>
          </table:table-cell>
        </table:table-row>
        <table:table-row table:style-name="ro6">
          <table:table-cell office:value-type="float" office:value="310" calcext:value-type="float">
            <text:p>310</text:p>
          </table:table-cell>
          <table:table-cell office:value-type="float" office:value="130" calcext:value-type="float">
            <text:p>130</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sport1.de/redbutton/redbutton.php?cc=de" xlink:type="simple">Sport1HD</text:a></text:p>
          </table:table-cell>
          <table:table-cell office:value-type="string" calcext:value-type="string">
            <text:p>SPORT1 HD</text:p>
          </table:table-cell>
          <table:table-cell/>
          <table:table-cell table:formula="of:=EXTRACTHYPERLINK(1;5;ROW())" office:value-type="string" office:string-value="http://hbbtv.sport1.de/redbutton/redbutton.php?cc=de" calcext:value-type="string">
            <text:p>http://hbbtv.sport1.de/redbutton/redbutton.php?cc=de</text:p>
          </table:table-cell>
          <table:table-cell table:formula="of:=CONCATENATE([.B242]; &quot;:&quot;; [.E242]; &quot;:&quot;; [.F242]; &quot;:&quot; ; [.H242])" office:value-type="string" office:string-value="130:Sport1HD:SPORT1 HD:http://hbbtv.sport1.de/redbutton/redbutton.php?cc=de" calcext:value-type="string">
            <text:p>130:Sport1HD:SPORT1 HD:http://hbbtv.sport1.de/redbutton/redbutton.php?cc=de</text:p>
          </table:table-cell>
        </table:table-row>
        <table:table-row table:style-name="ro6">
          <table:table-cell office:value-type="float" office:value="310" calcext:value-type="float">
            <text:p>310</text:p>
          </table:table-cell>
          <table:table-cell office:value-type="float" office:value="130" calcext:value-type="float">
            <text:p>130</text:p>
          </table:table-cell>
          <table:table-cell office:value-type="string" calcext:value-type="string">
            <text:p>Yes</text:p>
          </table:table-cell>
          <table:table-cell office:value-type="string" calcext:value-type="string">
            <text:p> </text:p>
          </table:table-cell>
          <table:table-cell office:value-type="string" calcext:value-type="string">
            <text:p><text:a xlink:href="http://hbbtv.sport1.de/redbutton/redbutton.php?cc=de" xlink:type="simple">Sport1SD</text:a></text:p>
          </table:table-cell>
          <table:table-cell office:value-type="string" calcext:value-type="string">
            <text:p>SPORT1</text:p>
          </table:table-cell>
          <table:table-cell/>
          <table:table-cell table:formula="of:=EXTRACTHYPERLINK(1;5;ROW())" office:value-type="string" office:string-value="http://hbbtv.sport1.de/redbutton/redbutton.php?cc=de" calcext:value-type="string">
            <text:p>http://hbbtv.sport1.de/redbutton/redbutton.php?cc=de</text:p>
          </table:table-cell>
          <table:table-cell table:formula="of:=CONCATENATE([.B243]; &quot;:&quot;; [.E243]; &quot;:&quot;; [.F243]; &quot;:&quot; ; [.H243])" office:value-type="string" office:string-value="130:Sport1SD:SPORT1:http://hbbtv.sport1.de/redbutton/redbutton.php?cc=de" calcext:value-type="string">
            <text:p>130:Sport1SD:SPORT1:http://hbbtv.sport1.de/redbutton/redbutton.php?cc=de</text:p>
          </table:table-cell>
        </table:table-row>
        <table:table-row table:style-name="ro6">
          <table:table-cell office:value-type="float" office:value="360" calcext:value-type="float">
            <text:p>360</text:p>
          </table:table-cell>
          <table:table-cell office:value-type="string" calcext:value-type="string">
            <text:p>000A</text:p>
          </table:table-cell>
          <table:table-cell table:number-columns-repeated="2" office:value-type="string" calcext:value-type="string">
            <text:p> </text:p>
          </table:table-cell>
          <table:table-cell office:value-type="string" calcext:value-type="string">
            <text:p><text:a xlink:href="https://tivuon-hbbtv.tivu-alchemy.net/index.html?configuration=DSATprod" xlink:type="simple">tivuon! app</text:a></text:p>
          </table:table-cell>
          <table:table-cell office:value-type="string" calcext:value-type="string">
            <text:p>RAI News 24</text:p>
          </table:table-cell>
          <table:table-cell/>
          <table:table-cell table:formula="of:=EXTRACTHYPERLINK(1;5;ROW())" office:value-type="string" office:string-value="https://tivuon-hbbtv.tivu-alchemy.net/index.html?configuration=DSATprod" calcext:value-type="string">
            <text:p>https://tivuon-hbbtv.tivu-alchemy.net/index.html?configuration=DSATprod</text:p>
          </table:table-cell>
          <table:table-cell table:formula="of:=CONCATENATE([.B244]; &quot;:&quot;; [.E244]; &quot;:&quot;; [.F244]; &quot;:&quot; ; [.H244])" office:value-type="string" office:string-value="000A:tivuon! app:RAI News 24:https://tivuon-hbbtv.tivu-alchemy.net/index.html?configuration=DSATprod" calcext:value-type="string">
            <text:p>000A:tivuon! app:RAI News 24:https://tivuon-hbbtv.tivu-alchemy.net/index.html?configuration=DSATprod</text:p>
          </table:table-cell>
        </table:table-row>
        <table:table-row table:style-name="ro6">
          <table:table-cell office:value-type="float" office:value="361" calcext:value-type="float">
            <text:p>361</text:p>
          </table:table-cell>
          <table:table-cell office:value-type="string" calcext:value-type="string">
            <text:p>000B</text:p>
          </table:table-cell>
          <table:table-cell table:number-columns-repeated="2" office:value-type="string" calcext:value-type="string">
            <text:p> </text:p>
          </table:table-cell>
          <table:table-cell office:value-type="string" calcext:value-type="string">
            <text:p><text:a xlink:href="https://tivuon-hbbtv-lativu.tivu-alchemy.net/index.html?configuration=prod" xlink:type="simple">La tivu Tivuon hbbtv app</text:a></text:p>
          </table:table-cell>
          <table:table-cell office:value-type="string" calcext:value-type="string">
            <text:p>RAI News 24</text:p>
          </table:table-cell>
          <table:table-cell/>
          <table:table-cell table:formula="of:=EXTRACTHYPERLINK(1;5;ROW())" office:value-type="string" office:string-value="https://tivuon-hbbtv-lativu.tivu-alchemy.net/index.html?configuration=prod" calcext:value-type="string">
            <text:p>https://tivuon-hbbtv-lativu.tivu-alchemy.net/index.html?configuration=prod</text:p>
          </table:table-cell>
          <table:table-cell table:formula="of:=CONCATENATE([.B245]; &quot;:&quot;; [.E245]; &quot;:&quot;; [.F245]; &quot;:&quot; ; [.H245])" office:value-type="string" office:string-value="000B:La tivu Tivuon hbbtv app:RAI News 24:https://tivuon-hbbtv-lativu.tivu-alchemy.net/index.html?configuration=prod" calcext:value-type="string">
            <text:p>000B:La tivu Tivuon hbbtv app:RAI News 24:https://tivuon-hbbtv-lativu.tivu-alchemy.net/index.html?configuration=prod</text:p>
          </table:table-cell>
        </table:table-row>
        <table:table-row table:style-name="ro6">
          <table:table-cell office:value-type="string" calcext:value-type="string">
            <text:p>0003C0</text:p>
          </table:table-cell>
          <table:table-cell office:value-type="float" office:value="65" calcext:value-type="float">
            <text:p>65</text:p>
          </table:table-cell>
          <table:table-cell office:value-type="string" calcext:value-type="string">
            <text:p> </text:p>
          </table:table-cell>
          <table:table-cell office:value-type="string" calcext:value-type="string">
            <text:p>Yes</text:p>
          </table:table-cell>
          <table:table-cell office:value-type="string" calcext:value-type="string">
            <text:p><text:a xlink:href="https://www.raiplay.it/hbbtv/launcher/RemoteControl/index.html?delivery=0" xlink:type="simple">Telecomando HbbTV</text:a></text:p>
          </table:table-cell>
          <table:table-cell office:value-type="string" calcext:value-type="string">
            <text:p>RAI News 24</text:p>
          </table:table-cell>
          <table:table-cell/>
          <table:table-cell table:formula="of:=EXTRACTHYPERLINK(1;5;ROW())" office:value-type="string" office:string-value="https://www.raiplay.it/hbbtv/launcher/RemoteControl/index.html?delivery=0" calcext:value-type="string">
            <text:p>https://www.raiplay.it/hbbtv/launcher/RemoteControl/index.html?delivery=0</text:p>
          </table:table-cell>
          <table:table-cell table:formula="of:=CONCATENATE([.B246]; &quot;:&quot;; [.E246]; &quot;:&quot;; [.F246]; &quot;:&quot; ; [.H246])" office:value-type="string" office:string-value="65:Telecomando HbbTV:RAI News 24:https://www.raiplay.it/hbbtv/launcher/RemoteControl/index.html?delivery=0" calcext:value-type="string">
            <text:p>65:Telecomando HbbTV:RAI News 24:https://www.raiplay.it/hbbtv/launcher/RemoteControl/index.html?delivery=0</text:p>
          </table:table-cell>
        </table:table-row>
        <table:table-row table:style-name="ro6">
          <table:table-cell office:value-type="string" calcext:value-type="string">
            <text:p>0003C0</text:p>
          </table:table-cell>
          <table:table-cell office:value-type="float" office:value="66" calcext:value-type="float">
            <text:p>66</text:p>
          </table:table-cell>
          <table:table-cell table:number-columns-repeated="2" office:value-type="string" calcext:value-type="string">
            <text:p> </text:p>
          </table:table-cell>
          <table:table-cell office:value-type="string" calcext:value-type="string">
            <text:p><text:a xlink:href="https://www.raiplay.it/hbbtv/RaiPlay2020/index.html" xlink:type="simple">RaiPlay HbbTV</text:a></text:p>
          </table:table-cell>
          <table:table-cell office:value-type="string" calcext:value-type="string">
            <text:p>RAI News 24</text:p>
          </table:table-cell>
          <table:table-cell/>
          <table:table-cell table:formula="of:=EXTRACTHYPERLINK(1;5;ROW())" office:value-type="string" office:string-value="https://www.raiplay.it/hbbtv/RaiPlay2020/index.html" calcext:value-type="string">
            <text:p>https://www.raiplay.it/hbbtv/RaiPlay2020/index.html</text:p>
          </table:table-cell>
          <table:table-cell table:formula="of:=CONCATENATE([.B247]; &quot;:&quot;; [.E247]; &quot;:&quot;; [.F247]; &quot;:&quot; ; [.H247])" office:value-type="string" office:string-value="66:RaiPlay HbbTV:RAI News 24:https://www.raiplay.it/hbbtv/RaiPlay2020/index.html" calcext:value-type="string">
            <text:p>66:RaiPlay HbbTV:RAI News 24:https://www.raiplay.it/hbbtv/RaiPlay2020/index.html</text:p>
          </table:table-cell>
        </table:table-row>
        <table:table-row table:style-name="ro6">
          <table:table-cell office:value-type="float" office:value="440" calcext:value-type="float">
            <text:p>440</text:p>
          </table:table-cell>
          <table:table-cell office:value-type="float" office:value="1" calcext:value-type="float">
            <text:p>1</text:p>
          </table:table-cell>
          <table:table-cell table:number-columns-repeated="2" office:value-type="string" calcext:value-type="string">
            <text:p> </text:p>
          </table:table-cell>
          <table:table-cell office:value-type="string" calcext:value-type="string">
            <text:p><text:a xlink:href="http://r9.hbbtv.media/index.php" xlink:type="simple">HbbTV</text:a></text:p>
          </table:table-cell>
          <table:table-cell office:value-type="string" calcext:value-type="string">
            <text:p>R9 Oesterreich HD</text:p>
          </table:table-cell>
          <table:table-cell/>
          <table:table-cell table:formula="of:=EXTRACTHYPERLINK(1;5;ROW())" office:value-type="string" office:string-value="http://r9.hbbtv.media/index.php" calcext:value-type="string">
            <text:p>http://r9.hbbtv.media/index.php</text:p>
          </table:table-cell>
          <table:table-cell table:formula="of:=CONCATENATE([.B248]; &quot;:&quot;; [.E248]; &quot;:&quot;; [.F248]; &quot;:&quot; ; [.H248])" office:value-type="string" office:string-value="1:HbbTV:R9 Oesterreich HD:http://r9.hbbtv.media/index.php" calcext:value-type="string">
            <text:p>1:HbbTV:R9 Oesterreich HD:http://r9.hbbtv.media/index.ph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9">00.00.0000</text:date>, <text:time style:data-style-name="N2" text:time-value="11:09:04.27334166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09:20:22.271639654</meta:creation-date>
    <dc:date>2020-08-09T11:34:53.935383096</dc:date>
    <meta:editing-duration>PT23M43S</meta:editing-duration>
    <meta:editing-cycles>4</meta:editing-cycles>
    <meta:generator>LibreOffice/6.1.5.2$Linux_X86_64 LibreOffice_project/10$Build-2</meta:generator>
    <meta:document-statistic meta:table-count="1" meta:cell-count="1984" meta:object-count="0"/>
  </office:meta>
</office:document-meta>
</file>